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4cm"/>
    </style:style>
    <style:style style:name="co2" style:family="table-column">
      <style:table-column-properties fo:break-before="auto" style:column-width="8.95cm"/>
    </style:style>
    <style:style style:name="co3" style:family="table-column">
      <style:table-column-properties fo:break-before="auto" style:column-width="11.534cm"/>
    </style:style>
    <style:style style:name="co4" style:family="table-column">
      <style:table-column-properties fo:break-before="auto" style:column-width="1.83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035cm solid #1a1a1a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style:diagonal-bl-tr="none" style:diagonal-tl-br="none" fo:border="0.002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35cm solid #1a1a1a" style:direction="ltr" fo:border-right="0.035cm solid #1a1a1a" style:rotation-angle="0" style:rotation-align="none" style:shrink-to-fit="false" fo:border-top="0.035cm solid #1a1a1a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323232" style:direction="ltr" style:rotation-angle="0" style:rotation-align="none" style:shrink-to-fit="true" style:vertical-align="automatic"/>
      <style:paragraph-properties fo:margin-left="0c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323232" style:direction="ltr" style:rotation-angle="0" style:rotation-align="none" style:shrink-to-fit="true" style:vertical-align="automatic"/>
      <style:paragraph-properties fo:margin-left="0cm" style:writing-mode="page"/>
    </style:style>
    <style:style style:name="ce35" style:family="table-cell" style:parent-style-name="Default" style:data-style-name="N37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1">
          <table:table-cell office:value-type="string">
            <text:p>CEDULA </text:p>
          </table:table-cell>
          <table:table-cell table:style-name="ce20" office:value-type="string">
            <text:p>APELLIDOS</text:p>
          </table:table-cell>
          <table:table-cell table:style-name="ce20" office:value-type="string">
            <text:p>P.F.G.</text:p>
          </table:table-cell>
          <table:table-cell office:value-type="string">
            <text:p>PERIODO</text:p>
          </table:table-cell>
          <table:table-cell table:style-name="ce20" office:value-type="string">
            <text:p>CIUDAD </text:p>
          </table:table-cell>
          <table:table-cell table:style-name="ce20" office:value-type="string">
            <text:p>ESTADO </text:p>
          </table:table-cell>
        </table:table-row>
        <table:table-row table:style-name="ro1">
          <table:table-cell table:style-name="ce2" office:value-type="float" office:value="15073121">
            <text:p>15073121</text:p>
          </table:table-cell>
          <table:table-cell table:style-name="ce21" office:value-type="string">
            <text:p>ALBARRAN LEON MARIA EDUARD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3563824">
            <text:p>13563824</text:p>
          </table:table-cell>
          <table:table-cell table:style-name="ce21" office:value-type="string">
            <text:p>ALBARRAN TORO MARLENE COROMOT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9592836">
            <text:p>9592836</text:p>
          </table:table-cell>
          <table:table-cell table:style-name="ce21" office:value-type="string">
            <text:p>ALVARADO VILLANUEVA MARIA LIZANC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2111508">
            <text:p>22111508</text:p>
          </table:table-cell>
          <table:table-cell table:style-name="ce21" office:value-type="string">
            <text:p>ARTIGAS GUTIERREZ MILAGROS MAR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516130">
            <text:p>20516130</text:p>
          </table:table-cell>
          <table:table-cell table:style-name="ce21" office:value-type="string">
            <text:p>BASTOS MENDEZ LAURA KARELIS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3031929">
            <text:p>23031929</text:p>
          </table:table-cell>
          <table:table-cell table:style-name="ce21" office:value-type="string">
            <text:p>BERMUDEZ AREVALO CLAUDIA PATRIC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4550498">
            <text:p>14550498</text:p>
          </table:table-cell>
          <table:table-cell table:style-name="ce21" office:value-type="string">
            <text:p>BITRIAGO YOLIBEL DEL CARME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9986391">
            <text:p>9986391</text:p>
          </table:table-cell>
          <table:table-cell table:style-name="ce21" office:value-type="string">
            <text:p>BOLIVAR LOPEZ LEONOR DEL CARME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962135">
            <text:p>20962135</text:p>
          </table:table-cell>
          <table:table-cell table:style-name="ce21" office:value-type="string">
            <text:p>BRITO DIOAMELIS GUIDIRY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5635932">
            <text:p>15635932</text:p>
          </table:table-cell>
          <table:table-cell table:style-name="ce21" office:value-type="string">
            <text:p>CABARCAS BALZA ROSIDES <text:s/>EDIL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1550592">
            <text:p>21550592</text:p>
          </table:table-cell>
          <table:table-cell table:style-name="ce21" office:value-type="string">
            <text:p>CALDERON CELY NAIBORY JIBELY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5461240">
            <text:p>15461240</text:p>
          </table:table-cell>
          <table:table-cell table:style-name="ce21" office:value-type="string">
            <text:p>CAMARGO QUIRIFE MARIA FERNAND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84402835">
            <text:p>84402835</text:p>
          </table:table-cell>
          <table:table-cell table:style-name="ce21" office:value-type="string">
            <text:p>CARDENAS AQUINO DANNY LEANDR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3738242">
            <text:p>13738242</text:p>
          </table:table-cell>
          <table:table-cell table:style-name="ce21" office:value-type="string">
            <text:p>CARO RIVERO MARIA BASIL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407279">
            <text:p>20407279</text:p>
          </table:table-cell>
          <table:table-cell table:style-name="ce21" office:value-type="string">
            <text:p>CASTILLO MARLIS SABR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2823072">
            <text:p>12823072</text:p>
          </table:table-cell>
          <table:table-cell table:style-name="ce21" office:value-type="string">
            <text:p>CASTILLO BARRIOS NORMA EDEYD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519583">
            <text:p>20519583</text:p>
          </table:table-cell>
          <table:table-cell table:style-name="ce21" office:value-type="string">
            <text:p>CASTILLO CELIS MARYERI <text:s/>MITZAY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5578434">
            <text:p>5578434</text:p>
          </table:table-cell>
          <table:table-cell table:style-name="ce21" office:value-type="string">
            <text:p>CASTILLO DE LIENDO ALICIA JOSEF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099771">
            <text:p>20099771</text:p>
          </table:table-cell>
          <table:table-cell table:style-name="ce21" office:value-type="string">
            <text:p>CASTILLO ESCALONA BEATRIZ ANDRE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2551756">
            <text:p>12551756</text:p>
          </table:table-cell>
          <table:table-cell table:style-name="ce21" office:value-type="string">
            <text:p>CASTRO DUQUE ISABEL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5236569">
            <text:p>15236569</text:p>
          </table:table-cell>
          <table:table-cell table:style-name="ce21" office:value-type="string">
            <text:p>COLINA NOGUERA YUSMAIRA DESIRE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224822">
            <text:p>18224822</text:p>
          </table:table-cell>
          <table:table-cell table:style-name="ce21" office:value-type="string">
            <text:p>CONTRERAS CONTRERAS MAIRA ALEJANDR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127117">
            <text:p>16127117</text:p>
          </table:table-cell>
          <table:table-cell table:style-name="ce21" office:value-type="string">
            <text:p>CONTRERAS TORRES SAHIR DAYA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191151">
            <text:p>19191151</text:p>
          </table:table-cell>
          <table:table-cell table:style-name="ce21" office:value-type="string">
            <text:p>CONTRERAS TREJO MARIELA YURAID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957816">
            <text:p>19957816</text:p>
          </table:table-cell>
          <table:table-cell table:style-name="ce21" office:value-type="string">
            <text:p>CORDERO CAMACHO PAOLA DEL VALL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869325">
            <text:p>20869325</text:p>
          </table:table-cell>
          <table:table-cell table:style-name="ce21" office:value-type="string">
            <text:p>DELFIN RODRIGUEZ CELIMAR ANDRE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2555912">
            <text:p>12555912</text:p>
          </table:table-cell>
          <table:table-cell table:style-name="ce21" office:value-type="string">
            <text:p>DIAZ TORRES LESBIA JOSEF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5462450">
            <text:p>15462450</text:p>
          </table:table-cell>
          <table:table-cell table:style-name="ce21" office:value-type="string">
            <text:p>DIOSES GARCIA ANA EDICT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116032">
            <text:p>18116032</text:p>
          </table:table-cell>
          <table:table-cell table:style-name="ce21" office:value-type="string">
            <text:p>DUGARTE MONSALVE MIRTHA COROMOT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733313">
            <text:p>20733313</text:p>
          </table:table-cell>
          <table:table-cell table:style-name="ce21" office:value-type="string">
            <text:p>DUGARTE PEREZ YEINNY YURIANY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4434992">
            <text:p>14434992</text:p>
          </table:table-cell>
          <table:table-cell table:style-name="ce21" office:value-type="string">
            <text:p>DURAN RODRIGUEZ PAOLA JOSEF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226179">
            <text:p>20226179</text:p>
          </table:table-cell>
          <table:table-cell table:style-name="ce21" office:value-type="string">
            <text:p>ESCALANTE MOLINA OFELIA MARGARIT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2553492">
            <text:p>12553492</text:p>
          </table:table-cell>
          <table:table-cell table:style-name="ce21" office:value-type="string">
            <text:p>ESPINOZA GARRIDO ADGLYS EVELIC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856751">
            <text:p>18856751</text:p>
          </table:table-cell>
          <table:table-cell table:style-name="ce21" office:value-type="string">
            <text:p>FERNANDEZ IBARRA YOHALIX MILAGR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7004394">
            <text:p>17004394</text:p>
          </table:table-cell>
          <table:table-cell table:style-name="ce21" office:value-type="string">
            <text:p>GARCIA BERRIOS YISLEBI DEL CARME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9264011">
            <text:p>9264011</text:p>
          </table:table-cell>
          <table:table-cell table:style-name="ce21" office:value-type="string">
            <text:p>GARCIA MARQUEZ ISIDRA DEL CARME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4569370">
            <text:p>14569370</text:p>
          </table:table-cell>
          <table:table-cell table:style-name="ce21" office:value-type="string">
            <text:p>GRATEROL TORRES MARIA ALEJANDR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5121314">
            <text:p>15121314</text:p>
          </table:table-cell>
          <table:table-cell table:style-name="ce21" office:value-type="string">
            <text:p>GUERRERO CADENAS JAKELINE JOSEF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406173">
            <text:p>20406173</text:p>
          </table:table-cell>
          <table:table-cell table:style-name="ce21" office:value-type="string">
            <text:p>GUERRERO CARRILLO NAILETH DEL CARME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867266">
            <text:p>20867266</text:p>
          </table:table-cell>
          <table:table-cell table:style-name="ce21" office:value-type="string">
            <text:p>GUTIERREZ SANCHEZ YENNY SORELY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601872">
            <text:p>20601872</text:p>
          </table:table-cell>
          <table:table-cell table:style-name="ce21" office:value-type="string">
            <text:p>GUTIERREZ SANCHEZ NELLY JAKELIN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426365">
            <text:p>19426365</text:p>
          </table:table-cell>
          <table:table-cell table:style-name="ce21" office:value-type="string">
            <text:p>HEREIRA RODRIGUEZ YULEIDYS YACKELI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9986868">
            <text:p>9986868</text:p>
          </table:table-cell>
          <table:table-cell table:style-name="ce21" office:value-type="string">
            <text:p>HERNANDEZ DE QUINTERO TIBISAY DEL VALL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783665">
            <text:p>19783665</text:p>
          </table:table-cell>
          <table:table-cell table:style-name="ce21" office:value-type="string">
            <text:p>HERNANDEZ LUCENA MAIKELY KATHERI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2685590">
            <text:p>22685590</text:p>
          </table:table-cell>
          <table:table-cell table:style-name="ce21" office:value-type="string">
            <text:p>HERNANDEZ MORENO ANYELIS ADRIA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7291310">
            <text:p>17291310</text:p>
          </table:table-cell>
          <table:table-cell table:style-name="ce21" office:value-type="string">
            <text:p>HERRERA VIELMA MILDRE CAROL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517644">
            <text:p>19517644</text:p>
          </table:table-cell>
          <table:table-cell table:style-name="ce21" office:value-type="string">
            <text:p>HIDALGO BERVESI MARIA GABRIEL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5968773">
            <text:p>15968773</text:p>
          </table:table-cell>
          <table:table-cell table:style-name="ce21" office:value-type="string">
            <text:p>IGLESIAS DE VARELA CIRCE ISABEL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602486">
            <text:p>20602486</text:p>
          </table:table-cell>
          <table:table-cell table:style-name="ce21" office:value-type="string">
            <text:p>JAIME NAVA YOANGEL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0051153">
            <text:p>10051153</text:p>
          </table:table-cell>
          <table:table-cell table:style-name="ce21" office:value-type="string">
            <text:p>JUSTINIANO INFANTE JUANA GREGOR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0561476">
            <text:p>10561476</text:p>
          </table:table-cell>
          <table:table-cell table:style-name="ce21" office:value-type="string">
            <text:p>LA <text:s/>CRUZ PEREZ MARIA CONCEPCIO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408250">
            <text:p>20408250</text:p>
          </table:table-cell>
          <table:table-cell table:style-name="ce21" office:value-type="string">
            <text:p>LEAL HERRERA KLEYDY LILIBETH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321876">
            <text:p>18321876</text:p>
          </table:table-cell>
          <table:table-cell table:style-name="ce21" office:value-type="string">
            <text:p>LEON VALLADARES ELIDA NORBEL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046589">
            <text:p>18046589</text:p>
          </table:table-cell>
          <table:table-cell table:style-name="ce21" office:value-type="string">
            <text:p>LOBO GALAVIS JOHANA JAKELI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045915">
            <text:p>18045915</text:p>
          </table:table-cell>
          <table:table-cell table:style-name="ce21" office:value-type="string">
            <text:p>LOZANO LOZANO ARIANY SAIRETH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912526">
            <text:p>16912526</text:p>
          </table:table-cell>
          <table:table-cell table:style-name="ce21" office:value-type="string">
            <text:p>MALUENGA NEIDYS RAQUEL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4602409">
            <text:p>14602409</text:p>
          </table:table-cell>
          <table:table-cell table:style-name="ce21" office:value-type="string">
            <text:p>MALUENGA ROAS LUZ MAR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734559">
            <text:p>20734559</text:p>
          </table:table-cell>
          <table:table-cell table:style-name="ce21" office:value-type="string">
            <text:p>MARQUEZ CADENAS YEXI CAROL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226587">
            <text:p>20226587</text:p>
          </table:table-cell>
          <table:table-cell table:style-name="ce21" office:value-type="string">
            <text:p>MARQUEZ CARRILLO GABY MARALY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182365">
            <text:p>19182365</text:p>
          </table:table-cell>
          <table:table-cell table:style-name="ce21" office:value-type="string">
            <text:p>MENA MENA YEXI <text:s/>KARELIS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371462">
            <text:p>16371462</text:p>
          </table:table-cell>
          <table:table-cell table:style-name="ce21" office:value-type="string">
            <text:p>MENDEZ ESCALONA JUA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520972">
            <text:p>20520972</text:p>
          </table:table-cell>
          <table:table-cell table:style-name="ce21" office:value-type="string">
            <text:p>MENDEZ MENDEZ ADRIANYELA YAMILETH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932844">
            <text:p>18932844</text:p>
          </table:table-cell>
          <table:table-cell table:style-name="ce21" office:value-type="string">
            <text:p>MIRABAL ANDRADE CARMEN MARLEN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2823645">
            <text:p>12823645</text:p>
          </table:table-cell>
          <table:table-cell table:style-name="ce21" office:value-type="string">
            <text:p>MOLINA CRUZ KARIN JUNETH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0564819">
            <text:p>10564819</text:p>
          </table:table-cell>
          <table:table-cell table:style-name="ce21" office:value-type="string">
            <text:p>MOLINA DE CONTRERAS NUV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2118193">
            <text:p>22118193</text:p>
          </table:table-cell>
          <table:table-cell table:style-name="ce21" office:value-type="string">
            <text:p>MOLINA GUERRERO IRISMAR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7305048">
            <text:p>17305048</text:p>
          </table:table-cell>
          <table:table-cell table:style-name="ce21" office:value-type="string">
            <text:p>MONTILLA MENDEZ MARIA JESUS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859649">
            <text:p>16859649</text:p>
          </table:table-cell>
          <table:table-cell table:style-name="ce21" office:value-type="string">
            <text:p>MORALES TORRES NEHECYAIRA MAYBEC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5073784">
            <text:p>15073784</text:p>
          </table:table-cell>
          <table:table-cell table:style-name="ce21" office:value-type="string">
            <text:p>MORENO BORRERO MARIA MAYERLIN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867583">
            <text:p>19867583</text:p>
          </table:table-cell>
          <table:table-cell table:style-name="ce21" office:value-type="string">
            <text:p>MORENO GARCIA ANA ROS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429953">
            <text:p>19429953</text:p>
          </table:table-cell>
          <table:table-cell table:style-name="ce21" office:value-type="string">
            <text:p>MUÑOZ MONTECINO AIXAMAR ANGELIC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2058930">
            <text:p>12058930</text:p>
          </table:table-cell>
          <table:table-cell table:style-name="ce21" office:value-type="string">
            <text:p>NADALES SOLORZANO LIDIS ZULEIM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1086724">
            <text:p>21086724</text:p>
          </table:table-cell>
          <table:table-cell table:style-name="ce21" office:value-type="string">
            <text:p>NIETO CAMEJO LENDY KATHERI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244496">
            <text:p>19244496</text:p>
          </table:table-cell>
          <table:table-cell table:style-name="ce21" office:value-type="string">
            <text:p>NIÑO NIÑO YURLEIMI ZULIMAR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278016">
            <text:p>19278016</text:p>
          </table:table-cell>
          <table:table-cell table:style-name="ce21" office:value-type="string">
            <text:p>ORTEGA YESENIA DEL CARME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826419">
            <text:p>19826419</text:p>
          </table:table-cell>
          <table:table-cell table:style-name="ce21" office:value-type="string">
            <text:p>ORTIZ BECERRA MARY CARME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961266">
            <text:p>20961266</text:p>
          </table:table-cell>
          <table:table-cell table:style-name="ce21" office:value-type="string">
            <text:p>OSMAN LINARES DISNEY JOHA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3014113">
            <text:p>23014113</text:p>
          </table:table-cell>
          <table:table-cell table:style-name="ce21" office:value-type="string">
            <text:p>PAEZ ANCENO DIANA ISAMAR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3032403">
            <text:p>23032403</text:p>
          </table:table-cell>
          <table:table-cell table:style-name="ce21" office:value-type="string">
            <text:p>PALENCIA MORENO HERLIANGEL MILAGR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613217">
            <text:p>19613217</text:p>
          </table:table-cell>
          <table:table-cell table:style-name="ce21" office:value-type="string">
            <text:p>PARRA CASTILLO ANA VENTUR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425326">
            <text:p>18425326</text:p>
          </table:table-cell>
          <table:table-cell table:style-name="ce21" office:value-type="string">
            <text:p>PATIÑO BALLESTERO LAURA ANDRE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5019729">
            <text:p>15019729</text:p>
          </table:table-cell>
          <table:table-cell table:style-name="ce21" office:value-type="string">
            <text:p>PELAYO RENGIFO SOLKARY DEL VALL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2685949">
            <text:p>22685949</text:p>
          </table:table-cell>
          <table:table-cell table:style-name="ce21" office:value-type="string">
            <text:p>PEREZ CONTRERAS ROXA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732178">
            <text:p>20732178</text:p>
          </table:table-cell>
          <table:table-cell table:style-name="ce21" office:value-type="string">
            <text:p>PEREZ RAMIREZ ROSAUR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735093">
            <text:p>20735093</text:p>
          </table:table-cell>
          <table:table-cell table:style-name="ce21" office:value-type="string">
            <text:p>PERNIA ESCALANTE ELEIDY ANDRE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025680">
            <text:p>19025680</text:p>
          </table:table-cell>
          <table:table-cell table:style-name="ce21" office:value-type="string">
            <text:p>PIÑERO BUSTON ANA KAR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1601868">
            <text:p>21601868</text:p>
          </table:table-cell>
          <table:table-cell table:style-name="ce21" office:value-type="string">
            <text:p>PRADA NINF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978864">
            <text:p>16978864</text:p>
          </table:table-cell>
          <table:table-cell table:style-name="ce21" office:value-type="string">
            <text:p>PULGAR ALDANA KARBELYS CAROL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429701">
            <text:p>19429701</text:p>
          </table:table-cell>
          <table:table-cell table:style-name="ce21" office:value-type="string">
            <text:p>PULIDO UZCATEGUI EUGENIA YANILUZ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051136">
            <text:p>16051136</text:p>
          </table:table-cell>
          <table:table-cell table:style-name="ce21" office:value-type="string">
            <text:p>QUINTERO QUINTERO INGRID CAROL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3" office:value-type="float" office:value="9262740">
            <text:p>9262740</text:p>
          </table:table-cell>
          <table:table-cell table:style-name="ce21" office:value-type="string">
            <text:p>QUINTERO VERGARA CARLOT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7357558">
            <text:p>17357558</text:p>
          </table:table-cell>
          <table:table-cell table:style-name="ce21" office:value-type="string">
            <text:p>RAMIREZ TIBISAY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3186115">
            <text:p>13186115</text:p>
          </table:table-cell>
          <table:table-cell table:style-name="ce21" office:value-type="string">
            <text:p>RAMIREZ CARMEN AMAL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406763">
            <text:p>20406763</text:p>
          </table:table-cell>
          <table:table-cell table:style-name="ce21" office:value-type="string">
            <text:p>RAMIREZ GUERRERO MARLIN DAYA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904423">
            <text:p>16904423</text:p>
          </table:table-cell>
          <table:table-cell table:style-name="ce21" office:value-type="string">
            <text:p>RANGEL TOVAR FABIOLA JOCELY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5462270">
            <text:p>15462270</text:p>
          </table:table-cell>
          <table:table-cell table:style-name="ce21" office:value-type="string">
            <text:p>RIVERO MARTINEZ REINA ZULEIN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4813405">
            <text:p>14813405</text:p>
          </table:table-cell>
          <table:table-cell table:style-name="ce21" office:value-type="string">
            <text:p>RODRIGUEZ ANDRADE MARIA SIMO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992371">
            <text:p>16992371</text:p>
          </table:table-cell>
          <table:table-cell table:style-name="ce21" office:value-type="string">
            <text:p>RODRIGUEZ HERRERA ANA MAR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2200284">
            <text:p>12200284</text:p>
          </table:table-cell>
          <table:table-cell table:style-name="ce21" office:value-type="string">
            <text:p>RODRIGUEZ MONTILLA YELITZA COROMOT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613108">
            <text:p>19613108</text:p>
          </table:table-cell>
          <table:table-cell table:style-name="ce21" office:value-type="string">
            <text:p>RODRIGUEZ PEREZ FRANCIS YAN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2234991">
            <text:p>22234991</text:p>
          </table:table-cell>
          <table:table-cell table:style-name="ce21" office:value-type="string">
            <text:p>RODRIGUEZ REYES KEYL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3063172">
            <text:p>13063172</text:p>
          </table:table-cell>
          <table:table-cell table:style-name="ce21" office:value-type="string">
            <text:p>ROJAS DOLLY ESMERALD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100881">
            <text:p>20100881</text:p>
          </table:table-cell>
          <table:table-cell table:style-name="ce21" office:value-type="string">
            <text:p>ROJAS ROJAS YOSELIN <text:s/>ISAMAR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3238566">
            <text:p>13238566</text:p>
          </table:table-cell>
          <table:table-cell table:style-name="ce21" office:value-type="string">
            <text:p>ROMERO SARA NAIDIS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1550427">
            <text:p>21550427</text:p>
          </table:table-cell>
          <table:table-cell table:style-name="ce21" office:value-type="string">
            <text:p>ROMERO MENDEZ LAURA YUDEL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7987784">
            <text:p>17987784</text:p>
          </table:table-cell>
          <table:table-cell table:style-name="ce21" office:value-type="string">
            <text:p>ROMERO PIÑA MARIANEL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2110756">
            <text:p>12110756</text:p>
          </table:table-cell>
          <table:table-cell table:style-name="ce21" office:value-type="string">
            <text:p>ROMERO RAMOS GLORIA NORBERT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881378">
            <text:p>19881378</text:p>
          </table:table-cell>
          <table:table-cell table:style-name="ce21" office:value-type="string">
            <text:p>RONDON QUINTERO MARYURI YURIRM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5206979">
            <text:p>5206979</text:p>
          </table:table-cell>
          <table:table-cell table:style-name="ce21" office:value-type="string">
            <text:p>ROSINE DE HERNANDEZ MARIA ELE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491845">
            <text:p>19491845</text:p>
          </table:table-cell>
          <table:table-cell table:style-name="ce21" office:value-type="string">
            <text:p>RUEDA CONTRERAS ALIX TERES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7931507">
            <text:p>17931507</text:p>
          </table:table-cell>
          <table:table-cell table:style-name="ce21" office:value-type="string">
            <text:p>RUIZ CADENAS YUDERKYS CONCEPCIO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735860">
            <text:p>20735860</text:p>
          </table:table-cell>
          <table:table-cell table:style-name="ce21" office:value-type="string">
            <text:p>RUJANO SANCHEZ YANDERIS DARILIS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174246">
            <text:p>18174246</text:p>
          </table:table-cell>
          <table:table-cell table:style-name="ce21" office:value-type="string">
            <text:p>SANCHEZ VERACIERTA ROCIO YUSMERY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8146618">
            <text:p>8146618</text:p>
          </table:table-cell>
          <table:table-cell table:style-name="ce21" office:value-type="string">
            <text:p>SERRANO MARRERO EDITH COROMOT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239149">
            <text:p>20239149</text:p>
          </table:table-cell>
          <table:table-cell table:style-name="ce21" office:value-type="string">
            <text:p>SIVIRA MORALES DARLEYIN GREGORI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825410">
            <text:p>19825410</text:p>
          </table:table-cell>
          <table:table-cell table:style-name="ce21" office:value-type="string">
            <text:p>SOLORZANO TERAN ANDREINA DEL VALL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406304">
            <text:p>20406304</text:p>
          </table:table-cell>
          <table:table-cell table:style-name="ce21" office:value-type="string">
            <text:p>STEPHANY MADELAINE COLINA MENDOZ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491270">
            <text:p>19491270</text:p>
          </table:table-cell>
          <table:table-cell table:style-name="ce21" office:value-type="string">
            <text:p>SULBARAN RONDON LILIA YANETH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0805692">
            <text:p>10805692</text:p>
          </table:table-cell>
          <table:table-cell table:style-name="ce21" office:value-type="string">
            <text:p>TORO DE ALBARRAN ADRIANA MILEYD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602301">
            <text:p>20602301</text:p>
          </table:table-cell>
          <table:table-cell table:style-name="ce21" office:value-type="string">
            <text:p>TORRES LANDAETA LISBETH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043084">
            <text:p>20043084</text:p>
          </table:table-cell>
          <table:table-cell table:style-name="ce21" office:value-type="string">
            <text:p>TORRES PARRA YEXICA NOHEMI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601827">
            <text:p>20601827</text:p>
          </table:table-cell>
          <table:table-cell table:style-name="ce21" office:value-type="string">
            <text:p>UZCATEGUI VARGAS NOLA JOSEFINA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638342">
            <text:p>16638342</text:p>
          </table:table-cell>
          <table:table-cell table:style-name="ce21" office:value-type="string">
            <text:p>VALERO GEYSY YOHIRIB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882918">
            <text:p>19882918</text:p>
          </table:table-cell>
          <table:table-cell table:style-name="ce21" office:value-type="string">
            <text:p>VASQUEZ COLMENARES YAHIRIS YUSMARIS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906097">
            <text:p>18906097</text:p>
          </table:table-cell>
          <table:table-cell table:style-name="ce21" office:value-type="string">
            <text:p>VELAZQUEZ TERAN CAROLINA DEL VALLE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631904">
            <text:p>19631904</text:p>
          </table:table-cell>
          <table:table-cell table:style-name="ce21" office:value-type="string">
            <text:p>VILLAMIZAR MOLINA ROSELIA YANET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264368">
            <text:p>16264368</text:p>
          </table:table-cell>
          <table:table-cell table:style-name="ce21" office:value-type="string">
            <text:p>VIVAS PAREDES AWILDA MASUDY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3022333">
            <text:p>23022333</text:p>
          </table:table-cell>
          <table:table-cell table:style-name="ce21" office:value-type="string">
            <text:p>ZAPATA MENDEZ YUSBERSI KAREN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6591239">
            <text:p>6591239</text:p>
          </table:table-cell>
          <table:table-cell table:style-name="ce21" office:value-type="string">
            <text:p>BRICEÑO QUINTERO JESUS ANTONI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6132061">
            <text:p>16132061</text:p>
          </table:table-cell>
          <table:table-cell table:style-name="ce21" office:value-type="string">
            <text:p>CORDOVA AVILEZ LUIS ALBERT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9988247">
            <text:p>9988247</text:p>
          </table:table-cell>
          <table:table-cell table:style-name="ce21" office:value-type="string">
            <text:p>GOMEZ ROJAS JESUS ANTONI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2205398">
            <text:p>12205398</text:p>
          </table:table-cell>
          <table:table-cell table:style-name="ce21" office:value-type="string">
            <text:p>LINARES ARTAHONA ENRRY FRANCISC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9612600">
            <text:p>19612600</text:p>
          </table:table-cell>
          <table:table-cell table:style-name="ce21" office:value-type="string">
            <text:p>MARCO ANTONIO CANELONES BRICEÑ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487292">
            <text:p>20487292</text:p>
          </table:table-cell>
          <table:table-cell table:style-name="ce21" office:value-type="string">
            <text:p>PEREZ GARCES OSCAR RAFAEL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7768782">
            <text:p>17768782</text:p>
          </table:table-cell>
          <table:table-cell table:style-name="ce21" office:value-type="string">
            <text:p>QUINTERO CASTRO JESUS EDUARD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4550178">
            <text:p>14550178</text:p>
          </table:table-cell>
          <table:table-cell table:style-name="ce21" office:value-type="string">
            <text:p>RAMIREZ CADENAS RAFAEL ARGENIS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20950518">
            <text:p>20950518</text:p>
          </table:table-cell>
          <table:table-cell table:style-name="ce21" office:value-type="string">
            <text:p>REALZA TOVAR JOSE GREGORIO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4916550">
            <text:p>14916550</text:p>
          </table:table-cell>
          <table:table-cell table:style-name="ce21" office:value-type="string">
            <text:p>VAQUERO DUGARTE ERLES ALEXIS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2" office:value-type="float" office:value="18642275">
            <text:p>18642275</text:p>
          </table:table-cell>
          <table:table-cell table:style-name="ce21" office:value-type="string">
            <text:p>VELAZCO VELAZCO EBER ALEXANDER</text:p>
          </table:table-cell>
          <table:table-cell table:style-name="ce2" office:value-type="string">
            <text:p>TECNICO SUPERIOR EN ENFERMERIA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1699349">
            <text:p>11699349</text:p>
          </table:table-cell>
          <table:table-cell table:style-name="ce22" office:value-type="string">
            <text:p>CASTRO FERNANDEZ JACQUELINE DEL VALLE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9135161">
            <text:p>19135161</text:p>
          </table:table-cell>
          <table:table-cell table:style-name="ce22" office:value-type="string">
            <text:p>CONTRERAS CHACON EXAR DARIO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4361563">
            <text:p>14361563</text:p>
          </table:table-cell>
          <table:table-cell table:style-name="ce13" office:value-type="string">
            <text:p>NUÑEZ HENCYL BLADIMIR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6476768">
            <text:p>16476768</text:p>
          </table:table-cell>
          <table:table-cell table:style-name="ce13" office:value-type="string">
            <text:p>RODRIGUEZ VALERA JORGE LUIS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6634530">
            <text:p>16634530</text:p>
          </table:table-cell>
          <table:table-cell table:style-name="ce13" office:value-type="string">
            <text:p>DURAN AZUAJE REINALDO JOSE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6634926">
            <text:p>16634926</text:p>
          </table:table-cell>
          <table:table-cell table:style-name="ce13" office:value-type="string">
            <text:p>NARVAEZ CANELON FREDDY ANTONIO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7261502">
            <text:p>17261502</text:p>
          </table:table-cell>
          <table:table-cell table:style-name="ce13" office:value-type="string">
            <text:p>TRIBIÑO HERNANDEZ CARLOS ALBERTO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7549199">
            <text:p>17549199</text:p>
          </table:table-cell>
          <table:table-cell table:style-name="ce13" office:value-type="string">
            <text:p>ROJAS ESCALONA ROSA ELENA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7766127">
            <text:p>17766127</text:p>
          </table:table-cell>
          <table:table-cell table:style-name="ce13" office:value-type="string">
            <text:p>FERNANDEZ ROSALES ANTONIO JOSE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7810627">
            <text:p>17810627</text:p>
          </table:table-cell>
          <table:table-cell table:style-name="ce22" office:value-type="string">
            <text:p>CARDENAS TORRES JESUS ALBERTO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8558166">
            <text:p>18558166</text:p>
          </table:table-cell>
          <table:table-cell table:style-name="ce13" office:value-type="string">
            <text:p>RAYNER JOSE QUIÑONEZ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8560405">
            <text:p>18560405</text:p>
          </table:table-cell>
          <table:table-cell table:style-name="ce13" office:value-type="string">
            <text:p>RIVERO BRIZUELA ISAAC MARIANO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9191687">
            <text:p>19191687</text:p>
          </table:table-cell>
          <table:table-cell table:style-name="ce13" office:value-type="string">
            <text:p>COLMENARES HIDALGO IGINIA NAILETH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9280822">
            <text:p>19280822</text:p>
          </table:table-cell>
          <table:table-cell table:style-name="ce13" office:value-type="string">
            <text:p>MORA SEPULVEDA JHON ANGEL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9522854">
            <text:p>19522854</text:p>
          </table:table-cell>
          <table:table-cell table:style-name="ce13" office:value-type="string">
            <text:p>LINDA BRIGYD CORREA SANDOVAL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9528073">
            <text:p>19528073</text:p>
          </table:table-cell>
          <table:table-cell table:style-name="ce13" office:value-type="string">
            <text:p>VARGAS NOIRA DEL CARMEN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19826240">
            <text:p>19826240</text:p>
          </table:table-cell>
          <table:table-cell table:style-name="ce13" office:value-type="string">
            <text:p>REYES HIDALGO ROSMELY AGUSTINA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20409527">
            <text:p>20409527</text:p>
          </table:table-cell>
          <table:table-cell table:style-name="ce13" office:value-type="string">
            <text:p>BRICEÑO RODRIGUEZ LEANDRY ANAIS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20963453">
            <text:p>20963453</text:p>
          </table:table-cell>
          <table:table-cell table:style-name="ce13" office:value-type="string">
            <text:p>MAYA VIERA LILIBETH DEL CARMEN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22686062">
            <text:p>22686062</text:p>
          </table:table-cell>
          <table:table-cell table:style-name="ce13" office:value-type="string">
            <text:p>RAMIREZ FERNANDEZ DENIS YADIRA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23916170">
            <text:p>23916170</text:p>
          </table:table-cell>
          <table:table-cell table:style-name="ce13" office:value-type="string">
            <text:p>RAMIREZ FERNANDEZ YUSMERY KARINA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4" office:value-type="float" office:value="24018581">
            <text:p>24018581</text:p>
          </table:table-cell>
          <table:table-cell table:style-name="ce13" office:value-type="string">
            <text:p>MANZANILLA ROJAS FRANCIS MAHOLY</text:p>
          </table:table-cell>
          <table:table-cell table:style-name="ce4" office:value-type="string">
            <text:p>LICENCIADO EN EDUCACION MENSION EDUCACION FIS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0178318">
            <text:p>10178318</text:p>
          </table:table-cell>
          <table:table-cell table:style-name="ce13" office:value-type="string">
            <text:p>BUSTAMANTE MENDEZ NINF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4708679">
            <text:p>14708679</text:p>
          </table:table-cell>
          <table:table-cell table:style-name="ce13" office:value-type="string">
            <text:p>ROSALES RUJANO ALIX EDEN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790173">
            <text:p>18790173</text:p>
          </table:table-cell>
          <table:table-cell table:style-name="ce13" office:value-type="string">
            <text:p>CASTELLANOS GUARIN JESSICA YAJAIR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879921">
            <text:p>18879921</text:p>
          </table:table-cell>
          <table:table-cell table:style-name="ce13" office:value-type="string">
            <text:p>GAMEZ AYONA VICKY LOLY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234426">
            <text:p>19234426</text:p>
          </table:table-cell>
          <table:table-cell table:style-name="ce22" office:value-type="string">
            <text:p>VILLA PEREZ MILEIMA JOSEF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4378426">
            <text:p>14378426</text:p>
          </table:table-cell>
          <table:table-cell table:style-name="ce13" office:value-type="string">
            <text:p>AGELVIS GUERRERO ALEXANDER DAVID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071004">
            <text:p>19071004</text:p>
          </table:table-cell>
          <table:table-cell table:style-name="ce13" office:value-type="string">
            <text:p>AGUILERA MENDOZA GERMAN JESU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3592121">
            <text:p>13592121</text:p>
          </table:table-cell>
          <table:table-cell table:style-name="ce13" office:value-type="string">
            <text:p>AGUILERA SILVA CARMEN ROSAL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550282">
            <text:p>17550282</text:p>
          </table:table-cell>
          <table:table-cell table:style-name="ce13" office:value-type="string">
            <text:p>AGUIRRE PARADAS PABLO ADELCI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801131">
            <text:p>19801131</text:p>
          </table:table-cell>
          <table:table-cell table:style-name="ce13" office:value-type="string">
            <text:p>ARAQUE GUERRERO SARAI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409491">
            <text:p>20409491</text:p>
          </table:table-cell>
          <table:table-cell table:style-name="ce13" office:value-type="string">
            <text:p>ARIAS PINEDA SORELIS MARINEL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3062493">
            <text:p>13062493</text:p>
          </table:table-cell>
          <table:table-cell table:style-name="ce22" office:value-type="string">
            <text:p>ARISMENDI ARISMENDI ELIBERT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239486">
            <text:p>20239486</text:p>
          </table:table-cell>
          <table:table-cell table:style-name="ce13" office:value-type="string">
            <text:p>AZUAJE ARENA MARISOL ISABEL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6634844">
            <text:p>16634844</text:p>
          </table:table-cell>
          <table:table-cell table:style-name="ce13" office:value-type="string">
            <text:p>BALBUENA FERNANDEZ SONIA DEL CARM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735951">
            <text:p>18735951</text:p>
          </table:table-cell>
          <table:table-cell table:style-name="ce13" office:value-type="string">
            <text:p>BALBUENA FERNANDEZ LUISA TERES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2554266">
            <text:p>12554266</text:p>
          </table:table-cell>
          <table:table-cell table:style-name="ce13" office:value-type="string">
            <text:p>BALZA SILVIA DEL CARM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492179">
            <text:p>19492179</text:p>
          </table:table-cell>
          <table:table-cell table:style-name="ce13" office:value-type="string">
            <text:p>BALZA RODRIGUEZ ENDER JOS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6" office:value-type="float" office:value="19881335">
            <text:p>19881335</text:p>
          </table:table-cell>
          <table:table-cell table:style-name="ce23" office:value-type="string">
            <text:p>BALZA RODRIGUEZ ARIANNY YANIRET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4184998">
            <text:p>14184998</text:p>
          </table:table-cell>
          <table:table-cell table:style-name="ce13" office:value-type="string">
            <text:p>BARRIOS RODRIGUEZ IRAIDA ISABEL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1071206">
            <text:p>21071206</text:p>
          </table:table-cell>
          <table:table-cell table:style-name="ce13" office:value-type="string">
            <text:p>BERMUDEZ SANCHEZ JOSE LUI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9389148">
            <text:p>9389148</text:p>
          </table:table-cell>
          <table:table-cell table:style-name="ce13" office:value-type="string">
            <text:p>BONGIOVANNI FERRARELLO PAOL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5675525">
            <text:p>5675525</text:p>
          </table:table-cell>
          <table:table-cell table:style-name="ce13" office:value-type="string">
            <text:p>BORRERO SOLANO CIRO ARMAND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6" office:value-type="float" office:value="20599081">
            <text:p>20599081</text:p>
          </table:table-cell>
          <table:table-cell table:style-name="ce23" office:value-type="string">
            <text:p>BUSTAMANTE BARRETO ELIZABETH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2253990">
            <text:p>12253990</text:p>
          </table:table-cell>
          <table:table-cell table:style-name="ce22" office:value-type="string">
            <text:p>CABIEDES GIRÓN NELSON ENRIQU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069353">
            <text:p>19069353</text:p>
          </table:table-cell>
          <table:table-cell table:style-name="ce13" office:value-type="string">
            <text:p>CADENAS CARMONA ZUANNY NAHIROBY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661735">
            <text:p>17661735</text:p>
          </table:table-cell>
          <table:table-cell table:style-name="ce13" office:value-type="string">
            <text:p>CAILE ACEROS ELZER JESU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6635595">
            <text:p>16635595</text:p>
          </table:table-cell>
          <table:table-cell table:style-name="ce13" office:value-type="string">
            <text:p>CAMACHO ANTONIO JOS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0561199">
            <text:p>10561199</text:p>
          </table:table-cell>
          <table:table-cell table:style-name="ce13" office:value-type="string">
            <text:p>CASTILLO MELYS DELIC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6072247">
            <text:p>16072247</text:p>
          </table:table-cell>
          <table:table-cell table:style-name="ce13" office:value-type="string">
            <text:p>CATIRE VELASQUEZ LISBET GREGOR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724181">
            <text:p>17724181</text:p>
          </table:table-cell>
          <table:table-cell table:style-name="ce13" office:value-type="string">
            <text:p>CONTRERAS JHAN CARLO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057534">
            <text:p>19057534</text:p>
          </table:table-cell>
          <table:table-cell table:style-name="ce13" office:value-type="string">
            <text:p>CONTRERAS MOLINA YILBARI LISETH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033170">
            <text:p>19033170</text:p>
          </table:table-cell>
          <table:table-cell table:style-name="ce13" office:value-type="string">
            <text:p>CORREA SANDOVAL KAYELYS JASMI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4928358">
            <text:p>14928358</text:p>
          </table:table-cell>
          <table:table-cell table:style-name="ce13" office:value-type="string">
            <text:p>DAVILA ANDRIS JOS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4204763">
            <text:p>14204763</text:p>
          </table:table-cell>
          <table:table-cell table:style-name="ce13" office:value-type="string">
            <text:p>DORANTE VASQUEZ MARIA MARLENI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4724738">
            <text:p>14724738</text:p>
          </table:table-cell>
          <table:table-cell table:style-name="ce13" office:value-type="string">
            <text:p>DUARTE MENDEZ VELCY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1841859">
            <text:p>11841859</text:p>
          </table:table-cell>
          <table:table-cell table:style-name="ce13" office:value-type="string">
            <text:p>DUARTE OROZCO MAYR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965426">
            <text:p>20965426</text:p>
          </table:table-cell>
          <table:table-cell table:style-name="ce13" office:value-type="string">
            <text:p>ESCALONA ALVAREZ YUSMAILETH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5537013">
            <text:p>15537013</text:p>
          </table:table-cell>
          <table:table-cell table:style-name="ce13" office:value-type="string">
            <text:p>ESPINOZA SUAREZ TEIDY DEL VALL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226380">
            <text:p>20226380</text:p>
          </table:table-cell>
          <table:table-cell table:style-name="ce13" office:value-type="string">
            <text:p>FARIAS RAMIREZ SANDRA LISETH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244815">
            <text:p>19244815</text:p>
          </table:table-cell>
          <table:table-cell table:style-name="ce13" office:value-type="string">
            <text:p>FAUDITO YULIANA CAROL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406915">
            <text:p>20406915</text:p>
          </table:table-cell>
          <table:table-cell table:style-name="ce13" office:value-type="string">
            <text:p>FERNANDEZ ALEJO MARIANNY GREGOR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291921">
            <text:p>17291921</text:p>
          </table:table-cell>
          <table:table-cell table:style-name="ce13" office:value-type="string">
            <text:p>FRANCIS OJEDA YAJAIRA JOSEF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784352">
            <text:p>19784352</text:p>
          </table:table-cell>
          <table:table-cell table:style-name="ce22" office:value-type="string">
            <text:p>FRIAS FLORES DOALIS MAQUELI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6475861">
            <text:p>16475861</text:p>
          </table:table-cell>
          <table:table-cell table:style-name="ce13" office:value-type="string">
            <text:p>GALLARDO CHINCHILLA NELLY GUILL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543019">
            <text:p>20543019</text:p>
          </table:table-cell>
          <table:table-cell table:style-name="ce13" office:value-type="string">
            <text:p>GARCIA MEJIAS ANDREINA DEL CARM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1707789">
            <text:p>11707789</text:p>
          </table:table-cell>
          <table:table-cell table:style-name="ce22" office:value-type="string">
            <text:p>GARCIA MUJICA MARIA VITAL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6" office:value-type="float" office:value="17509980">
            <text:p>17509980</text:p>
          </table:table-cell>
          <table:table-cell table:style-name="ce23" office:value-type="string">
            <text:p>GODOY MORAN YURIS SELEN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3591914">
            <text:p>13591914</text:p>
          </table:table-cell>
          <table:table-cell table:style-name="ce13" office:value-type="string">
            <text:p>GOMEZ EFREN AMABL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558269">
            <text:p>18558269</text:p>
          </table:table-cell>
          <table:table-cell table:style-name="ce13" office:value-type="string">
            <text:p>GONZALEZ JESUS MANUEL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1759924">
            <text:p>11759924</text:p>
          </table:table-cell>
          <table:table-cell table:style-name="ce13" office:value-type="string">
            <text:p>GONZALEZ BOLAÑO LILA MARIEL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518632">
            <text:p>19518632</text:p>
          </table:table-cell>
          <table:table-cell table:style-name="ce13" office:value-type="string">
            <text:p>GONZALEZ GALLARDO ELIZABETH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768842">
            <text:p>17768842</text:p>
          </table:table-cell>
          <table:table-cell table:style-name="ce13" office:value-type="string">
            <text:p>GONZALEZ HOYO YORLY HELIMAR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225204">
            <text:p>18225204</text:p>
          </table:table-cell>
          <table:table-cell table:style-name="ce13" office:value-type="string">
            <text:p>GRATEROL HOYOS MAYELI DEL CARM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430344">
            <text:p>19430344</text:p>
          </table:table-cell>
          <table:table-cell table:style-name="ce13" office:value-type="string">
            <text:p>GUEVARA GONZALEZ MARIA MILAGR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280718">
            <text:p>19280718</text:p>
          </table:table-cell>
          <table:table-cell table:style-name="ce13" office:value-type="string">
            <text:p>GUTIERREZ CASTILLO JOHANA BEATRIZ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2206519">
            <text:p>12206519</text:p>
          </table:table-cell>
          <table:table-cell table:style-name="ce22" office:value-type="string">
            <text:p>GUTIERREZ ESCOBAR JOSE NATIVIDAD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069398">
            <text:p>19069398</text:p>
          </table:table-cell>
          <table:table-cell table:style-name="ce13" office:value-type="string">
            <text:p>GUTIERREZ VIERA DIANA CAROL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766653">
            <text:p>17766653</text:p>
          </table:table-cell>
          <table:table-cell table:style-name="ce13" office:value-type="string">
            <text:p>HERRERA ELIANA MAR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732888">
            <text:p>20732888</text:p>
          </table:table-cell>
          <table:table-cell table:style-name="ce13" office:value-type="string">
            <text:p>IBARRA PULIDO ARLENYS DARIA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5537017">
            <text:p>15537017</text:p>
          </table:table-cell>
          <table:table-cell table:style-name="ce13" office:value-type="string">
            <text:p>JEREZ CANELON YURLEY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867499">
            <text:p>20867499</text:p>
          </table:table-cell>
          <table:table-cell table:style-name="ce13" office:value-type="string">
            <text:p>JHOSSELYS CARENET GUTIERREZ LUCE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260148">
            <text:p>17260148</text:p>
          </table:table-cell>
          <table:table-cell table:style-name="ce13" office:value-type="string">
            <text:p>JIMENEZ HERNANDEZ ROSANGEL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549090">
            <text:p>17549090</text:p>
          </table:table-cell>
          <table:table-cell table:style-name="ce13" office:value-type="string">
            <text:p>JIMENEZ PEREZ NOBELIS NATHALY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768147">
            <text:p>17768147</text:p>
          </table:table-cell>
          <table:table-cell table:style-name="ce13" office:value-type="string">
            <text:p>LINARES LISNORMA DEL VALL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783320">
            <text:p>19783320</text:p>
          </table:table-cell>
          <table:table-cell table:style-name="ce13" office:value-type="string">
            <text:p>LINARES COLINA ANA TIBISAY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224813">
            <text:p>19224813</text:p>
          </table:table-cell>
          <table:table-cell table:style-name="ce13" office:value-type="string">
            <text:p>LOPEZ NINIBETH ANDERSAY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2647907">
            <text:p>12647907</text:p>
          </table:table-cell>
          <table:table-cell table:style-name="ce13" office:value-type="string">
            <text:p>LOPEZ COLMENARES YOELY COROMOT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1169701">
            <text:p>21169701</text:p>
          </table:table-cell>
          <table:table-cell table:style-name="ce13" office:value-type="string">
            <text:p>LOZADA HERNANDEZ MARIA FRANCISC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6" office:value-type="float" office:value="16071987">
            <text:p>16071987</text:p>
          </table:table-cell>
          <table:table-cell table:style-name="ce23" office:value-type="string">
            <text:p>LOZANO HERNANDEZ LUZ HAIDE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520019">
            <text:p>20520019</text:p>
          </table:table-cell>
          <table:table-cell table:style-name="ce13" office:value-type="string">
            <text:p>MARQUEZ MENDEZ MARLEY NOHELY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856562">
            <text:p>18856562</text:p>
          </table:table-cell>
          <table:table-cell table:style-name="ce13" office:value-type="string">
            <text:p>MARQUEZ ROA RONALD JOS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4711283">
            <text:p>14711283</text:p>
          </table:table-cell>
          <table:table-cell table:style-name="ce13" office:value-type="string">
            <text:p>MARTINEZ ELMER RAFAEL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4239908">
            <text:p>14239908</text:p>
          </table:table-cell>
          <table:table-cell table:style-name="ce22" office:value-type="string">
            <text:p>MARTÍNEZ IRIS CAROL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6071890">
            <text:p>16071890</text:p>
          </table:table-cell>
          <table:table-cell table:style-name="ce13" office:value-type="string">
            <text:p>MARTINEZ PEREZ JULIO ALEXANDER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430050">
            <text:p>19430050</text:p>
          </table:table-cell>
          <table:table-cell table:style-name="ce13" office:value-type="string">
            <text:p>MEJIAS DUQUE AILYN TERES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3484360">
            <text:p>13484360</text:p>
          </table:table-cell>
          <table:table-cell table:style-name="ce13" office:value-type="string">
            <text:p>MEJIAS LINARES DUSBELYS COROMOT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045084">
            <text:p>18045084</text:p>
          </table:table-cell>
          <table:table-cell table:style-name="ce13" office:value-type="string">
            <text:p>MEZA PLAZA MERLY NACARI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5463055">
            <text:p>15463055</text:p>
          </table:table-cell>
          <table:table-cell table:style-name="ce13" office:value-type="string">
            <text:p>MOLINA ANGULO CARMEN MAIGUALID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989622">
            <text:p>17989622</text:p>
          </table:table-cell>
          <table:table-cell table:style-name="ce13" office:value-type="string">
            <text:p>MOLINA CASTRO RUBI LEONARD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2823433">
            <text:p>12823433</text:p>
          </table:table-cell>
          <table:table-cell table:style-name="ce13" office:value-type="string">
            <text:p>MOLINA DE NARVAEZ NISEL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6070481">
            <text:p>16070481</text:p>
          </table:table-cell>
          <table:table-cell table:style-name="ce13" office:value-type="string">
            <text:p>MOLINA ESCALONA CELE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045393">
            <text:p>18045393</text:p>
          </table:table-cell>
          <table:table-cell table:style-name="ce13" office:value-type="string">
            <text:p>MOLINA MEZA DIANA CAROL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601840">
            <text:p>20601840</text:p>
          </table:table-cell>
          <table:table-cell table:style-name="ce13" office:value-type="string">
            <text:p>MONTAÑA TORRES DEXIS CAROL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5363776">
            <text:p>15363776</text:p>
          </table:table-cell>
          <table:table-cell table:style-name="ce13" office:value-type="string">
            <text:p>MONTILLA VILLANUEVA YOLETNY ADELF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619359">
            <text:p>19619359</text:p>
          </table:table-cell>
          <table:table-cell table:style-name="ce13" office:value-type="string">
            <text:p>MONTOYA DARLYS ALIC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290872">
            <text:p>17290872</text:p>
          </table:table-cell>
          <table:table-cell table:style-name="ce13" office:value-type="string">
            <text:p>MORENO CRISTANCHO YANEIDI YANIBETH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1709867">
            <text:p>11709867</text:p>
          </table:table-cell>
          <table:table-cell table:style-name="ce13" office:value-type="string">
            <text:p>MUJICA PARRA BLANCA ROS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882834">
            <text:p>19882834</text:p>
          </table:table-cell>
          <table:table-cell table:style-name="ce13" office:value-type="string">
            <text:p>NIETO ORELLANA DAILIS LUCELI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620740">
            <text:p>19620740</text:p>
          </table:table-cell>
          <table:table-cell table:style-name="ce13" office:value-type="string">
            <text:p>NIÑO BELANDRIA YENIS REBEC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425927">
            <text:p>18425927</text:p>
          </table:table-cell>
          <table:table-cell table:style-name="ce13" office:value-type="string">
            <text:p>NOVOA ERNANDEZ DIANA CAROL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601952">
            <text:p>20601952</text:p>
          </table:table-cell>
          <table:table-cell table:style-name="ce13" office:value-type="string">
            <text:p>NOVOA ERNANDEZ YESSICA YURIMAR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0428792">
            <text:p>10428792</text:p>
          </table:table-cell>
          <table:table-cell table:style-name="ce13" office:value-type="string">
            <text:p>NUÑEZ GARCIA LOREYNE LEYL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3882725">
            <text:p>13882725</text:p>
          </table:table-cell>
          <table:table-cell table:style-name="ce13" office:value-type="string">
            <text:p>OJEDA MONTERO GLADIS MAR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4996968">
            <text:p>14996968</text:p>
          </table:table-cell>
          <table:table-cell table:style-name="ce13" office:value-type="string">
            <text:p>PADILLA HIDALGO MARIA EDY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881959">
            <text:p>19881959</text:p>
          </table:table-cell>
          <table:table-cell table:style-name="ce13" office:value-type="string">
            <text:p>PAREDES MEJIAS ELIZABETH KATERI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5799527">
            <text:p>15799527</text:p>
          </table:table-cell>
          <table:table-cell table:style-name="ce13" office:value-type="string">
            <text:p>PARRA ROSA AUR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882107">
            <text:p>19882107</text:p>
          </table:table-cell>
          <table:table-cell table:style-name="ce13" office:value-type="string">
            <text:p>PARRA ROMERO JORGE LUI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6978019">
            <text:p>16978019</text:p>
          </table:table-cell>
          <table:table-cell table:style-name="ce22" office:value-type="string">
            <text:p>PEREZ HERNANDEZ PETRA MAR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768926">
            <text:p>17768926</text:p>
          </table:table-cell>
          <table:table-cell table:style-name="ce13" office:value-type="string">
            <text:p>PEREZ MARTINEZ WILMER JOS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882719">
            <text:p>19882719</text:p>
          </table:table-cell>
          <table:table-cell table:style-name="ce13" office:value-type="string">
            <text:p>PIMENTEL DIAZ LAURA CAROL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602530">
            <text:p>17602530</text:p>
          </table:table-cell>
          <table:table-cell table:style-name="ce22" office:value-type="string">
            <text:p>PINEDA LOPEZ YULIAN KATIUZC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3061610">
            <text:p>13061610</text:p>
          </table:table-cell>
          <table:table-cell table:style-name="ce22" office:value-type="string">
            <text:p>PINEDA LOPEZ JULIO CESAR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5330005">
            <text:p>15330005</text:p>
          </table:table-cell>
          <table:table-cell table:style-name="ce13" office:value-type="string">
            <text:p>PRIETO ARLEN ARACELI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3618418">
            <text:p>23618418</text:p>
          </table:table-cell>
          <table:table-cell table:style-name="ce13" office:value-type="string">
            <text:p>QUINTANA PERTUZ ANA MARI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349583">
            <text:p>19349583</text:p>
          </table:table-cell>
          <table:table-cell table:style-name="ce13" office:value-type="string">
            <text:p>QUINTERO VALERA LISBETH DEL VALL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522273">
            <text:p>19522273</text:p>
          </table:table-cell>
          <table:table-cell table:style-name="ce13" office:value-type="string">
            <text:p>QUIROS GOMEZ CARLOS EDUARD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520865">
            <text:p>20520865</text:p>
          </table:table-cell>
          <table:table-cell table:style-name="ce13" office:value-type="string">
            <text:p>RAMIREZ AVENDAÑO ROBERT JOEL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881459">
            <text:p>19881459</text:p>
          </table:table-cell>
          <table:table-cell table:style-name="ce13" office:value-type="string">
            <text:p>RAMIREZ DURAN CARLA ALEXANDR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641930">
            <text:p>18641930</text:p>
          </table:table-cell>
          <table:table-cell table:style-name="ce13" office:value-type="string">
            <text:p>RAMIREZ LARA GLENDYS DEL CARM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3130472">
            <text:p>3130472</text:p>
          </table:table-cell>
          <table:table-cell table:style-name="ce13" office:value-type="string">
            <text:p>REYES GARRIDO EDGAR OBERT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826244">
            <text:p>19826244</text:p>
          </table:table-cell>
          <table:table-cell table:style-name="ce13" office:value-type="string">
            <text:p>REYES HIDALGO ROXANA DEL CARM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659822">
            <text:p>17659822</text:p>
          </table:table-cell>
          <table:table-cell table:style-name="ce13" office:value-type="string">
            <text:p>RINCONES NIZA DEL CARM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518076">
            <text:p>19518076</text:p>
          </table:table-cell>
          <table:table-cell table:style-name="ce13" office:value-type="string">
            <text:p>RIVAS PEREZ ANA COROMOT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518095">
            <text:p>19518095</text:p>
          </table:table-cell>
          <table:table-cell table:style-name="ce13" office:value-type="string">
            <text:p>RIVAS PEREZ MARIA ALEJANDR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869219">
            <text:p>20869219</text:p>
          </table:table-cell>
          <table:table-cell table:style-name="ce13" office:value-type="string">
            <text:p>RIVERO ALTUVE LIZ YENNY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2117447">
            <text:p>22117447</text:p>
          </table:table-cell>
          <table:table-cell table:style-name="ce22" office:value-type="string">
            <text:p>RODRÍGUEZ FRANCIS JANET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549785">
            <text:p>17549785</text:p>
          </table:table-cell>
          <table:table-cell table:style-name="ce13" office:value-type="string">
            <text:p>RODRIGUEZ ALBARRAN REBECA JOSEF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6979552">
            <text:p>16979552</text:p>
          </table:table-cell>
          <table:table-cell table:style-name="ce13" office:value-type="string">
            <text:p>RODRIGUEZ DE MOGOLLON ADRIANA CAROL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2825013">
            <text:p>12825013</text:p>
          </table:table-cell>
          <table:table-cell table:style-name="ce13" office:value-type="string">
            <text:p>RODRIGUEZ ZAMBRANO NOLVIS YOLEID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238812">
            <text:p>20238812</text:p>
          </table:table-cell>
          <table:table-cell table:style-name="ce13" office:value-type="string">
            <text:p>ROSARIO ALMEIDA GIGNA PAOLI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203625">
            <text:p>17203625</text:p>
          </table:table-cell>
          <table:table-cell table:style-name="ce13" office:value-type="string">
            <text:p>RUIZ VICTOR MANUEL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2688086">
            <text:p>22688086</text:p>
          </table:table-cell>
          <table:table-cell table:style-name="ce13" office:value-type="string">
            <text:p>RUIZ QUINTERO ZULY ZADAY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1715387">
            <text:p>11715387</text:p>
          </table:table-cell>
          <table:table-cell table:style-name="ce13" office:value-type="string">
            <text:p>SANABRIA VOLCANEZ LISA LUBE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1839387">
            <text:p>11839387</text:p>
          </table:table-cell>
          <table:table-cell table:style-name="ce13" office:value-type="string">
            <text:p>SANCHEZ SANCHEZ REYES YOLAND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407219">
            <text:p>20407219</text:p>
          </table:table-cell>
          <table:table-cell table:style-name="ce13" office:value-type="string">
            <text:p>SANTANA PINEDA CARLOS EDUARD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660309">
            <text:p>17660309</text:p>
          </table:table-cell>
          <table:table-cell table:style-name="ce13" office:value-type="string">
            <text:p>SANTANA ROJAS JUAN CARLOS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518005">
            <text:p>19518005</text:p>
          </table:table-cell>
          <table:table-cell table:style-name="ce13" office:value-type="string">
            <text:p>SANTIAGO ANGULO MAYRA ALEJANDR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2201436">
            <text:p>12201436</text:p>
          </table:table-cell>
          <table:table-cell table:style-name="ce13" office:value-type="string">
            <text:p>SEQUERA JULIO JOS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100691">
            <text:p>20100691</text:p>
          </table:table-cell>
          <table:table-cell table:style-name="ce13" office:value-type="string">
            <text:p>SERRANO FERNANDEZ MARIA ANDRE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867982">
            <text:p>20867982</text:p>
          </table:table-cell>
          <table:table-cell table:style-name="ce13" office:value-type="string">
            <text:p>SILVA OCHOA EUCARIS LISETH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6" office:value-type="float" office:value="16645119">
            <text:p>16645119</text:p>
          </table:table-cell>
          <table:table-cell table:style-name="ce23" office:value-type="string">
            <text:p>TORREALBA VALERO BERCY DEL VALL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601824">
            <text:p>20601824</text:p>
          </table:table-cell>
          <table:table-cell table:style-name="ce13" office:value-type="string">
            <text:p>TORRES ROSARIO KTERIN NAIMAR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660534">
            <text:p>17660534</text:p>
          </table:table-cell>
          <table:table-cell table:style-name="ce13" office:value-type="string">
            <text:p>TORREYES RUIZ TANIA JOSEFIN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239887">
            <text:p>20239887</text:p>
          </table:table-cell>
          <table:table-cell table:style-name="ce13" office:value-type="string">
            <text:p>URQUIOLA SANCHEZ JUAN ALBERT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965901">
            <text:p>20965901</text:p>
          </table:table-cell>
          <table:table-cell table:style-name="ce13" office:value-type="string">
            <text:p>VALENCIA SALVATIERRA EVELYN BENILD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9484382">
            <text:p>9484382</text:p>
          </table:table-cell>
          <table:table-cell table:style-name="ce13" office:value-type="string">
            <text:p>VALERA RUIZ JOSE IGNACI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3487413">
            <text:p>13487413</text:p>
          </table:table-cell>
          <table:table-cell table:style-name="ce13" office:value-type="string">
            <text:p>VANEGAS JULIO LUIS MIGUEL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6476838">
            <text:p>16476838</text:p>
          </table:table-cell>
          <table:table-cell table:style-name="ce13" office:value-type="string">
            <text:p>VASTIDAS ESCALONA YASMIN DEL CARM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8425217">
            <text:p>18425217</text:p>
          </table:table-cell>
          <table:table-cell table:style-name="ce13" office:value-type="string">
            <text:p>VILLAREAL CASTILLO WILFRED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3022803">
            <text:p>23022803</text:p>
          </table:table-cell>
          <table:table-cell table:style-name="ce13" office:value-type="string">
            <text:p>VIRIGAY CACERES LEIDA BEATRIZ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7985201">
            <text:p>17985201</text:p>
          </table:table-cell>
          <table:table-cell table:style-name="ce13" office:value-type="string">
            <text:p>YAGUARAN VILLANUEVA GERALDINE ALEJANDRA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20963688">
            <text:p>20963688</text:p>
          </table:table-cell>
          <table:table-cell table:style-name="ce13" office:value-type="string">
            <text:p>YANEZ ORELLANA MAYURIS COROMOTO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5383964">
            <text:p>15383964</text:p>
          </table:table-cell>
          <table:table-cell table:style-name="ce22" office:value-type="string">
            <text:p>ZAMBRANO DURANTT YELITZA DEL CARMEN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5" office:value-type="float" office:value="19350424">
            <text:p>19350424</text:p>
          </table:table-cell>
          <table:table-cell table:style-name="ce22" office:value-type="string">
            <text:p>TERAN GARCES YENEIDA DEL VALLE</text:p>
          </table:table-cell>
          <table:table-cell table:style-name="ce4" office:value-type="string">
            <text:p>LICENCIADO EN EDUCACION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978148">
            <text:p>16978148</text:p>
          </table:table-cell>
          <table:table-cell table:style-name="ce13" office:value-type="string">
            <text:p>ACEVEDO BUSTAMANTE NAILE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838884">
            <text:p>12838884</text:p>
          </table:table-cell>
          <table:table-cell table:style-name="ce13" office:value-type="string">
            <text:p>AGUILAR NEIDA CAREL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761642">
            <text:p>11761642</text:p>
          </table:table-cell>
          <table:table-cell table:style-name="ce13" office:value-type="string">
            <text:p>AGUILAR QUINTERO CARMEN ARACEL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32166">
            <text:p>19632166</text:p>
          </table:table-cell>
          <table:table-cell table:style-name="ce13" office:value-type="string">
            <text:p>AGUILERA ZERPA EMILSE CRIS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26865">
            <text:p>19826865</text:p>
          </table:table-cell>
          <table:table-cell table:style-name="ce13" office:value-type="string">
            <text:p>AGUIÑO PEREZ ANGEL LUIS ANTONI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285588">
            <text:p>13285588</text:p>
          </table:table-cell>
          <table:table-cell table:style-name="ce13" office:value-type="string">
            <text:p>ALFONZO LOZANO SAMUEL RAFA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150368">
            <text:p>20150368</text:p>
          </table:table-cell>
          <table:table-cell table:style-name="ce13" office:value-type="string">
            <text:p>ALTUVE CONTRERAS SANDR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518545">
            <text:p>20518545</text:p>
          </table:table-cell>
          <table:table-cell table:style-name="ce13" office:value-type="string">
            <text:p>ALTUVE GARCIA VERONICA IRALD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661422">
            <text:p>17661422</text:p>
          </table:table-cell>
          <table:table-cell table:style-name="ce13" office:value-type="string">
            <text:p>ALVARADO ESCALONA JACINTO RAMO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992047">
            <text:p>18992047</text:p>
          </table:table-cell>
          <table:table-cell table:style-name="ce13" office:value-type="string">
            <text:p>ALVARADO HERNANDEZ CARIS IRI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604648">
            <text:p>13604648</text:p>
          </table:table-cell>
          <table:table-cell table:style-name="ce13" office:value-type="string">
            <text:p>AMAYA BRIZUELA YUSBELIS YOLI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86119">
            <text:p>11186119</text:p>
          </table:table-cell>
          <table:table-cell table:style-name="ce13" office:value-type="string">
            <text:p>ANGEL ARISMENDI GLEND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12557">
            <text:p>19612557</text:p>
          </table:table-cell>
          <table:table-cell table:style-name="ce13" office:value-type="string">
            <text:p>ANGEL MOLINA ELIA ROS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919023">
            <text:p>11919023</text:p>
          </table:table-cell>
          <table:table-cell table:style-name="ce13" office:value-type="string">
            <text:p>APONTE DELPINO NEUDY NOHEM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402917">
            <text:p>11402917</text:p>
          </table:table-cell>
          <table:table-cell table:style-name="ce13" office:value-type="string">
            <text:p>ARABIA DIAZ MARLEN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660619">
            <text:p>17660619</text:p>
          </table:table-cell>
          <table:table-cell table:style-name="ce13" office:value-type="string">
            <text:p>ARAQUE CONTRERAS YULI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26941">
            <text:p>19826941</text:p>
          </table:table-cell>
          <table:table-cell table:style-name="ce13" office:value-type="string">
            <text:p>ARAQUE PALENCIA MAYRA ALEJAND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389590">
            <text:p>9389590</text:p>
          </table:table-cell>
          <table:table-cell table:style-name="ce13" office:value-type="string">
            <text:p>ARAUJO LAGUNA JESUS O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190142">
            <text:p>16190142</text:p>
          </table:table-cell>
          <table:table-cell table:style-name="ce13" office:value-type="string">
            <text:p>ARAUJO RODRIGUEZ EDITH NORELK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683566">
            <text:p>13683566</text:p>
          </table:table-cell>
          <table:table-cell table:style-name="ce13" office:value-type="string">
            <text:p>ARAUJO VELASQUEZ YULIS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1837">
            <text:p>12201837</text:p>
          </table:table-cell>
          <table:table-cell table:style-name="ce13" office:value-type="string">
            <text:p>ARIAS ZAIDA NEREI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669912">
            <text:p>15669912</text:p>
          </table:table-cell>
          <table:table-cell table:style-name="ce13" office:value-type="string">
            <text:p>ARISMENDIZ PEÑA ELENA KATERIN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82831">
            <text:p>19882831</text:p>
          </table:table-cell>
          <table:table-cell table:style-name="ce13" office:value-type="string">
            <text:p>ARRIECHI ACERO JOHANA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681063">
            <text:p>15681063</text:p>
          </table:table-cell>
          <table:table-cell table:style-name="ce13" office:value-type="string">
            <text:p>ASCANIO GONZALEZ YACSORA ELIE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100508">
            <text:p>15100508</text:p>
          </table:table-cell>
          <table:table-cell table:style-name="ce13" office:value-type="string">
            <text:p>AVILA BATISTA AIXA YAMILET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3166350">
            <text:p>23166350</text:p>
          </table:table-cell>
          <table:table-cell table:style-name="ce13" office:value-type="string">
            <text:p>AYALA MANRIQUE HEDY CONSUEL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2113707">
            <text:p>22113707</text:p>
          </table:table-cell>
          <table:table-cell table:style-name="ce13" office:value-type="string">
            <text:p>BALLESTEROS TELLEZ SANDRA LILI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8142304">
            <text:p>8142304</text:p>
          </table:table-cell>
          <table:table-cell table:style-name="ce13" office:value-type="string">
            <text:p>BALZA DE MENDEZ MIGDALIA MARLEN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291941">
            <text:p>17291941</text:p>
          </table:table-cell>
          <table:table-cell table:style-name="ce13" office:value-type="string">
            <text:p>BALZA DIAZ EDILI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926354">
            <text:p>13926354</text:p>
          </table:table-cell>
          <table:table-cell table:style-name="ce13" office:value-type="string">
            <text:p>BARRIOS DE GODOY YAMILETH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600928">
            <text:p>20600928</text:p>
          </table:table-cell>
          <table:table-cell table:style-name="ce13" office:value-type="string">
            <text:p>BARRUETA RONDON AMALIA ROS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26712">
            <text:p>19826712</text:p>
          </table:table-cell>
          <table:table-cell table:style-name="ce13" office:value-type="string">
            <text:p>BECERRA PEÑA AURIS RAQU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118843">
            <text:p>18118843</text:p>
          </table:table-cell>
          <table:table-cell table:style-name="ce13" office:value-type="string">
            <text:p>BECERRA SALINAS YELITZA JOHAN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350377">
            <text:p>19350377</text:p>
          </table:table-cell>
          <table:table-cell table:style-name="ce13" office:value-type="string">
            <text:p>BERRIOS TERAN NELYSAC YOH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105323">
            <text:p>13105323</text:p>
          </table:table-cell>
          <table:table-cell table:style-name="ce13" office:value-type="string">
            <text:p>BOHORQUEZ OCHOA ERNESTINA LETIC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880045">
            <text:p>17880045</text:p>
          </table:table-cell>
          <table:table-cell table:style-name="ce13" office:value-type="string">
            <text:p>BOTERO CARMONA HEIDY VIVI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92604">
            <text:p>11192604</text:p>
          </table:table-cell>
          <table:table-cell table:style-name="ce13" office:value-type="string">
            <text:p>BRIAN LARA MARITZA DEL PIL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241037">
            <text:p>14241037</text:p>
          </table:table-cell>
          <table:table-cell table:style-name="ce13" office:value-type="string">
            <text:p>BRICENO PIÑA NEISA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205811">
            <text:p>17205811</text:p>
          </table:table-cell>
          <table:table-cell table:style-name="ce13" office:value-type="string">
            <text:p>BURGOS PERAZA YAMILETH DEL REA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29955">
            <text:p>19429955</text:p>
          </table:table-cell>
          <table:table-cell table:style-name="ce13" office:value-type="string">
            <text:p>CABRERA SANTIAGO INADI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988624">
            <text:p>17988624</text:p>
          </table:table-cell>
          <table:table-cell table:style-name="ce13" office:value-type="string">
            <text:p>CALDERON ZENAID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30448">
            <text:p>19430448</text:p>
          </table:table-cell>
          <table:table-cell table:style-name="ce13" office:value-type="string">
            <text:p>CAMACHO BECERRA BEATRIZ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771855">
            <text:p>18771855</text:p>
          </table:table-cell>
          <table:table-cell table:style-name="ce13" office:value-type="string">
            <text:p>CAMACHO NEIRA MILAGRO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517806">
            <text:p>19517806</text:p>
          </table:table-cell>
          <table:table-cell table:style-name="ce13" office:value-type="string">
            <text:p>CAMACHO PACHECO DELVIS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19382">
            <text:p>19619382</text:p>
          </table:table-cell>
          <table:table-cell table:style-name="ce13" office:value-type="string">
            <text:p>CAMPERO MONTILLA ELIANI VANES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637260">
            <text:p>16637260</text:p>
          </table:table-cell>
          <table:table-cell table:style-name="ce13" office:value-type="string">
            <text:p>CAMPERO ORTEGA YRMA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266435">
            <text:p>9266435</text:p>
          </table:table-cell>
          <table:table-cell table:style-name="ce13" office:value-type="string">
            <text:p>CAMPOS ARLENY MERCEDE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26661">
            <text:p>18226661</text:p>
          </table:table-cell>
          <table:table-cell table:style-name="ce13" office:value-type="string">
            <text:p>CARRASCO RAMOS NEIRIN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906621">
            <text:p>18906621</text:p>
          </table:table-cell>
          <table:table-cell table:style-name="ce13" office:value-type="string">
            <text:p>CASERES UZCATEGUI NORBELIS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223222">
            <text:p>15223222</text:p>
          </table:table-cell>
          <table:table-cell table:style-name="ce13" office:value-type="string">
            <text:p>CASTAÑEDA PIMENTEL ANDRISBEL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660725">
            <text:p>17660725</text:p>
          </table:table-cell>
          <table:table-cell table:style-name="ce13" office:value-type="string">
            <text:p>CASTILLO CARRILLO BERTHA ALEJAND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660727">
            <text:p>17660727</text:p>
          </table:table-cell>
          <table:table-cell table:style-name="ce13" office:value-type="string">
            <text:p>CASTILLO CARRILLO ISDALYS ADIL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20776">
            <text:p>19620776</text:p>
          </table:table-cell>
          <table:table-cell table:style-name="ce13" office:value-type="string">
            <text:p>CASTRO BRICEÑO NERIANNYS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126800">
            <text:p>16126800</text:p>
          </table:table-cell>
          <table:table-cell table:style-name="ce13" office:value-type="string">
            <text:p>CEGARRA GONZALEZ NEIDI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839991">
            <text:p>12839991</text:p>
          </table:table-cell>
          <table:table-cell table:style-name="ce13" office:value-type="string">
            <text:p>CELIS DE ORTEGA GLORIA NANC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90459">
            <text:p>18290459</text:p>
          </table:table-cell>
          <table:table-cell table:style-name="ce13" office:value-type="string">
            <text:p>CESAR RIVERO ANA GABRI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349442">
            <text:p>19349442</text:p>
          </table:table-cell>
          <table:table-cell table:style-name="ce13" office:value-type="string">
            <text:p>CHAVEZ DUN ERIKA ANDRE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324319">
            <text:p>12324319</text:p>
          </table:table-cell>
          <table:table-cell table:style-name="ce13" office:value-type="string">
            <text:p>CHAVEZ RUIZ ARELIS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089815">
            <text:p>16089815</text:p>
          </table:table-cell>
          <table:table-cell table:style-name="ce13" office:value-type="string">
            <text:p>CHAVEZ ZAMBRANO CARMEN TERES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376058">
            <text:p>17376058</text:p>
          </table:table-cell>
          <table:table-cell table:style-name="ce13" office:value-type="string">
            <text:p>CHIRINO CHIRINOS JESSICA GABRI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79142">
            <text:p>12579142</text:p>
          </table:table-cell>
          <table:table-cell table:style-name="ce13" office:value-type="string">
            <text:p>CHONA SILVA FRANCY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52686">
            <text:p>12552686</text:p>
          </table:table-cell>
          <table:table-cell table:style-name="ce13" office:value-type="string">
            <text:p>COA URBINA ROSA VIRGIN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792114">
            <text:p>16792114</text:p>
          </table:table-cell>
          <table:table-cell table:style-name="ce13" office:value-type="string">
            <text:p>COLMENARES CALDERON DILMA YUJEID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550441">
            <text:p>14550441</text:p>
          </table:table-cell>
          <table:table-cell table:style-name="ce13" office:value-type="string">
            <text:p>COLMENARES DE CHACON YUSMARY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89501">
            <text:p>11189501</text:p>
          </table:table-cell>
          <table:table-cell table:style-name="ce13" office:value-type="string">
            <text:p>COLMENARES LEON PEGG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712612">
            <text:p>14712612</text:p>
          </table:table-cell>
          <table:table-cell table:style-name="ce13" office:value-type="string">
            <text:p>COLMENAREZ MEDRAN ALENNIS MILIPZ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7285">
            <text:p>12207285</text:p>
          </table:table-cell>
          <table:table-cell table:style-name="ce13" office:value-type="string">
            <text:p>COLORADO IZQUIERDO ARIDA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53159">
            <text:p>12553159</text:p>
          </table:table-cell>
          <table:table-cell table:style-name="ce13" office:value-type="string">
            <text:p>CONDE VALDERRAMA GLORIA VICTOR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71293">
            <text:p>19071293</text:p>
          </table:table-cell>
          <table:table-cell table:style-name="ce13" office:value-type="string">
            <text:p>CONTRERAS YUSMELYS THA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333468">
            <text:p>16333468</text:p>
          </table:table-cell>
          <table:table-cell table:style-name="ce13" office:value-type="string">
            <text:p>CONTRERAS PATIÑO MARIA MIREY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724108">
            <text:p>17724108</text:p>
          </table:table-cell>
          <table:table-cell table:style-name="ce13" office:value-type="string">
            <text:p>CONTRERAS PEREZ YAMILETH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01435">
            <text:p>19801435</text:p>
          </table:table-cell>
          <table:table-cell table:style-name="ce13" office:value-type="string">
            <text:p>CONTRERAS VARGAS YADARC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365838">
            <text:p>9365838</text:p>
          </table:table-cell>
          <table:table-cell table:style-name="ce13" office:value-type="string">
            <text:p>CORDERO TORRES YAMNIR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3158444">
            <text:p>23158444</text:p>
          </table:table-cell>
          <table:table-cell table:style-name="ce13" office:value-type="string">
            <text:p>CUERO SILVA BETT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26138">
            <text:p>19826138</text:p>
          </table:table-cell>
          <table:table-cell table:style-name="ce13" office:value-type="string">
            <text:p>VALERO NIETO DIAN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669577">
            <text:p>15669577</text:p>
          </table:table-cell>
          <table:table-cell table:style-name="ce13" office:value-type="string">
            <text:p>DIAZ GARRIDO MORELA DEL PIL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89119">
            <text:p>18289119</text:p>
          </table:table-cell>
          <table:table-cell table:style-name="ce13" office:value-type="string">
            <text:p>DIAZ GARRIDO MARIA DANI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91124">
            <text:p>19491124</text:p>
          </table:table-cell>
          <table:table-cell table:style-name="ce13" office:value-type="string">
            <text:p>DUGARTE ROA ELIZA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946064">
            <text:p>13946064</text:p>
          </table:table-cell>
          <table:table-cell table:style-name="ce13" office:value-type="string">
            <text:p>DUGARTE TERAN ARACELY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25354">
            <text:p>19825354</text:p>
          </table:table-cell>
          <table:table-cell table:style-name="ce13" office:value-type="string">
            <text:p>DUQUE MOLINA YESENIA GREGOR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099064">
            <text:p>20099064</text:p>
          </table:table-cell>
          <table:table-cell table:style-name="ce13" office:value-type="string">
            <text:p>ESCALONA GARRIDO DIOSMAR MANU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406878">
            <text:p>20406878</text:p>
          </table:table-cell>
          <table:table-cell table:style-name="ce13" office:value-type="string">
            <text:p>ESCALONA MEDINA JETZABETH ELOD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537870">
            <text:p>15537870</text:p>
          </table:table-cell>
          <table:table-cell table:style-name="ce13" office:value-type="string">
            <text:p>ESCALONA MOLINA KEILA DEL 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100936">
            <text:p>20100936</text:p>
          </table:table-cell>
          <table:table-cell table:style-name="ce13" office:value-type="string">
            <text:p>ESCORCHA DOMINGUEZ ROSANGEL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907340">
            <text:p>18907340</text:p>
          </table:table-cell>
          <table:table-cell table:style-name="ce13" office:value-type="string">
            <text:p>ESCORCHA SANCHEZ KARINA LILI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29634">
            <text:p>19429634</text:p>
          </table:table-cell>
          <table:table-cell table:style-name="ce13" office:value-type="string">
            <text:p>FERNANDEZ RIVAS DEGLIS KATHERIN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2120">
            <text:p>12202120</text:p>
          </table:table-cell>
          <table:table-cell table:style-name="ce13" office:value-type="string">
            <text:p>FIGUEREDO ESCALONA NOHELI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8144766">
            <text:p>8144766</text:p>
          </table:table-cell>
          <table:table-cell table:style-name="ce13" office:value-type="string">
            <text:p>FLORES ISABEL TERES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063782">
            <text:p>13063782</text:p>
          </table:table-cell>
          <table:table-cell table:style-name="ce13" office:value-type="string">
            <text:p>FLORES BERMUDEZ ELIANA JOSEF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12289">
            <text:p>10512289</text:p>
          </table:table-cell>
          <table:table-cell table:style-name="ce13" office:value-type="string">
            <text:p>FLORES CHACON WILLIAN JOS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136924">
            <text:p>16136924</text:p>
          </table:table-cell>
          <table:table-cell table:style-name="ce13" office:value-type="string">
            <text:p>FLORES SILVA RAIZA LAY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4249">
            <text:p>12204249</text:p>
          </table:table-cell>
          <table:table-cell table:style-name="ce13" office:value-type="string">
            <text:p>FUENTES ARIAS SANDY VIRGIN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57561">
            <text:p>19057561</text:p>
          </table:table-cell>
          <table:table-cell table:style-name="ce13" office:value-type="string">
            <text:p>GARCIA BELANDRIA YENNYS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204722">
            <text:p>17204722</text:p>
          </table:table-cell>
          <table:table-cell table:style-name="ce13" office:value-type="string">
            <text:p>GARCIA GARCIA DENNI MAR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1170639">
            <text:p>21170639</text:p>
          </table:table-cell>
          <table:table-cell table:style-name="ce13" office:value-type="string">
            <text:p>GARCIAS CORZO LOANNIS LETIC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515324">
            <text:p>16515324</text:p>
          </table:table-cell>
          <table:table-cell table:style-name="ce13" office:value-type="string">
            <text:p>GAVIDIA JEAN CARLO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54970">
            <text:p>12554970</text:p>
          </table:table-cell>
          <table:table-cell table:style-name="ce13" office:value-type="string">
            <text:p>GELVES MARTINEZ YANETH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072978">
            <text:p>15072978</text:p>
          </table:table-cell>
          <table:table-cell table:style-name="ce13" office:value-type="string">
            <text:p>CABEZA DE ARTAHONA GLORIA ANDRE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3596525">
            <text:p>3596525</text:p>
          </table:table-cell>
          <table:table-cell table:style-name="ce13" office:value-type="string">
            <text:p>GOMEZ DE HERNANDEZ YOLAND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869703">
            <text:p>20869703</text:p>
          </table:table-cell>
          <table:table-cell table:style-name="ce13" office:value-type="string">
            <text:p>GOMEZ GOMEZ YULEIM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882322">
            <text:p>13882322</text:p>
          </table:table-cell>
          <table:table-cell table:style-name="ce13" office:value-type="string">
            <text:p>GONZALEZ ARELY MAIGUALI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189241">
            <text:p>16189241</text:p>
          </table:table-cell>
          <table:table-cell table:style-name="ce13" office:value-type="string">
            <text:p>GONZALEZ NURIS YESEN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979687">
            <text:p>16979687</text:p>
          </table:table-cell>
          <table:table-cell table:style-name="ce13" office:value-type="string">
            <text:p>GONZALEZ AQUINO LENNY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838150">
            <text:p>18838150</text:p>
          </table:table-cell>
          <table:table-cell table:style-name="ce13" office:value-type="string">
            <text:p>GONZALEZ DIAZ ANGELA MAR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58229">
            <text:p>10558229</text:p>
          </table:table-cell>
          <table:table-cell table:style-name="ce13" office:value-type="string">
            <text:p>GONZALEZ ESPINOZA CRISALIDA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38219">
            <text:p>20238219</text:p>
          </table:table-cell>
          <table:table-cell table:style-name="ce13" office:value-type="string">
            <text:p>GONZALEZ PUERTA MAIDELEN ZULEN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7898993">
            <text:p>7898993</text:p>
          </table:table-cell>
          <table:table-cell table:style-name="ce13" office:value-type="string">
            <text:p>GONZALEZ ROSINE CARMEN VIRGIN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996516">
            <text:p>14996516</text:p>
          </table:table-cell>
          <table:table-cell table:style-name="ce13" office:value-type="string">
            <text:p>GRATEROL GODOY ODALIS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92207">
            <text:p>11192207</text:p>
          </table:table-cell>
          <table:table-cell table:style-name="ce13" office:value-type="string">
            <text:p>GUALDRON DIAZ MARBELIS DEL PIL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990443">
            <text:p>9990443</text:p>
          </table:table-cell>
          <table:table-cell table:style-name="ce13" office:value-type="string">
            <text:p>GUDIÑO MORA AURA MARBEL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063507">
            <text:p>13063507</text:p>
          </table:table-cell>
          <table:table-cell table:style-name="ce13" office:value-type="string">
            <text:p>GUDIÑO PEREZ ADELAID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2985349">
            <text:p>22985349</text:p>
          </table:table-cell>
          <table:table-cell table:style-name="ce13" office:value-type="string">
            <text:p>GUERRA BUSTAMANTE MARIA DE LOS ANGELE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638322">
            <text:p>16638322</text:p>
          </table:table-cell>
          <table:table-cell table:style-name="ce13" office:value-type="string">
            <text:p>GUERRERO ESQUERRA MIGDAL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79608">
            <text:p>12579608</text:p>
          </table:table-cell>
          <table:table-cell table:style-name="ce13" office:value-type="string">
            <text:p>GUILLEN GALINDEZ BLANCA LENN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839824">
            <text:p>18839824</text:p>
          </table:table-cell>
          <table:table-cell table:style-name="ce13" office:value-type="string">
            <text:p>GUTIERREZ FANDIÑO KATHERIN MARI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710268">
            <text:p>11710268</text:p>
          </table:table-cell>
          <table:table-cell table:style-name="ce13" office:value-type="string">
            <text:p>HERNANDEZ YALEIDA ESPERANZ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88103">
            <text:p>18288103</text:p>
          </table:table-cell>
          <table:table-cell table:style-name="ce13" office:value-type="string">
            <text:p>HERNANDEZ CASTILLO AUROR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058867">
            <text:p>12058867</text:p>
          </table:table-cell>
          <table:table-cell table:style-name="ce13" office:value-type="string">
            <text:p>HERNANDEZ CORTEZ ROMELI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488543">
            <text:p>16488543</text:p>
          </table:table-cell>
          <table:table-cell table:style-name="ce13" office:value-type="string">
            <text:p>HERNANDEZ ESPINOZA EGLIS JAMARIL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709727">
            <text:p>11709727</text:p>
          </table:table-cell>
          <table:table-cell table:style-name="ce13" office:value-type="string">
            <text:p>HERNANDEZ GOMEZ YINETT LIZA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010356">
            <text:p>12010356</text:p>
          </table:table-cell>
          <table:table-cell table:style-name="ce13" office:value-type="string">
            <text:p>HERNANDEZ HERNANDEZ JOSE MANU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792352">
            <text:p>16792352</text:p>
          </table:table-cell>
          <table:table-cell table:style-name="ce13" office:value-type="string">
            <text:p>HERRERA BARCO BETZI ZUNILD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962170">
            <text:p>20962170</text:p>
          </table:table-cell>
          <table:table-cell table:style-name="ce13" office:value-type="string">
            <text:p>HERRERA ECHENIQUE GLORIA VERONIC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90382">
            <text:p>11190382</text:p>
          </table:table-cell>
          <table:table-cell table:style-name="ce13" office:value-type="string">
            <text:p>HERRERA MENA PAULA AIDE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280739">
            <text:p>19280739</text:p>
          </table:table-cell>
          <table:table-cell table:style-name="ce13" office:value-type="string">
            <text:p>HERRERA QUINTERO ROSIRIS MAR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867015">
            <text:p>14867015</text:p>
          </table:table-cell>
          <table:table-cell table:style-name="ce13" office:value-type="string">
            <text:p>HERRERA SALAS JHONNY ANTONI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587709">
            <text:p>13587709</text:p>
          </table:table-cell>
          <table:table-cell table:style-name="ce13" office:value-type="string">
            <text:p>HUERFANO RODRIGUEZ GAUDI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517329">
            <text:p>19517329</text:p>
          </table:table-cell>
          <table:table-cell table:style-name="ce13" office:value-type="string">
            <text:p>JAIMES RIVAS CINDY MAIL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964731">
            <text:p>20964731</text:p>
          </table:table-cell>
          <table:table-cell table:style-name="ce13" office:value-type="string">
            <text:p>JARAMILLO SULVARAN LUSBEID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330578">
            <text:p>15330578</text:p>
          </table:table-cell>
          <table:table-cell table:style-name="ce13" office:value-type="string">
            <text:p>JIMENEZ APONTE PASTORA DE LA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38839">
            <text:p>20238839</text:p>
          </table:table-cell>
          <table:table-cell table:style-name="ce13" office:value-type="string">
            <text:p>JIMENEZ MAMBEL YULIBETH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061353">
            <text:p>13061353</text:p>
          </table:table-cell>
          <table:table-cell table:style-name="ce13" office:value-type="string">
            <text:p>LABORDA MEJIAS TERES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3557061">
            <text:p>23557061</text:p>
          </table:table-cell>
          <table:table-cell table:style-name="ce13" office:value-type="string">
            <text:p>LEAL AGUILAR DIONISI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192096">
            <text:p>19192096</text:p>
          </table:table-cell>
          <table:table-cell table:style-name="ce13" office:value-type="string">
            <text:p>LEON PEREZ ZULEIM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500582">
            <text:p>13500582</text:p>
          </table:table-cell>
          <table:table-cell table:style-name="ce13" office:value-type="string">
            <text:p>LOBO MARQUEZ ROSSIN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659785">
            <text:p>17659785</text:p>
          </table:table-cell>
          <table:table-cell table:style-name="ce13" office:value-type="string">
            <text:p>LOPEZ YENNIFER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550355">
            <text:p>14550355</text:p>
          </table:table-cell>
          <table:table-cell table:style-name="ce13" office:value-type="string">
            <text:p>LORETO IRENE YAZMI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88699">
            <text:p>11188699</text:p>
          </table:table-cell>
          <table:table-cell table:style-name="ce13" office:value-type="string">
            <text:p>LOVERA CRESPO CARMEN SENOV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638246">
            <text:p>16638246</text:p>
          </table:table-cell>
          <table:table-cell table:style-name="ce13" office:value-type="string">
            <text:p>MAGDALENO ULACIO ROSAUR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358440">
            <text:p>17358440</text:p>
          </table:table-cell>
          <table:table-cell table:style-name="ce13" office:value-type="string">
            <text:p>MANCHEGO HENDER ORLAND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591713">
            <text:p>13591713</text:p>
          </table:table-cell>
          <table:table-cell table:style-name="ce13" office:value-type="string">
            <text:p>MARIN CARRASCO DORELYS YAN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693365">
            <text:p>17693365</text:p>
          </table:table-cell>
          <table:table-cell table:style-name="ce13" office:value-type="string">
            <text:p>MARQUEZ CARDENAS THAIS ALEXAND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20809">
            <text:p>19620809</text:p>
          </table:table-cell>
          <table:table-cell table:style-name="ce13" office:value-type="string">
            <text:p>MARQUEZ DIAZ DIEGO MANU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772865">
            <text:p>18772865</text:p>
          </table:table-cell>
          <table:table-cell table:style-name="ce13" office:value-type="string">
            <text:p>MARQUEZ GRAU CUPERTIN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40324">
            <text:p>20240324</text:p>
          </table:table-cell>
          <table:table-cell table:style-name="ce13" office:value-type="string">
            <text:p>MARQUEZ TORRES PEDRO EMIR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244081">
            <text:p>19244081</text:p>
          </table:table-cell>
          <table:table-cell table:style-name="ce13" office:value-type="string">
            <text:p>MARTINEZ GUTIERREZ VANESS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599188">
            <text:p>20599188</text:p>
          </table:table-cell>
          <table:table-cell table:style-name="ce13" office:value-type="string">
            <text:p>MEJIAS CHIRINOS DAYANA EVANGE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118569">
            <text:p>18118569</text:p>
          </table:table-cell>
          <table:table-cell table:style-name="ce13" office:value-type="string">
            <text:p>MEJIAS MEDINA LEISMAR ADELI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57580">
            <text:p>10557580</text:p>
          </table:table-cell>
          <table:table-cell table:style-name="ce13" office:value-type="string">
            <text:p>MEJIAS RIBAS YSLILLER DEL PIL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874239">
            <text:p>9874239</text:p>
          </table:table-cell>
          <table:table-cell table:style-name="ce13" office:value-type="string">
            <text:p>MENA TOVAR NURIS CONCEPCIO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1169925">
            <text:p>21169925</text:p>
          </table:table-cell>
          <table:table-cell table:style-name="ce13" office:value-type="string">
            <text:p>MENDEZ ESCOBAR MARLENE BRIGGI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61195">
            <text:p>10561195</text:p>
          </table:table-cell>
          <table:table-cell table:style-name="ce13" office:value-type="string">
            <text:p>MENDEZ GONZALEZ DELI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185412">
            <text:p>13185412</text:p>
          </table:table-cell>
          <table:table-cell table:style-name="ce13" office:value-type="string">
            <text:p>MENDOZA ARAGON LURDIS XIOMA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118754">
            <text:p>18118754</text:p>
          </table:table-cell>
          <table:table-cell table:style-name="ce13" office:value-type="string">
            <text:p>MEZA PAREDES ANNYS DEL ROSARI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408929">
            <text:p>20408929</text:p>
          </table:table-cell>
          <table:table-cell table:style-name="ce13" office:value-type="string">
            <text:p>MILLA BARRUETA ROSANGEL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180268">
            <text:p>19180268</text:p>
          </table:table-cell>
          <table:table-cell table:style-name="ce13" office:value-type="string">
            <text:p>MOGOLLON AGÜERO YUR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101354">
            <text:p>20101354</text:p>
          </table:table-cell>
          <table:table-cell table:style-name="ce13" office:value-type="string">
            <text:p>MOLINA BRACA WILMERY YSA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913884">
            <text:p>19913884</text:p>
          </table:table-cell>
          <table:table-cell table:style-name="ce13" office:value-type="string">
            <text:p>MOLINA MORILLO SANDY RHOSMI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212432">
            <text:p>13212432</text:p>
          </table:table-cell>
          <table:table-cell table:style-name="ce13" office:value-type="string">
            <text:p>MOLINA RAMIREZ BELKY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602456">
            <text:p>20602456</text:p>
          </table:table-cell>
          <table:table-cell table:style-name="ce13" office:value-type="string">
            <text:p>MOLINA ROJAS NORAIM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708467">
            <text:p>11708467</text:p>
          </table:table-cell>
          <table:table-cell table:style-name="ce13" office:value-type="string">
            <text:p>MONTES SULMA ERICK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869914">
            <text:p>20869914</text:p>
          </table:table-cell>
          <table:table-cell table:style-name="ce13" office:value-type="string">
            <text:p>MONTIEL BALZA YERALDIN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60947">
            <text:p>10560947</text:p>
          </table:table-cell>
          <table:table-cell table:style-name="ce13" office:value-type="string">
            <text:p>MONTILLA GOMEZ MARIA HIPOLIT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881438">
            <text:p>17881438</text:p>
          </table:table-cell>
          <table:table-cell table:style-name="ce13" office:value-type="string">
            <text:p>MONTILLA RAMOS JOHANA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517595">
            <text:p>19517595</text:p>
          </table:table-cell>
          <table:table-cell table:style-name="ce13" office:value-type="string">
            <text:p>MONZON MARIA GRASI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52570">
            <text:p>12552570</text:p>
          </table:table-cell>
          <table:table-cell table:style-name="ce13" office:value-type="string">
            <text:p>MONZON FRANCI NILSE MARI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20807">
            <text:p>19620807</text:p>
          </table:table-cell>
          <table:table-cell table:style-name="ce13" office:value-type="string">
            <text:p>MORA ESCALANTE REYNALDO SAI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601252">
            <text:p>20601252</text:p>
          </table:table-cell>
          <table:table-cell table:style-name="ce13" office:value-type="string">
            <text:p>MORA PEREZ MARIA GABRI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002950">
            <text:p>14002950</text:p>
          </table:table-cell>
          <table:table-cell table:style-name="ce13" office:value-type="string">
            <text:p>MORA RAMIREZ LUZ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1167485">
            <text:p>21167485</text:p>
          </table:table-cell>
          <table:table-cell table:style-name="ce13" office:value-type="string">
            <text:p>MORENO MARIA ANDRE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518641">
            <text:p>14518641</text:p>
          </table:table-cell>
          <table:table-cell table:style-name="ce13" office:value-type="string">
            <text:p>MORENO MENDEZ HEID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271887">
            <text:p>15271887</text:p>
          </table:table-cell>
          <table:table-cell table:style-name="ce13" office:value-type="string">
            <text:p>MORENO RIVAS MARIELA ANTON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199509">
            <text:p>12199509</text:p>
          </table:table-cell>
          <table:table-cell table:style-name="ce13" office:value-type="string">
            <text:p>MORENO RODRIGUEZ YADIRA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839057">
            <text:p>18839057</text:p>
          </table:table-cell>
          <table:table-cell table:style-name="ce13" office:value-type="string">
            <text:p>MORENO SARMIENTO SAMUEL DE JESU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987056">
            <text:p>17987056</text:p>
          </table:table-cell>
          <table:table-cell table:style-name="ce13" office:value-type="string">
            <text:p>MOSIS MARQUEZ ANGELA ENEI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271790">
            <text:p>15271790</text:p>
          </table:table-cell>
          <table:table-cell table:style-name="ce13" office:value-type="string">
            <text:p>NABAJA OSPINO LENYS EST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537392">
            <text:p>15537392</text:p>
          </table:table-cell>
          <table:table-cell table:style-name="ce13" office:value-type="string">
            <text:p>NUÑEZ CONTRERAS NORA DEL 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517399">
            <text:p>19517399</text:p>
          </table:table-cell>
          <table:table-cell table:style-name="ce13" office:value-type="string">
            <text:p>NUÑEZ CONTRERAS YESSIKA NORAIM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519281">
            <text:p>20519281</text:p>
          </table:table-cell>
          <table:table-cell table:style-name="ce13" office:value-type="string">
            <text:p>OCHOA MENDEZ YRIS YUSNE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194166">
            <text:p>13194166</text:p>
          </table:table-cell>
          <table:table-cell table:style-name="ce13" office:value-type="string">
            <text:p>OLIVARES DAMARIS GREGOR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279455">
            <text:p>19279455</text:p>
          </table:table-cell>
          <table:table-cell table:style-name="ce13" office:value-type="string">
            <text:p>OROZCO GALINDEZ ZENAIR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980439">
            <text:p>16980439</text:p>
          </table:table-cell>
          <table:table-cell table:style-name="ce13" office:value-type="string">
            <text:p>OSPINO MARQUEZ MILEID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980440">
            <text:p>16980440</text:p>
          </table:table-cell>
          <table:table-cell table:style-name="ce13" office:value-type="string">
            <text:p>OSPINO MARQUEZ LUCIMAR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560263">
            <text:p>18560263</text:p>
          </table:table-cell>
          <table:table-cell table:style-name="ce13" office:value-type="string">
            <text:p>OSPINO MARQUEZ IPPSY VANESS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85529">
            <text:p>11185529</text:p>
          </table:table-cell>
          <table:table-cell table:style-name="ce13" office:value-type="string">
            <text:p>PAREDES DE BITRIAGO LUZ DIV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882021">
            <text:p>13882021</text:p>
          </table:table-cell>
          <table:table-cell table:style-name="ce13" office:value-type="string">
            <text:p>PAREDES MARTINEZ MARISELA RAMO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637979">
            <text:p>16637979</text:p>
          </table:table-cell>
          <table:table-cell table:style-name="ce13" office:value-type="string">
            <text:p>PAREDES SOLIS NAYELI NET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602010">
            <text:p>20602010</text:p>
          </table:table-cell>
          <table:table-cell table:style-name="ce13" office:value-type="string">
            <text:p>PAREDES VARILLAS YETSI LILI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515790">
            <text:p>16515790</text:p>
          </table:table-cell>
          <table:table-cell table:style-name="ce13" office:value-type="string">
            <text:p>PEÑA CARLOS JAVIE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2985118">
            <text:p>22985118</text:p>
          </table:table-cell>
          <table:table-cell table:style-name="ce13" office:value-type="string">
            <text:p>PEÑA ARAIZ LILIAN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956764">
            <text:p>14956764</text:p>
          </table:table-cell>
          <table:table-cell table:style-name="ce13" office:value-type="string">
            <text:p>PEÑA DABOIN NELL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496804">
            <text:p>13496804</text:p>
          </table:table-cell>
          <table:table-cell table:style-name="ce13" office:value-type="string">
            <text:p>PEÑA LOPEZ MARITZ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3031150">
            <text:p>23031150</text:p>
          </table:table-cell>
          <table:table-cell table:style-name="ce13" office:value-type="string">
            <text:p>PEÑA PEÑA MARYURIS MAHOLY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5724">
            <text:p>12205724</text:p>
          </table:table-cell>
          <table:table-cell table:style-name="ce13" office:value-type="string">
            <text:p>PEREZ FANNY YADI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291567">
            <text:p>17291567</text:p>
          </table:table-cell>
          <table:table-cell table:style-name="ce13" office:value-type="string">
            <text:p>PEREZ GUTIERREZ JESSIKA FAUST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1431440">
            <text:p>21431440</text:p>
          </table:table-cell>
          <table:table-cell table:style-name="ce13" office:value-type="string">
            <text:p>PEREZ MALDONADO MARIANG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828168">
            <text:p>15828168</text:p>
          </table:table-cell>
          <table:table-cell table:style-name="ce13" office:value-type="string">
            <text:p>PEREZ MORENO CANDIDA IYANU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61700">
            <text:p>10561700</text:p>
          </table:table-cell>
          <table:table-cell table:style-name="ce13" office:value-type="string">
            <text:p>PEREZ RAMIREZ ANA YSAB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670501">
            <text:p>15670501</text:p>
          </table:table-cell>
          <table:table-cell table:style-name="ce13" office:value-type="string">
            <text:p>PEREZ RETAMOSA CANDELARIA ESTHE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201979">
            <text:p>19201979</text:p>
          </table:table-cell>
          <table:table-cell table:style-name="ce13" office:value-type="string">
            <text:p>PEREZ TORO EDIL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012910">
            <text:p>20012910</text:p>
          </table:table-cell>
          <table:table-cell table:style-name="ce13" office:value-type="string">
            <text:p>PEREZ ZAMBRANO LAURA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407765">
            <text:p>20407765</text:p>
          </table:table-cell>
          <table:table-cell table:style-name="ce13" office:value-type="string">
            <text:p>PINEDA GAVIDIA MAIRELYS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266156">
            <text:p>19266156</text:p>
          </table:table-cell>
          <table:table-cell table:style-name="ce13" office:value-type="string">
            <text:p>PINEDA SANCHEZ BRICEID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731430">
            <text:p>19731430</text:p>
          </table:table-cell>
          <table:table-cell table:style-name="ce13" office:value-type="string">
            <text:p>PLANA GALINDEZ YEXICA MILEID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252628">
            <text:p>9252628</text:p>
          </table:table-cell>
          <table:table-cell table:style-name="ce13" office:value-type="string">
            <text:p>PRINCIPAL ESCALONA FRANCELI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101390">
            <text:p>17101390</text:p>
          </table:table-cell>
          <table:table-cell table:style-name="ce13" office:value-type="string">
            <text:p>QUINTANA LUCENA RUDY MARGARIT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39304">
            <text:p>20239304</text:p>
          </table:table-cell>
          <table:table-cell table:style-name="ce13" office:value-type="string">
            <text:p>QUINTERO YESIGLEN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25015">
            <text:p>19825015</text:p>
          </table:table-cell>
          <table:table-cell table:style-name="ce13" office:value-type="string">
            <text:p>QUINTERO RIVAS ELCI MAR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464704">
            <text:p>16464704</text:p>
          </table:table-cell>
          <table:table-cell table:style-name="ce13" office:value-type="string">
            <text:p>RAMIREZ AZUAJE DIAN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195906">
            <text:p>12195906</text:p>
          </table:table-cell>
          <table:table-cell table:style-name="ce13" office:value-type="string">
            <text:p>RAMIREZ DIAZ PEDRO CINERCI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073779">
            <text:p>15073779</text:p>
          </table:table-cell>
          <table:table-cell table:style-name="ce13" office:value-type="string">
            <text:p>RAMIREZ FALCON ELIDES ELIZA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588941">
            <text:p>16588941</text:p>
          </table:table-cell>
          <table:table-cell table:style-name="ce13" office:value-type="string">
            <text:p>RAMIREZ FRAINO ANDREIN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491951">
            <text:p>11491951</text:p>
          </table:table-cell>
          <table:table-cell table:style-name="ce13" office:value-type="string">
            <text:p>RAMIREZ JIMENEZ RUTH MAR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389128">
            <text:p>9389128</text:p>
          </table:table-cell>
          <table:table-cell table:style-name="ce13" office:value-type="string">
            <text:p>RAMIREZ RANGEL ANA LEI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24564">
            <text:p>18224564</text:p>
          </table:table-cell>
          <table:table-cell table:style-name="ce13" office:value-type="string">
            <text:p>RAMOS REQUENA JASSIBE NAZAR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56145">
            <text:p>10556145</text:p>
          </table:table-cell>
          <table:table-cell table:style-name="ce13" office:value-type="string">
            <text:p>RANGEL CONTRERAS HILBA YURIM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63007">
            <text:p>10563007</text:p>
          </table:table-cell>
          <table:table-cell table:style-name="ce13" office:value-type="string">
            <text:p>RANGEL FERNANDEZ CARMEN TERES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100072">
            <text:p>20100072</text:p>
          </table:table-cell>
          <table:table-cell table:style-name="ce13" office:value-type="string">
            <text:p>RANGEL MARTINEZ JOCELYS SOF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384584">
            <text:p>9384584</text:p>
          </table:table-cell>
          <table:table-cell table:style-name="ce13" office:value-type="string">
            <text:p>RATTIA GARRIDO JEANETT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8804185">
            <text:p>8804185</text:p>
          </table:table-cell>
          <table:table-cell table:style-name="ce13" office:value-type="string">
            <text:p>REBOLLEDO JOSE LU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493189">
            <text:p>13493189</text:p>
          </table:table-cell>
          <table:table-cell table:style-name="ce13" office:value-type="string">
            <text:p>REBOLLEDO MORALES CAROLIN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4939">
            <text:p>12204939</text:p>
          </table:table-cell>
          <table:table-cell table:style-name="ce13" office:value-type="string">
            <text:p>RENDA COSILES FRANCIS ROS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290733">
            <text:p>17290733</text:p>
          </table:table-cell>
          <table:table-cell table:style-name="ce13" office:value-type="string">
            <text:p>RESTREPO DE QUINTERO YUSNEIDA BIANNE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549122">
            <text:p>14549122</text:p>
          </table:table-cell>
          <table:table-cell table:style-name="ce13" office:value-type="string">
            <text:p>RIBAS MENDOZA CARMEN ELE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958742">
            <text:p>17958742</text:p>
          </table:table-cell>
          <table:table-cell table:style-name="ce13" office:value-type="string">
            <text:p>RIOS ROMERO DANELSY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51768">
            <text:p>12551768</text:p>
          </table:table-cell>
          <table:table-cell table:style-name="ce13" office:value-type="string">
            <text:p>RIVAS JOSEFINA RAMO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340268">
            <text:p>14340268</text:p>
          </table:table-cell>
          <table:table-cell table:style-name="ce13" office:value-type="string">
            <text:p>RIVAS ARIAS YAMILET MAIBELI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711565">
            <text:p>11711565</text:p>
          </table:table-cell>
          <table:table-cell table:style-name="ce13" office:value-type="string">
            <text:p>RIVAS MENDOZA ALBA ROS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4601">
            <text:p>12204601</text:p>
          </table:table-cell>
          <table:table-cell table:style-name="ce13" office:value-type="string">
            <text:p>RIVAS PEREZ EMILEYDA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89282">
            <text:p>18289282</text:p>
          </table:table-cell>
          <table:table-cell table:style-name="ce13" office:value-type="string">
            <text:p>RIVAS VALLADARES JOSE ANTONI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967372">
            <text:p>15967372</text:p>
          </table:table-cell>
          <table:table-cell table:style-name="ce13" office:value-type="string">
            <text:p>RIVERO PERNIA LUZ MAR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637338">
            <text:p>16637338</text:p>
          </table:table-cell>
          <table:table-cell table:style-name="ce13" office:value-type="string">
            <text:p>ROA ALMANZA VERONIC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463037">
            <text:p>15463037</text:p>
          </table:table-cell>
          <table:table-cell table:style-name="ce13" office:value-type="string">
            <text:p>RODRIGUEZ MARTINEZ ELIZABETH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6866">
            <text:p>12206866</text:p>
          </table:table-cell>
          <table:table-cell table:style-name="ce13" office:value-type="string">
            <text:p>RODRIGUEZ NOVOA YASNIRIA ANTONIET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396980">
            <text:p>11396980</text:p>
          </table:table-cell>
          <table:table-cell table:style-name="ce13" office:value-type="string">
            <text:p>RODRIGUEZ PEREZ OFELI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3026024">
            <text:p>23026024</text:p>
          </table:table-cell>
          <table:table-cell table:style-name="ce13" office:value-type="string">
            <text:p>RODRIGUEZ SANDOVAL ABRAHANNY YOTSEL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26759">
            <text:p>19826759</text:p>
          </table:table-cell>
          <table:table-cell table:style-name="ce13" office:value-type="string">
            <text:p>RODRIGUEZ VILLEGAS SARAHIS GABRI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278061">
            <text:p>19278061</text:p>
          </table:table-cell>
          <table:table-cell table:style-name="ce13" office:value-type="string">
            <text:p>ROJAS CALDERON MARIA CALDERO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021071">
            <text:p>15021071</text:p>
          </table:table-cell>
          <table:table-cell table:style-name="ce13" office:value-type="string">
            <text:p>ROJAS FERNANDEZ BEXIS GARDEN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19757">
            <text:p>19619757</text:p>
          </table:table-cell>
          <table:table-cell table:style-name="ce13" office:value-type="string">
            <text:p>ROJAS ZAMBRANO XIOMARA MARIB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364313">
            <text:p>17364313</text:p>
          </table:table-cell>
          <table:table-cell table:style-name="ce13" office:value-type="string">
            <text:p>ROMERO BONILLA MILEYVYS MAIL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517380">
            <text:p>19517380</text:p>
          </table:table-cell>
          <table:table-cell table:style-name="ce13" office:value-type="string">
            <text:p>ROMERO DAVILA YESSICA YOCAST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80324">
            <text:p>12580324</text:p>
          </table:table-cell>
          <table:table-cell table:style-name="ce13" office:value-type="string">
            <text:p>RONDON BLANCO NORIS CLARIB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171796">
            <text:p>14171796</text:p>
          </table:table-cell>
          <table:table-cell table:style-name="ce13" office:value-type="string">
            <text:p>RONDON LAGUNA IXOR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116616">
            <text:p>18116616</text:p>
          </table:table-cell>
          <table:table-cell table:style-name="ce13" office:value-type="string">
            <text:p>RONDON PAREDES SORELIS MAGO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987153">
            <text:p>17987153</text:p>
          </table:table-cell>
          <table:table-cell table:style-name="ce13" office:value-type="string">
            <text:p>RONDON PERAZA EYLEN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322518">
            <text:p>12322518</text:p>
          </table:table-cell>
          <table:table-cell table:style-name="ce13" office:value-type="string">
            <text:p>RONDON VELIZ YUR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260256">
            <text:p>9260256</text:p>
          </table:table-cell>
          <table:table-cell table:style-name="ce13" office:value-type="string">
            <text:p>ROSA VIRGINIA RATT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349440">
            <text:p>14349440</text:p>
          </table:table-cell>
          <table:table-cell table:style-name="ce13" office:value-type="string">
            <text:p>RUIZ ESCALANTE NANCY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87687">
            <text:p>11187687</text:p>
          </table:table-cell>
          <table:table-cell table:style-name="ce13" office:value-type="string">
            <text:p>SALAS LORENA ERMIN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69628">
            <text:p>19069628</text:p>
          </table:table-cell>
          <table:table-cell table:style-name="ce24" office:value-type="string">
            <text:p>SALAZAR BASTIDAS ROSA AVE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54926">
            <text:p>12554926</text:p>
          </table:table-cell>
          <table:table-cell table:style-name="ce13" office:value-type="string">
            <text:p>SALCEDO GONZALEZ DAX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072507">
            <text:p>15072507</text:p>
          </table:table-cell>
          <table:table-cell table:style-name="ce13" office:value-type="string">
            <text:p>SALINAS PERNIA YANETH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599339">
            <text:p>20599339</text:p>
          </table:table-cell>
          <table:table-cell table:style-name="ce13" office:value-type="string">
            <text:p>SAMBRANO BASTIDAS JOHAN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371138">
            <text:p>14371138</text:p>
          </table:table-cell>
          <table:table-cell table:style-name="ce13" office:value-type="string">
            <text:p>SANCHEZ MARBEL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462635">
            <text:p>12462635</text:p>
          </table:table-cell>
          <table:table-cell table:style-name="ce13" office:value-type="string">
            <text:p>SANCHEZ DE TAQUIVA MARIA CHARI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340201">
            <text:p>14340201</text:p>
          </table:table-cell>
          <table:table-cell table:style-name="ce13" office:value-type="string">
            <text:p>SANCHEZ PEREZ KATIUSKA LILI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1552373">
            <text:p>21552373</text:p>
          </table:table-cell>
          <table:table-cell table:style-name="ce13" office:value-type="string">
            <text:p>SANCHEZ SUAREZ VIRGELIN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357663">
            <text:p>17357663</text:p>
          </table:table-cell>
          <table:table-cell table:style-name="ce13" office:value-type="string">
            <text:p>SANCHEZ VARGAS KEREN RU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8065976">
            <text:p>8065976</text:p>
          </table:table-cell>
          <table:table-cell table:style-name="ce13" office:value-type="string">
            <text:p>SARMIENTO MEDINA PAULA RAMO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413449">
            <text:p>16413449</text:p>
          </table:table-cell>
          <table:table-cell table:style-name="ce13" office:value-type="string">
            <text:p>SERRANO SANCHEZ ANDRI YOLBE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26567">
            <text:p>19826567</text:p>
          </table:table-cell>
          <table:table-cell table:style-name="ce13" office:value-type="string">
            <text:p>SILVA GUDIÑO AURI ANGELA BETZA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69463">
            <text:p>19069463</text:p>
          </table:table-cell>
          <table:table-cell table:style-name="ce13" office:value-type="string">
            <text:p>SILVA PEREZ YURI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323798">
            <text:p>12323798</text:p>
          </table:table-cell>
          <table:table-cell table:style-name="ce13" office:value-type="string">
            <text:p>SOLIS AIRA CELEN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599929">
            <text:p>20599929</text:p>
          </table:table-cell>
          <table:table-cell table:style-name="ce13" office:value-type="string">
            <text:p>SOLIS VELAZQUEZ MAYERLIN RANNEL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55449">
            <text:p>10555449</text:p>
          </table:table-cell>
          <table:table-cell table:style-name="ce13" office:value-type="string">
            <text:p>SOSA CONTRERAS MARI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989994">
            <text:p>17989994</text:p>
          </table:table-cell>
          <table:table-cell table:style-name="ce13" office:value-type="string">
            <text:p>SULBARAN ALBARRAN DORAIM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434262">
            <text:p>14434262</text:p>
          </table:table-cell>
          <table:table-cell table:style-name="ce13" office:value-type="string">
            <text:p>TERAN ESCOBAR JEIMI YURLEID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099986">
            <text:p>20099986</text:p>
          </table:table-cell>
          <table:table-cell table:style-name="ce13" office:value-type="string">
            <text:p>TORO ALVARADO JOHERLYN MALGR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39690">
            <text:p>20239690</text:p>
          </table:table-cell>
          <table:table-cell table:style-name="ce13" office:value-type="string">
            <text:p>TORRES BARRETO IRIS ZULEIM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841546">
            <text:p>11841546</text:p>
          </table:table-cell>
          <table:table-cell table:style-name="ce13" office:value-type="string">
            <text:p>TORRES BECERRA NIEVE SORAI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983973">
            <text:p>9983973</text:p>
          </table:table-cell>
          <table:table-cell table:style-name="ce13" office:value-type="string">
            <text:p>TORRES CORDERO OMAIRA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800116">
            <text:p>18800116</text:p>
          </table:table-cell>
          <table:table-cell table:style-name="ce13" office:value-type="string">
            <text:p>TORRES FERNANDEZ CAROLINA ELIZA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127463">
            <text:p>16127463</text:p>
          </table:table-cell>
          <table:table-cell table:style-name="ce13" office:value-type="string">
            <text:p>TORRES MANZANO MARIANNA SARA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661379">
            <text:p>17661379</text:p>
          </table:table-cell>
          <table:table-cell table:style-name="ce13" office:value-type="string">
            <text:p>TORRES PARRA FREDDY RONALD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12807">
            <text:p>19612807</text:p>
          </table:table-cell>
          <table:table-cell table:style-name="ce13" office:value-type="string">
            <text:p>TOVAR BELLO CARMEN ELISA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838872">
            <text:p>18838872</text:p>
          </table:table-cell>
          <table:table-cell table:style-name="ce13" office:value-type="string">
            <text:p>TOVAR MATUTE YANNAY YAMILI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349545">
            <text:p>19349545</text:p>
          </table:table-cell>
          <table:table-cell table:style-name="ce13" office:value-type="string">
            <text:p>TREJO BRICEÑO LILIANA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1431424">
            <text:p>21431424</text:p>
          </table:table-cell>
          <table:table-cell table:style-name="ce13" office:value-type="string">
            <text:p>UNDA DENNYS LILIBET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192210">
            <text:p>19192210</text:p>
          </table:table-cell>
          <table:table-cell table:style-name="ce13" office:value-type="string">
            <text:p>VALDERRAMA FIGUEROA MARTHA CECIL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118349">
            <text:p>18118349</text:p>
          </table:table-cell>
          <table:table-cell table:style-name="ce13" office:value-type="string">
            <text:p>VALDEZ BRITO EUKARIS YAMILET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461185">
            <text:p>15461185</text:p>
          </table:table-cell>
          <table:table-cell table:style-name="ce13" office:value-type="string">
            <text:p>VALERA VASQUEZ NADIUSKA NAZARET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89341">
            <text:p>11189341</text:p>
          </table:table-cell>
          <table:table-cell table:style-name="ce13" office:value-type="string">
            <text:p>VALERO MARIA HERLIN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714509">
            <text:p>11714509</text:p>
          </table:table-cell>
          <table:table-cell table:style-name="ce13" office:value-type="string">
            <text:p>VALERO NUÑEZ DESIREE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434857">
            <text:p>14434857</text:p>
          </table:table-cell>
          <table:table-cell table:style-name="ce13" office:value-type="string">
            <text:p>VALLADARES GARCIA JOHANNA KARELY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91788">
            <text:p>11191788</text:p>
          </table:table-cell>
          <table:table-cell table:style-name="ce13" office:value-type="string">
            <text:p>VALLADARES RANGEL LUZ M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759594">
            <text:p>13759594</text:p>
          </table:table-cell>
          <table:table-cell table:style-name="ce13" office:value-type="string">
            <text:p>VALLADARES ROSARIO ADRIAN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191054">
            <text:p>19191054</text:p>
          </table:table-cell>
          <table:table-cell table:style-name="ce13" office:value-type="string">
            <text:p>VARILLAS FERNANDEZ KEYLA YORMAR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783670">
            <text:p>19783670</text:p>
          </table:table-cell>
          <table:table-cell table:style-name="ce13" office:value-type="string">
            <text:p>VASQUEZ CEGARRA YUSLEIDY BETZA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69314">
            <text:p>19069314</text:p>
          </table:table-cell>
          <table:table-cell table:style-name="ce13" office:value-type="string">
            <text:p>VASQUEZ PINEDA MAHOLY DEL REA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58568">
            <text:p>10558568</text:p>
          </table:table-cell>
          <table:table-cell table:style-name="ce13" office:value-type="string">
            <text:p>VAZQUEZ LEON JESUS ANTONI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839201">
            <text:p>12839201</text:p>
          </table:table-cell>
          <table:table-cell table:style-name="ce13" office:value-type="string">
            <text:p>VAZQUEZ MEJIA ELSAN DIOCELY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012351">
            <text:p>20012351</text:p>
          </table:table-cell>
          <table:table-cell table:style-name="ce13" office:value-type="string">
            <text:p>VELAZQUES GLEIDY NOHEL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829964">
            <text:p>15829964</text:p>
          </table:table-cell>
          <table:table-cell table:style-name="ce13" office:value-type="string">
            <text:p>VELEZ GUARIN MARIA YAN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636980">
            <text:p>16636980</text:p>
          </table:table-cell>
          <table:table-cell table:style-name="ce13" office:value-type="string">
            <text:p>VERA SINIVA YLIANA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599788">
            <text:p>20599788</text:p>
          </table:table-cell>
          <table:table-cell table:style-name="ce13" office:value-type="string">
            <text:p>VIERA VALERO EVELI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71304">
            <text:p>19071304</text:p>
          </table:table-cell>
          <table:table-cell table:style-name="ce13" office:value-type="string">
            <text:p>VILLAMIZAR CANELONES YUREIM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40650">
            <text:p>20240650</text:p>
          </table:table-cell>
          <table:table-cell table:style-name="ce13" office:value-type="string">
            <text:p>VILLEGAS MARTINEZ CARMEN YOSELY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101591">
            <text:p>20101591</text:p>
          </table:table-cell>
          <table:table-cell table:style-name="ce13" office:value-type="string">
            <text:p>VILLEGAS PIÑERO ARIANNIS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638374">
            <text:p>16638374</text:p>
          </table:table-cell>
          <table:table-cell table:style-name="ce13" office:value-type="string">
            <text:p>VILLEGAS VILLAMIZAR THANYIBETH TAIMA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710745">
            <text:p>11710745</text:p>
          </table:table-cell>
          <table:table-cell table:style-name="ce13" office:value-type="string">
            <text:p>VIRGUEZ FLORES MARIL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592304">
            <text:p>13592304</text:p>
          </table:table-cell>
          <table:table-cell table:style-name="ce13" office:value-type="string">
            <text:p>VIRGUEZ FLORES YUDIT DEL PIL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978033">
            <text:p>16978033</text:p>
          </table:table-cell>
          <table:table-cell table:style-name="ce13" office:value-type="string">
            <text:p>VIVAS PEÑA YUSMAR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987604">
            <text:p>17987604</text:p>
          </table:table-cell>
          <table:table-cell table:style-name="ce13" office:value-type="string">
            <text:p>YOMAIRA DEL VALLE CONTRERA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90696">
            <text:p>18290696</text:p>
          </table:table-cell>
          <table:table-cell table:style-name="ce13" office:value-type="string">
            <text:p>ZAMBRANO BARRERA DESIREE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549553">
            <text:p>17549553</text:p>
          </table:table-cell>
          <table:table-cell table:style-name="ce13" office:value-type="string">
            <text:p>ZAMBRANO PAREDES DAYANA DESIRE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733103">
            <text:p>20733103</text:p>
          </table:table-cell>
          <table:table-cell table:style-name="ce13" office:value-type="string">
            <text:p>ZAMBRANO RIVAS DAYIVIRE YILEIN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5448613">
            <text:p>5448613</text:p>
          </table:table-cell>
          <table:table-cell table:style-name="ce13" office:value-type="string">
            <text:p>ZAMBRANO ZERPA MARIA AUXILIADO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672041">
            <text:p>15672041</text:p>
          </table:table-cell>
          <table:table-cell table:style-name="ce13" office:value-type="string">
            <text:p>ALVARADO MARIA MAGDALE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266401">
            <text:p>9266401</text:p>
          </table:table-cell>
          <table:table-cell table:style-name="ce13" office:value-type="string">
            <text:p>ANDRADE GONZALEZ DORY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190450">
            <text:p>11190450</text:p>
          </table:table-cell>
          <table:table-cell table:style-name="ce13" office:value-type="string">
            <text:p>ANGEL ARISMENDI ADRIANA DEL PIL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40417">
            <text:p>20240417</text:p>
          </table:table-cell>
          <table:table-cell table:style-name="ce13" office:value-type="string">
            <text:p>APURE URREA CRISCEI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635216">
            <text:p>16635216</text:p>
          </table:table-cell>
          <table:table-cell table:style-name="ce13" office:value-type="string">
            <text:p>ARANGUIBEL VERGARA ANA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953386">
            <text:p>18953386</text:p>
          </table:table-cell>
          <table:table-cell table:style-name="ce13" office:value-type="string">
            <text:p>ARAQUE MOLINA SUSA MILEID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29525">
            <text:p>19429525</text:p>
          </table:table-cell>
          <table:table-cell table:style-name="ce13" office:value-type="string">
            <text:p>ARCILA GONZALEZ YANNY NOHEM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046763">
            <text:p>18046763</text:p>
          </table:table-cell>
          <table:table-cell table:style-name="ce13" office:value-type="string">
            <text:p>ARIAS PAREDES ALBA YODEX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3001891">
            <text:p>23001891</text:p>
          </table:table-cell>
          <table:table-cell table:style-name="ce13" office:value-type="string">
            <text:p>BARAZARTE BECERRA MERCEDE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638939">
            <text:p>16638939</text:p>
          </table:table-cell>
          <table:table-cell table:style-name="ce13" office:value-type="string">
            <text:p>BARAZARTE CAMACHO ARNELIS YOLAN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985621">
            <text:p>9985621</text:p>
          </table:table-cell>
          <table:table-cell table:style-name="ce13" office:value-type="string">
            <text:p>BARAZARTE MONTILLA SALOME DE LAS MERCEDE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814680">
            <text:p>14814680</text:p>
          </table:table-cell>
          <table:table-cell table:style-name="ce13" office:value-type="string">
            <text:p>BARRETO ALBARRAN ELO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118171">
            <text:p>18118171</text:p>
          </table:table-cell>
          <table:table-cell table:style-name="ce13" office:value-type="string">
            <text:p>BASTIDAS BARAZARTE YURAIMY YASMI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443288">
            <text:p>18443288</text:p>
          </table:table-cell>
          <table:table-cell table:style-name="ce13" office:value-type="string">
            <text:p>BASTIDAS TORREALBA MARGARIT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500471">
            <text:p>11500471</text:p>
          </table:table-cell>
          <table:table-cell table:style-name="ce13" office:value-type="string">
            <text:p>BAUTISTA ARCHILA OMAI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31712">
            <text:p>19631712</text:p>
          </table:table-cell>
          <table:table-cell table:style-name="ce13" office:value-type="string">
            <text:p>BELANDRIA GARCIA MARY YSA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840068">
            <text:p>11840068</text:p>
          </table:table-cell>
          <table:table-cell table:style-name="ce13" office:value-type="string">
            <text:p>BELANDRIA RODRIGUEZ CARMEN YOLAN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550025">
            <text:p>14550025</text:p>
          </table:table-cell>
          <table:table-cell table:style-name="ce13" office:value-type="string">
            <text:p>BENCOMO PAREDES YANET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017572">
            <text:p>16017572</text:p>
          </table:table-cell>
          <table:table-cell table:style-name="ce13" office:value-type="string">
            <text:p>BERMUDEZ MAVARES KARINA ISAB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81767">
            <text:p>19881767</text:p>
          </table:table-cell>
          <table:table-cell table:style-name="ce13" office:value-type="string">
            <text:p>BERRIOS TERAN LUCY SARA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43787">
            <text:p>19843787</text:p>
          </table:table-cell>
          <table:table-cell table:style-name="ce13" office:value-type="string">
            <text:p>BLANCO CUEVAS ADRIANA JUDI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40854">
            <text:p>20240854</text:p>
          </table:table-cell>
          <table:table-cell table:style-name="ce13" office:value-type="string">
            <text:p>BRICEÑO ARAUJO YRIS YANEID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70080">
            <text:p>19070080</text:p>
          </table:table-cell>
          <table:table-cell table:style-name="ce13" office:value-type="string">
            <text:p>BRICEÑO HOYO WILMER JOS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81361">
            <text:p>19881361</text:p>
          </table:table-cell>
          <table:table-cell table:style-name="ce13" office:value-type="string">
            <text:p>CAMACHO ELY YAMI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549529">
            <text:p>17549529</text:p>
          </table:table-cell>
          <table:table-cell table:style-name="ce13" office:value-type="string">
            <text:p>CAMACHO CEGARRA YURLEY ANDREY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840192">
            <text:p>11840192</text:p>
          </table:table-cell>
          <table:table-cell table:style-name="ce13" office:value-type="string">
            <text:p>CARDENAS RANGEL MARTHA CECIL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3549320">
            <text:p>23549320</text:p>
          </table:table-cell>
          <table:table-cell table:style-name="ce13" office:value-type="string">
            <text:p>CASTILLO JIMENEZ ANGY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825186">
            <text:p>12825186</text:p>
          </table:table-cell>
          <table:table-cell table:style-name="ce13" office:value-type="string">
            <text:p>CEBALLOS NELLYS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783843">
            <text:p>19783843</text:p>
          </table:table-cell>
          <table:table-cell table:style-name="ce13" office:value-type="string">
            <text:p>CHASIN CADENAS GENESIS YUS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558605">
            <text:p>18558605</text:p>
          </table:table-cell>
          <table:table-cell table:style-name="ce13" office:value-type="string">
            <text:p>CHAVEZ RHUSMAR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24307">
            <text:p>19024307</text:p>
          </table:table-cell>
          <table:table-cell table:style-name="ce13" office:value-type="string">
            <text:p>CONTRERAS ALEJOS LISBETH KATHERIN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1167161">
            <text:p>21167161</text:p>
          </table:table-cell>
          <table:table-cell table:style-name="ce13" office:value-type="string">
            <text:p>CONTRERAS GARCIA DAILIN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92618">
            <text:p>19492618</text:p>
          </table:table-cell>
          <table:table-cell table:style-name="ce13" office:value-type="string">
            <text:p>CONTRERAS GUTIERREZ ROSBEY MILAGR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278682">
            <text:p>13278682</text:p>
          </table:table-cell>
          <table:table-cell table:style-name="ce13" office:value-type="string">
            <text:p>CONTRERAS MARTINEZ BELKIS ZULA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363629">
            <text:p>9363629</text:p>
          </table:table-cell>
          <table:table-cell table:style-name="ce13" office:value-type="string">
            <text:p>CONTRERAS MOLINA AL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171185">
            <text:p>14171185</text:p>
          </table:table-cell>
          <table:table-cell table:style-name="ce13" office:value-type="string">
            <text:p>CRESPO BRICEÑO ALEID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642044">
            <text:p>18642044</text:p>
          </table:table-cell>
          <table:table-cell table:style-name="ce13" office:value-type="string">
            <text:p>CUADROS GUISA ZORAIDA YAN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574358">
            <text:p>16574358</text:p>
          </table:table-cell>
          <table:table-cell table:style-name="ce13" office:value-type="string">
            <text:p>CUADROS GUISA LUCIA MAYELI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795332">
            <text:p>17795332</text:p>
          </table:table-cell>
          <table:table-cell table:style-name="ce13" office:value-type="string">
            <text:p>DE LA CRUZ VARGAS ELAINE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374822">
            <text:p>11374822</text:p>
          </table:table-cell>
          <table:table-cell table:style-name="ce13" office:value-type="string">
            <text:p>DUGARTE CASTRO NOREYM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520446">
            <text:p>20520446</text:p>
          </table:table-cell>
          <table:table-cell table:style-name="ce13" office:value-type="string">
            <text:p>DURAN MOLINA MARYOR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040435">
            <text:p>13040435</text:p>
          </table:table-cell>
          <table:table-cell table:style-name="ce13" office:value-type="string">
            <text:p>FAJARDO FAJARDO CRUCIT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212865">
            <text:p>13212865</text:p>
          </table:table-cell>
          <table:table-cell table:style-name="ce13" office:value-type="string">
            <text:p>FLORES ALARCON RAMONA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980630">
            <text:p>16980630</text:p>
          </table:table-cell>
          <table:table-cell table:style-name="ce13" office:value-type="string">
            <text:p>FLORES HERNANDEZ MARIANN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92799">
            <text:p>19492799</text:p>
          </table:table-cell>
          <table:table-cell table:style-name="ce13" office:value-type="string">
            <text:p>GALVIS PABON FRANCE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3561697">
            <text:p>23561697</text:p>
          </table:table-cell>
          <table:table-cell table:style-name="ce13" office:value-type="string">
            <text:p>GAMBOA SANCHEZ LIZ NORY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341965">
            <text:p>14341965</text:p>
          </table:table-cell>
          <table:table-cell table:style-name="ce13" office:value-type="string">
            <text:p>GARRIDO HERNANDEZ YANETH BEATRIZ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978439">
            <text:p>16978439</text:p>
          </table:table-cell>
          <table:table-cell table:style-name="ce13" office:value-type="string">
            <text:p>GONZALEZ EDUARDO ALFONS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0560430">
            <text:p>10560430</text:p>
          </table:table-cell>
          <table:table-cell table:style-name="ce25" office:value-type="string">
            <text:p>GONZALEZ JAUREGUI MARY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192030">
            <text:p>18192030</text:p>
          </table:table-cell>
          <table:table-cell table:style-name="ce13" office:value-type="string">
            <text:p>GONZALEZ MONTENEGRO NORAIMA MILDRE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829747">
            <text:p>15829747</text:p>
          </table:table-cell>
          <table:table-cell table:style-name="ce13" office:value-type="string">
            <text:p>GUERRA CANO EDILMA GRACIE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476772">
            <text:p>18476772</text:p>
          </table:table-cell>
          <table:table-cell table:style-name="ce13" office:value-type="string">
            <text:p>HERNANDEZ PUENTE YULISMAR JOSEF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221298">
            <text:p>16221298</text:p>
          </table:table-cell>
          <table:table-cell table:style-name="ce13" office:value-type="string">
            <text:p>HERNANDEZ PUENTE MARVELIS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12547">
            <text:p>19612547</text:p>
          </table:table-cell>
          <table:table-cell table:style-name="ce13" office:value-type="string">
            <text:p>HIDALGO PERAZA SANDRI ROS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01661">
            <text:p>19801661</text:p>
          </table:table-cell>
          <table:table-cell table:style-name="ce13" office:value-type="string">
            <text:p>JAIMES ROA NELLY ROSS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278004">
            <text:p>19278004</text:p>
          </table:table-cell>
          <table:table-cell table:style-name="ce13" office:value-type="string">
            <text:p>JEREZ RIVAS JHOAN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192214">
            <text:p>19192214</text:p>
          </table:table-cell>
          <table:table-cell table:style-name="ce13" office:value-type="string">
            <text:p>JOYO JOYO ALBA M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90544">
            <text:p>18290544</text:p>
          </table:table-cell>
          <table:table-cell table:style-name="ce13" office:value-type="string">
            <text:p>LAMUS RINCON KATERINE MARIAN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3004708">
            <text:p>23004708</text:p>
          </table:table-cell>
          <table:table-cell table:style-name="ce13" office:value-type="string">
            <text:p>LEON MARIA VIRGIN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980931">
            <text:p>15980931</text:p>
          </table:table-cell>
          <table:table-cell table:style-name="ce13" office:value-type="string">
            <text:p>LOPEZ RANGEL WILMARY JAQUELI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192256">
            <text:p>18192256</text:p>
          </table:table-cell>
          <table:table-cell table:style-name="ce13" office:value-type="string">
            <text:p>MACIAS VIVAS MANUEL ENRIQU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92517">
            <text:p>19492517</text:p>
          </table:table-cell>
          <table:table-cell table:style-name="ce13" office:value-type="string">
            <text:p>MACIAS VIVAS TAHIS ADRI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358636">
            <text:p>17358636</text:p>
          </table:table-cell>
          <table:table-cell table:style-name="ce13" office:value-type="string">
            <text:p>MALPICA PERNIA JEFFERSON JESU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120823">
            <text:p>15120823</text:p>
          </table:table-cell>
          <table:table-cell table:style-name="ce13" office:value-type="string">
            <text:p>MANTILLA DE CONTRERAS LUZ MAR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828444">
            <text:p>15828444</text:p>
          </table:table-cell>
          <table:table-cell table:style-name="ce13" office:value-type="string">
            <text:p>MARQUEZ MARQUEZ NUVI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366211">
            <text:p>9366211</text:p>
          </table:table-cell>
          <table:table-cell table:style-name="ce13" office:value-type="string">
            <text:p>MARQUINA SALAS MARIA YSID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38851">
            <text:p>20238851</text:p>
          </table:table-cell>
          <table:table-cell table:style-name="ce13" office:value-type="string">
            <text:p>MARTINEZ PAREDES LEOMAR JOS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300934">
            <text:p>19300934</text:p>
          </table:table-cell>
          <table:table-cell table:style-name="ce13" office:value-type="string">
            <text:p>MEDINA CHIRINOS NORELYS MILETX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964629">
            <text:p>20964629</text:p>
          </table:table-cell>
          <table:table-cell table:style-name="ce13" office:value-type="string">
            <text:p>MENDEZ MARIA ALEJAND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824152">
            <text:p>12824152</text:p>
          </table:table-cell>
          <table:table-cell table:style-name="ce13" office:value-type="string">
            <text:p>MENDEZ GARCIA SONIA BEATRIZ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58309">
            <text:p>20258309</text:p>
          </table:table-cell>
          <table:table-cell table:style-name="ce13" office:value-type="string">
            <text:p>MENDEZ ROJAS MARIANGEL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379486">
            <text:p>18379486</text:p>
          </table:table-cell>
          <table:table-cell table:style-name="ce13" office:value-type="string">
            <text:p>MENDOZA MARYURY <text:s/>SUHAY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4587965">
            <text:p>4587965</text:p>
          </table:table-cell>
          <table:table-cell table:style-name="ce13" office:value-type="string">
            <text:p>MENDOZA DE BLANCO BELKIS SOLEDAD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867082">
            <text:p>14867082</text:p>
          </table:table-cell>
          <table:table-cell table:style-name="ce13" office:value-type="string">
            <text:p>MOLINA GLADYS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56876">
            <text:p>19056876</text:p>
          </table:table-cell>
          <table:table-cell table:style-name="ce13" office:value-type="string">
            <text:p>MOLINA ALTUVE LILIF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070017">
            <text:p>16070017</text:p>
          </table:table-cell>
          <table:table-cell table:style-name="ce13" office:value-type="string">
            <text:p>MOLINA PEÑA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25254">
            <text:p>18225254</text:p>
          </table:table-cell>
          <table:table-cell table:style-name="ce13" office:value-type="string">
            <text:p>MONTAÑA MONTILLA YENNI CO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9986493">
            <text:p>9986493</text:p>
          </table:table-cell>
          <table:table-cell table:style-name="ce13" office:value-type="string">
            <text:p>MONTILLA YAJAIR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204236">
            <text:p>17204236</text:p>
          </table:table-cell>
          <table:table-cell table:style-name="ce13" office:value-type="string">
            <text:p>MONTILLA HERNANDEZ RAFAEL ANTONI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243441">
            <text:p>19243441</text:p>
          </table:table-cell>
          <table:table-cell table:style-name="ce13" office:value-type="string">
            <text:p>MORA BARRETO NATALY KATYUSK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2111395">
            <text:p>22111395</text:p>
          </table:table-cell>
          <table:table-cell table:style-name="ce13" office:value-type="string">
            <text:p>MORENO PINSON YUARI YADER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519070">
            <text:p>20519070</text:p>
          </table:table-cell>
          <table:table-cell table:style-name="ce13" office:value-type="string">
            <text:p>OCHOA MOLINA JESSICA LIND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137033">
            <text:p>19137033</text:p>
          </table:table-cell>
          <table:table-cell table:style-name="ce13" office:value-type="string">
            <text:p>OVIEDO ARIAS MARIANA ELOD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355722">
            <text:p>15355722</text:p>
          </table:table-cell>
          <table:table-cell table:style-name="ce13" office:value-type="string">
            <text:p>PAEZ VILLAMONTE FELIC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26281">
            <text:p>19826281</text:p>
          </table:table-cell>
          <table:table-cell table:style-name="ce13" office:value-type="string">
            <text:p>PALENCIA RIVAS YRALY VENANC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24596">
            <text:p>19024596</text:p>
          </table:table-cell>
          <table:table-cell table:style-name="ce13" office:value-type="string">
            <text:p>PAREDES MONTILLA NORELYS LIS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225069">
            <text:p>18225069</text:p>
          </table:table-cell>
          <table:table-cell table:style-name="ce13" office:value-type="string">
            <text:p>PAREDES MONTILLA YESIKA MARGARIT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350136">
            <text:p>19350136</text:p>
          </table:table-cell>
          <table:table-cell table:style-name="ce13" office:value-type="string">
            <text:p>PEÑA ROSALES MAYRA ALEJAND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2374">
            <text:p>12202374</text:p>
          </table:table-cell>
          <table:table-cell table:style-name="ce25" office:value-type="string">
            <text:p>PEREZ GLORIA DE LAS MERCEDE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735776">
            <text:p>20735776</text:p>
          </table:table-cell>
          <table:table-cell table:style-name="ce13" office:value-type="string">
            <text:p>PEREZ BUSTAMANTE YEISY YANIR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964737">
            <text:p>20964737</text:p>
          </table:table-cell>
          <table:table-cell table:style-name="ce13" office:value-type="string">
            <text:p>PEREZ CASTRO MARIA MILAGRO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675880">
            <text:p>13675880</text:p>
          </table:table-cell>
          <table:table-cell table:style-name="ce22" office:value-type="string">
            <text:p>PEREZ GOMEZ EMILSE MARLE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334588">
            <text:p>16334588</text:p>
          </table:table-cell>
          <table:table-cell table:style-name="ce13" office:value-type="string">
            <text:p>PEREZ GOMEZ DISNEY MILE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574420">
            <text:p>16574420</text:p>
          </table:table-cell>
          <table:table-cell table:style-name="ce13" office:value-type="string">
            <text:p>PEREZ MORA DENNY XIORBELY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953606">
            <text:p>18953606</text:p>
          </table:table-cell>
          <table:table-cell table:style-name="ce13" office:value-type="string">
            <text:p>PESTANA GARCIA LEYDIS JHOA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838042">
            <text:p>11838042</text:p>
          </table:table-cell>
          <table:table-cell table:style-name="ce13" office:value-type="string">
            <text:p>PULIDO RAMIREZ WILSON ALBER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978805">
            <text:p>16978805</text:p>
          </table:table-cell>
          <table:table-cell table:style-name="ce13" office:value-type="string">
            <text:p>QUINTERO ELBA YOMAIR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71445">
            <text:p>19071445</text:p>
          </table:table-cell>
          <table:table-cell table:style-name="ce13" office:value-type="string">
            <text:p>QUINTERO CAMACHO YESIKA K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828445">
            <text:p>15828445</text:p>
          </table:table-cell>
          <table:table-cell table:style-name="ce13" office:value-type="string">
            <text:p>RAMIREZ DE GONZALEZ MARYURI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838498">
            <text:p>18838498</text:p>
          </table:table-cell>
          <table:table-cell table:style-name="ce13" office:value-type="string">
            <text:p>RAMIREZ GONZALEZ LUZ MAR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238022">
            <text:p>20238022</text:p>
          </table:table-cell>
          <table:table-cell table:style-name="ce13" office:value-type="string">
            <text:p>RAMIREZ RUIZ PIERINA DEL REA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464324">
            <text:p>12464324</text:p>
          </table:table-cell>
          <table:table-cell table:style-name="ce13" office:value-type="string">
            <text:p>RANGEL MOLINA CLAUDI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845600">
            <text:p>17845600</text:p>
          </table:table-cell>
          <table:table-cell table:style-name="ce13" office:value-type="string">
            <text:p>REINA FUENTES JO PAOL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906344">
            <text:p>18906344</text:p>
          </table:table-cell>
          <table:table-cell table:style-name="ce13" office:value-type="string">
            <text:p>RIVAS ALJONA YENNY COROMO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559261">
            <text:p>18559261</text:p>
          </table:table-cell>
          <table:table-cell table:style-name="ce13" office:value-type="string">
            <text:p>RIVAS CONTRERAS ELSY MARGARIT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725773">
            <text:p>17725773</text:p>
          </table:table-cell>
          <table:table-cell table:style-name="ce13" office:value-type="string">
            <text:p>RIVAS MONTILLA LUIS ALBERT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072309">
            <text:p>15072309</text:p>
          </table:table-cell>
          <table:table-cell table:style-name="ce13" office:value-type="string">
            <text:p>RIVAS VILLAMIZAR MARIA ELIZABE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371349">
            <text:p>11371349</text:p>
          </table:table-cell>
          <table:table-cell table:style-name="ce13" office:value-type="string">
            <text:p>RODRIGUEZ ANIZABET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92512">
            <text:p>19492512</text:p>
          </table:table-cell>
          <table:table-cell table:style-name="ce13" office:value-type="string">
            <text:p>ROJAS MANCIPE JOSE DANI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641698">
            <text:p>18641698</text:p>
          </table:table-cell>
          <table:table-cell table:style-name="ce13" office:value-type="string">
            <text:p>ROJAS RANGEL ROSALBA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20430">
            <text:p>19620430</text:p>
          </table:table-cell>
          <table:table-cell table:style-name="ce13" office:value-type="string">
            <text:p>ROMERO SANTANA JESUS GERARD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868025">
            <text:p>20868025</text:p>
          </table:table-cell>
          <table:table-cell table:style-name="ce13" office:value-type="string">
            <text:p>RONDON QUINTERO ANYIMAR CAROL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551575">
            <text:p>14551575</text:p>
          </table:table-cell>
          <table:table-cell table:style-name="ce13" office:value-type="string">
            <text:p>RUJANO PEÑA HEIDY ZULEIM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558640">
            <text:p>18558640</text:p>
          </table:table-cell>
          <table:table-cell table:style-name="ce13" office:value-type="string">
            <text:p>SAEZ MEJIA YULI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1374186">
            <text:p>11374186</text:p>
          </table:table-cell>
          <table:table-cell table:style-name="ce13" office:value-type="string">
            <text:p>SALAS DE MOLINA BLEIDIS YELITZ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213545">
            <text:p>13213545</text:p>
          </table:table-cell>
          <table:table-cell table:style-name="ce13" office:value-type="string">
            <text:p>SALAS ROJAS YENNY VILEXI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398662">
            <text:p>18398662</text:p>
          </table:table-cell>
          <table:table-cell table:style-name="ce13" office:value-type="string">
            <text:p>SANABRIA LOBO JURAINI MARYELYN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520712">
            <text:p>20520712</text:p>
          </table:table-cell>
          <table:table-cell table:style-name="ce13" office:value-type="string">
            <text:p>SANCHEZ ALBARADO LUZ MARBEL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4865111">
            <text:p>14865111</text:p>
          </table:table-cell>
          <table:table-cell table:style-name="ce13" office:value-type="string">
            <text:p>SANCHEZ NEIRA ROSMARY YANERK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192877">
            <text:p>18192877</text:p>
          </table:table-cell>
          <table:table-cell table:style-name="ce13" office:value-type="string">
            <text:p>SANCHEZ ROJAS EGLIS OSMARY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278347">
            <text:p>19278347</text:p>
          </table:table-cell>
          <table:table-cell table:style-name="ce13" office:value-type="string">
            <text:p>SANTIAGO ROSMARY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377444">
            <text:p>17377444</text:p>
          </table:table-cell>
          <table:table-cell table:style-name="ce13" office:value-type="string">
            <text:p>SANTIAGO MORENO MARIELA ANDRE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29047">
            <text:p>19429047</text:p>
          </table:table-cell>
          <table:table-cell table:style-name="ce13" office:value-type="string">
            <text:p>SANTIAGO MORET DANY DIXO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933475">
            <text:p>16933475</text:p>
          </table:table-cell>
          <table:table-cell table:style-name="ce13" office:value-type="string">
            <text:p>SEPULVEDA QUINTERO YUSBEL KATHERY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965757">
            <text:p>20965757</text:p>
          </table:table-cell>
          <table:table-cell table:style-name="ce13" office:value-type="string">
            <text:p>SOTO CONTRERAS JAIRO YOHA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3501561">
            <text:p>13501561</text:p>
          </table:table-cell>
          <table:table-cell table:style-name="ce13" office:value-type="string">
            <text:p>SOTO GONZALEZ MONICA ISABEL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866178">
            <text:p>19866178</text:p>
          </table:table-cell>
          <table:table-cell table:style-name="ce13" office:value-type="string">
            <text:p>TABARES AGUILAR GENESIS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551990">
            <text:p>12551990</text:p>
          </table:table-cell>
          <table:table-cell table:style-name="ce13" office:value-type="string">
            <text:p>TORRES JIMENEZ CLAR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8891337">
            <text:p>18891337</text:p>
          </table:table-cell>
          <table:table-cell table:style-name="ce13" office:value-type="string">
            <text:p>UZCATEGUI GRATEROL ROSA ELE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409758">
            <text:p>20409758</text:p>
          </table:table-cell>
          <table:table-cell table:style-name="ce13" office:value-type="string">
            <text:p>UZCATEGUI LOBO YANEIDY DEL VALLE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5829501">
            <text:p>15829501</text:p>
          </table:table-cell>
          <table:table-cell table:style-name="ce13" office:value-type="string">
            <text:p>UZCATEGUI SULBARAN JOSE ALEJANDRO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0012106">
            <text:p>20012106</text:p>
          </table:table-cell>
          <table:table-cell table:style-name="ce13" office:value-type="string">
            <text:p>VALERO PAREDES CRISTAL YAICAR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7376569">
            <text:p>17376569</text:p>
          </table:table-cell>
          <table:table-cell table:style-name="ce13" office:value-type="string">
            <text:p>VALLADARES GUEVARA YULIANA DEL CARMEN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057367">
            <text:p>19057367</text:p>
          </table:table-cell>
          <table:table-cell table:style-name="ce13" office:value-type="string">
            <text:p>VILLAMIZAR ALBARRAN REINA JUDITH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492872">
            <text:p>19492872</text:p>
          </table:table-cell>
          <table:table-cell table:style-name="ce13" office:value-type="string">
            <text:p>VILLAMIZAR LASO AURORA ANDRE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2207744">
            <text:p>12207744</text:p>
          </table:table-cell>
          <table:table-cell table:style-name="ce13" office:value-type="string">
            <text:p>VILLAMIZAR RAMIREZ NORELKIS GEORGINA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9620660">
            <text:p>19620660</text:p>
          </table:table-cell>
          <table:table-cell table:style-name="ce13" office:value-type="string">
            <text:p>VILLAREAL MONTILLA MAGDA HAILEEM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16189015">
            <text:p>16189015</text:p>
          </table:table-cell>
          <table:table-cell table:style-name="ce13" office:value-type="string">
            <text:p>VIVAS SANCHEZ EDIMAR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7" office:value-type="float" office:value="22687417">
            <text:p>22687417</text:p>
          </table:table-cell>
          <table:table-cell table:style-name="ce13" office:value-type="string">
            <text:p>ZULETA ROMERO CLAUDIA YURLEY</text:p>
          </table:table-cell>
          <table:table-cell table:style-name="ce4" office:value-type="string">
            <text:p>LICENCIADO EN EDUCACION MENSION EDUCACION ESPE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44436">
            <text:p>19644436</text:p>
          </table:table-cell>
          <table:table-cell table:style-name="ce13" office:value-type="string">
            <text:p>ABREU SALAS ANYUBEL TRINIDAD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70052">
            <text:p>15670052</text:p>
          </table:table-cell>
          <table:table-cell table:style-name="ce13" office:value-type="string">
            <text:p>ABREU ZAMUDIO RICARD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0563074">
            <text:p>10563074</text:p>
          </table:table-cell>
          <table:table-cell table:style-name="ce25" office:value-type="string">
            <text:p>ACOSTA CORDERO MILVIA SOLANG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90257">
            <text:p>16190257</text:p>
          </table:table-cell>
          <table:table-cell table:style-name="ce25" office:value-type="string">
            <text:p>ACOSTA RINCON KATERINE DAY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70782">
            <text:p>15670782</text:p>
          </table:table-cell>
          <table:table-cell table:style-name="ce13" office:value-type="string">
            <text:p>ADAMEZ MONSALVE YANNELY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991926">
            <text:p>9991926</text:p>
          </table:table-cell>
          <table:table-cell table:style-name="ce13" office:value-type="string">
            <text:p>AGELVIS ARELLANO KATERINE LIS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369102">
            <text:p>9369102</text:p>
          </table:table-cell>
          <table:table-cell table:style-name="ce13" office:value-type="string">
            <text:p>AGUIRRE BENIGNA GETRUD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793406">
            <text:p>16793406</text:p>
          </table:table-cell>
          <table:table-cell table:style-name="ce13" office:value-type="string">
            <text:p>AGUIRRE DE RIVAS ELIANNY YUSN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170455">
            <text:p>17170455</text:p>
          </table:table-cell>
          <table:table-cell table:style-name="ce13" office:value-type="string">
            <text:p>ALARCON LOYO DANEYIS INE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56859">
            <text:p>19056859</text:p>
          </table:table-cell>
          <table:table-cell table:style-name="ce13" office:value-type="string">
            <text:p>ALBARRAN MARQUEZ YURAIMA YAKELIN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33324">
            <text:p>16333324</text:p>
          </table:table-cell>
          <table:table-cell table:style-name="ce13" office:value-type="string">
            <text:p>ALBORNOZ DUQUE MIREY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349177">
            <text:p>19349177</text:p>
          </table:table-cell>
          <table:table-cell table:style-name="ce13" office:value-type="string">
            <text:p>ALEJOS CASTRO LILIAN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29710">
            <text:p>19429710</text:p>
          </table:table-cell>
          <table:table-cell table:style-name="ce13" office:value-type="string">
            <text:p>ALETA MENDEZ TAMAR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537816">
            <text:p>17537816</text:p>
          </table:table-cell>
          <table:table-cell table:style-name="ce13" office:value-type="string">
            <text:p>ALFONZO LOZANO ZULIBETH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569104">
            <text:p>14569104</text:p>
          </table:table-cell>
          <table:table-cell table:style-name="ce25" office:value-type="string">
            <text:p>ALTUVE YUBELIS LIS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29103">
            <text:p>15329103</text:p>
          </table:table-cell>
          <table:table-cell table:style-name="ce13" office:value-type="string">
            <text:p>ALTUVE QUINTERO DANNY ESPERANZ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44067">
            <text:p>19244067</text:p>
          </table:table-cell>
          <table:table-cell table:style-name="ce13" office:value-type="string">
            <text:p>ALVARADO MAGDALENO NANCY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31742">
            <text:p>19631742</text:p>
          </table:table-cell>
          <table:table-cell table:style-name="ce13" office:value-type="string">
            <text:p>ALVAREZ BECERRA YUSBEL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78679">
            <text:p>19278679</text:p>
          </table:table-cell>
          <table:table-cell table:style-name="ce13" office:value-type="string">
            <text:p>ALVAREZ PRIETO MARIA DIORG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96638">
            <text:p>20996638</text:p>
          </table:table-cell>
          <table:table-cell table:style-name="ce13" office:value-type="string">
            <text:p>ALVAREZ TOMOCHE JENIFER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0533">
            <text:p>11370533</text:p>
          </table:table-cell>
          <table:table-cell table:style-name="ce13" office:value-type="string">
            <text:p>AMAYA ANGULO CARMEN RO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189503">
            <text:p>11189503</text:p>
          </table:table-cell>
          <table:table-cell table:style-name="ce13" office:value-type="string">
            <text:p>ANGEL ARISMENDI ENAIR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0144864">
            <text:p>10144864</text:p>
          </table:table-cell>
          <table:table-cell table:style-name="ce25" office:value-type="string">
            <text:p>ANGEL DE BERRIOS YAJAIR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098346">
            <text:p>15098346</text:p>
          </table:table-cell>
          <table:table-cell table:style-name="ce13" office:value-type="string">
            <text:p>ANGEL VELASCO ROSANG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732322">
            <text:p>20732322</text:p>
          </table:table-cell>
          <table:table-cell table:style-name="ce13" office:value-type="string">
            <text:p>ANGULO CONTRERAS ANDRI EVELY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712051">
            <text:p>14712051</text:p>
          </table:table-cell>
          <table:table-cell table:style-name="ce13" office:value-type="string">
            <text:p>ANGULO CONTRERAS TANIA ELIZ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395">
            <text:p>18192395</text:p>
          </table:table-cell>
          <table:table-cell table:style-name="ce13" office:value-type="string">
            <text:p>ANGULO PEÑA LISBETH JASNEID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866008">
            <text:p>14866008</text:p>
          </table:table-cell>
          <table:table-cell table:style-name="ce13" office:value-type="string">
            <text:p>APOLINAR RAMIREZ NANCY YIRL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30222">
            <text:p>15330222</text:p>
          </table:table-cell>
          <table:table-cell table:style-name="ce13" office:value-type="string">
            <text:p>APONTE GUEDEZ KERMA YAN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38761">
            <text:p>18838761</text:p>
          </table:table-cell>
          <table:table-cell table:style-name="ce13" office:value-type="string">
            <text:p>ARAQUE RAMIREZ YERLY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53552">
            <text:p>18953552</text:p>
          </table:table-cell>
          <table:table-cell table:style-name="ce13" office:value-type="string">
            <text:p>ARAQUE RIVERA NEIV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641175">
            <text:p>18641175</text:p>
          </table:table-cell>
          <table:table-cell table:style-name="ce13" office:value-type="string">
            <text:p>ARAQUE SANCHEZ KATIANA MILEIDY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30215">
            <text:p>15330215</text:p>
          </table:table-cell>
          <table:table-cell table:style-name="ce13" office:value-type="string">
            <text:p>ARAUJO N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660768">
            <text:p>17660768</text:p>
          </table:table-cell>
          <table:table-cell table:style-name="ce13" office:value-type="string">
            <text:p>ARAUJO SEGOVIA YANNELY YAMIL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866982">
            <text:p>14866982</text:p>
          </table:table-cell>
          <table:table-cell table:style-name="ce13" office:value-type="string">
            <text:p>ARELLANO HERNANDEZ SONIA DEL 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711592">
            <text:p>14711592</text:p>
          </table:table-cell>
          <table:table-cell table:style-name="ce13" office:value-type="string">
            <text:p>ARELLANO PEREZ MARIA HERLIN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661380">
            <text:p>17661380</text:p>
          </table:table-cell>
          <table:table-cell table:style-name="ce13" office:value-type="string">
            <text:p>ARELLANO PEREZ ON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290909">
            <text:p>17290909</text:p>
          </table:table-cell>
          <table:table-cell table:style-name="ce13" office:value-type="string">
            <text:p>ARIAS YUSMAIR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4415">
            <text:p>12204415</text:p>
          </table:table-cell>
          <table:table-cell table:style-name="ce13" office:value-type="string">
            <text:p>ARIAS REYES NURIS MILDRED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0724721">
            <text:p>10724721</text:p>
          </table:table-cell>
          <table:table-cell table:style-name="ce13" office:value-type="string">
            <text:p>ARO AÑEZ DIECY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00125">
            <text:p>18100125</text:p>
          </table:table-cell>
          <table:table-cell table:style-name="ce13" office:value-type="string">
            <text:p>ARRIECHE LINARES MAUR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80511">
            <text:p>19280511</text:p>
          </table:table-cell>
          <table:table-cell table:style-name="ce13" office:value-type="string">
            <text:p>ARTAHONA BARCO DANI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69332">
            <text:p>19069332</text:p>
          </table:table-cell>
          <table:table-cell table:style-name="ce13" office:value-type="string">
            <text:p>AVANCINI CASTRO YANIRET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8837">
            <text:p>18118837</text:p>
          </table:table-cell>
          <table:table-cell table:style-name="ce25" office:value-type="string">
            <text:p>AVENDAÑO FRIAS YESSIKA CO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9151">
            <text:p>19619151</text:p>
          </table:table-cell>
          <table:table-cell table:style-name="ce13" office:value-type="string">
            <text:p>AVILA ARIAS KARLA DAY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770">
            <text:p>19620770</text:p>
          </table:table-cell>
          <table:table-cell table:style-name="ce13" office:value-type="string">
            <text:p>AVILA TORO YESI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1550054">
            <text:p>21550054</text:p>
          </table:table-cell>
          <table:table-cell table:style-name="ce13" office:value-type="string">
            <text:p>AYALA BONZA YEINY YORL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6170">
            <text:p>20866170</text:p>
          </table:table-cell>
          <table:table-cell table:style-name="ce13" office:value-type="string">
            <text:p>AZUAJE ORDUÑO EDY YUD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062400">
            <text:p>13062400</text:p>
          </table:table-cell>
          <table:table-cell table:style-name="ce25" office:value-type="string">
            <text:p>AZUAJE RODRIGUEZ LUIS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366543">
            <text:p>9366543</text:p>
          </table:table-cell>
          <table:table-cell table:style-name="ce13" office:value-type="string">
            <text:p>BALDERRAMA CHIVATA MART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91260">
            <text:p>19191260</text:p>
          </table:table-cell>
          <table:table-cell table:style-name="ce13" office:value-type="string">
            <text:p>BALLONA SUAREZ NADEZCA KARAXIOL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2037">
            <text:p>19612037</text:p>
          </table:table-cell>
          <table:table-cell table:style-name="ce13" office:value-type="string">
            <text:p>BALLONA SUAREZ ANDREA VIRGI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14803">
            <text:p>16514803</text:p>
          </table:table-cell>
          <table:table-cell table:style-name="ce13" office:value-type="string">
            <text:p>BALZA DURAN DENYSSES MARITZ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78116">
            <text:p>19278116</text:p>
          </table:table-cell>
          <table:table-cell table:style-name="ce13" office:value-type="string">
            <text:p>BALZA GARCIA ROSANG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39685">
            <text:p>12239685</text:p>
          </table:table-cell>
          <table:table-cell table:style-name="ce13" office:value-type="string">
            <text:p>BARAZARTE HIDALGO NELLY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6429">
            <text:p>11716429</text:p>
          </table:table-cell>
          <table:table-cell table:style-name="ce13" office:value-type="string">
            <text:p>BARCO REINA LISBETH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736816">
            <text:p>19736816</text:p>
          </table:table-cell>
          <table:table-cell table:style-name="ce13" office:value-type="string">
            <text:p>BARONA DURLEY JOH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70451">
            <text:p>19670451</text:p>
          </table:table-cell>
          <table:table-cell table:style-name="ce13" office:value-type="string">
            <text:p>BARRETO GONZALEZ MARYELIS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53209">
            <text:p>15953209</text:p>
          </table:table-cell>
          <table:table-cell table:style-name="ce13" office:value-type="string">
            <text:p>BARRIOS ARAUJO YADIR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728614">
            <text:p>14728614</text:p>
          </table:table-cell>
          <table:table-cell table:style-name="ce13" office:value-type="string">
            <text:p>BARRIOS CORRALES YAREMITH DESEIR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416">
            <text:p>18192416</text:p>
          </table:table-cell>
          <table:table-cell table:style-name="ce13" office:value-type="string">
            <text:p>BARRIOS MENDOZA MARIA VICTO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5456">
            <text:p>20225456</text:p>
          </table:table-cell>
          <table:table-cell table:style-name="ce13" office:value-type="string">
            <text:p>BASTIDAS ALVARADO YENIFER KAREL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71592">
            <text:p>15671592</text:p>
          </table:table-cell>
          <table:table-cell table:style-name="ce13" office:value-type="string">
            <text:p>BASTIDAS BOCANEGRA MIRL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988823">
            <text:p>9988823</text:p>
          </table:table-cell>
          <table:table-cell table:style-name="ce13" office:value-type="string">
            <text:p>BECERRA YENNY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769590">
            <text:p>19769590</text:p>
          </table:table-cell>
          <table:table-cell table:style-name="ce13" office:value-type="string">
            <text:p>BECERRA EDMA ARANCH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38628">
            <text:p>20238628</text:p>
          </table:table-cell>
          <table:table-cell table:style-name="ce13" office:value-type="string">
            <text:p>BECERRA MONTILLA DARIMAR GABRI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541923">
            <text:p>19541923</text:p>
          </table:table-cell>
          <table:table-cell table:style-name="ce13" office:value-type="string">
            <text:p>BECERRA OROZCO ERIKA MARL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466">
            <text:p>19620466</text:p>
          </table:table-cell>
          <table:table-cell table:style-name="ce13" office:value-type="string">
            <text:p>BECERRA RANGEL ELEIDIS JUD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31749">
            <text:p>19631749</text:p>
          </table:table-cell>
          <table:table-cell table:style-name="ce13" office:value-type="string">
            <text:p>BELANDRIA CARRERO YARGEIRY KATHERIN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2042">
            <text:p>20602042</text:p>
          </table:table-cell>
          <table:table-cell table:style-name="ce13" office:value-type="string">
            <text:p>BELANDRIA RODRIQUEZ ANA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7366980">
            <text:p>7366980</text:p>
          </table:table-cell>
          <table:table-cell table:style-name="ce13" office:value-type="string">
            <text:p>BELLO HERNANDEZ VIRGINI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2226">
            <text:p>19492226</text:p>
          </table:table-cell>
          <table:table-cell table:style-name="ce13" office:value-type="string">
            <text:p>BELLO PERNIA YOLIS LIS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07723">
            <text:p>18907723</text:p>
          </table:table-cell>
          <table:table-cell table:style-name="ce13" office:value-type="string">
            <text:p>BENAVENTA BEQUIZ MARIA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88218">
            <text:p>18288218</text:p>
          </table:table-cell>
          <table:table-cell table:style-name="ce13" office:value-type="string">
            <text:p>BENCOMO GARCIA ENMA XIOMA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27415">
            <text:p>16127415</text:p>
          </table:table-cell>
          <table:table-cell table:style-name="ce13" office:value-type="string">
            <text:p>BENCOMO RAMIREZ KARELY DEL ROSAR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3097">
            <text:p>15783097</text:p>
          </table:table-cell>
          <table:table-cell table:style-name="ce13" office:value-type="string">
            <text:p>BENITEZ LEON NURIS YARITZ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559145">
            <text:p>18559145</text:p>
          </table:table-cell>
          <table:table-cell table:style-name="ce13" office:value-type="string">
            <text:p>BEQUIZ ORTEGA MARIA VIRGI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1139">
            <text:p>11371139</text:p>
          </table:table-cell>
          <table:table-cell table:style-name="ce13" office:value-type="string">
            <text:p>BERRIOS GONZALEZ AUR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53100">
            <text:p>18953100</text:p>
          </table:table-cell>
          <table:table-cell table:style-name="ce13" office:value-type="string">
            <text:p>BERRIOS MORENO AN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14075">
            <text:p>20414075</text:p>
          </table:table-cell>
          <table:table-cell table:style-name="ce13" office:value-type="string">
            <text:p>BERRIOS SULBARAN RACIELY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4986">
            <text:p>20964986</text:p>
          </table:table-cell>
          <table:table-cell table:style-name="ce25" office:value-type="string">
            <text:p>BETANCOURT ROSANG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0990">
            <text:p>11710990</text:p>
          </table:table-cell>
          <table:table-cell table:style-name="ce25" office:value-type="string">
            <text:p>BETANCOURT PERNIA MARIA SULEIM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51228">
            <text:p>18251228</text:p>
          </table:table-cell>
          <table:table-cell table:style-name="ce13" office:value-type="string">
            <text:p>BETANCOURT PIMENTEL ARELYS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81170">
            <text:p>19881170</text:p>
          </table:table-cell>
          <table:table-cell table:style-name="ce25" office:value-type="string">
            <text:p>BETANCURT MONTES YESIKA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839990">
            <text:p>11839990</text:p>
          </table:table-cell>
          <table:table-cell table:style-name="ce13" office:value-type="string">
            <text:p>BLANCO BLANCO ROSALB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1169544">
            <text:p>21169544</text:p>
          </table:table-cell>
          <table:table-cell table:style-name="ce13" office:value-type="string">
            <text:p>BLANCO FRIAS MARI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14072">
            <text:p>16514072</text:p>
          </table:table-cell>
          <table:table-cell table:style-name="ce13" office:value-type="string">
            <text:p>BOLIVAR ROSALES LUZMILA YUBBID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012030">
            <text:p>12012030</text:p>
          </table:table-cell>
          <table:table-cell table:style-name="ce13" office:value-type="string">
            <text:p>BOSA GONZALEZ JUSTINA RAMO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732691">
            <text:p>19732691</text:p>
          </table:table-cell>
          <table:table-cell table:style-name="ce13" office:value-type="string">
            <text:p>BRAVO CONTRERAS MARIANY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814633">
            <text:p>15814633</text:p>
          </table:table-cell>
          <table:table-cell table:style-name="ce13" office:value-type="string">
            <text:p>BRAVO ESCOBAR EULIMAR ANGELIC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1223">
            <text:p>20601223</text:p>
          </table:table-cell>
          <table:table-cell table:style-name="ce13" office:value-type="string">
            <text:p>BRICEÑO BECERRA IDES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775">
            <text:p>19620775</text:p>
          </table:table-cell>
          <table:table-cell table:style-name="ce13" office:value-type="string">
            <text:p>BRICEÑO BRICEÑO DOURNERLYS DEL ROSAR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43786">
            <text:p>20543786</text:p>
          </table:table-cell>
          <table:table-cell table:style-name="ce13" office:value-type="string">
            <text:p>BRICEÑO CAMACHO CRISALY MAYB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829186">
            <text:p>15829186</text:p>
          </table:table-cell>
          <table:table-cell table:style-name="ce13" office:value-type="string">
            <text:p>BRICEÑO CAMACHO YULMAR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813602">
            <text:p>14813602</text:p>
          </table:table-cell>
          <table:table-cell table:style-name="ce25" office:value-type="string">
            <text:p>BRICEÑO MARTINEZ IRIS SUS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205911">
            <text:p>17205911</text:p>
          </table:table-cell>
          <table:table-cell table:style-name="ce13" office:value-type="string">
            <text:p>BRICEÑO PADILLA DANIEL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7497300">
            <text:p>7497300</text:p>
          </table:table-cell>
          <table:table-cell table:style-name="ce13" office:value-type="string">
            <text:p>BRICEÑO VEGAS ROS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4762">
            <text:p>15534762</text:p>
          </table:table-cell>
          <table:table-cell table:style-name="ce13" office:value-type="string">
            <text:p>BUITRAGO PEREZ FRANCY RAMO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56103">
            <text:p>19056103</text:p>
          </table:table-cell>
          <table:table-cell table:style-name="ce13" office:value-type="string">
            <text:p>BUITRIAGO PEÑA TANIA MILDR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2691">
            <text:p>12202691</text:p>
          </table:table-cell>
          <table:table-cell table:style-name="ce13" office:value-type="string">
            <text:p>BUSTAMANTE MORA BELKIS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12531">
            <text:p>13212531</text:p>
          </table:table-cell>
          <table:table-cell table:style-name="ce13" office:value-type="string">
            <text:p>BUSTAMANTE PEÑA YOANN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43540">
            <text:p>19243540</text:p>
          </table:table-cell>
          <table:table-cell table:style-name="ce13" office:value-type="string">
            <text:p>BUSTAMANTE TARAZONA WENDY DERLENY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851095">
            <text:p>17851095</text:p>
          </table:table-cell>
          <table:table-cell table:style-name="ce13" office:value-type="string">
            <text:p>CABELLO DELGADO JANEXIS JACKELIN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550879">
            <text:p>17550879</text:p>
          </table:table-cell>
          <table:table-cell table:style-name="ce13" office:value-type="string">
            <text:p>CABRERA DIAZ ALIX YHAN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784581">
            <text:p>19784581</text:p>
          </table:table-cell>
          <table:table-cell table:style-name="ce13" office:value-type="string">
            <text:p>CADENAS YUSNEID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073221">
            <text:p>15073221</text:p>
          </table:table-cell>
          <table:table-cell table:style-name="ce13" office:value-type="string">
            <text:p>CADENAS YUL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71883">
            <text:p>19071883</text:p>
          </table:table-cell>
          <table:table-cell table:style-name="ce13" office:value-type="string">
            <text:p>CADENAS MUCHACHO KAREN DARL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68632">
            <text:p>15968632</text:p>
          </table:table-cell>
          <table:table-cell table:style-name="ce13" office:value-type="string">
            <text:p>CAMACARO MIRIAM MILAGR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072795">
            <text:p>15072795</text:p>
          </table:table-cell>
          <table:table-cell table:style-name="ce13" office:value-type="string">
            <text:p>CAMACHO LUZ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71138">
            <text:p>15671138</text:p>
          </table:table-cell>
          <table:table-cell table:style-name="ce13" office:value-type="string">
            <text:p>CAMACHO KENYAR DEL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26316">
            <text:p>18226316</text:p>
          </table:table-cell>
          <table:table-cell table:style-name="ce13" office:value-type="string">
            <text:p>CAMACHO ANGEL ANGELICA YAN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26616">
            <text:p>19826616</text:p>
          </table:table-cell>
          <table:table-cell table:style-name="ce13" office:value-type="string">
            <text:p>CAMACHO BASTIDAS DARIAN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402400">
            <text:p>11402400</text:p>
          </table:table-cell>
          <table:table-cell table:style-name="ce13" office:value-type="string">
            <text:p>CAMACHO GARCIA YUSMARY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461988">
            <text:p>15461988</text:p>
          </table:table-cell>
          <table:table-cell table:style-name="ce13" office:value-type="string">
            <text:p>CAMACHO GIL TEODUL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90317">
            <text:p>18290317</text:p>
          </table:table-cell>
          <table:table-cell table:style-name="ce13" office:value-type="string">
            <text:p>CAMACHO MAYA MERCEDE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25028">
            <text:p>19825028</text:p>
          </table:table-cell>
          <table:table-cell table:style-name="ce13" office:value-type="string">
            <text:p>CAMACHO RIVAS JOSE GREGOR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30676">
            <text:p>15330676</text:p>
          </table:table-cell>
          <table:table-cell table:style-name="ce13" office:value-type="string">
            <text:p>CAMACHO RODRIGUEZ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169257">
            <text:p>17169257</text:p>
          </table:table-cell>
          <table:table-cell table:style-name="ce13" office:value-type="string">
            <text:p>CAMACHO RODRIGUEZ NEILA YAN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517687">
            <text:p>19517687</text:p>
          </table:table-cell>
          <table:table-cell table:style-name="ce13" office:value-type="string">
            <text:p>CAMACHO SALAS YUSSEL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30328">
            <text:p>15330328</text:p>
          </table:table-cell>
          <table:table-cell table:style-name="ce13" office:value-type="string">
            <text:p>CAMPERO MARIYELI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661176">
            <text:p>17661176</text:p>
          </table:table-cell>
          <table:table-cell table:style-name="ce13" office:value-type="string">
            <text:p>CAMPOS PEÑA SOLANGEL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8526">
            <text:p>16638526</text:p>
          </table:table-cell>
          <table:table-cell table:style-name="ce13" office:value-type="string">
            <text:p>CANELONES ANA MARITZ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2234">
            <text:p>19802234</text:p>
          </table:table-cell>
          <table:table-cell table:style-name="ce13" office:value-type="string">
            <text:p>CAÑAS GUERRERO MARY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4264">
            <text:p>11714264</text:p>
          </table:table-cell>
          <table:table-cell table:style-name="ce13" office:value-type="string">
            <text:p>CARBAJAL MARQUINA GLADY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198">
            <text:p>19491198</text:p>
          </table:table-cell>
          <table:table-cell table:style-name="ce13" office:value-type="string">
            <text:p>CARDENAS CARRILLO MARTH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80527">
            <text:p>19280527</text:p>
          </table:table-cell>
          <table:table-cell table:style-name="ce25" office:value-type="string">
            <text:p>CARMONA BURGOS MARIA ASUNCIO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340898">
            <text:p>14340898</text:p>
          </table:table-cell>
          <table:table-cell table:style-name="ce13" office:value-type="string">
            <text:p>CARRASCO FERNANDEZ JANETH KATHARIN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046612">
            <text:p>18046612</text:p>
          </table:table-cell>
          <table:table-cell table:style-name="ce13" office:value-type="string">
            <text:p>CARRERO CALDERON LAURA MARI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783038">
            <text:p>19783038</text:p>
          </table:table-cell>
          <table:table-cell table:style-name="ce13" office:value-type="string">
            <text:p>CARRERO GUZMAN YERCIS ROX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4691">
            <text:p>11374691</text:p>
          </table:table-cell>
          <table:table-cell table:style-name="ce13" office:value-type="string">
            <text:p>CARRERO PEÑA JUDITH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70198">
            <text:p>15670198</text:p>
          </table:table-cell>
          <table:table-cell table:style-name="ce13" office:value-type="string">
            <text:p>CARRILLO DE PARRA YELITZ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40234">
            <text:p>16340234</text:p>
          </table:table-cell>
          <table:table-cell table:style-name="ce13" office:value-type="string">
            <text:p>CARRILLO PIÑA YANEIRA RO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1225">
            <text:p>20601225</text:p>
          </table:table-cell>
          <table:table-cell table:style-name="ce13" office:value-type="string">
            <text:p>CARRILLO RAMIREZ MEILYN ILI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88914">
            <text:p>18288914</text:p>
          </table:table-cell>
          <table:table-cell table:style-name="ce13" office:value-type="string">
            <text:p>CASAS LEON YAMIL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16993">
            <text:p>20516993</text:p>
          </table:table-cell>
          <table:table-cell table:style-name="ce13" office:value-type="string">
            <text:p>CASTAÑEDA MORANTES RUTH EST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94587">
            <text:p>12894587</text:p>
          </table:table-cell>
          <table:table-cell table:style-name="ce13" office:value-type="string">
            <text:p>CASTILLO AMAYA MARIBEL YUDI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731781">
            <text:p>14731781</text:p>
          </table:table-cell>
          <table:table-cell table:style-name="ce13" office:value-type="string">
            <text:p>CASTILLO BOZA DENNIS ELAYN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099154">
            <text:p>20099154</text:p>
          </table:table-cell>
          <table:table-cell table:style-name="ce13" office:value-type="string">
            <text:p>CASTILLO MENES EILYN ALBAN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15472">
            <text:p>16515472</text:p>
          </table:table-cell>
          <table:table-cell table:style-name="ce13" office:value-type="string">
            <text:p>CASTILLO MONTOYA YONEIDA YONDEN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68626">
            <text:p>15968626</text:p>
          </table:table-cell>
          <table:table-cell table:style-name="ce13" office:value-type="string">
            <text:p>CASTILLO ROJAS SOBEID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31266">
            <text:p>19631266</text:p>
          </table:table-cell>
          <table:table-cell table:style-name="ce13" office:value-type="string">
            <text:p>CASTILLO VILLARREAL ROSA EL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898986">
            <text:p>15898986</text:p>
          </table:table-cell>
          <table:table-cell table:style-name="ce13" office:value-type="string">
            <text:p>CASTRO CASTRO CORINA YELITZ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27756">
            <text:p>16127756</text:p>
          </table:table-cell>
          <table:table-cell table:style-name="ce13" office:value-type="string">
            <text:p>CASTRO GARCIA BEATRIZ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045532">
            <text:p>18045532</text:p>
          </table:table-cell>
          <table:table-cell table:style-name="ce13" office:value-type="string">
            <text:p>CASTRO RINCON LISB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8495">
            <text:p>20408495</text:p>
          </table:table-cell>
          <table:table-cell table:style-name="ce25" office:value-type="string">
            <text:p>CEBALLOS ROJAS ERIKA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1521">
            <text:p>19801521</text:p>
          </table:table-cell>
          <table:table-cell table:style-name="ce13" office:value-type="string">
            <text:p>CEDEÑO GARCIA MAILYN ADRI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2090465">
            <text:p>22090465</text:p>
          </table:table-cell>
          <table:table-cell table:style-name="ce13" office:value-type="string">
            <text:p>CEIBA TORRES IVIS MARIENN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58251">
            <text:p>17358251</text:p>
          </table:table-cell>
          <table:table-cell table:style-name="ce13" office:value-type="string">
            <text:p>CELEDON BOLAÑOS LUSELLI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97328">
            <text:p>18297328</text:p>
          </table:table-cell>
          <table:table-cell table:style-name="ce13" office:value-type="string">
            <text:p>CESAR BARRUETA YONELMIS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662297">
            <text:p>14662297</text:p>
          </table:table-cell>
          <table:table-cell table:style-name="ce13" office:value-type="string">
            <text:p>CESAR RODRIGUEZ ANA YSA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7214">
            <text:p>20867214</text:p>
          </table:table-cell>
          <table:table-cell table:style-name="ce13" office:value-type="string">
            <text:p>CHAVEZ BENCOMO EVELYN JOH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877203">
            <text:p>17877203</text:p>
          </table:table-cell>
          <table:table-cell table:style-name="ce13" office:value-type="string">
            <text:p>CHAVEZ ROJAS MARLLELY BETZA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735180">
            <text:p>20735180</text:p>
          </table:table-cell>
          <table:table-cell table:style-name="ce13" office:value-type="string">
            <text:p>CHIRINOS MORALES FESLI YURA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557118">
            <text:p>23557118</text:p>
          </table:table-cell>
          <table:table-cell table:style-name="ce13" office:value-type="string">
            <text:p>CISNEROS ORTIZ YAKARITH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91262">
            <text:p>16191262</text:p>
          </table:table-cell>
          <table:table-cell table:style-name="ce13" office:value-type="string">
            <text:p>COHEN BENITEZ CARLOT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203473">
            <text:p>17203473</text:p>
          </table:table-cell>
          <table:table-cell table:style-name="ce13" office:value-type="string">
            <text:p>COHEN OROPEZA ADRIANA SIGRIG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7059">
            <text:p>20867059</text:p>
          </table:table-cell>
          <table:table-cell table:style-name="ce13" office:value-type="string">
            <text:p>COLMENARES CASTRO LILIBETH DAY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222172">
            <text:p>9222172</text:p>
          </table:table-cell>
          <table:table-cell table:style-name="ce13" office:value-type="string">
            <text:p>COLMENARES DE CONTRERAS ARGENIS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031565">
            <text:p>23031565</text:p>
          </table:table-cell>
          <table:table-cell table:style-name="ce25" office:value-type="string">
            <text:p>COLMENARES DELGADO MIGUEL HUMBER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736768">
            <text:p>20736768</text:p>
          </table:table-cell>
          <table:table-cell table:style-name="ce25" office:value-type="string">
            <text:p>COLMENARES GUTIERREZ BELK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72577">
            <text:p>15672577</text:p>
          </table:table-cell>
          <table:table-cell table:style-name="ce13" office:value-type="string">
            <text:p>COLMENARES PEREZ THAISLAND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72865">
            <text:p>16372865</text:p>
          </table:table-cell>
          <table:table-cell table:style-name="ce13" office:value-type="string">
            <text:p>COLMENARES SANCHEZ MELISSA DE LOS ANGELE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93102">
            <text:p>19193102</text:p>
          </table:table-cell>
          <table:table-cell table:style-name="ce13" office:value-type="string">
            <text:p>COLMENAREZ MEDRAN ELSI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59149">
            <text:p>19659149</text:p>
          </table:table-cell>
          <table:table-cell table:style-name="ce13" office:value-type="string">
            <text:p>CONIGLIONE CHACON LEGNA NATALITH ZULA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199107">
            <text:p>12199107</text:p>
          </table:table-cell>
          <table:table-cell table:style-name="ce13" office:value-type="string">
            <text:p>CONTRERAS DORIS CECIL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5007">
            <text:p>20225007</text:p>
          </table:table-cell>
          <table:table-cell table:style-name="ce13" office:value-type="string">
            <text:p>CONTRERAS CACUA WENDY KATER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045821">
            <text:p>18045821</text:p>
          </table:table-cell>
          <table:table-cell table:style-name="ce13" office:value-type="string">
            <text:p>CONTRERAS ESTEVES AN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295664">
            <text:p>15295664</text:p>
          </table:table-cell>
          <table:table-cell table:style-name="ce13" office:value-type="string">
            <text:p>CONTRERAS MORA ROS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120388">
            <text:p>15120388</text:p>
          </table:table-cell>
          <table:table-cell table:style-name="ce13" office:value-type="string">
            <text:p>CONTRERAS QUINTERO MONICA 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733347">
            <text:p>20733347</text:p>
          </table:table-cell>
          <table:table-cell table:style-name="ce13" office:value-type="string">
            <text:p>CONTRERAS QUINTERO MADY LITSBEI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1167764">
            <text:p>21167764</text:p>
          </table:table-cell>
          <table:table-cell table:style-name="ce13" office:value-type="string">
            <text:p>CONTRERAS SALAS LISBETH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24994">
            <text:p>12824994</text:p>
          </table:table-cell>
          <table:table-cell table:style-name="ce13" office:value-type="string">
            <text:p>CONTRERAS VILLAMIZAR MARIA JESU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040793">
            <text:p>13040793</text:p>
          </table:table-cell>
          <table:table-cell table:style-name="ce13" office:value-type="string">
            <text:p>CORDERO MONTOYA ANA AUDE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26609">
            <text:p>16126609</text:p>
          </table:table-cell>
          <table:table-cell table:style-name="ce13" office:value-type="string">
            <text:p>CORDOBA MOSQUEDA YUSMARY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980407">
            <text:p>16980407</text:p>
          </table:table-cell>
          <table:table-cell table:style-name="ce13" office:value-type="string">
            <text:p>CORONADO YANNA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866047">
            <text:p>14866047</text:p>
          </table:table-cell>
          <table:table-cell table:style-name="ce13" office:value-type="string">
            <text:p>CORREA FUENMAYOR LUDYS KAIR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01209">
            <text:p>20101209</text:p>
          </table:table-cell>
          <table:table-cell table:style-name="ce13" office:value-type="string">
            <text:p>CRESPO MEDRANO ANGEL EFR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9259">
            <text:p>19619259</text:p>
          </table:table-cell>
          <table:table-cell table:style-name="ce13" office:value-type="string">
            <text:p>CUENCE MORENO YURAIMA YOHAN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28549">
            <text:p>18928549</text:p>
          </table:table-cell>
          <table:table-cell table:style-name="ce13" office:value-type="string">
            <text:p>CUSATO FLORES YENIFER JACKELIN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6581737">
            <text:p>6581737</text:p>
          </table:table-cell>
          <table:table-cell table:style-name="ce13" office:value-type="string">
            <text:p>DELGADO CARDOZA LURDES EBANGELIST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1731">
            <text:p>18191731</text:p>
          </table:table-cell>
          <table:table-cell table:style-name="ce13" office:value-type="string">
            <text:p>DELGADO PARRA ROSA LISB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4518">
            <text:p>16634518</text:p>
          </table:table-cell>
          <table:table-cell table:style-name="ce13" office:value-type="string">
            <text:p>DESANTIAGO MOLINA MARITZ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1571">
            <text:p>19801571</text:p>
          </table:table-cell>
          <table:table-cell table:style-name="ce13" office:value-type="string">
            <text:p>DEVIA GARCIA YENNY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422465">
            <text:p>17422465</text:p>
          </table:table-cell>
          <table:table-cell table:style-name="ce25" office:value-type="string">
            <text:p>DIAZ ACOSTA ALEXANDER ANTON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814748">
            <text:p>14814748</text:p>
          </table:table-cell>
          <table:table-cell table:style-name="ce13" office:value-type="string">
            <text:p>DIAZ ANGEL ELDA MARI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1200">
            <text:p>19801200</text:p>
          </table:table-cell>
          <table:table-cell table:style-name="ce13" office:value-type="string">
            <text:p>DIAZ CARRERO SOLDRENE MAIROB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224006">
            <text:p>23224006</text:p>
          </table:table-cell>
          <table:table-cell table:style-name="ce13" office:value-type="string">
            <text:p>DIAZ CASTAÑO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791977">
            <text:p>13791977</text:p>
          </table:table-cell>
          <table:table-cell table:style-name="ce22" office:value-type="string">
            <text:p>DIAZ DE GARCIA LAUD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349825">
            <text:p>19349825</text:p>
          </table:table-cell>
          <table:table-cell table:style-name="ce13" office:value-type="string">
            <text:p>DIAZ DELGADO GERMARI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58093">
            <text:p>18858093</text:p>
          </table:table-cell>
          <table:table-cell table:style-name="ce13" office:value-type="string">
            <text:p>DIAZ GONZALEZ ZULY MADELE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39574">
            <text:p>12239574</text:p>
          </table:table-cell>
          <table:table-cell table:style-name="ce25" office:value-type="string">
            <text:p>DIAZ GUEDEZ ARELYS JOSEF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2067">
            <text:p>20602067</text:p>
          </table:table-cell>
          <table:table-cell table:style-name="ce13" office:value-type="string">
            <text:p>DIAZ MEJIAS CARMEN GABRI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32210">
            <text:p>19632210</text:p>
          </table:table-cell>
          <table:table-cell table:style-name="ce13" office:value-type="string">
            <text:p>DIAZ MENDEZ YUSNEID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74268">
            <text:p>16574268</text:p>
          </table:table-cell>
          <table:table-cell table:style-name="ce13" office:value-type="string">
            <text:p>DIAZ MENDOZA ISNAIRA LIS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171513">
            <text:p>14171513</text:p>
          </table:table-cell>
          <table:table-cell table:style-name="ce13" office:value-type="string">
            <text:p>DIAZ MONTILLA MARIA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8780">
            <text:p>16638780</text:p>
          </table:table-cell>
          <table:table-cell table:style-name="ce13" office:value-type="string">
            <text:p>DIAZ PEREZ ERLIN MARILY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44301">
            <text:p>19244301</text:p>
          </table:table-cell>
          <table:table-cell table:style-name="ce13" office:value-type="string">
            <text:p>DIAZ PEREZ FRANCY JANN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641564">
            <text:p>18641564</text:p>
          </table:table-cell>
          <table:table-cell table:style-name="ce13" office:value-type="string">
            <text:p>DIAZ RANGEL YAN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558161">
            <text:p>18558161</text:p>
          </table:table-cell>
          <table:table-cell table:style-name="ce25" office:value-type="string">
            <text:p>DIAZ UNDA MARGORI DEL REA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33251">
            <text:p>16333251</text:p>
          </table:table-cell>
          <table:table-cell table:style-name="ce13" office:value-type="string">
            <text:p>DIAZ VARILLAS YAJAI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675294">
            <text:p>13675294</text:p>
          </table:table-cell>
          <table:table-cell table:style-name="ce13" office:value-type="string">
            <text:p>DOMINGUEZ RODRIGUEZ ELVI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6736">
            <text:p>11716736</text:p>
          </table:table-cell>
          <table:table-cell table:style-name="ce13" office:value-type="string">
            <text:p>DUGARTE RIVAS DALIA DOLORE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271370">
            <text:p>15271370</text:p>
          </table:table-cell>
          <table:table-cell table:style-name="ce13" office:value-type="string">
            <text:p>DUGARTE RIVAS NAIR DEL ROSAR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4493">
            <text:p>16634493</text:p>
          </table:table-cell>
          <table:table-cell table:style-name="ce13" office:value-type="string">
            <text:p>DURAN MARIA ZULA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732622">
            <text:p>20732622</text:p>
          </table:table-cell>
          <table:table-cell table:style-name="ce13" office:value-type="string">
            <text:p>DURAN MANRIQUE AURA YUS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732623">
            <text:p>20732623</text:p>
          </table:table-cell>
          <table:table-cell table:style-name="ce13" office:value-type="string">
            <text:p>DURAN MANRIQUE YUSIMAR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1019">
            <text:p>18191019</text:p>
          </table:table-cell>
          <table:table-cell table:style-name="ce13" office:value-type="string">
            <text:p>DURAN MENDOZA YSMELDA ESTHE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00128">
            <text:p>20100128</text:p>
          </table:table-cell>
          <table:table-cell table:style-name="ce13" office:value-type="string">
            <text:p>ECHENIQUE PEREZ AN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784993">
            <text:p>14784993</text:p>
          </table:table-cell>
          <table:table-cell table:style-name="ce13" office:value-type="string">
            <text:p>ESCALANTE BLANCA AIDE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781390">
            <text:p>18781390</text:p>
          </table:table-cell>
          <table:table-cell table:style-name="ce25" office:value-type="string">
            <text:p>ESCALONA ALVARADO BLANCA PASTO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024588">
            <text:p>14024588</text:p>
          </table:table-cell>
          <table:table-cell table:style-name="ce13" office:value-type="string">
            <text:p>ESCALONA FUENTES JUAN RAMO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3199">
            <text:p>15783199</text:p>
          </table:table-cell>
          <table:table-cell table:style-name="ce13" office:value-type="string">
            <text:p>ESCALONA MONTOYA DELCY SHIRL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6001">
            <text:p>18116001</text:p>
          </table:table-cell>
          <table:table-cell table:style-name="ce13" office:value-type="string">
            <text:p>ESCOBAR GUTIERREZ INGRID YISI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8559">
            <text:p>20868559</text:p>
          </table:table-cell>
          <table:table-cell table:style-name="ce13" office:value-type="string">
            <text:p>ESQUERRA MARTINEZ KRISSMAR 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7826">
            <text:p>17767826</text:p>
          </table:table-cell>
          <table:table-cell table:style-name="ce13" office:value-type="string">
            <text:p>ESTANGA PIÑANGO MARIA ALEJAND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938780">
            <text:p>13938780</text:p>
          </table:table-cell>
          <table:table-cell table:style-name="ce13" office:value-type="string">
            <text:p>ESTRADA LUNA CARMEN AUDE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555949">
            <text:p>12555949</text:p>
          </table:table-cell>
          <table:table-cell table:style-name="ce13" office:value-type="string">
            <text:p>FAJARDO MARI LEX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349574">
            <text:p>19349574</text:p>
          </table:table-cell>
          <table:table-cell table:style-name="ce25" office:value-type="string">
            <text:p>FAJARDO CASTILLO OSNELI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93139">
            <text:p>19193139</text:p>
          </table:table-cell>
          <table:table-cell table:style-name="ce13" office:value-type="string">
            <text:p>FAJARDO GARRIDO MARIELBIS ROSI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93199">
            <text:p>19193199</text:p>
          </table:table-cell>
          <table:table-cell table:style-name="ce25" office:value-type="string">
            <text:p>FANDIÑO ADRIAN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4968">
            <text:p>20964968</text:p>
          </table:table-cell>
          <table:table-cell table:style-name="ce13" office:value-type="string">
            <text:p>FARIAS PEROZA LOLY MARYEL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867310">
            <text:p>14867310</text:p>
          </table:table-cell>
          <table:table-cell table:style-name="ce13" office:value-type="string">
            <text:p>FERNANDEZ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82979">
            <text:p>20682979</text:p>
          </table:table-cell>
          <table:table-cell table:style-name="ce13" office:value-type="string">
            <text:p>FERNANDEZ CHIRINOS MILEIDY ALIC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959965">
            <text:p>13959965</text:p>
          </table:table-cell>
          <table:table-cell table:style-name="ce13" office:value-type="string">
            <text:p>FERNANDEZ ESCORCHA MARTIN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24211">
            <text:p>18224211</text:p>
          </table:table-cell>
          <table:table-cell table:style-name="ce25" office:value-type="string">
            <text:p>FERNANDEZ FERNANDEZ YUSBELI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6222">
            <text:p>18116222</text:p>
          </table:table-cell>
          <table:table-cell table:style-name="ce13" office:value-type="string">
            <text:p>FERNANDEZ GARRIDO MARISO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6223">
            <text:p>18116223</text:p>
          </table:table-cell>
          <table:table-cell table:style-name="ce13" office:value-type="string">
            <text:p>FERNANDEZ GARRIDO DEISY MAGA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77119">
            <text:p>19277119</text:p>
          </table:table-cell>
          <table:table-cell table:style-name="ce13" office:value-type="string">
            <text:p>FERNANDEZ HERNANDEZ KEIVI YOMAI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002971">
            <text:p>14002971</text:p>
          </table:table-cell>
          <table:table-cell table:style-name="ce13" office:value-type="string">
            <text:p>FERNANDEZ PLAZA MARIA DIL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82728">
            <text:p>19882728</text:p>
          </table:table-cell>
          <table:table-cell table:style-name="ce13" office:value-type="string">
            <text:p>FERNANDEZ RODRIGUEZ YOSELIN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44121">
            <text:p>19244121</text:p>
          </table:table-cell>
          <table:table-cell table:style-name="ce13" office:value-type="string">
            <text:p>FERNANDEZ VERA YULIANA LILI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0749">
            <text:p>11370749</text:p>
          </table:table-cell>
          <table:table-cell table:style-name="ce13" office:value-type="string">
            <text:p>FLORES DE CONTRERAS LUZ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07722">
            <text:p>18907722</text:p>
          </table:table-cell>
          <table:table-cell table:style-name="ce13" office:value-type="string">
            <text:p>FONSECA BEQUIZ DAYANA TERE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421">
            <text:p>19491421</text:p>
          </table:table-cell>
          <table:table-cell table:style-name="ce13" office:value-type="string">
            <text:p>FONSECA REY JUAN DE JESU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469306">
            <text:p>16469306</text:p>
          </table:table-cell>
          <table:table-cell table:style-name="ce13" office:value-type="string">
            <text:p>FRANCO ROSAN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662305">
            <text:p>14662305</text:p>
          </table:table-cell>
          <table:table-cell table:style-name="ce13" office:value-type="string">
            <text:p>FRANCO RONA DEL PIL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7992">
            <text:p>16637992</text:p>
          </table:table-cell>
          <table:table-cell table:style-name="ce13" office:value-type="string">
            <text:p>FRIAS GUEDEZ KEILA 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190111">
            <text:p>11190111</text:p>
          </table:table-cell>
          <table:table-cell table:style-name="ce25" office:value-type="string">
            <text:p>FRIAS PEREZ AMEL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8424">
            <text:p>18118424</text:p>
          </table:table-cell>
          <table:table-cell table:style-name="ce13" office:value-type="string">
            <text:p>GALIANO YULIMAR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270531">
            <text:p>15270531</text:p>
          </table:table-cell>
          <table:table-cell table:style-name="ce13" office:value-type="string">
            <text:p>GALLARDO GOMEZ ARELIS LIS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26964">
            <text:p>16126964</text:p>
          </table:table-cell>
          <table:table-cell table:style-name="ce25" office:value-type="string">
            <text:p>GALLARDO MOLINA NORI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6592">
            <text:p>17766592</text:p>
          </table:table-cell>
          <table:table-cell table:style-name="ce13" office:value-type="string">
            <text:p>GALLARDO TERAN NORGELIS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67010">
            <text:p>15967010</text:p>
          </table:table-cell>
          <table:table-cell table:style-name="ce13" office:value-type="string">
            <text:p>GARCIA CARMEN YAJAI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4014">
            <text:p>11714014</text:p>
          </table:table-cell>
          <table:table-cell table:style-name="ce13" office:value-type="string">
            <text:p>GARCIA DORYS ELI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168252">
            <text:p>23168252</text:p>
          </table:table-cell>
          <table:table-cell table:style-name="ce13" office:value-type="string">
            <text:p>GARCIA ISA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20082">
            <text:p>20520082</text:p>
          </table:table-cell>
          <table:table-cell table:style-name="ce13" office:value-type="string">
            <text:p>GARCIA CONTRERAS ARIANNI CARO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3995">
            <text:p>11373995</text:p>
          </table:table-cell>
          <table:table-cell table:style-name="ce13" office:value-type="string">
            <text:p>GARCIA DE CASTRO DUMER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366150">
            <text:p>9366150</text:p>
          </table:table-cell>
          <table:table-cell table:style-name="ce13" office:value-type="string">
            <text:p>GARCIA DE DUGARTE ALIS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37682">
            <text:p>12237682</text:p>
          </table:table-cell>
          <table:table-cell table:style-name="ce25" office:value-type="string">
            <text:p>GARCIA DE VELASQUEZ MARIA DE LOS SANTO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79086">
            <text:p>19279086</text:p>
          </table:table-cell>
          <table:table-cell table:style-name="ce25" office:value-type="string">
            <text:p>GARCIA DÍAZ SARITZ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52373">
            <text:p>19152373</text:p>
          </table:table-cell>
          <table:table-cell table:style-name="ce13" office:value-type="string">
            <text:p>GARCIA FIGUEREDO SILVIA NORAIM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199750">
            <text:p>12199750</text:p>
          </table:table-cell>
          <table:table-cell table:style-name="ce13" office:value-type="string">
            <text:p>GARCIA GONZALEZ EZ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83118634">
            <text:p>83118634</text:p>
          </table:table-cell>
          <table:table-cell table:style-name="ce13" office:value-type="string">
            <text:p>GARCIA HERRERA JENNIFER ANDRE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882182">
            <text:p>13882182</text:p>
          </table:table-cell>
          <table:table-cell table:style-name="ce13" office:value-type="string">
            <text:p>GARCIA LUZARDO BEXY YASM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32280">
            <text:p>19632280</text:p>
          </table:table-cell>
          <table:table-cell table:style-name="ce25" office:value-type="string">
            <text:p>GARCIA MENDEZ CARMEN ALIC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46632">
            <text:p>18846632</text:p>
          </table:table-cell>
          <table:table-cell table:style-name="ce13" office:value-type="string">
            <text:p>GARCIA MENESES DIANA SARA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424412">
            <text:p>18424412</text:p>
          </table:table-cell>
          <table:table-cell table:style-name="ce13" office:value-type="string">
            <text:p>GARCIA MOLINA DARCY VANE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5032">
            <text:p>15535032</text:p>
          </table:table-cell>
          <table:table-cell table:style-name="ce13" office:value-type="string">
            <text:p>GARCIA MORA MERCEDE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5792">
            <text:p>15535792</text:p>
          </table:table-cell>
          <table:table-cell table:style-name="ce13" office:value-type="string">
            <text:p>GARCIA NAVARRO HEIDI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55069">
            <text:p>16655069</text:p>
          </table:table-cell>
          <table:table-cell table:style-name="ce13" office:value-type="string">
            <text:p>GARCIA NOGUERA LIGIA EL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2886">
            <text:p>19802886</text:p>
          </table:table-cell>
          <table:table-cell table:style-name="ce13" office:value-type="string">
            <text:p>GARCIA PEREZ ANA ME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00921">
            <text:p>20100921</text:p>
          </table:table-cell>
          <table:table-cell table:style-name="ce13" office:value-type="string">
            <text:p>GARCIA RIVAS JOHANA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510770">
            <text:p>12510770</text:p>
          </table:table-cell>
          <table:table-cell table:style-name="ce13" office:value-type="string">
            <text:p>GARCIA ROSALES OLEID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6506">
            <text:p>20406506</text:p>
          </table:table-cell>
          <table:table-cell table:style-name="ce25" office:value-type="string">
            <text:p>GARCIAS ALDANA YULIANA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411076">
            <text:p>16411076</text:p>
          </table:table-cell>
          <table:table-cell table:style-name="ce13" office:value-type="string">
            <text:p>GARRIDO CASTELLANOS ANGIE NEI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4390">
            <text:p>20964390</text:p>
          </table:table-cell>
          <table:table-cell table:style-name="ce13" office:value-type="string">
            <text:p>GARRIDO PIÑA BEATRIZ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75420">
            <text:p>16575420</text:p>
          </table:table-cell>
          <table:table-cell table:style-name="ce13" office:value-type="string">
            <text:p>GARZON VARGAS DAICY JACINT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332999">
            <text:p>14332999</text:p>
          </table:table-cell>
          <table:table-cell table:style-name="ce13" office:value-type="string">
            <text:p>GODOY MORAN LISBETH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99441">
            <text:p>15399441</text:p>
          </table:table-cell>
          <table:table-cell table:style-name="ce13" office:value-type="string">
            <text:p>GOMEZ YUDETZI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40646">
            <text:p>20240646</text:p>
          </table:table-cell>
          <table:table-cell table:style-name="ce25" office:value-type="string">
            <text:p>GOMEZ MARIANNY YOSSELY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984880">
            <text:p>9984880</text:p>
          </table:table-cell>
          <table:table-cell table:style-name="ce13" office:value-type="string">
            <text:p>GOMEZ ANGARITA MARIA ME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518341">
            <text:p>19518341</text:p>
          </table:table-cell>
          <table:table-cell table:style-name="ce13" office:value-type="string">
            <text:p>GOMEZ CRUCES LENNY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72096">
            <text:p>16372096</text:p>
          </table:table-cell>
          <table:table-cell table:style-name="ce25" office:value-type="string">
            <text:p>GOMEZ GOMEZ ANA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72097">
            <text:p>16372097</text:p>
          </table:table-cell>
          <table:table-cell table:style-name="ce25" office:value-type="string">
            <text:p>GOMEZ GOMEZ MARIEL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78037">
            <text:p>13278037</text:p>
          </table:table-cell>
          <table:table-cell table:style-name="ce13" office:value-type="string">
            <text:p>GOMEZ PEÑA WALKIRIA MARO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7813">
            <text:p>16637813</text:p>
          </table:table-cell>
          <table:table-cell table:style-name="ce25" office:value-type="string">
            <text:p>GOMEZ VALERO MARIA CRIST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93393">
            <text:p>19193393</text:p>
          </table:table-cell>
          <table:table-cell table:style-name="ce13" office:value-type="string">
            <text:p>GONZALEZ COLMENAREZ ESTEBAN ALFRED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6207">
            <text:p>16636207</text:p>
          </table:table-cell>
          <table:table-cell table:style-name="ce13" office:value-type="string">
            <text:p>GONZALEZ HERNANDEZ DENNYS YUSMA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36732">
            <text:p>12836732</text:p>
          </table:table-cell>
          <table:table-cell table:style-name="ce13" office:value-type="string">
            <text:p>GONZALEZ HERRERA TIBISA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4159">
            <text:p>12204159</text:p>
          </table:table-cell>
          <table:table-cell table:style-name="ce13" office:value-type="string">
            <text:p>GONZALEZ HIDALGO EDIS ADILEX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24367">
            <text:p>18224367</text:p>
          </table:table-cell>
          <table:table-cell table:style-name="ce13" office:value-type="string">
            <text:p>GONZALEZ MONTILLA CARMEN KATIUSK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8475">
            <text:p>20408475</text:p>
          </table:table-cell>
          <table:table-cell table:style-name="ce13" office:value-type="string">
            <text:p>GONZALEZ MUÑOZ AIDA RO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48085">
            <text:p>19048085</text:p>
          </table:table-cell>
          <table:table-cell table:style-name="ce13" office:value-type="string">
            <text:p>GONZALEZ NUÑEZ NORELY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883169">
            <text:p>13883169</text:p>
          </table:table-cell>
          <table:table-cell table:style-name="ce13" office:value-type="string">
            <text:p>GONZALEZ PEÑA MARLEN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205285">
            <text:p>17205285</text:p>
          </table:table-cell>
          <table:table-cell table:style-name="ce13" office:value-type="string">
            <text:p>GONZALEZ RONDON YOMAIK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471238">
            <text:p>18471238</text:p>
          </table:table-cell>
          <table:table-cell table:style-name="ce13" office:value-type="string">
            <text:p>GONZALEZ RUIZ ONEID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8361">
            <text:p>18118361</text:p>
          </table:table-cell>
          <table:table-cell table:style-name="ce13" office:value-type="string">
            <text:p>GONZALEZ TORRES MAEKOL ARNALD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6925">
            <text:p>17766925</text:p>
          </table:table-cell>
          <table:table-cell table:style-name="ce13" office:value-type="string">
            <text:p>GONZALEZ VIDAL CRIZAIDA CLAID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293872">
            <text:p>16293872</text:p>
          </table:table-cell>
          <table:table-cell table:style-name="ce13" office:value-type="string">
            <text:p>GRATEROL CERRANO NORIS 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549947">
            <text:p>14549947</text:p>
          </table:table-cell>
          <table:table-cell table:style-name="ce13" office:value-type="string">
            <text:p>GRATEROL GARCIA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701">
            <text:p>19491701</text:p>
          </table:table-cell>
          <table:table-cell table:style-name="ce13" office:value-type="string">
            <text:p>GRATEROL VILLALBA MILITZA ISA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099693">
            <text:p>20099693</text:p>
          </table:table-cell>
          <table:table-cell table:style-name="ce13" office:value-type="string">
            <text:p>GUANCHEZ ALVARADO IRAID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340291">
            <text:p>14340291</text:p>
          </table:table-cell>
          <table:table-cell table:style-name="ce13" office:value-type="string">
            <text:p>GUARIN ROJAS FLOR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072320">
            <text:p>15072320</text:p>
          </table:table-cell>
          <table:table-cell table:style-name="ce25" office:value-type="string">
            <text:p>GUDIÑO GARCIA NORBELYS YETSI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37304">
            <text:p>12837304</text:p>
          </table:table-cell>
          <table:table-cell table:style-name="ce13" office:value-type="string">
            <text:p>GUDIÑO LEON MIRTHA GIS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220324">
            <text:p>15220324</text:p>
          </table:table-cell>
          <table:table-cell table:style-name="ce13" office:value-type="string">
            <text:p>GUEDEZ LEAL IRENE JOSE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78650">
            <text:p>13278650</text:p>
          </table:table-cell>
          <table:table-cell table:style-name="ce13" office:value-type="string">
            <text:p>GUEDEZ PIÑA VICTOR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3156">
            <text:p>11373156</text:p>
          </table:table-cell>
          <table:table-cell table:style-name="ce13" office:value-type="string">
            <text:p>GUERRERO BELLO MARIS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349158">
            <text:p>19349158</text:p>
          </table:table-cell>
          <table:table-cell table:style-name="ce13" office:value-type="string">
            <text:p>GUERRERO CAMACARO ALBA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32947">
            <text:p>17332947</text:p>
          </table:table-cell>
          <table:table-cell table:style-name="ce25" office:value-type="string">
            <text:p>GUERRERO ESTRADA YESSICA YULI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7963">
            <text:p>12207963</text:p>
          </table:table-cell>
          <table:table-cell table:style-name="ce13" office:value-type="string">
            <text:p>GUERRERO GUERRERO MARITZA RAMO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154000">
            <text:p>23154000</text:p>
          </table:table-cell>
          <table:table-cell table:style-name="ce13" office:value-type="string">
            <text:p>GUERRERO GUTIERREZ PASTO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5011">
            <text:p>20225011</text:p>
          </table:table-cell>
          <table:table-cell table:style-name="ce13" office:value-type="string">
            <text:p>GUERRERO LOPEZ BAMBRA CAMARY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144919">
            <text:p>15144919</text:p>
          </table:table-cell>
          <table:table-cell table:style-name="ce13" office:value-type="string">
            <text:p>GUERRERO OLIVERO INDIRA L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099539">
            <text:p>20099539</text:p>
          </table:table-cell>
          <table:table-cell table:style-name="ce13" office:value-type="string">
            <text:p>GUEVARA HERNANDEZ GENESIS ISA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40263">
            <text:p>20240263</text:p>
          </table:table-cell>
          <table:table-cell table:style-name="ce13" office:value-type="string">
            <text:p>GUILLEN FLORES MARIA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662533">
            <text:p>17662533</text:p>
          </table:table-cell>
          <table:table-cell table:style-name="ce13" office:value-type="string">
            <text:p>GUILLEN RIVAS GERALDIN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859775">
            <text:p>16859775</text:p>
          </table:table-cell>
          <table:table-cell table:style-name="ce13" office:value-type="string">
            <text:p>GUISA PEREZ NERIO A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8722">
            <text:p>12208722</text:p>
          </table:table-cell>
          <table:table-cell table:style-name="ce25" office:value-type="string">
            <text:p>GUTIERREZ MYRNA VERONIC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08502">
            <text:p>11708502</text:p>
          </table:table-cell>
          <table:table-cell table:style-name="ce13" office:value-type="string">
            <text:p>GUTIERREZ ALVAREZ LESBIA ANAHI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6780">
            <text:p>20866780</text:p>
          </table:table-cell>
          <table:table-cell table:style-name="ce13" office:value-type="string">
            <text:p>GUTIERREZ ALVAREZ MARIANGEL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371930">
            <text:p>14371930</text:p>
          </table:table-cell>
          <table:table-cell table:style-name="ce13" office:value-type="string">
            <text:p>GUTIERREZ RANGEL MARGARIT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1431302">
            <text:p>21431302</text:p>
          </table:table-cell>
          <table:table-cell table:style-name="ce13" office:value-type="string">
            <text:p>GUTIERREZ RODRIGUEZ YUSMERY JOH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063007">
            <text:p>13063007</text:p>
          </table:table-cell>
          <table:table-cell table:style-name="ce13" office:value-type="string">
            <text:p>GUZMAN LEON MIREY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5087">
            <text:p>20225087</text:p>
          </table:table-cell>
          <table:table-cell table:style-name="ce13" office:value-type="string">
            <text:p>HEREDIA BARRIOS ELSY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6788">
            <text:p>20866788</text:p>
          </table:table-cell>
          <table:table-cell table:style-name="ce13" office:value-type="string">
            <text:p>HEREDIA VILLAMIZAR KATERIN JAN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6815">
            <text:p>17766815</text:p>
          </table:table-cell>
          <table:table-cell table:style-name="ce13" office:value-type="string">
            <text:p>HERNANDEZ CARRERO YULI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027023">
            <text:p>15027023</text:p>
          </table:table-cell>
          <table:table-cell table:style-name="ce13" office:value-type="string">
            <text:p>HERNANDEZ MENDEZ MORAIMA JULIB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120595">
            <text:p>15120595</text:p>
          </table:table-cell>
          <table:table-cell table:style-name="ce13" office:value-type="string">
            <text:p>HERNANDEZ MOLINA LUZ ME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080522">
            <text:p>20080522</text:p>
          </table:table-cell>
          <table:table-cell table:style-name="ce13" office:value-type="string">
            <text:p>HERNANDEZ MORONTA MARIANA DE LOS ANGELE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989004">
            <text:p>17989004</text:p>
          </table:table-cell>
          <table:table-cell table:style-name="ce13" office:value-type="string">
            <text:p>HERNANDEZ ORTEGA MARIANNY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4987">
            <text:p>16634987</text:p>
          </table:table-cell>
          <table:table-cell table:style-name="ce13" office:value-type="string">
            <text:p>HERNANDEZ PARRA ANA 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1223">
            <text:p>19801223</text:p>
          </table:table-cell>
          <table:table-cell table:style-name="ce13" office:value-type="string">
            <text:p>HERNANDEZ RAMIREZ YOHANA KAREL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1224">
            <text:p>19801224</text:p>
          </table:table-cell>
          <table:table-cell table:style-name="ce13" office:value-type="string">
            <text:p>HERNANDEZ RAMIREZ LIZ ADRI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001697">
            <text:p>23001697</text:p>
          </table:table-cell>
          <table:table-cell table:style-name="ce13" office:value-type="string">
            <text:p>HERNANDEZ RAMOS MAYBELIN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2001">
            <text:p>11712001</text:p>
          </table:table-cell>
          <table:table-cell table:style-name="ce13" office:value-type="string">
            <text:p>HERNANDEZ RANGEL CARMEN ANDRE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7578">
            <text:p>12207578</text:p>
          </table:table-cell>
          <table:table-cell table:style-name="ce13" office:value-type="string">
            <text:p>HERNANDEZ RANGEL MARIBEL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555057">
            <text:p>12555057</text:p>
          </table:table-cell>
          <table:table-cell table:style-name="ce13" office:value-type="string">
            <text:p>HERNANDEZ RANGEL AURA LOR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333496">
            <text:p>14333496</text:p>
          </table:table-cell>
          <table:table-cell table:style-name="ce25" office:value-type="string">
            <text:p>HERNANDEZ RODRIGUEZ NILDA SOV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882394">
            <text:p>13882394</text:p>
          </table:table-cell>
          <table:table-cell table:style-name="ce13" office:value-type="string">
            <text:p>HERRERA DAYANAR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208589">
            <text:p>16208589</text:p>
          </table:table-cell>
          <table:table-cell table:style-name="ce13" office:value-type="string">
            <text:p>HERRERA AZUAJE KARINA LILI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1876">
            <text:p>19801876</text:p>
          </table:table-cell>
          <table:table-cell table:style-name="ce13" office:value-type="string">
            <text:p>HERRERA MONTILLA FIORELLA GUADALUP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71257">
            <text:p>16371257</text:p>
          </table:table-cell>
          <table:table-cell table:style-name="ce13" office:value-type="string">
            <text:p>HIDALGO HERRERA YHONNYLDE BE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9897">
            <text:p>19619897</text:p>
          </table:table-cell>
          <table:table-cell table:style-name="ce13" office:value-type="string">
            <text:p>HIDALGO PIÑERO DELKYS DAY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264356">
            <text:p>9264356</text:p>
          </table:table-cell>
          <table:table-cell table:style-name="ce13" office:value-type="string">
            <text:p>HOYO MENDOZA MARXI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69920">
            <text:p>15669920</text:p>
          </table:table-cell>
          <table:table-cell table:style-name="ce13" office:value-type="string">
            <text:p>HOYO VILLA CATA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43655">
            <text:p>18243655</text:p>
          </table:table-cell>
          <table:table-cell table:style-name="ce13" office:value-type="string">
            <text:p>INFANTE TORRES DAIRY YURIDY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154440">
            <text:p>23154440</text:p>
          </table:table-cell>
          <table:table-cell table:style-name="ce25" office:value-type="string">
            <text:p>JAIMES ECHEVERRY YAMISL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193058">
            <text:p>17193058</text:p>
          </table:table-cell>
          <table:table-cell table:style-name="ce25" office:value-type="string">
            <text:p>JARAMILLO JARAMILLO YACKELINE YOLEIS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01468">
            <text:p>20101468</text:p>
          </table:table-cell>
          <table:table-cell table:style-name="ce13" office:value-type="string">
            <text:p>JAUREGUI NAILEX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78719">
            <text:p>13278719</text:p>
          </table:table-cell>
          <table:table-cell table:style-name="ce13" office:value-type="string">
            <text:p>JAUREGUI SIERRA YUSMARI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40396">
            <text:p>20240396</text:p>
          </table:table-cell>
          <table:table-cell table:style-name="ce13" office:value-type="string">
            <text:p>JEREZ BERRIOS MIGELANGEL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67723">
            <text:p>11767723</text:p>
          </table:table-cell>
          <table:table-cell table:style-name="ce13" office:value-type="string">
            <text:p>JIMENEZ MARIA TERE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0555962">
            <text:p>10555962</text:p>
          </table:table-cell>
          <table:table-cell table:style-name="ce13" office:value-type="string">
            <text:p>JIMENEZ LOPEZ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859814">
            <text:p>16859814</text:p>
          </table:table-cell>
          <table:table-cell table:style-name="ce13" office:value-type="string">
            <text:p>JIMENEZ MENDEZ ALEJAND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434571">
            <text:p>14434571</text:p>
          </table:table-cell>
          <table:table-cell table:style-name="ce13" office:value-type="string">
            <text:p>JIMENEZ MENESES OSIRIS YENIL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7518">
            <text:p>20407518</text:p>
          </table:table-cell>
          <table:table-cell table:style-name="ce13" office:value-type="string">
            <text:p>JIMENEZ PALACIOS ALEXANDRA NOHEM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434353">
            <text:p>14434353</text:p>
          </table:table-cell>
          <table:table-cell table:style-name="ce13" office:value-type="string">
            <text:p>JIMENEZ PARRA ORAIMA ELIZA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7837">
            <text:p>18117837</text:p>
          </table:table-cell>
          <table:table-cell table:style-name="ce13" office:value-type="string">
            <text:p>JORGE MEDINA YENNY ZULA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517351">
            <text:p>19517351</text:p>
          </table:table-cell>
          <table:table-cell table:style-name="ce13" office:value-type="string">
            <text:p>JOYO LAGUNA MARIA ANG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8068896">
            <text:p>8068896</text:p>
          </table:table-cell>
          <table:table-cell table:style-name="ce22" office:value-type="string">
            <text:p>JUARES INFANTE CANDID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24162">
            <text:p>12824162</text:p>
          </table:table-cell>
          <table:table-cell table:style-name="ce13" office:value-type="string">
            <text:p>LA CRUZ CADENAS HAIDEE ELEOD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90290">
            <text:p>16190290</text:p>
          </table:table-cell>
          <table:table-cell table:style-name="ce13" office:value-type="string">
            <text:p>LA CRUZ MARQUEZ YDARME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599025">
            <text:p>11599025</text:p>
          </table:table-cell>
          <table:table-cell table:style-name="ce13" office:value-type="string">
            <text:p>LATIEGUE PEREZ ROSA VIRGI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37136">
            <text:p>12237136</text:p>
          </table:table-cell>
          <table:table-cell table:style-name="ce13" office:value-type="string">
            <text:p>LEAL AZUAJE ZULEIM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510265">
            <text:p>12510265</text:p>
          </table:table-cell>
          <table:table-cell table:style-name="ce13" office:value-type="string">
            <text:p>LEAL REYES MARINA JOSEF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462010">
            <text:p>12462010</text:p>
          </table:table-cell>
          <table:table-cell table:style-name="ce13" office:value-type="string">
            <text:p>LEON ARIAS LEONO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0844">
            <text:p>20600844</text:p>
          </table:table-cell>
          <table:table-cell table:style-name="ce13" office:value-type="string">
            <text:p>LEON LA CRUZ MARIA YUSME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30454">
            <text:p>15330454</text:p>
          </table:table-cell>
          <table:table-cell table:style-name="ce13" office:value-type="string">
            <text:p>LEON MORA DILIA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7467606">
            <text:p>7467606</text:p>
          </table:table-cell>
          <table:table-cell table:style-name="ce13" office:value-type="string">
            <text:p>LINARES GAINZA ANA RO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7989917">
            <text:p>7989917</text:p>
          </table:table-cell>
          <table:table-cell table:style-name="ce13" office:value-type="string">
            <text:p>LINARES GAINZA MARIBEL DEL ROSAR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690326">
            <text:p>18690326</text:p>
          </table:table-cell>
          <table:table-cell table:style-name="ce13" office:value-type="string">
            <text:p>LINARES YANEZ YARELIS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3965">
            <text:p>12203965</text:p>
          </table:table-cell>
          <table:table-cell table:style-name="ce13" office:value-type="string">
            <text:p>LOPEZ ZENAID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13676">
            <text:p>13213676</text:p>
          </table:table-cell>
          <table:table-cell table:style-name="ce13" office:value-type="string">
            <text:p>LOPEZ CONTRERAS YAMILE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06473">
            <text:p>18906473</text:p>
          </table:table-cell>
          <table:table-cell table:style-name="ce13" office:value-type="string">
            <text:p>LOPEZ GUEDEZ INES CO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29179">
            <text:p>15329179</text:p>
          </table:table-cell>
          <table:table-cell table:style-name="ce13" office:value-type="string">
            <text:p>LOPEZ QUINTERO MARIA 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56764">
            <text:p>18856764</text:p>
          </table:table-cell>
          <table:table-cell table:style-name="ce13" office:value-type="string">
            <text:p>LOZADA DURAN DANI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16844">
            <text:p>20516844</text:p>
          </table:table-cell>
          <table:table-cell table:style-name="ce13" office:value-type="string">
            <text:p>LOZANO RIVERA LEYDYS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121929">
            <text:p>15121929</text:p>
          </table:table-cell>
          <table:table-cell table:style-name="ce13" office:value-type="string">
            <text:p>LOZANO RONDON MARI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90757">
            <text:p>16190757</text:p>
          </table:table-cell>
          <table:table-cell table:style-name="ce13" office:value-type="string">
            <text:p>LUCAS ORTIZ ALMA DEL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78087">
            <text:p>13278087</text:p>
          </table:table-cell>
          <table:table-cell table:style-name="ce13" office:value-type="string">
            <text:p>LUGO MACIAS NELLY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39772">
            <text:p>18839772</text:p>
          </table:table-cell>
          <table:table-cell table:style-name="ce13" office:value-type="string">
            <text:p>LUNA GUEVARA YOHANNA YAMIL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0851751">
            <text:p>10851751</text:p>
          </table:table-cell>
          <table:table-cell table:style-name="ce13" office:value-type="string">
            <text:p>LUZARDO PEREZ BELKIS AYARI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6469">
            <text:p>18116469</text:p>
          </table:table-cell>
          <table:table-cell table:style-name="ce13" office:value-type="string">
            <text:p>MADERA YO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659616">
            <text:p>17659616</text:p>
          </table:table-cell>
          <table:table-cell table:style-name="ce13" office:value-type="string">
            <text:p>MAICA RUBIO DAYAN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791057">
            <text:p>16791057</text:p>
          </table:table-cell>
          <table:table-cell table:style-name="ce13" office:value-type="string">
            <text:p>MAITA RUBIO MARIA NATHA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23511">
            <text:p>12823511</text:p>
          </table:table-cell>
          <table:table-cell table:style-name="ce13" office:value-type="string">
            <text:p>MALDONADO CASTILLO MARIA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1256">
            <text:p>20601256</text:p>
          </table:table-cell>
          <table:table-cell table:style-name="ce13" office:value-type="string">
            <text:p>MALPICA RANGEL YERIKA ESTEFA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8678">
            <text:p>17768678</text:p>
          </table:table-cell>
          <table:table-cell table:style-name="ce13" office:value-type="string">
            <text:p>MANRRIQUE CASTILLO ADRIANA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25800">
            <text:p>19825800</text:p>
          </table:table-cell>
          <table:table-cell table:style-name="ce13" office:value-type="string">
            <text:p>MANRRIQUE VERA RUTH ELIZA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7291">
            <text:p>20867291</text:p>
          </table:table-cell>
          <table:table-cell table:style-name="ce13" office:value-type="string">
            <text:p>MANZANILLA MANZANILLA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72208">
            <text:p>16372208</text:p>
          </table:table-cell>
          <table:table-cell table:style-name="ce13" office:value-type="string">
            <text:p>MARIN PAREDES YANETTE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845472">
            <text:p>17845472</text:p>
          </table:table-cell>
          <table:table-cell table:style-name="ce13" office:value-type="string">
            <text:p>MARIN RAMIREZ RUTH MAR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992495">
            <text:p>9992495</text:p>
          </table:table-cell>
          <table:table-cell table:style-name="ce22" office:value-type="string">
            <text:p>MARINA ACERO VILLASMI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6931">
            <text:p>16636931</text:p>
          </table:table-cell>
          <table:table-cell table:style-name="ce13" office:value-type="string">
            <text:p>MARIÑO FLORES OMAIRA DEL PIL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4116944">
            <text:p>24116944</text:p>
          </table:table-cell>
          <table:table-cell table:style-name="ce13" office:value-type="string">
            <text:p>MARQUEZ MAR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2225">
            <text:p>11372225</text:p>
          </table:table-cell>
          <table:table-cell table:style-name="ce13" office:value-type="string">
            <text:p>MARQUEZ DE ARAQUE MARIA YRM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978476">
            <text:p>16978476</text:p>
          </table:table-cell>
          <table:table-cell table:style-name="ce13" office:value-type="string">
            <text:p>MARQUEZ DELGADO ROSA ANG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383">
            <text:p>19491383</text:p>
          </table:table-cell>
          <table:table-cell table:style-name="ce13" office:value-type="string">
            <text:p>MARQUEZ DUGARTE MIGDALIA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169125">
            <text:p>17169125</text:p>
          </table:table-cell>
          <table:table-cell table:style-name="ce13" office:value-type="string">
            <text:p>MARQUEZ GUERRERO MARLON ANTON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3889">
            <text:p>15783889</text:p>
          </table:table-cell>
          <table:table-cell table:style-name="ce13" office:value-type="string">
            <text:p>MARQUEZ MORA DORIS EMILS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27795">
            <text:p>16127795</text:p>
          </table:table-cell>
          <table:table-cell table:style-name="ce13" office:value-type="string">
            <text:p>MARQUEZ PEÑA MAITE ON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44722">
            <text:p>19244722</text:p>
          </table:table-cell>
          <table:table-cell table:style-name="ce13" office:value-type="string">
            <text:p>MARQUEZ PEÑA YASMIN ELIZA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368827">
            <text:p>9368827</text:p>
          </table:table-cell>
          <table:table-cell table:style-name="ce13" office:value-type="string">
            <text:p>MARQUINA PEÑA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2710">
            <text:p>20962710</text:p>
          </table:table-cell>
          <table:table-cell table:style-name="ce13" office:value-type="string">
            <text:p>MARTINEZ CABEZA KEILIS ISAU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69627">
            <text:p>19069627</text:p>
          </table:table-cell>
          <table:table-cell table:style-name="ce13" office:value-type="string">
            <text:p>MARTINEZ CASTILLO YOJEIDY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883523">
            <text:p>13883523</text:p>
          </table:table-cell>
          <table:table-cell table:style-name="ce13" office:value-type="string">
            <text:p>MARTINEZ DE TOVAR AMAND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772847">
            <text:p>18772847</text:p>
          </table:table-cell>
          <table:table-cell table:style-name="ce25" office:value-type="string">
            <text:p>MARTINEZ DIAZ MARIEL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5808">
            <text:p>20225808</text:p>
          </table:table-cell>
          <table:table-cell table:style-name="ce13" office:value-type="string">
            <text:p>MARTINEZ GUZMAN ELIZA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050206">
            <text:p>13050206</text:p>
          </table:table-cell>
          <table:table-cell table:style-name="ce25" office:value-type="string">
            <text:p>MATOS MATOS MARIA CONCEPCIO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74511">
            <text:p>16574511</text:p>
          </table:table-cell>
          <table:table-cell table:style-name="ce13" office:value-type="string">
            <text:p>MATOS PEREIRA YOLY MOREL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6041">
            <text:p>20406041</text:p>
          </table:table-cell>
          <table:table-cell table:style-name="ce25" office:value-type="string">
            <text:p>MATUTE SILVA GENESIS DELIAGN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541545">
            <text:p>14541545</text:p>
          </table:table-cell>
          <table:table-cell table:style-name="ce13" office:value-type="string">
            <text:p>MEDINA CASTRO LUZ EL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69170">
            <text:p>19069170</text:p>
          </table:table-cell>
          <table:table-cell table:style-name="ce13" office:value-type="string">
            <text:p>MEJIAS RODRIGUEZ JOSMARY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371066">
            <text:p>14371066</text:p>
          </table:table-cell>
          <table:table-cell table:style-name="ce13" office:value-type="string">
            <text:p>MENA MARQUEZ MARIA LOURDE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169537">
            <text:p>17169537</text:p>
          </table:table-cell>
          <table:table-cell table:style-name="ce13" office:value-type="string">
            <text:p>MENA MARQUEZ MIRLA MILAGRO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17457">
            <text:p>20517457</text:p>
          </table:table-cell>
          <table:table-cell table:style-name="ce13" office:value-type="string">
            <text:p>MENDEZ GALVIS YORNEILA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0518">
            <text:p>11370518</text:p>
          </table:table-cell>
          <table:table-cell table:style-name="ce13" office:value-type="string">
            <text:p>MENDEZ MOLINA MAU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5639">
            <text:p>20225639</text:p>
          </table:table-cell>
          <table:table-cell table:style-name="ce13" office:value-type="string">
            <text:p>MENDEZ PEREZ ANA HAID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2481">
            <text:p>20962481</text:p>
          </table:table-cell>
          <table:table-cell table:style-name="ce13" office:value-type="string">
            <text:p>MENDOZA YENNIS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6167">
            <text:p>20866167</text:p>
          </table:table-cell>
          <table:table-cell table:style-name="ce13" office:value-type="string">
            <text:p>MENDOZA ROMERO YORVELYS ROSAR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82131">
            <text:p>19882131</text:p>
          </table:table-cell>
          <table:table-cell table:style-name="ce25" office:value-type="string">
            <text:p>MENES MATERAN MARIA AMAL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7107">
            <text:p>11717107</text:p>
          </table:table-cell>
          <table:table-cell table:style-name="ce13" office:value-type="string">
            <text:p>MENESES SUAREZ CLEOFE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045291">
            <text:p>18045291</text:p>
          </table:table-cell>
          <table:table-cell table:style-name="ce13" office:value-type="string">
            <text:p>MESA HERNANDEZ DEIRY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4871">
            <text:p>15784871</text:p>
          </table:table-cell>
          <table:table-cell table:style-name="ce13" office:value-type="string">
            <text:p>MOLINA BARBARA MIREL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549683">
            <text:p>14549683</text:p>
          </table:table-cell>
          <table:table-cell table:style-name="ce13" office:value-type="string">
            <text:p>MOLINA BARRUETA MARIA ERIS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12001">
            <text:p>13212001</text:p>
          </table:table-cell>
          <table:table-cell table:style-name="ce13" office:value-type="string">
            <text:p>MOLINA CONTRERAS MARIA ISA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52427">
            <text:p>19152427</text:p>
          </table:table-cell>
          <table:table-cell table:style-name="ce13" office:value-type="string">
            <text:p>MOLINA DE GARCIA SANDRA MILAGR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348827">
            <text:p>14348827</text:p>
          </table:table-cell>
          <table:table-cell table:style-name="ce13" office:value-type="string">
            <text:p>MOLINA GALVIS KIRA NADIUSK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081">
            <text:p>19620081</text:p>
          </table:table-cell>
          <table:table-cell table:style-name="ce13" office:value-type="string">
            <text:p>MOLINA JIMENEZ MARIA EL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3156">
            <text:p>15783156</text:p>
          </table:table-cell>
          <table:table-cell table:style-name="ce13" office:value-type="string">
            <text:p>MOLINA MARQUEZ ROCIO DAYN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425959">
            <text:p>18425959</text:p>
          </table:table-cell>
          <table:table-cell table:style-name="ce13" office:value-type="string">
            <text:p>MOLINA MOLINA ANDRI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50508">
            <text:p>20150508</text:p>
          </table:table-cell>
          <table:table-cell table:style-name="ce13" office:value-type="string">
            <text:p>MOLINA MOLINA MARIAN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392666">
            <text:p>18392666</text:p>
          </table:table-cell>
          <table:table-cell table:style-name="ce13" office:value-type="string">
            <text:p>MOLINA RAMIREZ DIAN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859508">
            <text:p>16859508</text:p>
          </table:table-cell>
          <table:table-cell table:style-name="ce13" office:value-type="string">
            <text:p>MOLINA RANGEL YAJAI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724427">
            <text:p>14724427</text:p>
          </table:table-cell>
          <table:table-cell table:style-name="ce13" office:value-type="string">
            <text:p>MOLINA SANCHEZ RUZMA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65617">
            <text:p>15365617</text:p>
          </table:table-cell>
          <table:table-cell table:style-name="ce13" office:value-type="string">
            <text:p>MOLINA SOSA DAIR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71886">
            <text:p>15671886</text:p>
          </table:table-cell>
          <table:table-cell table:style-name="ce13" office:value-type="string">
            <text:p>MOLINA VALERO ROS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369851">
            <text:p>9369851</text:p>
          </table:table-cell>
          <table:table-cell table:style-name="ce13" office:value-type="string">
            <text:p>MONCADA CONTRERAS NANCY JUD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56283">
            <text:p>19056283</text:p>
          </table:table-cell>
          <table:table-cell table:style-name="ce13" office:value-type="string">
            <text:p>MONCADA MARQUEZ ELODIA MILDRED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828228">
            <text:p>15828228</text:p>
          </table:table-cell>
          <table:table-cell table:style-name="ce13" office:value-type="string">
            <text:p>MONSALVE MONTES YASMIL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772837">
            <text:p>18772837</text:p>
          </table:table-cell>
          <table:table-cell table:style-name="ce13" office:value-type="string">
            <text:p>MONSALVE SOLER JOERLI BANES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8581">
            <text:p>18118581</text:p>
          </table:table-cell>
          <table:table-cell table:style-name="ce25" office:value-type="string">
            <text:p>MONTAÑA PIMENTEL MARIA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249762">
            <text:p>14249762</text:p>
          </table:table-cell>
          <table:table-cell table:style-name="ce13" office:value-type="string">
            <text:p>MONTES BOLAÑOS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14799">
            <text:p>16514799</text:p>
          </table:table-cell>
          <table:table-cell table:style-name="ce13" office:value-type="string">
            <text:p>MONTES BOLAÑOS YERN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12660">
            <text:p>13212660</text:p>
          </table:table-cell>
          <table:table-cell table:style-name="ce13" office:value-type="string">
            <text:p>MONTES MOLINA MARIA ALIC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6521">
            <text:p>18116521</text:p>
          </table:table-cell>
          <table:table-cell table:style-name="ce13" office:value-type="string">
            <text:p>MONTES PEÑA YUDIS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555633">
            <text:p>12555633</text:p>
          </table:table-cell>
          <table:table-cell table:style-name="ce25" office:value-type="string">
            <text:p>MONTILLA CASTILLO GREGORIA ERIBERT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186328">
            <text:p>11186328</text:p>
          </table:table-cell>
          <table:table-cell table:style-name="ce13" office:value-type="string">
            <text:p>MONTILLA JEREZ ELIZET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71629">
            <text:p>15671629</text:p>
          </table:table-cell>
          <table:table-cell table:style-name="ce13" office:value-type="string">
            <text:p>MONTILLA SOTO JOSELY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259421">
            <text:p>14259421</text:p>
          </table:table-cell>
          <table:table-cell table:style-name="ce13" office:value-type="string">
            <text:p>MONTILVA GONZALEZ BETTY JASM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19780">
            <text:p>20519780</text:p>
          </table:table-cell>
          <table:table-cell table:style-name="ce13" office:value-type="string">
            <text:p>MONTOYA GARCIA EGGLYS SENA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32283">
            <text:p>19632283</text:p>
          </table:table-cell>
          <table:table-cell table:style-name="ce13" office:value-type="string">
            <text:p>MORA LOPEZ LEIDI REBEC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34768">
            <text:p>16334768</text:p>
          </table:table-cell>
          <table:table-cell table:style-name="ce13" office:value-type="string">
            <text:p>MORA MARQUEZ LEYD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13279">
            <text:p>13213279</text:p>
          </table:table-cell>
          <table:table-cell table:style-name="ce13" office:value-type="string">
            <text:p>MORA RAMIREZ FLORALB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002682">
            <text:p>14002682</text:p>
          </table:table-cell>
          <table:table-cell table:style-name="ce13" office:value-type="string">
            <text:p>MORA RUJANO FRANCISC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53936">
            <text:p>18953936</text:p>
          </table:table-cell>
          <table:table-cell table:style-name="ce13" office:value-type="string">
            <text:p>MORA SARMIENTO VANESSA CRISTA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34853">
            <text:p>20134853</text:p>
          </table:table-cell>
          <table:table-cell table:style-name="ce13" office:value-type="string">
            <text:p>MORALES APONTE FRANCELIS DANI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264774">
            <text:p>9264774</text:p>
          </table:table-cell>
          <table:table-cell table:style-name="ce13" office:value-type="string">
            <text:p>MORALES GONZALEZ FRANCI YAN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01314">
            <text:p>20101314</text:p>
          </table:table-cell>
          <table:table-cell table:style-name="ce13" office:value-type="string">
            <text:p>MORALES RODRIGUEZ RAQUEL YAKE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8569">
            <text:p>16638569</text:p>
          </table:table-cell>
          <table:table-cell table:style-name="ce13" office:value-type="string">
            <text:p>MORENO NORELKIS LISEH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12879">
            <text:p>13212879</text:p>
          </table:table-cell>
          <table:table-cell table:style-name="ce13" office:value-type="string">
            <text:p>MORENO NORELI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5124">
            <text:p>12205124</text:p>
          </table:table-cell>
          <table:table-cell table:style-name="ce13" office:value-type="string">
            <text:p>MORENO RAFAEL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2063">
            <text:p>12202063</text:p>
          </table:table-cell>
          <table:table-cell table:style-name="ce13" office:value-type="string">
            <text:p>MORENO GARCES ZOBEID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419291">
            <text:p>18419291</text:p>
          </table:table-cell>
          <table:table-cell table:style-name="ce13" office:value-type="string">
            <text:p>MORENO RANGEL LISEIDA VIRGI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00820">
            <text:p>20100820</text:p>
          </table:table-cell>
          <table:table-cell table:style-name="ce13" office:value-type="string">
            <text:p>MORENO ROJAS LEIDIS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174920">
            <text:p>15174920</text:p>
          </table:table-cell>
          <table:table-cell table:style-name="ce13" office:value-type="string">
            <text:p>MORENO RONDON AN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51798">
            <text:p>15751798</text:p>
          </table:table-cell>
          <table:table-cell table:style-name="ce13" office:value-type="string">
            <text:p>MORILLO DE MESA NEID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271544">
            <text:p>15271544</text:p>
          </table:table-cell>
          <table:table-cell table:style-name="ce13" office:value-type="string">
            <text:p>MOTA MONTOLLA MIRIAM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29061">
            <text:p>15329061</text:p>
          </table:table-cell>
          <table:table-cell table:style-name="ce13" office:value-type="string">
            <text:p>MOTA MONTOYA MARBELL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7737">
            <text:p>12207737</text:p>
          </table:table-cell>
          <table:table-cell table:style-name="ce13" office:value-type="string">
            <text:p>MUJICA GARCIA MARITZA ANTO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93154">
            <text:p>19193154</text:p>
          </table:table-cell>
          <table:table-cell table:style-name="ce13" office:value-type="string">
            <text:p>MUÑOZ FRIAS JOSIREE EDUARLY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8031">
            <text:p>17768031</text:p>
          </table:table-cell>
          <table:table-cell table:style-name="ce13" office:value-type="string">
            <text:p>MUÑOZ MENDOZA VIANNEY ROSME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6451">
            <text:p>18116451</text:p>
          </table:table-cell>
          <table:table-cell table:style-name="ce13" office:value-type="string">
            <text:p>NARANJO COLMENARES YOLI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1504">
            <text:p>19801504</text:p>
          </table:table-cell>
          <table:table-cell table:style-name="ce13" office:value-type="string">
            <text:p>NARVAEZ BARRERA LUIS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2536">
            <text:p>11372536</text:p>
          </table:table-cell>
          <table:table-cell table:style-name="ce13" office:value-type="string">
            <text:p>NARVAEZ DE MORA SULMY YARIX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70300">
            <text:p>15370300</text:p>
          </table:table-cell>
          <table:table-cell table:style-name="ce13" office:value-type="string">
            <text:p>NARVAEZ FLORES YOSNERY LILI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27380">
            <text:p>16127380</text:p>
          </table:table-cell>
          <table:table-cell table:style-name="ce13" office:value-type="string">
            <text:p>NATERA DURAN GLORI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350508">
            <text:p>19350508</text:p>
          </table:table-cell>
          <table:table-cell table:style-name="ce13" office:value-type="string">
            <text:p>NAVAS RIVAS DAIVERLYS DAILL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724350">
            <text:p>14724350</text:p>
          </table:table-cell>
          <table:table-cell table:style-name="ce13" office:value-type="string">
            <text:p>NAVAS VEGA KATTY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2814">
            <text:p>19802814</text:p>
          </table:table-cell>
          <table:table-cell table:style-name="ce13" office:value-type="string">
            <text:p>NIEVES RIVAS ANDRILLARL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771246">
            <text:p>18771246</text:p>
          </table:table-cell>
          <table:table-cell table:style-name="ce13" office:value-type="string">
            <text:p>NIEVES SANCHEZ LORENA LIS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57401">
            <text:p>17357401</text:p>
          </table:table-cell>
          <table:table-cell table:style-name="ce13" office:value-type="string">
            <text:p>NIÑO ESCALONA DILM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790188">
            <text:p>13790188</text:p>
          </table:table-cell>
          <table:table-cell table:style-name="ce13" office:value-type="string">
            <text:p>NOGUERA NOGUERA YAJAI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21177">
            <text:p>17321177</text:p>
          </table:table-cell>
          <table:table-cell table:style-name="ce13" office:value-type="string">
            <text:p>NOGUERA NOGUERA NELI AUXILIADO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75538">
            <text:p>16575538</text:p>
          </table:table-cell>
          <table:table-cell table:style-name="ce13" office:value-type="string">
            <text:p>NOGUERA VEGA LUC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2114168">
            <text:p>22114168</text:p>
          </table:table-cell>
          <table:table-cell table:style-name="ce13" office:value-type="string">
            <text:p>NOVA GABY YAN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26387">
            <text:p>18226387</text:p>
          </table:table-cell>
          <table:table-cell table:style-name="ce13" office:value-type="string">
            <text:p>NUÑEZ HERNANDEZ MART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8395">
            <text:p>18118395</text:p>
          </table:table-cell>
          <table:table-cell table:style-name="ce13" office:value-type="string">
            <text:p>NUÑEZ PEREZ MIRN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120822">
            <text:p>15120822</text:p>
          </table:table-cell>
          <table:table-cell table:style-name="ce13" office:value-type="string">
            <text:p>OBREGON GARZA WENDY WESTAL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592354">
            <text:p>13592354</text:p>
          </table:table-cell>
          <table:table-cell table:style-name="ce13" office:value-type="string">
            <text:p>OJEDA FLOR MARIL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5371">
            <text:p>15535371</text:p>
          </table:table-cell>
          <table:table-cell table:style-name="ce13" office:value-type="string">
            <text:p>OLIVERA GRATEROL MAHOLY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8637">
            <text:p>17768637</text:p>
          </table:table-cell>
          <table:table-cell table:style-name="ce13" office:value-type="string">
            <text:p>OROPEZA RIVERO MARIA AUXILIADO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659658">
            <text:p>17659658</text:p>
          </table:table-cell>
          <table:table-cell table:style-name="ce13" office:value-type="string">
            <text:p>OROPEZA VERA LAURA MANYE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675937">
            <text:p>13675937</text:p>
          </table:table-cell>
          <table:table-cell table:style-name="ce13" office:value-type="string">
            <text:p>OROZCO PEREIRA ZULA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80566">
            <text:p>13280566</text:p>
          </table:table-cell>
          <table:table-cell table:style-name="ce25" office:value-type="string">
            <text:p>ORTEGA AMAIRANIS CARO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602938">
            <text:p>14602938</text:p>
          </table:table-cell>
          <table:table-cell table:style-name="ce13" office:value-type="string">
            <text:p>ORTEGA DE CELY SANDRA MIREY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4551">
            <text:p>16634551</text:p>
          </table:table-cell>
          <table:table-cell table:style-name="ce13" office:value-type="string">
            <text:p>ORTEGA MARQUEZ RUSMELI DEL REA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705585">
            <text:p>18705585</text:p>
          </table:table-cell>
          <table:table-cell table:style-name="ce13" office:value-type="string">
            <text:p>ORTIZ FERNANDEZ ELVIA RO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254">
            <text:p>19620254</text:p>
          </table:table-cell>
          <table:table-cell table:style-name="ce13" office:value-type="string">
            <text:p>ORTIZ HERRERA LILIMAR NAI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840680">
            <text:p>11840680</text:p>
          </table:table-cell>
          <table:table-cell table:style-name="ce13" office:value-type="string">
            <text:p>ORTIZ MARTINEZ ANA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5986">
            <text:p>20225986</text:p>
          </table:table-cell>
          <table:table-cell table:style-name="ce13" office:value-type="string">
            <text:p>ORTIZ ROSALES NANCY MARBEL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711523">
            <text:p>14711523</text:p>
          </table:table-cell>
          <table:table-cell table:style-name="ce13" office:value-type="string">
            <text:p>OSUNA JIMENEZ DADNY YARAB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25076">
            <text:p>19025076</text:p>
          </table:table-cell>
          <table:table-cell table:style-name="ce13" office:value-type="string">
            <text:p>OVIEDO DELGADO YORLEY YAQUIM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95763">
            <text:p>12895763</text:p>
          </table:table-cell>
          <table:table-cell table:style-name="ce13" office:value-type="string">
            <text:p>PACHECO QUINTANA VILM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68450">
            <text:p>15968450</text:p>
          </table:table-cell>
          <table:table-cell table:style-name="ce13" office:value-type="string">
            <text:p>PAEZ BECERRA GLADYS HUCAR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3377">
            <text:p>15783377</text:p>
          </table:table-cell>
          <table:table-cell table:style-name="ce13" office:value-type="string">
            <text:p>PAEZ CAMACHO JISEL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83360">
            <text:p>17783360</text:p>
          </table:table-cell>
          <table:table-cell table:style-name="ce13" office:value-type="string">
            <text:p>PALACIOS SIRA EDYLMAR LIS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9289">
            <text:p>19619289</text:p>
          </table:table-cell>
          <table:table-cell table:style-name="ce13" office:value-type="string">
            <text:p>PALENCIA COHEN GENESIS YOSE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7636">
            <text:p>15537636</text:p>
          </table:table-cell>
          <table:table-cell table:style-name="ce13" office:value-type="string">
            <text:p>PALENCIA YZARRA MAURYS NEREY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108194">
            <text:p>12108194</text:p>
          </table:table-cell>
          <table:table-cell table:style-name="ce13" office:value-type="string">
            <text:p>PANTOJA SANDR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883271">
            <text:p>13883271</text:p>
          </table:table-cell>
          <table:table-cell table:style-name="ce13" office:value-type="string">
            <text:p>PANTOJA BECERRA NEYD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7599">
            <text:p>11717599</text:p>
          </table:table-cell>
          <table:table-cell table:style-name="ce13" office:value-type="string">
            <text:p>PARADA TANI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24536">
            <text:p>17724536</text:p>
          </table:table-cell>
          <table:table-cell table:style-name="ce13" office:value-type="string">
            <text:p>PARADA MARQUEZ SINTIA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0072">
            <text:p>12200072</text:p>
          </table:table-cell>
          <table:table-cell table:style-name="ce13" office:value-type="string">
            <text:p>PAREDES JACKELINE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099794">
            <text:p>20099794</text:p>
          </table:table-cell>
          <table:table-cell table:style-name="ce13" office:value-type="string">
            <text:p>PAREDES MARTINEZ KARINA PRAZMAC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8899">
            <text:p>17768899</text:p>
          </table:table-cell>
          <table:table-cell table:style-name="ce13" office:value-type="string">
            <text:p>PAREDES MORENO ELIZA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9135">
            <text:p>20869135</text:p>
          </table:table-cell>
          <table:table-cell table:style-name="ce13" office:value-type="string">
            <text:p>PAREDES NAVAS YARELIS NAIL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49496">
            <text:p>15349496</text:p>
          </table:table-cell>
          <table:table-cell table:style-name="ce13" office:value-type="string">
            <text:p>PAREDES RODRIGUEZ ANA ZAMY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390592">
            <text:p>14390592</text:p>
          </table:table-cell>
          <table:table-cell table:style-name="ce13" office:value-type="string">
            <text:p>PARRA WUENDY LISETT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69236">
            <text:p>15669236</text:p>
          </table:table-cell>
          <table:table-cell table:style-name="ce13" office:value-type="string">
            <text:p>PARRA MUCHACHO MARIA HERMELIN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4531">
            <text:p>20964531</text:p>
          </table:table-cell>
          <table:table-cell table:style-name="ce13" office:value-type="string">
            <text:p>PARRA ROA AYLEEN NORALK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53061">
            <text:p>18953061</text:p>
          </table:table-cell>
          <table:table-cell table:style-name="ce13" office:value-type="string">
            <text:p>PARRA SANGUINO ALEXANDRA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1040">
            <text:p>20961040</text:p>
          </table:table-cell>
          <table:table-cell table:style-name="ce13" office:value-type="string">
            <text:p>PARRAGA CAMACHO ELOIS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581827">
            <text:p>12581827</text:p>
          </table:table-cell>
          <table:table-cell table:style-name="ce13" office:value-type="string">
            <text:p>PEÑA NANCY TIBISA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792425">
            <text:p>16792425</text:p>
          </table:table-cell>
          <table:table-cell table:style-name="ce13" office:value-type="string">
            <text:p>PEÑA VILMARY TERE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25322">
            <text:p>12825322</text:p>
          </table:table-cell>
          <table:table-cell table:style-name="ce13" office:value-type="string">
            <text:p>PEÑA PAREDES MIRT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78220">
            <text:p>13278220</text:p>
          </table:table-cell>
          <table:table-cell table:style-name="ce13" office:value-type="string">
            <text:p>PEÑA QUIÑONEZ CARMEN AD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775164">
            <text:p>12775164</text:p>
          </table:table-cell>
          <table:table-cell table:style-name="ce13" office:value-type="string">
            <text:p>PEÑA RANGEL GRICEL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776948">
            <text:p>12776948</text:p>
          </table:table-cell>
          <table:table-cell table:style-name="ce13" office:value-type="string">
            <text:p>PEÑA ROJAS YDALV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37544">
            <text:p>12837544</text:p>
          </table:table-cell>
          <table:table-cell table:style-name="ce13" office:value-type="string">
            <text:p>PEÑA SANCHEZ CARMEN MATILD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82296">
            <text:p>19882296</text:p>
          </table:table-cell>
          <table:table-cell table:style-name="ce13" office:value-type="string">
            <text:p>PEÑA VALLADARES EUCARIS NAIROB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389">
            <text:p>19491389</text:p>
          </table:table-cell>
          <table:table-cell table:style-name="ce13" office:value-type="string">
            <text:p>PERALTA BALZA IDELIS DEL 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253287">
            <text:p>17253287</text:p>
          </table:table-cell>
          <table:table-cell table:style-name="ce13" office:value-type="string">
            <text:p>PERALTA FULA MARI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914">
            <text:p>19620914</text:p>
          </table:table-cell>
          <table:table-cell table:style-name="ce13" office:value-type="string">
            <text:p>PEREIRA MENDOZA VECXY 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071916">
            <text:p>16071916</text:p>
          </table:table-cell>
          <table:table-cell table:style-name="ce13" office:value-type="string">
            <text:p>PEREIRA ROA ALB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551766">
            <text:p>14551766</text:p>
          </table:table-cell>
          <table:table-cell table:style-name="ce13" office:value-type="string">
            <text:p>PEREIRA SANCHEZ NEL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0455">
            <text:p>11710455</text:p>
          </table:table-cell>
          <table:table-cell table:style-name="ce13" office:value-type="string">
            <text:p>PEREZ ARAUJO ESTILIT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041004">
            <text:p>13041004</text:p>
          </table:table-cell>
          <table:table-cell table:style-name="ce13" office:value-type="string">
            <text:p>PEREZ BRICEÑO MARISOL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13060">
            <text:p>13213060</text:p>
          </table:table-cell>
          <table:table-cell table:style-name="ce13" office:value-type="string">
            <text:p>PEREZ BUSTAMANTE ISA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0873770">
            <text:p>10873770</text:p>
          </table:table-cell>
          <table:table-cell table:style-name="ce13" office:value-type="string">
            <text:p>PEREZ DE FERNANDEZ CE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56471">
            <text:p>19056471</text:p>
          </table:table-cell>
          <table:table-cell table:style-name="ce13" office:value-type="string">
            <text:p>PEREZ HERNANDEZ DAISY YULI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205274">
            <text:p>17205274</text:p>
          </table:table-cell>
          <table:table-cell table:style-name="ce13" office:value-type="string">
            <text:p>PEREZ HERNANDEZ GLEDYS AGNEDY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334">
            <text:p>18192334</text:p>
          </table:table-cell>
          <table:table-cell table:style-name="ce13" office:value-type="string">
            <text:p>PEREZ MARQUEZ BETZAIDA NOHEM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482423">
            <text:p>14482423</text:p>
          </table:table-cell>
          <table:table-cell table:style-name="ce13" office:value-type="string">
            <text:p>PEREZ MENDEZ FLOR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4893">
            <text:p>16634893</text:p>
          </table:table-cell>
          <table:table-cell table:style-name="ce13" office:value-type="string">
            <text:p>PEREZ MENDOZA DARLYS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1924">
            <text:p>19801924</text:p>
          </table:table-cell>
          <table:table-cell table:style-name="ce13" office:value-type="string">
            <text:p>PEREZ MOLINA MARILY YO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54066">
            <text:p>19654066</text:p>
          </table:table-cell>
          <table:table-cell table:style-name="ce13" office:value-type="string">
            <text:p>PEREZ PAEZ YOSIMAR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54067">
            <text:p>19654067</text:p>
          </table:table-cell>
          <table:table-cell table:style-name="ce13" office:value-type="string">
            <text:p>PEREZ PAEZ YOHANA PAO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16970">
            <text:p>20516970</text:p>
          </table:table-cell>
          <table:table-cell table:style-name="ce13" office:value-type="string">
            <text:p>PEREZ PEREZ DORIS GRACI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57395">
            <text:p>17357395</text:p>
          </table:table-cell>
          <table:table-cell table:style-name="ce13" office:value-type="string">
            <text:p>PEREZ RIVAS INGRI MARL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1828">
            <text:p>19801828</text:p>
          </table:table-cell>
          <table:table-cell table:style-name="ce13" office:value-type="string">
            <text:p>PEREZ RODRIGUEZ JULIMAR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916685">
            <text:p>23916685</text:p>
          </table:table-cell>
          <table:table-cell table:style-name="ce13" office:value-type="string">
            <text:p>PEREZ RODRIGUEZ JECCICA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6148">
            <text:p>16636148</text:p>
          </table:table-cell>
          <table:table-cell table:style-name="ce13" office:value-type="string">
            <text:p>PEREZ ROJAS GLENDY MAI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270766">
            <text:p>15270766</text:p>
          </table:table-cell>
          <table:table-cell table:style-name="ce13" office:value-type="string">
            <text:p>PEREZ SANCHEZ HEIDY AL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93090">
            <text:p>19193090</text:p>
          </table:table-cell>
          <table:table-cell table:style-name="ce25" office:value-type="string">
            <text:p>PEREZ SEGOVIA MARIA 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82851">
            <text:p>19882851</text:p>
          </table:table-cell>
          <table:table-cell table:style-name="ce13" office:value-type="string">
            <text:p>PEREZ TAPIA ANGELA MILEYD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76596">
            <text:p>17376596</text:p>
          </table:table-cell>
          <table:table-cell table:style-name="ce13" office:value-type="string">
            <text:p>PEREZ VENTA NORELY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799517">
            <text:p>12799517</text:p>
          </table:table-cell>
          <table:table-cell table:style-name="ce13" office:value-type="string">
            <text:p>PERNIA DURAN YUDITH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3665">
            <text:p>15783665</text:p>
          </table:table-cell>
          <table:table-cell table:style-name="ce13" office:value-type="string">
            <text:p>PERNIA ORTEGA ELDA MAGA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3885">
            <text:p>15783885</text:p>
          </table:table-cell>
          <table:table-cell table:style-name="ce13" office:value-type="string">
            <text:p>PERNIA PEREZ YULI ZULA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33646">
            <text:p>16333646</text:p>
          </table:table-cell>
          <table:table-cell table:style-name="ce13" office:value-type="string">
            <text:p>PERNIA RODRIGUEZ DARCY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385601">
            <text:p>9385601</text:p>
          </table:table-cell>
          <table:table-cell table:style-name="ce13" office:value-type="string">
            <text:p>PEROZA DIAZ YANETH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932853">
            <text:p>14932853</text:p>
          </table:table-cell>
          <table:table-cell table:style-name="ce25" office:value-type="string">
            <text:p>PEROZA GARCEZ MIRIAM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01487">
            <text:p>20101487</text:p>
          </table:table-cell>
          <table:table-cell table:style-name="ce25" office:value-type="string">
            <text:p>PIMENTEL BERRIOS NAIVE SOL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549062">
            <text:p>17549062</text:p>
          </table:table-cell>
          <table:table-cell table:style-name="ce13" office:value-type="string">
            <text:p>PIMENTEL VIERA MARIA 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2014">
            <text:p>11712014</text:p>
          </table:table-cell>
          <table:table-cell table:style-name="ce13" office:value-type="string">
            <text:p>PINEDA MARTINEZ YOLAND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0621066">
            <text:p>10621066</text:p>
          </table:table-cell>
          <table:table-cell table:style-name="ce13" office:value-type="string">
            <text:p>PINEDA NIEVES MARIA VICENT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7867920">
            <text:p>7867920</text:p>
          </table:table-cell>
          <table:table-cell table:style-name="ce13" office:value-type="string">
            <text:p>PIÑA DE MEDINA LUCREC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5987">
            <text:p>15535987</text:p>
          </table:table-cell>
          <table:table-cell table:style-name="ce13" office:value-type="string">
            <text:p>PLAZA ALBORNOZ DORI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641290">
            <text:p>18641290</text:p>
          </table:table-cell>
          <table:table-cell table:style-name="ce13" office:value-type="string">
            <text:p>PLAZA PIRELA LINA RO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203733">
            <text:p>17203733</text:p>
          </table:table-cell>
          <table:table-cell table:style-name="ce13" office:value-type="string">
            <text:p>PORTILLA DUNO MAIRA 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3035">
            <text:p>11373035</text:p>
          </table:table-cell>
          <table:table-cell table:style-name="ce13" office:value-type="string">
            <text:p>PRIETO YASMI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988300">
            <text:p>17988300</text:p>
          </table:table-cell>
          <table:table-cell table:style-name="ce13" office:value-type="string">
            <text:p>PUENTE BALZA YECEN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072358">
            <text:p>11072358</text:p>
          </table:table-cell>
          <table:table-cell table:style-name="ce13" office:value-type="string">
            <text:p>PUERTA BARTOL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061395">
            <text:p>13061395</text:p>
          </table:table-cell>
          <table:table-cell table:style-name="ce13" office:value-type="string">
            <text:p>PUERTA GAVIDIA MIGDALI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837604">
            <text:p>11837604</text:p>
          </table:table-cell>
          <table:table-cell table:style-name="ce13" office:value-type="string">
            <text:p>PULIDO DE SAN MIGUEL MIRIAM INE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7011">
            <text:p>12207011</text:p>
          </table:table-cell>
          <table:table-cell table:style-name="ce13" office:value-type="string">
            <text:p>QUINTERO BARCOS JASERLY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71473">
            <text:p>15671473</text:p>
          </table:table-cell>
          <table:table-cell table:style-name="ce13" office:value-type="string">
            <text:p>QUINTERO IZARRA BETSY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9335">
            <text:p>20409335</text:p>
          </table:table-cell>
          <table:table-cell table:style-name="ce13" office:value-type="string">
            <text:p>QUINTERO PAOLINI MIGBE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2043">
            <text:p>20602043</text:p>
          </table:table-cell>
          <table:table-cell table:style-name="ce13" office:value-type="string">
            <text:p>QUINTERO PAREDES MAIRA YUD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82371">
            <text:p>19882371</text:p>
          </table:table-cell>
          <table:table-cell table:style-name="ce13" office:value-type="string">
            <text:p>QUINTERO QUINTERO EDDY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784962">
            <text:p>19784962</text:p>
          </table:table-cell>
          <table:table-cell table:style-name="ce13" office:value-type="string">
            <text:p>QUINTERO TERAN MARIA TERE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0622">
            <text:p>12200622</text:p>
          </table:table-cell>
          <table:table-cell table:style-name="ce25" office:value-type="string">
            <text:p>QUINTERO VERGARA MARIA SILV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545707">
            <text:p>13545707</text:p>
          </table:table-cell>
          <table:table-cell table:style-name="ce13" office:value-type="string">
            <text:p>RAMIREZ GRIVIRIS NEY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7779">
            <text:p>15537779</text:p>
          </table:table-cell>
          <table:table-cell table:style-name="ce13" office:value-type="string">
            <text:p>RAMIREZ ISABERI RAQU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8803">
            <text:p>16638803</text:p>
          </table:table-cell>
          <table:table-cell table:style-name="ce13" office:value-type="string">
            <text:p>RAMIREZ MARY NATTA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31055">
            <text:p>19631055</text:p>
          </table:table-cell>
          <table:table-cell table:style-name="ce13" office:value-type="string">
            <text:p>RAMIREZ BARRETO ANA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517152">
            <text:p>19517152</text:p>
          </table:table-cell>
          <table:table-cell table:style-name="ce13" office:value-type="string">
            <text:p>RAMIREZ BASTIDAS MILAGROS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120039">
            <text:p>15120039</text:p>
          </table:table-cell>
          <table:table-cell table:style-name="ce13" office:value-type="string">
            <text:p>RAMIREZ BELANDRIA ALCIR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1307">
            <text:p>20601307</text:p>
          </table:table-cell>
          <table:table-cell table:style-name="ce13" office:value-type="string">
            <text:p>RAMIREZ BUSTAMANTE AN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25075">
            <text:p>19025075</text:p>
          </table:table-cell>
          <table:table-cell table:style-name="ce13" office:value-type="string">
            <text:p>RAMIREZ GARCIA YEIMIS QUISMELLY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25824">
            <text:p>17725824</text:p>
          </table:table-cell>
          <table:table-cell table:style-name="ce13" office:value-type="string">
            <text:p>RAMIREZ GUILLEN DAIRI NATHALI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294">
            <text:p>19491294</text:p>
          </table:table-cell>
          <table:table-cell table:style-name="ce13" office:value-type="string">
            <text:p>RAMIREZ MARQUINA YENNI CAROLIN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57115">
            <text:p>17357115</text:p>
          </table:table-cell>
          <table:table-cell table:style-name="ce13" office:value-type="string">
            <text:p>RAMIREZ OROZCO ORLIS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5900">
            <text:p>20225900</text:p>
          </table:table-cell>
          <table:table-cell table:style-name="ce13" office:value-type="string">
            <text:p>RAMIREZ PARRA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388">
            <text:p>18192388</text:p>
          </table:table-cell>
          <table:table-cell table:style-name="ce13" office:value-type="string">
            <text:p>RAMIREZ PEÑA MIRLY YUSN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012898">
            <text:p>20012898</text:p>
          </table:table-cell>
          <table:table-cell table:style-name="ce13" office:value-type="string">
            <text:p>RAMIREZ TORRES MARIA GABRI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78286">
            <text:p>13278286</text:p>
          </table:table-cell>
          <table:table-cell table:style-name="ce25" office:value-type="string">
            <text:p>RAMIREZ VIVAS NUV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68462">
            <text:p>15968462</text:p>
          </table:table-cell>
          <table:table-cell table:style-name="ce13" office:value-type="string">
            <text:p>RAMOS MARIN YENNY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79207">
            <text:p>13279207</text:p>
          </table:table-cell>
          <table:table-cell table:style-name="ce13" office:value-type="string">
            <text:p>RANGEL ALBARRAN NAYLE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78066">
            <text:p>13278066</text:p>
          </table:table-cell>
          <table:table-cell table:style-name="ce13" office:value-type="string">
            <text:p>RANGEL ARAQUE DORA ALB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7156">
            <text:p>12207156</text:p>
          </table:table-cell>
          <table:table-cell table:style-name="ce13" office:value-type="string">
            <text:p>RANGEL BECERRA DENNY YUDD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7159">
            <text:p>11717159</text:p>
          </table:table-cell>
          <table:table-cell table:style-name="ce13" office:value-type="string">
            <text:p>RANGEL BETANCURT CAROLIN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8241">
            <text:p>20408241</text:p>
          </table:table-cell>
          <table:table-cell table:style-name="ce13" office:value-type="string">
            <text:p>RANGEL CABEZAS ROCIO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264">
            <text:p>19491264</text:p>
          </table:table-cell>
          <table:table-cell table:style-name="ce13" office:value-type="string">
            <text:p>RANGEL GARCIA GLARITZA MARI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43025">
            <text:p>19243025</text:p>
          </table:table-cell>
          <table:table-cell table:style-name="ce13" office:value-type="string">
            <text:p>RANGEL MALDONADO ANA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904423">
            <text:p>16904423</text:p>
          </table:table-cell>
          <table:table-cell table:style-name="ce13" office:value-type="string">
            <text:p>RANGEL TOVAR FABIOLA JOCELY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702048">
            <text:p>13702048</text:p>
          </table:table-cell>
          <table:table-cell table:style-name="ce13" office:value-type="string">
            <text:p>RANGEL URQUIOLA MARIA BRIG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8890">
            <text:p>20408890</text:p>
          </table:table-cell>
          <table:table-cell table:style-name="ce13" office:value-type="string">
            <text:p>RANGEL ZAMBRANO ORALYS MARILY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0971">
            <text:p>20600971</text:p>
          </table:table-cell>
          <table:table-cell table:style-name="ce13" office:value-type="string">
            <text:p>RAVELO RIVAS YUSBELIS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349915">
            <text:p>19349915</text:p>
          </table:table-cell>
          <table:table-cell table:style-name="ce13" office:value-type="string">
            <text:p>REY CASTILLO MARI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6756">
            <text:p>20226756</text:p>
          </table:table-cell>
          <table:table-cell table:style-name="ce13" office:value-type="string">
            <text:p>REY RUEDA LEIDY PATRIC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964123">
            <text:p>12964123</text:p>
          </table:table-cell>
          <table:table-cell table:style-name="ce13" office:value-type="string">
            <text:p>REYES ARGUELLES ALICIA DE LAS MERCEDE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59101">
            <text:p>15359101</text:p>
          </table:table-cell>
          <table:table-cell table:style-name="ce13" office:value-type="string">
            <text:p>REYES DE SEQUERA CARMEN SOB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32246">
            <text:p>19632246</text:p>
          </table:table-cell>
          <table:table-cell table:style-name="ce13" office:value-type="string">
            <text:p>REYES URIBE MERY YURL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2326">
            <text:p>19802326</text:p>
          </table:table-cell>
          <table:table-cell table:style-name="ce13" office:value-type="string">
            <text:p>RIBAS CABEZA LORENNY OSMAR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735105">
            <text:p>19735105</text:p>
          </table:table-cell>
          <table:table-cell table:style-name="ce13" office:value-type="string">
            <text:p>RICO LUZARDO ROSMIRA AYARI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97052">
            <text:p>16197052</text:p>
          </table:table-cell>
          <table:table-cell table:style-name="ce13" office:value-type="string">
            <text:p>RIERA LOPEZ DEIMAR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69680">
            <text:p>19069680</text:p>
          </table:table-cell>
          <table:table-cell table:style-name="ce13" office:value-type="string">
            <text:p>RIVAS FAJARDO MILAGROS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8489">
            <text:p>18118489</text:p>
          </table:table-cell>
          <table:table-cell table:style-name="ce13" office:value-type="string">
            <text:p>RIVAS MARTINEZ GEIDIS NOEL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07168">
            <text:p>18907168</text:p>
          </table:table-cell>
          <table:table-cell table:style-name="ce13" office:value-type="string">
            <text:p>RIVAS MARTINEZ MARIA NAKA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5392">
            <text:p>15535392</text:p>
          </table:table-cell>
          <table:table-cell table:style-name="ce13" office:value-type="string">
            <text:p>RIVAS MEDINA ANA ELETIC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43297">
            <text:p>19243297</text:p>
          </table:table-cell>
          <table:table-cell table:style-name="ce13" office:value-type="string">
            <text:p>RIVAS SOSA YUSMA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777">
            <text:p>19620777</text:p>
          </table:table-cell>
          <table:table-cell table:style-name="ce13" office:value-type="string">
            <text:p>RIVERA JENYS IDELS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792082">
            <text:p>16792082</text:p>
          </table:table-cell>
          <table:table-cell table:style-name="ce13" office:value-type="string">
            <text:p>RIVERO ROS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518820">
            <text:p>19518820</text:p>
          </table:table-cell>
          <table:table-cell table:style-name="ce13" office:value-type="string">
            <text:p>RIVERO ARANGUREN YUSMARY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046238">
            <text:p>18046238</text:p>
          </table:table-cell>
          <table:table-cell table:style-name="ce13" office:value-type="string">
            <text:p>RIVERO GARCIA YIBENA MADYE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554157">
            <text:p>12554157</text:p>
          </table:table-cell>
          <table:table-cell table:style-name="ce13" office:value-type="string">
            <text:p>RIVERO GIL GLORIA NALLEL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330234">
            <text:p>15330234</text:p>
          </table:table-cell>
          <table:table-cell table:style-name="ce13" office:value-type="string">
            <text:p>RIVERO MARQUEZ PETR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771921">
            <text:p>18771921</text:p>
          </table:table-cell>
          <table:table-cell table:style-name="ce13" office:value-type="string">
            <text:p>RIVERO MARTINEZ ELIDA RO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43690">
            <text:p>20643690</text:p>
          </table:table-cell>
          <table:table-cell table:style-name="ce13" office:value-type="string">
            <text:p>RIVERO MORA JOHAN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18878">
            <text:p>18118878</text:p>
          </table:table-cell>
          <table:table-cell table:style-name="ce25" office:value-type="string">
            <text:p>RIVERO PEREZ ELIZA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814929">
            <text:p>14814929</text:p>
          </table:table-cell>
          <table:table-cell table:style-name="ce13" office:value-type="string">
            <text:p>RIVERO PEROZA DERLYS VIRGI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9112">
            <text:p>19619112</text:p>
          </table:table-cell>
          <table:table-cell table:style-name="ce13" office:value-type="string">
            <text:p>RIVERO RECHIDER ISAURA YOSELY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8133">
            <text:p>20408133</text:p>
          </table:table-cell>
          <table:table-cell table:style-name="ce13" office:value-type="string">
            <text:p>RIVEROS AGUILAR YURAIM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90566">
            <text:p>18290566</text:p>
          </table:table-cell>
          <table:table-cell table:style-name="ce13" office:value-type="string">
            <text:p>RIVEROS AGUILAR MARIA CRISAL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682057">
            <text:p>13682057</text:p>
          </table:table-cell>
          <table:table-cell table:style-name="ce13" office:value-type="string">
            <text:p>RIVEROS VASQUEZ DARELCY YAN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80796">
            <text:p>19280796</text:p>
          </table:table-cell>
          <table:table-cell table:style-name="ce13" office:value-type="string">
            <text:p>RIVEROS VERGARA YDALMARIS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47778">
            <text:p>16647778</text:p>
          </table:table-cell>
          <table:table-cell table:style-name="ce13" office:value-type="string">
            <text:p>ROA ALTUVE NEIVE YAQUE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204490">
            <text:p>17204490</text:p>
          </table:table-cell>
          <table:table-cell table:style-name="ce13" office:value-type="string">
            <text:p>ROA CHIRINOS GRECY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7857">
            <text:p>20867857</text:p>
          </table:table-cell>
          <table:table-cell table:style-name="ce13" office:value-type="string">
            <text:p>ROA DEVIA YURY YAMIL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5076102">
            <text:p>25076102</text:p>
          </table:table-cell>
          <table:table-cell table:style-name="ce13" office:value-type="string">
            <text:p>ROA MANCIPE MIGUEL AMADO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986">
            <text:p>18192986</text:p>
          </table:table-cell>
          <table:table-cell table:style-name="ce13" office:value-type="string">
            <text:p>ROA MEZA YANIRA YUFRAIR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516">
            <text:p>18192516</text:p>
          </table:table-cell>
          <table:table-cell table:style-name="ce13" office:value-type="string">
            <text:p>RODRIGUEZ MARIA GABRI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17304">
            <text:p>20517304</text:p>
          </table:table-cell>
          <table:table-cell table:style-name="ce13" office:value-type="string">
            <text:p>RODRIGUEZ BALDERRAMA WENDY FABIO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40415">
            <text:p>20240415</text:p>
          </table:table-cell>
          <table:table-cell table:style-name="ce13" office:value-type="string">
            <text:p>RODRIGUEZ BECERRA YENIMAR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2271">
            <text:p>19492271</text:p>
          </table:table-cell>
          <table:table-cell table:style-name="ce13" office:value-type="string">
            <text:p>RODRIGUEZ CARRERO DUBRASKA YENIRE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995103">
            <text:p>14995103</text:p>
          </table:table-cell>
          <table:table-cell table:style-name="ce13" office:value-type="string">
            <text:p>RODRIGUEZ COLMENARES ELISABETH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002131">
            <text:p>14002131</text:p>
          </table:table-cell>
          <table:table-cell table:style-name="ce13" office:value-type="string">
            <text:p>RODRIGUEZ DE ROJAS MARIA CECIL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8060">
            <text:p>17768060</text:p>
          </table:table-cell>
          <table:table-cell table:style-name="ce13" office:value-type="string">
            <text:p>RODRIGUEZ DURAN IRIS VANE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859022">
            <text:p>16859022</text:p>
          </table:table-cell>
          <table:table-cell table:style-name="ce13" office:value-type="string">
            <text:p>RODRIGUEZ GARCIA MARIC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57470">
            <text:p>19057470</text:p>
          </table:table-cell>
          <table:table-cell table:style-name="ce13" office:value-type="string">
            <text:p>RODRIGUEZ GARCIA LINA LISN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68025">
            <text:p>15968025</text:p>
          </table:table-cell>
          <table:table-cell table:style-name="ce13" office:value-type="string">
            <text:p>RODRIGUEZ GONZALEZ MANYURI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5099">
            <text:p>12205099</text:p>
          </table:table-cell>
          <table:table-cell table:style-name="ce13" office:value-type="string">
            <text:p>RODRIGUEZ GUILLEN ALEIDY IBETT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350644">
            <text:p>19350644</text:p>
          </table:table-cell>
          <table:table-cell table:style-name="ce25" office:value-type="string">
            <text:p>RODRIGUEZ LOZANO MILEX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560272">
            <text:p>18560272</text:p>
          </table:table-cell>
          <table:table-cell table:style-name="ce13" office:value-type="string">
            <text:p>RODRIGUEZ PARRA YANEID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13395">
            <text:p>16513395</text:p>
          </table:table-cell>
          <table:table-cell table:style-name="ce25" office:value-type="string">
            <text:p>RODRIGUEZ PARRA HERLIS DESIR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23774">
            <text:p>12823774</text:p>
          </table:table-cell>
          <table:table-cell table:style-name="ce13" office:value-type="string">
            <text:p>RODRIGUEZ ROJAS MARGI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24277">
            <text:p>19024277</text:p>
          </table:table-cell>
          <table:table-cell table:style-name="ce13" office:value-type="string">
            <text:p>RODRIGUEZ RONDON LUISANA EVE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39041">
            <text:p>18839041</text:p>
          </table:table-cell>
          <table:table-cell table:style-name="ce25" office:value-type="string">
            <text:p>RODRIGUEZ SANTOS AN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712">
            <text:p>18192712</text:p>
          </table:table-cell>
          <table:table-cell table:style-name="ce13" office:value-type="string">
            <text:p>RODRIGUEZ TREJO BETZI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7021">
            <text:p>15537021</text:p>
          </table:table-cell>
          <table:table-cell table:style-name="ce13" office:value-type="string">
            <text:p>RODRIGUEZ VILLEGAS YEDITZ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82680">
            <text:p>19882680</text:p>
          </table:table-cell>
          <table:table-cell table:style-name="ce13" office:value-type="string">
            <text:p>RODRIGUEZ VILLEGAS MARBELYS DANIEL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549379">
            <text:p>14549379</text:p>
          </table:table-cell>
          <table:table-cell table:style-name="ce13" office:value-type="string">
            <text:p>ROJA MARIA BERLIN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9114">
            <text:p>19619114</text:p>
          </table:table-cell>
          <table:table-cell table:style-name="ce13" office:value-type="string">
            <text:p>ROJAS AVILA RAIZA ISA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21753">
            <text:p>15921753</text:p>
          </table:table-cell>
          <table:table-cell table:style-name="ce13" office:value-type="string">
            <text:p>ROJAS BRICEÑO YULI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071468">
            <text:p>16071468</text:p>
          </table:table-cell>
          <table:table-cell table:style-name="ce13" office:value-type="string">
            <text:p>ROJAS DE GARCIA ZULA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8624">
            <text:p>16638624</text:p>
          </table:table-cell>
          <table:table-cell table:style-name="ce13" office:value-type="string">
            <text:p>ROJAS DURAN RUTH KATHERIN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6732">
            <text:p>15536732</text:p>
          </table:table-cell>
          <table:table-cell table:style-name="ce25" office:value-type="string">
            <text:p>ROJAS FLORES MARIA BELK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16160">
            <text:p>20516160</text:p>
          </table:table-cell>
          <table:table-cell table:style-name="ce13" office:value-type="string">
            <text:p>ROJAS MARTINEZ MILDRED DAY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903">
            <text:p>19491903</text:p>
          </table:table-cell>
          <table:table-cell table:style-name="ce13" office:value-type="string">
            <text:p>ROJAS PEREZ DECCY YACKE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333553">
            <text:p>16333553</text:p>
          </table:table-cell>
          <table:table-cell table:style-name="ce13" office:value-type="string">
            <text:p>ROJAS ROJAS BELK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7654">
            <text:p>12207654</text:p>
          </table:table-cell>
          <table:table-cell table:style-name="ce13" office:value-type="string">
            <text:p>ROMAN TOVAR LENNYS TAHI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881">
            <text:p>19620881</text:p>
          </table:table-cell>
          <table:table-cell table:style-name="ce13" office:value-type="string">
            <text:p>ROMERO DIANA SILENN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99496">
            <text:p>20599496</text:p>
          </table:table-cell>
          <table:table-cell table:style-name="ce13" office:value-type="string">
            <text:p>ROMERO SANTIAGO YUSBEL SANT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063824">
            <text:p>13063824</text:p>
          </table:table-cell>
          <table:table-cell table:style-name="ce13" office:value-type="string">
            <text:p>RONDON ZUL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3237">
            <text:p>20963237</text:p>
          </table:table-cell>
          <table:table-cell table:style-name="ce13" office:value-type="string">
            <text:p>RONDON BARRUETA NELSY MARI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4112">
            <text:p>15784112</text:p>
          </table:table-cell>
          <table:table-cell table:style-name="ce13" office:value-type="string">
            <text:p>RONDON GARCIA OMAIR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735876">
            <text:p>20735876</text:p>
          </table:table-cell>
          <table:table-cell table:style-name="ce13" office:value-type="string">
            <text:p>RONDON RODRIGUEZ CARMEN DELIC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56512">
            <text:p>18856512</text:p>
          </table:table-cell>
          <table:table-cell table:style-name="ce13" office:value-type="string">
            <text:p>RONDON ZAMBRANO YAMI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912">
            <text:p>19491912</text:p>
          </table:table-cell>
          <table:table-cell table:style-name="ce13" office:value-type="string">
            <text:p>ROSALES MOLINA GLENDYS ZULA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100507">
            <text:p>20100507</text:p>
          </table:table-cell>
          <table:table-cell table:style-name="ce13" office:value-type="string">
            <text:p>ROSALEZ CHACON ISAUR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070423">
            <text:p>16070423</text:p>
          </table:table-cell>
          <table:table-cell table:style-name="ce13" office:value-type="string">
            <text:p>RUBIO SILVA ELVIR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92939">
            <text:p>19192939</text:p>
          </table:table-cell>
          <table:table-cell table:style-name="ce13" office:value-type="string">
            <text:p>RUIZ ADRIAN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39757">
            <text:p>20239757</text:p>
          </table:table-cell>
          <table:table-cell table:style-name="ce13" office:value-type="string">
            <text:p>RUIZ ARROYO EMELY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046332">
            <text:p>18046332</text:p>
          </table:table-cell>
          <table:table-cell table:style-name="ce13" office:value-type="string">
            <text:p>RUIZ AVILA LUZ M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046334">
            <text:p>18046334</text:p>
          </table:table-cell>
          <table:table-cell table:style-name="ce13" office:value-type="string">
            <text:p>RUIZ AVILA YOLI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026515">
            <text:p>23026515</text:p>
          </table:table-cell>
          <table:table-cell table:style-name="ce25" office:value-type="string">
            <text:p>RUIZ MORALES BLANCA EVEL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57871">
            <text:p>19057871</text:p>
          </table:table-cell>
          <table:table-cell table:style-name="ce13" office:value-type="string">
            <text:p>RUIZ SANTAELLA YULIA JHONAIK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434943">
            <text:p>14434943</text:p>
          </table:table-cell>
          <table:table-cell table:style-name="ce13" office:value-type="string">
            <text:p>RUIZ SOSA BELKYS MARI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13431">
            <text:p>13213431</text:p>
          </table:table-cell>
          <table:table-cell table:style-name="ce13" office:value-type="string">
            <text:p>RUJANO FLORES YANETH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2319">
            <text:p>19492319</text:p>
          </table:table-cell>
          <table:table-cell table:style-name="ce13" office:value-type="string">
            <text:p>RUJANO PEÑA YAKIBEL ADRI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370356">
            <text:p>11370356</text:p>
          </table:table-cell>
          <table:table-cell table:style-name="ce13" office:value-type="string">
            <text:p>RUJANO PEREZ MARIA BERTA DE JESU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2482">
            <text:p>20962482</text:p>
          </table:table-cell>
          <table:table-cell table:style-name="ce13" office:value-type="string">
            <text:p>RUMBO GENESIS DEL REA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76722">
            <text:p>17376722</text:p>
          </table:table-cell>
          <table:table-cell table:style-name="ce13" office:value-type="string">
            <text:p>RUMBO ARIAS YNGRID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74555">
            <text:p>16574555</text:p>
          </table:table-cell>
          <table:table-cell table:style-name="ce13" office:value-type="string">
            <text:p>SAAVEDRA BARRETO YURI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24586">
            <text:p>19024586</text:p>
          </table:table-cell>
          <table:table-cell table:style-name="ce25" office:value-type="string">
            <text:p>SAEZ ROSARIO KARELIS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5450">
            <text:p>12205450</text:p>
          </table:table-cell>
          <table:table-cell table:style-name="ce13" office:value-type="string">
            <text:p>SALAS RODRIGUEZ MARIBEL DEL ROSAR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601149">
            <text:p>20601149</text:p>
          </table:table-cell>
          <table:table-cell table:style-name="ce13" office:value-type="string">
            <text:p>SALAZAR MEZA RAMON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5302">
            <text:p>20965302</text:p>
          </table:table-cell>
          <table:table-cell table:style-name="ce13" office:value-type="string">
            <text:p>SALCEDO GONZALEZ MARIA ANGELIC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153716">
            <text:p>11153716</text:p>
          </table:table-cell>
          <table:table-cell table:style-name="ce13" office:value-type="string">
            <text:p>SALCEDO SALAS AN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517212">
            <text:p>19517212</text:p>
          </table:table-cell>
          <table:table-cell table:style-name="ce13" office:value-type="string">
            <text:p>SALGADO RANGEL YUREIMA YAMIL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462529">
            <text:p>15462529</text:p>
          </table:table-cell>
          <table:table-cell table:style-name="ce13" office:value-type="string">
            <text:p>SALINAS SANCHEZ ZAID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010920">
            <text:p>12010920</text:p>
          </table:table-cell>
          <table:table-cell table:style-name="ce13" office:value-type="string">
            <text:p>SALVATIERRA PARRA SILVI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204414">
            <text:p>17204414</text:p>
          </table:table-cell>
          <table:table-cell table:style-name="ce13" office:value-type="string">
            <text:p>SANCHEZ LUB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953459">
            <text:p>11953459</text:p>
          </table:table-cell>
          <table:table-cell table:style-name="ce13" office:value-type="string">
            <text:p>SANCHEZ DUGARTE MAR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779425">
            <text:p>12779425</text:p>
          </table:table-cell>
          <table:table-cell table:style-name="ce13" office:value-type="string">
            <text:p>SANCHEZ DUGARTE MARIA YSABE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45807">
            <text:p>15545807</text:p>
          </table:table-cell>
          <table:table-cell table:style-name="ce13" office:value-type="string">
            <text:p>SANCHEZ MACHIN DAGNIS YAMIL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966">
            <text:p>18192966</text:p>
          </table:table-cell>
          <table:table-cell table:style-name="ce13" office:value-type="string">
            <text:p>SANCHEZ MARQUEZ MILAGRO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14564">
            <text:p>11714564</text:p>
          </table:table-cell>
          <table:table-cell table:style-name="ce13" office:value-type="string">
            <text:p>SANCHEZ PEREZ ARELIS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213124">
            <text:p>13213124</text:p>
          </table:table-cell>
          <table:table-cell table:style-name="ce13" office:value-type="string">
            <text:p>SANCHEZ RODRIGUEZ KARINA YELITZ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89807">
            <text:p>18289807</text:p>
          </table:table-cell>
          <table:table-cell table:style-name="ce13" office:value-type="string">
            <text:p>SANCHEZ ROJAS NELLYS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6293">
            <text:p>20866293</text:p>
          </table:table-cell>
          <table:table-cell table:style-name="ce13" office:value-type="string">
            <text:p>SANCHEZ ZAMBRANO GENOVA ANAH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25815">
            <text:p>17725815</text:p>
          </table:table-cell>
          <table:table-cell table:style-name="ce13" office:value-type="string">
            <text:p>SANDOLVA PEREZ YENNY JAKEL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5639">
            <text:p>20965639</text:p>
          </table:table-cell>
          <table:table-cell table:style-name="ce13" office:value-type="string">
            <text:p>SANTIS HIDALGO FLERIFER DIL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7425335">
            <text:p>7425335</text:p>
          </table:table-cell>
          <table:table-cell table:style-name="ce13" office:value-type="string">
            <text:p>SERRANO GUERRA ISMELD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681211">
            <text:p>15681211</text:p>
          </table:table-cell>
          <table:table-cell table:style-name="ce13" office:value-type="string">
            <text:p>SERRANO MOTA YENNSY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89782">
            <text:p>16189782</text:p>
          </table:table-cell>
          <table:table-cell table:style-name="ce13" office:value-type="string">
            <text:p>SERRANO TREJO YANNA NATAL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193736">
            <text:p>14193736</text:p>
          </table:table-cell>
          <table:table-cell table:style-name="ce13" office:value-type="string">
            <text:p>SILVA JUSTA NAHI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549255">
            <text:p>13549255</text:p>
          </table:table-cell>
          <table:table-cell table:style-name="ce13" office:value-type="string">
            <text:p>SILVA RIVAS JUDITH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13347">
            <text:p>16513347</text:p>
          </table:table-cell>
          <table:table-cell table:style-name="ce13" office:value-type="string">
            <text:p>SOAZO NIAMPIRA NANCY YUD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641044">
            <text:p>18641044</text:p>
          </table:table-cell>
          <table:table-cell table:style-name="ce13" office:value-type="string">
            <text:p>SOSA OLE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047">
            <text:p>18192047</text:p>
          </table:table-cell>
          <table:table-cell table:style-name="ce13" office:value-type="string">
            <text:p>SOSA MORENO XIOMA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70597">
            <text:p>19470597</text:p>
          </table:table-cell>
          <table:table-cell table:style-name="ce13" office:value-type="string">
            <text:p>SOSA SOSA ZURIMA DE JESU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3515">
            <text:p>19613515</text:p>
          </table:table-cell>
          <table:table-cell table:style-name="ce13" office:value-type="string">
            <text:p>SOTO MORA YARELIS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4132">
            <text:p>15534132</text:p>
          </table:table-cell>
          <table:table-cell table:style-name="ce13" office:value-type="string">
            <text:p>SOTO RAMIREZ YUD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120174">
            <text:p>15120174</text:p>
          </table:table-cell>
          <table:table-cell table:style-name="ce13" office:value-type="string">
            <text:p>SOTO SANCHEZ YORAIMA ZULA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551727">
            <text:p>12551727</text:p>
          </table:table-cell>
          <table:table-cell table:style-name="ce13" office:value-type="string">
            <text:p>SUAREZ HOYO FELIC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290555">
            <text:p>18290555</text:p>
          </table:table-cell>
          <table:table-cell table:style-name="ce13" office:value-type="string">
            <text:p>SUAREZ MEDINA MAYRA LISS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424559">
            <text:p>18424559</text:p>
          </table:table-cell>
          <table:table-cell table:style-name="ce13" office:value-type="string">
            <text:p>SULBARAN ESCALONA MARIAN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92364">
            <text:p>19192364</text:p>
          </table:table-cell>
          <table:table-cell table:style-name="ce13" office:value-type="string">
            <text:p>SUPPINI PAREDES KARIN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06396">
            <text:p>18906396</text:p>
          </table:table-cell>
          <table:table-cell table:style-name="ce13" office:value-type="string">
            <text:p>TAPIA PAIVA MARIANNI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491759">
            <text:p>19491759</text:p>
          </table:table-cell>
          <table:table-cell table:style-name="ce13" office:value-type="string">
            <text:p>TARAZONA ROZO ERICKA MAHERLO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864184">
            <text:p>14864184</text:p>
          </table:table-cell>
          <table:table-cell table:style-name="ce13" office:value-type="string">
            <text:p>TELLES MEJIA ESPERANZ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4593">
            <text:p>16634593</text:p>
          </table:table-cell>
          <table:table-cell table:style-name="ce13" office:value-type="string">
            <text:p>TERAN ALTUVE DAINE DARIS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5578">
            <text:p>20865578</text:p>
          </table:table-cell>
          <table:table-cell table:style-name="ce13" office:value-type="string">
            <text:p>TERAN BASTIDAS LEIDYS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26041">
            <text:p>16126041</text:p>
          </table:table-cell>
          <table:table-cell table:style-name="ce13" office:value-type="string">
            <text:p>TERAN CASTILLO ERMELIND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185759">
            <text:p>19185759</text:p>
          </table:table-cell>
          <table:table-cell table:style-name="ce13" office:value-type="string">
            <text:p>TERAN GONZALEZ MARIA SENOB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70927">
            <text:p>19070927</text:p>
          </table:table-cell>
          <table:table-cell table:style-name="ce13" office:value-type="string">
            <text:p>TERAN MARQUEZ INDRID AYAR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69532">
            <text:p>19669532</text:p>
          </table:table-cell>
          <table:table-cell table:style-name="ce13" office:value-type="string">
            <text:p>TERAN MENA DEXI DAY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739384">
            <text:p>13739384</text:p>
          </table:table-cell>
          <table:table-cell table:style-name="ce13" office:value-type="string">
            <text:p>TERAN TORREALBA MAIKA THAMA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659430">
            <text:p>17659430</text:p>
          </table:table-cell>
          <table:table-cell table:style-name="ce13" office:value-type="string">
            <text:p>TERAN USUGA MARI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4263">
            <text:p>16634263</text:p>
          </table:table-cell>
          <table:table-cell table:style-name="ce13" office:value-type="string">
            <text:p>TERAN VERGARA YANNY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189902">
            <text:p>16189902</text:p>
          </table:table-cell>
          <table:table-cell table:style-name="ce13" office:value-type="string">
            <text:p>TIMAURE FRANCO BETTY LOR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58835">
            <text:p>18958835</text:p>
          </table:table-cell>
          <table:table-cell table:style-name="ce13" office:value-type="string">
            <text:p>TOLEDO HENRIQUEZ NAYIVI YULEID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31762">
            <text:p>19631762</text:p>
          </table:table-cell>
          <table:table-cell table:style-name="ce13" office:value-type="string">
            <text:p>TOLOZA CONTRERAS YUSDAIRY NACA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92902">
            <text:p>18192902</text:p>
          </table:table-cell>
          <table:table-cell table:style-name="ce13" office:value-type="string">
            <text:p>TORCATE BARRETO ZULY KAR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865589">
            <text:p>20865589</text:p>
          </table:table-cell>
          <table:table-cell table:style-name="ce13" office:value-type="string">
            <text:p>TORO BASTIDAS GRISEL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74073">
            <text:p>16574073</text:p>
          </table:table-cell>
          <table:table-cell table:style-name="ce13" office:value-type="string">
            <text:p>TORRES GARCIA MORAIM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902765">
            <text:p>12902765</text:p>
          </table:table-cell>
          <table:table-cell table:style-name="ce25" office:value-type="string">
            <text:p>TORRES GONZALEZ ZORAIDA JAZMI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608325">
            <text:p>17608325</text:p>
          </table:table-cell>
          <table:table-cell table:style-name="ce25" office:value-type="string">
            <text:p>TORRES GONZALEZ TANIA NATA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199702">
            <text:p>12199702</text:p>
          </table:table-cell>
          <table:table-cell table:style-name="ce13" office:value-type="string">
            <text:p>TORRES HOYO DILMA RO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9356">
            <text:p>19619356</text:p>
          </table:table-cell>
          <table:table-cell table:style-name="ce13" office:value-type="string">
            <text:p>TORRES MORENO DEISI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02973">
            <text:p>19802973</text:p>
          </table:table-cell>
          <table:table-cell table:style-name="ce13" office:value-type="string">
            <text:p>TORRES RIVAS YOHANA MICH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38061">
            <text:p>18838061</text:p>
          </table:table-cell>
          <table:table-cell table:style-name="ce13" office:value-type="string">
            <text:p>TORRES RODRIGUEZ YASMIL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7463">
            <text:p>16637463</text:p>
          </table:table-cell>
          <table:table-cell table:style-name="ce13" office:value-type="string">
            <text:p>TORRES SULBARAN NOLIS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43794">
            <text:p>19243794</text:p>
          </table:table-cell>
          <table:table-cell table:style-name="ce13" office:value-type="string">
            <text:p>TOVAR ARAUJO CARMEN PATRIC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3260">
            <text:p>19613260</text:p>
          </table:table-cell>
          <table:table-cell table:style-name="ce13" office:value-type="string">
            <text:p>TOVAR PARRA CARMEN EL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9179">
            <text:p>19619179</text:p>
          </table:table-cell>
          <table:table-cell table:style-name="ce13" office:value-type="string">
            <text:p>TOVAR VILORIA GENESIS MARGARET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19857">
            <text:p>20519857</text:p>
          </table:table-cell>
          <table:table-cell table:style-name="ce13" office:value-type="string">
            <text:p>TRAVIESO DUGARTE MARINA LIXEN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34838">
            <text:p>15534838</text:p>
          </table:table-cell>
          <table:table-cell table:style-name="ce13" office:value-type="string">
            <text:p>TREJO CARREÑO NATHALY YAMI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978093">
            <text:p>16978093</text:p>
          </table:table-cell>
          <table:table-cell table:style-name="ce13" office:value-type="string">
            <text:p>TRIBIÑO TORO CARMEN BEXA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102465">
            <text:p>18102465</text:p>
          </table:table-cell>
          <table:table-cell table:style-name="ce13" office:value-type="string">
            <text:p>TRUJILLO GARRIDO VICMARY NATHA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39629">
            <text:p>18839629</text:p>
          </table:table-cell>
          <table:table-cell table:style-name="ce13" office:value-type="string">
            <text:p>TUNERA PERALTA ANGELICA ROS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709207">
            <text:p>11709207</text:p>
          </table:table-cell>
          <table:table-cell table:style-name="ce13" office:value-type="string">
            <text:p>URBINA CUEVAS MARIELY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2687702">
            <text:p>22687702</text:p>
          </table:table-cell>
          <table:table-cell table:style-name="ce13" office:value-type="string">
            <text:p>URIBE DE ALVARADO LUZ DA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836991">
            <text:p>12836991</text:p>
          </table:table-cell>
          <table:table-cell table:style-name="ce25" office:value-type="string">
            <text:p>URQUIOLA BESSI SULEIM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5118">
            <text:p>12205118</text:p>
          </table:table-cell>
          <table:table-cell table:style-name="ce13" office:value-type="string">
            <text:p>UTRIZ JENNY MILED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20961">
            <text:p>20520961</text:p>
          </table:table-cell>
          <table:table-cell table:style-name="ce13" office:value-type="string">
            <text:p>UZCATEGUI ARAUJO YOXI CLAR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5231">
            <text:p>20225231</text:p>
          </table:table-cell>
          <table:table-cell table:style-name="ce13" office:value-type="string">
            <text:p>UZCATEGUI MARQUEZ IRIS EL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43931">
            <text:p>19243931</text:p>
          </table:table-cell>
          <table:table-cell table:style-name="ce13" office:value-type="string">
            <text:p>UZCATEGUI MOLINA YESIBEL YANEXSI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69221">
            <text:p>19069221</text:p>
          </table:table-cell>
          <table:table-cell table:style-name="ce13" office:value-type="string">
            <text:p>VALERO CAMACHO LEIDY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194630">
            <text:p>11194630</text:p>
          </table:table-cell>
          <table:table-cell table:style-name="ce25" office:value-type="string">
            <text:p>VALERO CASTILLO YELITZA DEL ROSARI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963200">
            <text:p>20963200</text:p>
          </table:table-cell>
          <table:table-cell table:style-name="ce13" office:value-type="string">
            <text:p>VALERO HERNANDEZ LUISA DEL CARME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978041">
            <text:p>16978041</text:p>
          </table:table-cell>
          <table:table-cell table:style-name="ce13" office:value-type="string">
            <text:p>VALERO MOLINA YUVIS VISAID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839247">
            <text:p>18839247</text:p>
          </table:table-cell>
          <table:table-cell table:style-name="ce13" office:value-type="string">
            <text:p>VALERO ROLTE ADELAIDA YUDI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278114">
            <text:p>19278114</text:p>
          </table:table-cell>
          <table:table-cell table:style-name="ce13" office:value-type="string">
            <text:p>VALLADARES YULIANY KAIREL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463284">
            <text:p>15463284</text:p>
          </table:table-cell>
          <table:table-cell table:style-name="ce13" office:value-type="string">
            <text:p>VALLADARES CLEDY FLORALB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9711">
            <text:p>19619711</text:p>
          </table:table-cell>
          <table:table-cell table:style-name="ce13" office:value-type="string">
            <text:p>VALLADARES DIAZ VICMAR IVETT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1831">
            <text:p>12201831</text:p>
          </table:table-cell>
          <table:table-cell table:style-name="ce13" office:value-type="string">
            <text:p>VARGAS RUIZ DANYS LIS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783903">
            <text:p>15783903</text:p>
          </table:table-cell>
          <table:table-cell table:style-name="ce13" office:value-type="string">
            <text:p>VARILLAS DUQUE LADY JOHAN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24609">
            <text:p>17724609</text:p>
          </table:table-cell>
          <table:table-cell table:style-name="ce13" office:value-type="string">
            <text:p>VARILLAS MOLINA ROS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513">
            <text:p>19620513</text:p>
          </table:table-cell>
          <table:table-cell table:style-name="ce13" office:value-type="string">
            <text:p>VASQUEZ CAICEA CARLOS JOS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4813640">
            <text:p>14813640</text:p>
          </table:table-cell>
          <table:table-cell table:style-name="ce13" office:value-type="string">
            <text:p>VELASQUEZ MONTILLA MARI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44593">
            <text:p>16644593</text:p>
          </table:table-cell>
          <table:table-cell table:style-name="ce13" office:value-type="string">
            <text:p>VELASQUEZ TIMAURE BEATRIZ ARACEL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517455">
            <text:p>19517455</text:p>
          </table:table-cell>
          <table:table-cell table:style-name="ce25" office:value-type="string">
            <text:p>VELAZQUEZ BRICEÑO MARIETZY ALEJAND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3559630">
            <text:p>23559630</text:p>
          </table:table-cell>
          <table:table-cell table:style-name="ce13" office:value-type="string">
            <text:p>VENERO GALIANO JOHANA KATERINN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0919430">
            <text:p>10919430</text:p>
          </table:table-cell>
          <table:table-cell table:style-name="ce13" office:value-type="string">
            <text:p>VERA BOSCAN ONEIDA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68345">
            <text:p>15968345</text:p>
          </table:table-cell>
          <table:table-cell table:style-name="ce25" office:value-type="string">
            <text:p>VERGARA PEÑA NORBELYS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206347">
            <text:p>12206347</text:p>
          </table:table-cell>
          <table:table-cell table:style-name="ce13" office:value-type="string">
            <text:p>VICTORAA RODRIGUEZ MILDRE JOSEF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635745">
            <text:p>16635745</text:p>
          </table:table-cell>
          <table:table-cell table:style-name="ce13" office:value-type="string">
            <text:p>VIDAL HOYO MIREY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515623">
            <text:p>16515623</text:p>
          </table:table-cell>
          <table:table-cell table:style-name="ce13" office:value-type="string">
            <text:p>VIDAL MARQUEZ DORKAS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408058">
            <text:p>20408058</text:p>
          </table:table-cell>
          <table:table-cell table:style-name="ce13" office:value-type="string">
            <text:p>VILLAMARIN MONSALVE ROSALB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226593">
            <text:p>20226593</text:p>
          </table:table-cell>
          <table:table-cell table:style-name="ce13" office:value-type="string">
            <text:p>VILLAMIL MONTES NORGELIS INE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07131">
            <text:p>18907131</text:p>
          </table:table-cell>
          <table:table-cell table:style-name="ce13" office:value-type="string">
            <text:p>VILLAMIZAR JENNIFER YANIR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2464268">
            <text:p>12464268</text:p>
          </table:table-cell>
          <table:table-cell table:style-name="ce13" office:value-type="string">
            <text:p>VILLAMIZAR HERNANDEZ MARIA ISABEL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120626">
            <text:p>15120626</text:p>
          </table:table-cell>
          <table:table-cell table:style-name="ce13" office:value-type="string">
            <text:p>VILLARREAL SUPERLANO YILESKA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13460">
            <text:p>19613460</text:p>
          </table:table-cell>
          <table:table-cell table:style-name="ce13" office:value-type="string">
            <text:p>VILLEGAS CATARI MICHELINA TERES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407462">
            <text:p>16407462</text:p>
          </table:table-cell>
          <table:table-cell table:style-name="ce13" office:value-type="string">
            <text:p>VILLEGAS MORENO ROSALYN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546202">
            <text:p>15546202</text:p>
          </table:table-cell>
          <table:table-cell table:style-name="ce13" office:value-type="string">
            <text:p>VILORIA ARTAHONA DELVIA ARACEL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388864">
            <text:p>9388864</text:p>
          </table:table-cell>
          <table:table-cell table:style-name="ce13" office:value-type="string">
            <text:p>VIVAS MARQUEZ BLANCA NELS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056162">
            <text:p>19056162</text:p>
          </table:table-cell>
          <table:table-cell table:style-name="ce13" office:value-type="string">
            <text:p>VIVAS ZAMBRANO YARITZA NORELVIS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6475163">
            <text:p>16475163</text:p>
          </table:table-cell>
          <table:table-cell table:style-name="ce13" office:value-type="string">
            <text:p>VIVERO ALVARADO BERENICE MAGDALE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881427">
            <text:p>19881427</text:p>
          </table:table-cell>
          <table:table-cell table:style-name="ce13" office:value-type="string">
            <text:p>YANEZ GODOY NADIUSKA DEL VALLE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8907378">
            <text:p>18907378</text:p>
          </table:table-cell>
          <table:table-cell table:style-name="ce13" office:value-type="string">
            <text:p>YBARRA MORENO DAYANA ANDRE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768562">
            <text:p>17768562</text:p>
          </table:table-cell>
          <table:table-cell table:style-name="ce13" office:value-type="string">
            <text:p>YZAGA MARTINEZ YANETZI YOLIMAR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9361773">
            <text:p>9361773</text:p>
          </table:table-cell>
          <table:table-cell table:style-name="ce13" office:value-type="string">
            <text:p>ZAMBRANO GARCIA ANA LIDE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732844">
            <text:p>20732844</text:p>
          </table:table-cell>
          <table:table-cell table:style-name="ce13" office:value-type="string">
            <text:p>ZAMBRANO RAMIREZ MARIANI ELIZABETH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783418">
            <text:p>19783418</text:p>
          </table:table-cell>
          <table:table-cell table:style-name="ce13" office:value-type="string">
            <text:p>ZAMBRANO RIVERA TAHIRIS BEATRIZ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3831483">
            <text:p>13831483</text:p>
          </table:table-cell>
          <table:table-cell table:style-name="ce13" office:value-type="string">
            <text:p>ZUANARE BUSTAMANTE VILMA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350073">
            <text:p>19350073</text:p>
          </table:table-cell>
          <table:table-cell table:style-name="ce22" office:value-type="string">
            <text:p>QUINTERO PAOLINI MAURI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1404901">
            <text:p>11404901</text:p>
          </table:table-cell>
          <table:table-cell table:style-name="ce22" office:value-type="string">
            <text:p>VIDAL RIVAS YSVELIS COROMOTO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5920973">
            <text:p>15920973</text:p>
          </table:table-cell>
          <table:table-cell table:style-name="ce22" office:value-type="string">
            <text:p>PLAZA ARAQUE LUZ MARY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77022">
            <text:p>17377022</text:p>
          </table:table-cell>
          <table:table-cell table:style-name="ce22" office:value-type="string">
            <text:p>ALBARRAN AZUAJE YESIKA MAR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20516634">
            <text:p>20516634</text:p>
          </table:table-cell>
          <table:table-cell table:style-name="ce22" office:value-type="string">
            <text:p>MORA MOLINA MARIA OFELI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7357827">
            <text:p>17357827</text:p>
          </table:table-cell>
          <table:table-cell table:style-name="ce22" office:value-type="string">
            <text:p>PARRA QUINTERO EDDY CAROLI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8" office:value-type="float" office:value="19620114">
            <text:p>19620114</text:p>
          </table:table-cell>
          <table:table-cell table:style-name="ce13" office:value-type="string">
            <text:p>JAIMES LOBATON NAILYN DAYANA</text:p>
          </table:table-cell>
          <table:table-cell table:style-name="ce4" office:value-type="string">
            <text:p>LICENDIADO EN EDUCACION MENSION EDUCACION INICIAL 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9" office:value-type="float" office:value="8841033">
            <text:p>8841033</text:p>
          </table:table-cell>
          <table:table-cell table:style-name="ce26" office:value-type="string">
            <text:p>DELGADO ALFINGER LIE YANIRA</text:p>
          </table:table-cell>
          <table:table-cell table:style-name="ce33" office:value-type="string">
            <text:p>TECNICO EN PRODUCCION MEDIOS DE COMUNICAC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9" office:value-type="float" office:value="11374703">
            <text:p>11374703</text:p>
          </table:table-cell>
          <table:table-cell table:style-name="ce26" office:value-type="string">
            <text:p>GALINDO DIAZ BLANCA FLOR</text:p>
          </table:table-cell>
          <table:table-cell table:style-name="ce33" office:value-type="string">
            <text:p>TECNICO EN PRODUCCION MEDIOS DE COMUNICAC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9" office:value-type="float" office:value="18772789">
            <text:p>18772789</text:p>
          </table:table-cell>
          <table:table-cell table:style-name="ce26" office:value-type="string">
            <text:p>LADERA MARQUEZ EMILI ALEXANDRA</text:p>
          </table:table-cell>
          <table:table-cell table:style-name="ce33" office:value-type="string">
            <text:p>TECNICO EN PRODUCCION MEDIOS DE COMUNICAC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9" office:value-type="float" office:value="5236419">
            <text:p>5236419</text:p>
          </table:table-cell>
          <table:table-cell table:style-name="ce26" office:value-type="string">
            <text:p>PEREZ GONZALEZ SENOVIA JOSEFINA</text:p>
          </table:table-cell>
          <table:table-cell table:style-name="ce33" office:value-type="string">
            <text:p>TECNICO EN PRODUCCION MEDIOS DE COMUNICAC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8953460">
            <text:p>18953460</text:p>
          </table:table-cell>
          <table:table-cell table:style-name="ce27" office:value-type="string">
            <text:p>PLAZA HERNANDEZ ALEXANDER</text:p>
          </table:table-cell>
          <table:table-cell table:style-name="ce33" office:value-type="string">
            <text:p>TECNICO EN PRODUCCION MEDIOS DE COMUNICAC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408999">
            <text:p>20408999</text:p>
          </table:table-cell>
          <table:table-cell table:style-name="ce27" office:value-type="string">
            <text:p>TOVAR RODRIGUEZ ADRIANA CAROLINA</text:p>
          </table:table-cell>
          <table:table-cell table:style-name="ce33" office:value-type="string">
            <text:p>TECNICO EN PRODUCCION MEDIOS DE COMUNICAC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9" office:value-type="float" office:value="18181181">
            <text:p>18181181</text:p>
          </table:table-cell>
          <table:table-cell table:style-name="ce26" office:value-type="string">
            <text:p>ZERPA VASQUEZ VANESSA EMELIN</text:p>
          </table:table-cell>
          <table:table-cell table:style-name="ce33" office:value-type="string">
            <text:p>TECNICO EN PRODUCCION MEDIOS DE COMUNICAC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350969">
            <text:p>19350969</text:p>
          </table:table-cell>
          <table:table-cell table:style-name="ce28" office:value-type="string">
            <text:p>ALDANA ROJO ANTONIO JOSE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6737030">
            <text:p>16737030</text:p>
          </table:table-cell>
          <table:table-cell table:style-name="ce28" office:value-type="string">
            <text:p>ANGULO JOTHSELIZ <text:s/>KAROLINA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5384875">
            <text:p>15384875</text:p>
          </table:table-cell>
          <table:table-cell table:style-name="ce28" office:value-type="string">
            <text:p>BASTIDAS BAPTISTA ZOHAR KUMARA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825005">
            <text:p>19825005</text:p>
          </table:table-cell>
          <table:table-cell table:style-name="ce28" office:value-type="string">
            <text:p>BERMUDEZ LUJANO MARIELA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4340637">
            <text:p>14340637</text:p>
          </table:table-cell>
          <table:table-cell table:style-name="ce28" office:value-type="string">
            <text:p>BERRIOS TERAN MARIA ELODIA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8860603">
            <text:p>18860603</text:p>
          </table:table-cell>
          <table:table-cell table:style-name="ce28" office:value-type="string">
            <text:p>CANO JAIMES DARWIN ALONZO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350321">
            <text:p>19350321</text:p>
          </table:table-cell>
          <table:table-cell table:style-name="ce28" office:value-type="string">
            <text:p>COLMENARES RIVAS ELIZABETH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238594">
            <text:p>20238594</text:p>
          </table:table-cell>
          <table:table-cell table:style-name="ce28" office:value-type="string">
            <text:p>DELGADO ARRAIZ MARIA YAMILEX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825110">
            <text:p>19825110</text:p>
          </table:table-cell>
          <table:table-cell table:style-name="ce28" office:value-type="string">
            <text:p>GAMBOA MARIA ZORAIDA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350336">
            <text:p>19350336</text:p>
          </table:table-cell>
          <table:table-cell table:style-name="ce28" office:value-type="string">
            <text:p>LINARES CRESPO MARIA EUGENIA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6859728">
            <text:p>16859728</text:p>
          </table:table-cell>
          <table:table-cell table:style-name="ce28" office:value-type="string">
            <text:p>MANTILLA BARAJAS YAMILETH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8558313">
            <text:p>18558313</text:p>
          </table:table-cell>
          <table:table-cell table:style-name="ce28" office:value-type="string">
            <text:p>QUINTERO DELGADO MARIA ISABEL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3549770">
            <text:p>13549770</text:p>
          </table:table-cell>
          <table:table-cell table:style-name="ce28" office:value-type="string">
            <text:p>RAMIREZ <text:s/>MEDINA ILVIO <text:s/>JOSE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6635812">
            <text:p>16635812</text:p>
          </table:table-cell>
          <table:table-cell table:style-name="ce28" office:value-type="string">
            <text:p>RANGEL BASTIDAS FRANCISCO EMILIO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517224">
            <text:p>19517224</text:p>
          </table:table-cell>
          <table:table-cell table:style-name="ce28" office:value-type="string">
            <text:p>RANGEL GAMBOA WUENDY DEL VALLE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825072">
            <text:p>19825072</text:p>
          </table:table-cell>
          <table:table-cell table:style-name="ce28" office:value-type="string">
            <text:p>RONDON RANGEL ELIANNY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4113098">
            <text:p>24113098</text:p>
          </table:table-cell>
          <table:table-cell table:style-name="ce28" office:value-type="string">
            <text:p>RONDON RANGEL ANAVELIS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613642">
            <text:p>19613642</text:p>
          </table:table-cell>
          <table:table-cell table:style-name="ce28" office:value-type="string">
            <text:p>SOSA BASTIDAS VANESSA CAROLINA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599049">
            <text:p>20599049</text:p>
          </table:table-cell>
          <table:table-cell table:style-name="ce28" office:value-type="string">
            <text:p>VALECILLOS VALECILLOS LEIDY MARINA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4662845">
            <text:p>14662845</text:p>
          </table:table-cell>
          <table:table-cell table:style-name="ce28" office:value-type="string">
            <text:p>VALERO GONZALEZ JOSE GREGORIO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6637114">
            <text:p>16637114</text:p>
          </table:table-cell>
          <table:table-cell table:style-name="ce28" office:value-type="string">
            <text:p>VEGA <text:s/>BRICEÑO HERLIANI YUDITH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825012">
            <text:p>19825012</text:p>
          </table:table-cell>
          <table:table-cell table:style-name="ce28" office:value-type="string">
            <text:p>VERGARA TORRES DANIEL VALENTIN</text:p>
          </table:table-cell>
          <table:table-cell table:style-name="ce11" office:value-type="string">
            <text:p>TECNICO <text:s/>PRODUCCION AGROECOLOGICA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261430">
            <text:p>9261430</text:p>
          </table:table-cell>
          <table:table-cell table:style-name="ce28" office:value-type="string">
            <text:p>BENITEZ MONTOYA VALENTINA VICTORIA</text:p>
          </table:table-cell>
          <table:table-cell table:style-name="ce34" office:value-type="string">
            <text:p>TECNICO EN PROYECTOS DE PARTICIPACION Y GEST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569244">
            <text:p>13569244</text:p>
          </table:table-cell>
          <table:table-cell table:style-name="ce28" office:value-type="string">
            <text:p>FASQUIAS CUEVAS YOUNDER HORMANDY</text:p>
          </table:table-cell>
          <table:table-cell table:style-name="ce34" office:value-type="string">
            <text:p>TECNICO EN PROYECTOS DE PARTICIPACION Y GEST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987051">
            <text:p>17987051</text:p>
          </table:table-cell>
          <table:table-cell table:style-name="ce28" office:value-type="string">
            <text:p>GUEVARA RICO SIMON DE LA TRINIDAD</text:p>
          </table:table-cell>
          <table:table-cell table:style-name="ce34" office:value-type="string">
            <text:p>TECNICO EN PROYECTOS DE PARTICIPACION Y GEST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288925">
            <text:p>18288925</text:p>
          </table:table-cell>
          <table:table-cell table:style-name="ce28" office:value-type="string">
            <text:p>RODRIGUEZ VARILLAS LEONARDO RENE</text:p>
          </table:table-cell>
          <table:table-cell table:style-name="ce34" office:value-type="string">
            <text:p>TECNICO EN PROYECTOS DE PARTICIPACION Y GEST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025833">
            <text:p>19025833</text:p>
          </table:table-cell>
          <table:table-cell table:style-name="ce28" office:value-type="string">
            <text:p>TORRES PIÑA GISELL NAYARIT</text:p>
          </table:table-cell>
          <table:table-cell table:style-name="ce34" office:value-type="string">
            <text:p>TECNICO EN PROYECTOS DE PARTICIPACION Y GEST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226155">
            <text:p>20226155</text:p>
          </table:table-cell>
          <table:table-cell table:style-name="ce28" office:value-type="string">
            <text:p>VILLAMIZAR CASTRO ROGER FABIAN</text:p>
          </table:table-cell>
          <table:table-cell table:style-name="ce34" office:value-type="string">
            <text:p>TECNICO EN PROYECTOS DE PARTICIPACION Y GESTION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072427">
            <text:p>16072427</text:p>
          </table:table-cell>
          <table:table-cell table:style-name="ce28" office:value-type="string">
            <text:p>AMPUEDA PEREZ XIOMARA MARI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619419">
            <text:p>19619419</text:p>
          </table:table-cell>
          <table:table-cell table:style-name="ce28" office:value-type="string">
            <text:p>ARAUJO HERNANDEZ CARLOS JOS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767923">
            <text:p>17767923</text:p>
          </table:table-cell>
          <table:table-cell table:style-name="ce28" office:value-type="string">
            <text:p>ARGUELLO ALVAREZ YARIXA YUVIZAY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262605">
            <text:p>4262605</text:p>
          </table:table-cell>
          <table:table-cell table:style-name="ce28" office:value-type="string">
            <text:p>AVANCINI FRANCISCO MANUEL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204486">
            <text:p>17204486</text:p>
          </table:table-cell>
          <table:table-cell table:style-name="ce28" office:value-type="string">
            <text:p>BANDERELA MENDOZA DACELYS DALIC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394746">
            <text:p>12394746</text:p>
          </table:table-cell>
          <table:table-cell table:style-name="ce28" office:value-type="string">
            <text:p>BECERRA JESUS ALEXI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238181">
            <text:p>20238181</text:p>
          </table:table-cell>
          <table:table-cell table:style-name="ce28" office:value-type="string">
            <text:p>BECERRA CONTRERAS MARIA MARITZ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033596">
            <text:p>23033596</text:p>
          </table:table-cell>
          <table:table-cell table:style-name="ce28" office:value-type="string">
            <text:p>BETANCOURT GRATEROL YULIMAR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445575">
            <text:p>18445575</text:p>
          </table:table-cell>
          <table:table-cell table:style-name="ce28" office:value-type="string">
            <text:p>BRACHO VALDERRAMA DAMARIS ANTONI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517800">
            <text:p>19517800</text:p>
          </table:table-cell>
          <table:table-cell table:style-name="ce28" office:value-type="string">
            <text:p>BRICEÑO LEON MARIA JOHA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001189">
            <text:p>23001189</text:p>
          </table:table-cell>
          <table:table-cell table:style-name="ce28" office:value-type="string">
            <text:p>BRICEÑO QUINTERO ANDREINA DEL VALL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388466">
            <text:p>9388466</text:p>
          </table:table-cell>
          <table:table-cell table:style-name="ce28" office:value-type="string">
            <text:p>BRICEÑO TERAN ROSALI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662517">
            <text:p>14662517</text:p>
          </table:table-cell>
          <table:table-cell table:style-name="ce28" office:value-type="string">
            <text:p>BRICEÑO TERAN MERY COROMOT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661327">
            <text:p>17661327</text:p>
          </table:table-cell>
          <table:table-cell table:style-name="ce28" office:value-type="string">
            <text:p>CALLE NAVAS NIRBEXI YACENY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825049">
            <text:p>19825049</text:p>
          </table:table-cell>
          <table:table-cell table:style-name="ce28" office:value-type="string">
            <text:p>CAMACHO RONDON YESICA CAROL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062926">
            <text:p>13062926</text:p>
          </table:table-cell>
          <table:table-cell table:style-name="ce28" office:value-type="string">
            <text:p>CAMERO RIVERO CESAR ALI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4732973">
            <text:p>14732973</text:p>
          </table:table-cell>
          <table:table-cell table:style-name="ce28" office:value-type="string">
            <text:p>CARBALLO PEREZ MARILIN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881230">
            <text:p>19881230</text:p>
          </table:table-cell>
          <table:table-cell table:style-name="ce28" office:value-type="string">
            <text:p>CARMONA GUEDEZ YELITZA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268812">
            <text:p>9268812</text:p>
          </table:table-cell>
          <table:table-cell table:style-name="ce28" office:value-type="string">
            <text:p>CASTILLO ORDUÑO EVER JOS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026672">
            <text:p>23026672</text:p>
          </table:table-cell>
          <table:table-cell table:style-name="ce28" office:value-type="string">
            <text:p>CASTILLO PEREZ ANDREINA DEL VALL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734490">
            <text:p>12734490</text:p>
          </table:table-cell>
          <table:table-cell table:style-name="ce28" office:value-type="string">
            <text:p>CESPEDES ESTHER ELE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984932">
            <text:p>14984932</text:p>
          </table:table-cell>
          <table:table-cell table:style-name="ce28" office:value-type="string">
            <text:p>CHACON GONZALEZ ROJEL JESU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226016">
            <text:p>19226016</text:p>
          </table:table-cell>
          <table:table-cell table:style-name="ce28" office:value-type="string">
            <text:p>CHINA HIDALGO HERNAN DAVID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367220">
            <text:p>19367220</text:p>
          </table:table-cell>
          <table:table-cell table:style-name="ce28" office:value-type="string">
            <text:p>CHINCHILLA VALECILLOS YOHANDRI JESU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225102">
            <text:p>18225102</text:p>
          </table:table-cell>
          <table:table-cell table:style-name="ce28" office:value-type="string">
            <text:p>CRESPO COLLANTES ALEXANDER ANTONI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784226">
            <text:p>19784226</text:p>
          </table:table-cell>
          <table:table-cell table:style-name="ce28" office:value-type="string">
            <text:p>CRESPO COLLANTES LISETH CAROL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498511">
            <text:p>18498511</text:p>
          </table:table-cell>
          <table:table-cell table:style-name="ce28" office:value-type="string">
            <text:p>CUADRADO GUILLEN SANDRA LILIA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073136">
            <text:p>15073136</text:p>
          </table:table-cell>
          <table:table-cell table:style-name="ce28" office:value-type="string">
            <text:p>DAVILA SANCHEZ CESAR ENRRIQU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208746">
            <text:p>16208746</text:p>
          </table:table-cell>
          <table:table-cell table:style-name="ce28" office:value-type="string">
            <text:p>DIAZ QUINTANA SONNY OLINT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825093">
            <text:p>19825093</text:p>
          </table:table-cell>
          <table:table-cell table:style-name="ce28" office:value-type="string">
            <text:p>ESCALONA CASTELLANO GENAR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203593">
            <text:p>17203593</text:p>
          </table:table-cell>
          <table:table-cell table:style-name="ce28" office:value-type="string">
            <text:p>ESQUERRA CORDOBA LUZ MAR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433163">
            <text:p>14433163</text:p>
          </table:table-cell>
          <table:table-cell table:style-name="ce28" office:value-type="string">
            <text:p>FERNANDEZ LAGUNA MAIRIT YENNEL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768593">
            <text:p>17768593</text:p>
          </table:table-cell>
          <table:table-cell table:style-name="ce28" office:value-type="string">
            <text:p>FERNANDEZ QUINTERO CARLOS DANIEL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1551943">
            <text:p>21551943</text:p>
          </table:table-cell>
          <table:table-cell table:style-name="ce28" office:value-type="string">
            <text:p>FLORES DIAZ SARAI DAYA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225016">
            <text:p>18225016</text:p>
          </table:table-cell>
          <table:table-cell table:style-name="ce28" office:value-type="string">
            <text:p>FRIAS PEREZ IGLIS ALEXANDER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171747">
            <text:p>14171747</text:p>
          </table:table-cell>
          <table:table-cell table:style-name="ce28" office:value-type="string">
            <text:p>GALINDEZ MEZA MARYURI ELINOL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120801">
            <text:p>15120801</text:p>
          </table:table-cell>
          <table:table-cell table:style-name="ce28" office:value-type="string">
            <text:p>GARCIA MARQUEZ KENNIS VILMAR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070536">
            <text:p>19070536</text:p>
          </table:table-cell>
          <table:table-cell table:style-name="ce28" office:value-type="string">
            <text:p>GARCIA MORENO ANA RAQUEL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145204">
            <text:p>18145204</text:p>
          </table:table-cell>
          <table:table-cell table:style-name="ce28" office:value-type="string">
            <text:p>GARRIDO MUÑOZ ALBA MAR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669957">
            <text:p>19669957</text:p>
          </table:table-cell>
          <table:table-cell table:style-name="ce28" office:value-type="string">
            <text:p>GONZALEZ PARGAS OFELIA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829724">
            <text:p>15829724</text:p>
          </table:table-cell>
          <table:table-cell table:style-name="ce28" office:value-type="string">
            <text:p>GONZALEZ RAMIREZ ELODIA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967680">
            <text:p>15967680</text:p>
          </table:table-cell>
          <table:table-cell table:style-name="ce28" office:value-type="string">
            <text:p>GUTIERREZ MARIA REBEC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278384">
            <text:p>19278384</text:p>
          </table:table-cell>
          <table:table-cell table:style-name="ce28" office:value-type="string">
            <text:p>HERNANDEZ COLS SHEILA COR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294793">
            <text:p>20294793</text:p>
          </table:table-cell>
          <table:table-cell table:style-name="ce28" office:value-type="string">
            <text:p>HERNANDEZ MARQUEZ EDGAR JOS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812598">
            <text:p>10812598</text:p>
          </table:table-cell>
          <table:table-cell table:style-name="ce28" office:value-type="string">
            <text:p>HERNANDEZ MEJIAS YULIXA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869600">
            <text:p>20869600</text:p>
          </table:table-cell>
          <table:table-cell table:style-name="ce28" office:value-type="string">
            <text:p>HERRERA RAMIREZ JORGE LUI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189662">
            <text:p>11189662</text:p>
          </table:table-cell>
          <table:table-cell table:style-name="ce28" office:value-type="string">
            <text:p>HERRERA RIVAS ROSA ERMELIND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415825">
            <text:p>20415825</text:p>
          </table:table-cell>
          <table:table-cell table:style-name="ce28" office:value-type="string">
            <text:p>HIDALGO ANGEL MARIA GABRIEL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550805">
            <text:p>17550805</text:p>
          </table:table-cell>
          <table:table-cell table:style-name="ce28" office:value-type="string">
            <text:p>HIDALGO VALLADARES NAYRET CAROL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562055">
            <text:p>10562055</text:p>
          </table:table-cell>
          <table:table-cell table:style-name="ce28" office:value-type="string">
            <text:p>IANI PACHECO GENARO JOS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997649">
            <text:p>4997649</text:p>
          </table:table-cell>
          <table:table-cell table:style-name="ce28" office:value-type="string">
            <text:p>JAIME BLANCO MARIS TERES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726539">
            <text:p>4726539</text:p>
          </table:table-cell>
          <table:table-cell table:style-name="ce28" office:value-type="string">
            <text:p>JIMENEZ BENITEZ CARMEN LUIS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551540">
            <text:p>12551540</text:p>
          </table:table-cell>
          <table:table-cell table:style-name="ce28" office:value-type="string">
            <text:p>LAGUNA FRANCYS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377894">
            <text:p>17377894</text:p>
          </table:table-cell>
          <table:table-cell table:style-name="ce28" office:value-type="string">
            <text:p>LARA BRAQUE FANNY YULIMAR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225294">
            <text:p>18225294</text:p>
          </table:table-cell>
          <table:table-cell table:style-name="ce28" office:value-type="string">
            <text:p>LINARES CRESPO ANYER NOEL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290228">
            <text:p>17290228</text:p>
          </table:table-cell>
          <table:table-cell table:style-name="ce28" office:value-type="string">
            <text:p>LOPEZ REYES NAHILY CAROL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550093">
            <text:p>14550093</text:p>
          </table:table-cell>
          <table:table-cell table:style-name="ce28" office:value-type="string">
            <text:p>LUGO MACIAS DORIS BEATRI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548801">
            <text:p>9548801</text:p>
          </table:table-cell>
          <table:table-cell table:style-name="ce28" office:value-type="string">
            <text:p>LUQUE DALGI COROMOT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202930">
            <text:p>12202930</text:p>
          </table:table-cell>
          <table:table-cell table:style-name="ce28" office:value-type="string">
            <text:p>MARIN MUÑOZ MAIGUALIDA DEL VALL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462572">
            <text:p>19462572</text:p>
          </table:table-cell>
          <table:table-cell table:style-name="ce28" office:value-type="string">
            <text:p>MARQUEZ PEREZ BLANCA ALEJANDR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256900">
            <text:p>18256900</text:p>
          </table:table-cell>
          <table:table-cell table:style-name="ce28" office:value-type="string">
            <text:p>MARQUEZ RAMIREZ ANA IRI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865404">
            <text:p>20865404</text:p>
          </table:table-cell>
          <table:table-cell table:style-name="ce28" office:value-type="string">
            <text:p>MENDEZ MARIANELA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865985">
            <text:p>20865985</text:p>
          </table:table-cell>
          <table:table-cell table:style-name="ce28" office:value-type="string">
            <text:p>MEZA BRICEÑO IVAN ENRIQU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239715">
            <text:p>20239715</text:p>
          </table:table-cell>
          <table:table-cell table:style-name="ce28" office:value-type="string">
            <text:p>MOLINA DUQUE CRUZ MAIREN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193752">
            <text:p>19193752</text:p>
          </table:table-cell>
          <table:table-cell table:style-name="ce28" office:value-type="string">
            <text:p>MONCADA SIERRA MARIA ALEJANDR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837537">
            <text:p>11837537</text:p>
          </table:table-cell>
          <table:table-cell table:style-name="ce28" office:value-type="string">
            <text:p>MONTES DOMING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670918">
            <text:p>15670918</text:p>
          </table:table-cell>
          <table:table-cell table:style-name="ce28" office:value-type="string">
            <text:p>MONTILLA MORENO YURBANY SOBEID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825056">
            <text:p>19825056</text:p>
          </table:table-cell>
          <table:table-cell table:style-name="ce28" office:value-type="string">
            <text:p>MONTILLA MORENO LENNY SARAHYD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961307">
            <text:p>20961307</text:p>
          </table:table-cell>
          <table:table-cell table:style-name="ce28" office:value-type="string">
            <text:p>MORENO LINAREZ GERALDIN DEL VALL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101971">
            <text:p>20101971</text:p>
          </table:table-cell>
          <table:table-cell table:style-name="ce28" office:value-type="string">
            <text:p>OCANTO CAMACHO EMMA TIBISAY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288937">
            <text:p>18288937</text:p>
          </table:table-cell>
          <table:table-cell table:style-name="ce28" office:value-type="string">
            <text:p>ORTIZ BORRERO NIXO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063323">
            <text:p>13063323</text:p>
          </table:table-cell>
          <table:table-cell table:style-name="ce28" office:value-type="string">
            <text:p>OSORIO QUINTERO BISLUBIA TERES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736477">
            <text:p>20736477</text:p>
          </table:table-cell>
          <table:table-cell table:style-name="ce28" office:value-type="string">
            <text:p>OTALVAREZ GUERRERO GENOVA YAMALITH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964784">
            <text:p>20964784</text:p>
          </table:table-cell>
          <table:table-cell table:style-name="ce28" office:value-type="string">
            <text:p>PACHECO TERAN AREIBIS PAOL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048076">
            <text:p>12048076</text:p>
          </table:table-cell>
          <table:table-cell table:style-name="ce28" office:value-type="string">
            <text:p>PAEZ JAIMES ANGELICA MARI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2838266">
            <text:p>12838266</text:p>
          </table:table-cell>
          <table:table-cell table:style-name="ce28" office:value-type="string">
            <text:p>PALACIOS MEJIAS MAIRA MARGELI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491364">
            <text:p>19491364</text:p>
          </table:table-cell>
          <table:table-cell table:style-name="ce28" office:value-type="string">
            <text:p>PARRA LOPEZ KENNEDYS JOS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257039">
            <text:p>4257039</text:p>
          </table:table-cell>
          <table:table-cell table:style-name="ce28" office:value-type="string">
            <text:p>PEÑA ROJO VICENTE ANTONI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838204">
            <text:p>18838204</text:p>
          </table:table-cell>
          <table:table-cell table:style-name="ce28" office:value-type="string">
            <text:p>PEREZ JOSE LUI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711954">
            <text:p>14711954</text:p>
          </table:table-cell>
          <table:table-cell table:style-name="ce28" office:value-type="string">
            <text:p>PEREZ RAMIREZ MARIA ESTHER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150502">
            <text:p>20150502</text:p>
          </table:table-cell>
          <table:table-cell table:style-name="ce28" office:value-type="string">
            <text:p>PERNIA ROA JESUS MANUEL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09192">
            <text:p>11709192</text:p>
          </table:table-cell>
          <table:table-cell table:style-name="ce28" office:value-type="string">
            <text:p>PETIT LOPEZ YRAIMA JOSEF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518536">
            <text:p>20518536</text:p>
          </table:table-cell>
          <table:table-cell table:style-name="ce28" office:value-type="string">
            <text:p>PUERTA PADILLA MILAGRO COROMOT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08832">
            <text:p>11708832</text:p>
          </table:table-cell>
          <table:table-cell table:style-name="ce28" office:value-type="string">
            <text:p>QUINTERO PAREDES NELLY MARGARIT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34918">
            <text:p>8134918</text:p>
          </table:table-cell>
          <table:table-cell table:style-name="ce28" office:value-type="string">
            <text:p>QUINTERO VALERO JUBIL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224966">
            <text:p>18224966</text:p>
          </table:table-cell>
          <table:table-cell table:style-name="ce28" office:value-type="string">
            <text:p>RAMIREZ TORRES YONIEL JESU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372151">
            <text:p>16372151</text:p>
          </table:table-cell>
          <table:table-cell table:style-name="ce28" office:value-type="string">
            <text:p>RAMOS MARIN ROSA INOCENCI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244603">
            <text:p>19244603</text:p>
          </table:table-cell>
          <table:table-cell table:style-name="ce28" office:value-type="string">
            <text:p>RANGEL ROA EDUARD JOS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350218">
            <text:p>19350218</text:p>
          </table:table-cell>
          <table:table-cell table:style-name="ce28" office:value-type="string">
            <text:p>RIVAS LISANDRO JAVIER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435519">
            <text:p>9435519</text:p>
          </table:table-cell>
          <table:table-cell table:style-name="ce28" office:value-type="string">
            <text:p>RIVAS GRATEROL MIRLA JOSEF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0365">
            <text:p>11710365</text:p>
          </table:table-cell>
          <table:table-cell table:style-name="ce28" office:value-type="string">
            <text:p>RIVAS PAREDES OMAR JOS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120710">
            <text:p>15120710</text:p>
          </table:table-cell>
          <table:table-cell table:style-name="ce28" office:value-type="string">
            <text:p>ROA CONTRERAS JAVIER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072550">
            <text:p>15072550</text:p>
          </table:table-cell>
          <table:table-cell table:style-name="ce28" office:value-type="string">
            <text:p>RODRIGUEZ BLANCO FANNY YAEL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238134">
            <text:p>20238134</text:p>
          </table:table-cell>
          <table:table-cell table:style-name="ce28" office:value-type="string">
            <text:p>RODRIGUEZ GALAVIS RICHARD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067657">
            <text:p>14067657</text:p>
          </table:table-cell>
          <table:table-cell table:style-name="ce28" office:value-type="string">
            <text:p>RODRIGUEZ MARIN MARIA FELICI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567564">
            <text:p>15567564</text:p>
          </table:table-cell>
          <table:table-cell table:style-name="ce28" office:value-type="string">
            <text:p>ROJAS ROA ISIDRA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350288">
            <text:p>19350288</text:p>
          </table:table-cell>
          <table:table-cell table:style-name="ce28" office:value-type="string">
            <text:p>RONDON ALTUVE CARLOS EDUARD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883130">
            <text:p>13883130</text:p>
          </table:table-cell>
          <table:table-cell table:style-name="ce28" office:value-type="string">
            <text:p>SAAVEDRA GARCES MARISEL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023274">
            <text:p>23023274</text:p>
          </table:table-cell>
          <table:table-cell table:style-name="ce28" office:value-type="string">
            <text:p>SALAZAR MARQUEZ YENNY CAROL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225000">
            <text:p>18225000</text:p>
          </table:table-cell>
          <table:table-cell table:style-name="ce28" office:value-type="string">
            <text:p>SALCEDO RAMIREZ YUFRAINETH YURISM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867801">
            <text:p>14867801</text:p>
          </table:table-cell>
          <table:table-cell table:style-name="ce28" office:value-type="string">
            <text:p>SANCHEZ CONTRERAS MARIA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856942">
            <text:p>18856942</text:p>
          </table:table-cell>
          <table:table-cell table:style-name="ce28" office:value-type="string">
            <text:p>SILVA RODRIGUEZ ROSA VIRGINI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709242">
            <text:p>20709242</text:p>
          </table:table-cell>
          <table:table-cell table:style-name="ce28" office:value-type="string">
            <text:p>SUAREZ MENDOZA ALEX ALBERT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425474">
            <text:p>18425474</text:p>
          </table:table-cell>
          <table:table-cell table:style-name="ce28" office:value-type="string">
            <text:p>SULBARAN SULBARAN LILIANA LISBETH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2345">
            <text:p>11712345</text:p>
          </table:table-cell>
          <table:table-cell table:style-name="ce28" office:value-type="string">
            <text:p>SUPERLANO SAYAGO LUIS ELOY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602518">
            <text:p>20602518</text:p>
          </table:table-cell>
          <table:table-cell table:style-name="ce28" office:value-type="string">
            <text:p>TERAN OLGALIS SUCELI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867613">
            <text:p>20867613</text:p>
          </table:table-cell>
          <table:table-cell table:style-name="ce28" office:value-type="string">
            <text:p>TORREALBA GARRIDO JHON SALVADOR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172544">
            <text:p>14172544</text:p>
          </table:table-cell>
          <table:table-cell table:style-name="ce28" office:value-type="string">
            <text:p>TORREALBA TORO GERAL RAFAEL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987343">
            <text:p>17987343</text:p>
          </table:table-cell>
          <table:table-cell table:style-name="ce28" office:value-type="string">
            <text:p>TORRES PAIVA JONNATTA DANIEL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636562">
            <text:p>16636562</text:p>
          </table:table-cell>
          <table:table-cell table:style-name="ce28" office:value-type="string">
            <text:p>TORRES QUINTERO YUVEIDA DEL CARMEN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663498">
            <text:p>14663498</text:p>
          </table:table-cell>
          <table:table-cell table:style-name="ce28" office:value-type="string">
            <text:p>TRENO RODRIGUEZ JOLIMAR COROMOTO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839476">
            <text:p>18839476</text:p>
          </table:table-cell>
          <table:table-cell table:style-name="ce28" office:value-type="string">
            <text:p>TRIBIÑO HERNANDEZ JULIO CESAR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732710">
            <text:p>14732710</text:p>
          </table:table-cell>
          <table:table-cell table:style-name="ce28" office:value-type="string">
            <text:p>VARGAS DE SANTOS LUZ MAR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409889">
            <text:p>20409889</text:p>
          </table:table-cell>
          <table:table-cell table:style-name="ce28" office:value-type="string">
            <text:p>VEGA UZCATEGUI JOSE LUIS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636700">
            <text:p>16636700</text:p>
          </table:table-cell>
          <table:table-cell table:style-name="ce28" office:value-type="string">
            <text:p>VERGARA FRANCO MARIA YOLIMAR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674623">
            <text:p>12674623</text:p>
          </table:table-cell>
          <table:table-cell table:style-name="ce28" office:value-type="string">
            <text:p>VERGARA PEÑA ALBERTO JOS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987187">
            <text:p>17987187</text:p>
          </table:table-cell>
          <table:table-cell table:style-name="ce28" office:value-type="string">
            <text:p>VERGARA URBINA IVONNE NACARY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778845">
            <text:p>17778845</text:p>
          </table:table-cell>
          <table:table-cell table:style-name="ce28" office:value-type="string">
            <text:p>VILLEGAS PALACIO FREIDYS JOSE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990776">
            <text:p>9990776</text:p>
          </table:table-cell>
          <table:table-cell table:style-name="ce28" office:value-type="string">
            <text:p>ZAMBRANO BRICEÑO ZORAIDA JOSEFIN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988912">
            <text:p>17988912</text:p>
          </table:table-cell>
          <table:table-cell table:style-name="ce28" office:value-type="string">
            <text:p>ZERPA MORA ANA ROSA</text:p>
          </table:table-cell>
          <table:table-cell table:style-name="ce34" office:value-type="string">
            <text:p>TECNICO EN EVALUAC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987886">
            <text:p>17987886</text:p>
          </table:table-cell>
          <table:table-cell table:style-name="ce28" office:value-type="string">
            <text:p>ABREU SAJONERO FRANK HUMBERT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978045">
            <text:p>16978045</text:p>
          </table:table-cell>
          <table:table-cell table:style-name="ce28" office:value-type="string">
            <text:p>ALBUJAS NAYDI KAR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192228">
            <text:p>19192228</text:p>
          </table:table-cell>
          <table:table-cell table:style-name="ce29" office:value-type="string">
            <text:p>ALEJO MORENO FRANCIS MARLLELY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164036">
            <text:p>23164036</text:p>
          </table:table-cell>
          <table:table-cell table:style-name="ce29" office:value-type="string">
            <text:p>ALVEAR MIRANDA DIGNA ROS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402445">
            <text:p>11402445</text:p>
          </table:table-cell>
          <table:table-cell table:style-name="ce28" office:value-type="string">
            <text:p>ARROYO ROJAS ANA SELMIR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3501517">
            <text:p>13501517</text:p>
          </table:table-cell>
          <table:table-cell table:style-name="ce30" office:value-type="string">
            <text:p>ARTEAGA BUSTOS MARIA ESTEL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6638537">
            <text:p>16638537</text:p>
          </table:table-cell>
          <table:table-cell table:style-name="ce30" office:value-type="string">
            <text:p>AVILAN DIAZ JESSICA DAIRYMAR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7377142">
            <text:p>17377142</text:p>
          </table:table-cell>
          <table:table-cell table:style-name="ce30" office:value-type="string">
            <text:p>BARRIOS CANELON ENNIS MARINE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592199">
            <text:p>13592199</text:p>
          </table:table-cell>
          <table:table-cell table:style-name="ce28" office:value-type="string">
            <text:p>BASTIDAS LINARES FLOR MARI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6638261">
            <text:p>16638261</text:p>
          </table:table-cell>
          <table:table-cell table:style-name="ce30" office:value-type="string">
            <text:p>BETANCOURT PINEDA YOHANA MARITZ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330540">
            <text:p>13330540</text:p>
          </table:table-cell>
          <table:table-cell table:style-name="ce28" office:value-type="string">
            <text:p>BONILLA SARMIENTO NORIS JOSEF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477051">
            <text:p>16477051</text:p>
          </table:table-cell>
          <table:table-cell table:style-name="ce28" office:value-type="string">
            <text:p>BONILLA SARMIENTO INGRID JOSEF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602773">
            <text:p>18602773</text:p>
          </table:table-cell>
          <table:table-cell table:style-name="ce28" office:value-type="string">
            <text:p>BUELVAS MENDOZA AIDEE ELE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659913">
            <text:p>17659913</text:p>
          </table:table-cell>
          <table:table-cell table:style-name="ce30" office:value-type="string">
            <text:p>CARIDAD CARRASQUILLA ERNA LILIA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771903">
            <text:p>18771903</text:p>
          </table:table-cell>
          <table:table-cell table:style-name="ce29" office:value-type="string">
            <text:p>CASTELLANO BERRIOS NAIROBI VANESS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837878">
            <text:p>11837878</text:p>
          </table:table-cell>
          <table:table-cell table:style-name="ce29" office:value-type="string">
            <text:p>COLINA DUGARTE DILMA ROS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5241952">
            <text:p>15241952</text:p>
          </table:table-cell>
          <table:table-cell table:style-name="ce30" office:value-type="string">
            <text:p>CONTRERAS DE SANCHEZ JEANETH COROMOT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202294">
            <text:p>12202294</text:p>
          </table:table-cell>
          <table:table-cell table:style-name="ce29" office:value-type="string">
            <text:p>CORDERO MAIKA ELIZABETH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4315">
            <text:p>11714315</text:p>
          </table:table-cell>
          <table:table-cell table:style-name="ce29" office:value-type="string">
            <text:p>CORDERO PEREZ FRANCISCA MARI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2114317">
            <text:p>22114317</text:p>
          </table:table-cell>
          <table:table-cell table:style-name="ce28" office:value-type="string">
            <text:p>CORDOBA TERAN ONEIDA COROMOT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275751">
            <text:p>17275751</text:p>
          </table:table-cell>
          <table:table-cell table:style-name="ce29" office:value-type="string">
            <text:p>CRESPO JENNY CAROL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068022">
            <text:p>14068022</text:p>
          </table:table-cell>
          <table:table-cell table:style-name="ce28" office:value-type="string">
            <text:p>DELGADO HERNANDEZ ADEL COROMOT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9801881">
            <text:p>19801881</text:p>
          </table:table-cell>
          <table:table-cell table:style-name="ce30" office:value-type="string">
            <text:p>DIAZ PEREZ ENEIDA DEL CARME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191070">
            <text:p>19191070</text:p>
          </table:table-cell>
          <table:table-cell table:style-name="ce29" office:value-type="string">
            <text:p>DIAZ TOVAR LEIDYS LAUR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031494">
            <text:p>23031494</text:p>
          </table:table-cell>
          <table:table-cell table:style-name="ce29" office:value-type="string">
            <text:p>DIAZ TOVAR ANA MARI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4933639">
            <text:p>14933639</text:p>
          </table:table-cell>
          <table:table-cell table:style-name="ce30" office:value-type="string">
            <text:p>DIAZ VARGAS ANNY JOSEF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3883067">
            <text:p>13883067</text:p>
          </table:table-cell>
          <table:table-cell table:style-name="ce28" office:value-type="string">
            <text:p>DOMINGUEZ JIMENEZ CRIS NATHALY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0408178">
            <text:p>20408178</text:p>
          </table:table-cell>
          <table:table-cell table:style-name="ce28" office:value-type="string">
            <text:p>DURAN BURGOS GRECIA LI DE LA PAZ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550011">
            <text:p>14550011</text:p>
          </table:table-cell>
          <table:table-cell table:style-name="ce28" office:value-type="string">
            <text:p>ESCALONA ESCORCHA BELKI ELIS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0518145">
            <text:p>20518145</text:p>
          </table:table-cell>
          <table:table-cell table:style-name="ce30" office:value-type="string">
            <text:p>ESCALONA GUTIERREZ DAMARA ZULEIM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991203">
            <text:p>9991203</text:p>
          </table:table-cell>
          <table:table-cell table:style-name="ce29" office:value-type="string">
            <text:p>FLORES GARCIA YENEIDA EVELY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278159">
            <text:p>13278159</text:p>
          </table:table-cell>
          <table:table-cell table:style-name="ce29" office:value-type="string">
            <text:p>GAMEZ ARAUJO ROSA YNES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069290">
            <text:p>19069290</text:p>
          </table:table-cell>
          <table:table-cell table:style-name="ce28" office:value-type="string">
            <text:p>GARCIA LEAL ODALIS <text:s/>CAROL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867141">
            <text:p>20867141</text:p>
          </table:table-cell>
          <table:table-cell table:style-name="ce28" office:value-type="string">
            <text:p>GARCIA MONSALVE DAYANA CAROL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166090">
            <text:p>23166090</text:p>
          </table:table-cell>
          <table:table-cell table:style-name="ce29" office:value-type="string">
            <text:p>GARCIA TRUJILLO MARIA EUGENI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9492744">
            <text:p>19492744</text:p>
          </table:table-cell>
          <table:table-cell table:style-name="ce30" office:value-type="string">
            <text:p>GASPITA RODRIGUEZ PEDRO RAFAEL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3062512">
            <text:p>13062512</text:p>
          </table:table-cell>
          <table:table-cell table:style-name="ce28" office:value-type="string">
            <text:p>GOMEZ MIRLA DEL CARME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814224">
            <text:p>14814224</text:p>
          </table:table-cell>
          <table:table-cell table:style-name="ce28" office:value-type="string">
            <text:p>GONZALEZ LEON MARIELA DEL CARME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0962614">
            <text:p>20962614</text:p>
          </table:table-cell>
          <table:table-cell table:style-name="ce28" office:value-type="string">
            <text:p>GONZALEZ RODRIGUEZ JOSE DANIEL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132211">
            <text:p>10132211</text:p>
          </table:table-cell>
          <table:table-cell table:style-name="ce28" office:value-type="string">
            <text:p>GUEDEZ MENDEZ SANTIAGO DEL CARME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406858">
            <text:p>20406858</text:p>
          </table:table-cell>
          <table:table-cell table:style-name="ce28" office:value-type="string">
            <text:p>HEREDIA LILIBETH DEL CARME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5384622">
            <text:p>15384622</text:p>
          </table:table-cell>
          <table:table-cell table:style-name="ce30" office:value-type="string">
            <text:p>HERRERA MERCADO LUZBEIDY ELEDESER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1402446">
            <text:p>11402446</text:p>
          </table:table-cell>
          <table:table-cell table:style-name="ce28" office:value-type="string">
            <text:p>INFANTE MACARI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740745">
            <text:p>13740745</text:p>
          </table:table-cell>
          <table:table-cell table:style-name="ce29" office:value-type="string">
            <text:p>JIMENEZ DELGADO VILMARI DEL PILAR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619040">
            <text:p>19619040</text:p>
          </table:table-cell>
          <table:table-cell table:style-name="ce28" office:value-type="string">
            <text:p>LARRARTE URQUIOLA MAILETH ELO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0474">
            <text:p>11710474</text:p>
          </table:table-cell>
          <table:table-cell table:style-name="ce28" office:value-type="string">
            <text:p>LINARES DAVILA DANIEL ANTONI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828927">
            <text:p>15828927</text:p>
          </table:table-cell>
          <table:table-cell table:style-name="ce28" office:value-type="string">
            <text:p>LINARES SORA MAYURYS YOLIMAR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1170222">
            <text:p>21170222</text:p>
          </table:table-cell>
          <table:table-cell table:style-name="ce28" office:value-type="string">
            <text:p>LOZADA LINARES DAMELIS DANIEL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186528">
            <text:p>11186528</text:p>
          </table:table-cell>
          <table:table-cell table:style-name="ce29" office:value-type="string">
            <text:p>LUNA PERAZA YESCENIA MARIBEL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6979474">
            <text:p>16979474</text:p>
          </table:table-cell>
          <table:table-cell table:style-name="ce30" office:value-type="string">
            <text:p>MANZANILLA PAREDES DAMARIS REBEC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873783">
            <text:p>10873783</text:p>
          </table:table-cell>
          <table:table-cell table:style-name="ce28" office:value-type="string">
            <text:p>MARQUEZ ELOISA DEL CARME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558143">
            <text:p>18558143</text:p>
          </table:table-cell>
          <table:table-cell table:style-name="ce29" office:value-type="string">
            <text:p>MARTINEZ ESCOBAR NAURIS THAIS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205001">
            <text:p>12205001</text:p>
          </table:table-cell>
          <table:table-cell table:style-name="ce28" office:value-type="string">
            <text:p>MENDOZA ALTUVE ANA LUIS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965362">
            <text:p>20965362</text:p>
          </table:table-cell>
          <table:table-cell table:style-name="ce29" office:value-type="string">
            <text:p>MENDOZA CUERO KATHERIN RAQUEL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967086">
            <text:p>15967086</text:p>
          </table:table-cell>
          <table:table-cell table:style-name="ce28" office:value-type="string">
            <text:p>MINA RODALLEGA AMARFI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771931">
            <text:p>18771931</text:p>
          </table:table-cell>
          <table:table-cell table:style-name="ce28" office:value-type="string">
            <text:p>MOLINA DURAN YENNY CAROL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692823">
            <text:p>13692823</text:p>
          </table:table-cell>
          <table:table-cell table:style-name="ce29" office:value-type="string">
            <text:p>MONTEROLA MARIANELL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8288909">
            <text:p>18288909</text:p>
          </table:table-cell>
          <table:table-cell table:style-name="ce30" office:value-type="string">
            <text:p>MONTILLA ZULIMAR YENIRE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5121907">
            <text:p>15121907</text:p>
          </table:table-cell>
          <table:table-cell table:style-name="ce30" office:value-type="string">
            <text:p>MONTOYA ESCALONA SONIA DEL CARME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133233">
            <text:p>10133233</text:p>
          </table:table-cell>
          <table:table-cell table:style-name="ce28" office:value-type="string">
            <text:p>MONTOYA MOLINA SAMUEL HERIBERT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9244779">
            <text:p>19244779</text:p>
          </table:table-cell>
          <table:table-cell table:style-name="ce30" office:value-type="string">
            <text:p>MORA ANGULO JESUS ALBERT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1170683">
            <text:p>21170683</text:p>
          </table:table-cell>
          <table:table-cell table:style-name="ce28" office:value-type="string">
            <text:p>MORENO ANAHOLE ANDREA CAROL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6978346">
            <text:p>16978346</text:p>
          </table:table-cell>
          <table:table-cell table:style-name="ce30" office:value-type="string">
            <text:p>MORENO CRISTANCHO YOHANNA BIANNEY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4528471">
            <text:p>24528471</text:p>
          </table:table-cell>
          <table:table-cell table:style-name="ce28" office:value-type="string">
            <text:p>MUJICAS MEJIAS IRENE ELIZABETH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6569">
            <text:p>11716569</text:p>
          </table:table-cell>
          <table:table-cell table:style-name="ce29" office:value-type="string">
            <text:p>NACAR URQUIOLA YADIRA ISABEL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7660706">
            <text:p>17660706</text:p>
          </table:table-cell>
          <table:table-cell table:style-name="ce28" office:value-type="string">
            <text:p>NAVARRO LOAIZA DIANA CAROL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0409084">
            <text:p>20409084</text:p>
          </table:table-cell>
          <table:table-cell table:style-name="ce29" office:value-type="string">
            <text:p>NIETO URQUIA NORIANNYS ANDRE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407349">
            <text:p>20407349</text:p>
          </table:table-cell>
          <table:table-cell table:style-name="ce29" office:value-type="string">
            <text:p>PEÑA DIAZ DARIELYS DAYA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820303">
            <text:p>19820303</text:p>
          </table:table-cell>
          <table:table-cell table:style-name="ce28" office:value-type="string">
            <text:p>PEREZ ROMERO YESENIA CAROL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856883">
            <text:p>18856883</text:p>
          </table:table-cell>
          <table:table-cell table:style-name="ce28" office:value-type="string">
            <text:p>PERNIA GUERRERO ROSANGEL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8288909">
            <text:p>18288909</text:p>
          </table:table-cell>
          <table:table-cell table:style-name="ce30" office:value-type="string">
            <text:p>PIMENTEL RANGEL ELIZNEIDA COROMOT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814948">
            <text:p>14814948</text:p>
          </table:table-cell>
          <table:table-cell table:style-name="ce28" office:value-type="string">
            <text:p>PINILLA GRATEROL GUSTAVO JOSE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783105">
            <text:p>19783105</text:p>
          </table:table-cell>
          <table:table-cell table:style-name="ce29" office:value-type="string">
            <text:p>PLANA BUSTAMANTE ANGELA FABIOL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381054">
            <text:p>9381054</text:p>
          </table:table-cell>
          <table:table-cell table:style-name="ce29" office:value-type="string">
            <text:p>PUERTA ROSA PASTOR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0407327">
            <text:p>20407327</text:p>
          </table:table-cell>
          <table:table-cell table:style-name="ce28" office:value-type="string">
            <text:p>QUINTERO FERNANDEZ GENESIS SOLANYE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980693">
            <text:p>18980693</text:p>
          </table:table-cell>
          <table:table-cell table:style-name="ce29" office:value-type="string">
            <text:p>QUINTERO HERNANDEZ MILEIDYS DEL CARME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117699">
            <text:p>18117699</text:p>
          </table:table-cell>
          <table:table-cell table:style-name="ce28" office:value-type="string">
            <text:p>QUIROZ SALAS CARMEN MARI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8487705">
            <text:p>8487705</text:p>
          </table:table-cell>
          <table:table-cell table:style-name="ce30" office:value-type="string">
            <text:p>RAMIREZ ELBA EDILI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148624">
            <text:p>18148624</text:p>
          </table:table-cell>
          <table:table-cell table:style-name="ce28" office:value-type="string">
            <text:p>RAMIREZ DIXON NORELI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0908">
            <text:p>11710908</text:p>
          </table:table-cell>
          <table:table-cell table:style-name="ce29" office:value-type="string">
            <text:p>RAMIREZ GAMEZ DORIS JOSEF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0624051">
            <text:p>10624051</text:p>
          </table:table-cell>
          <table:table-cell table:style-name="ce28" office:value-type="string">
            <text:p>RIVAS LUCAS MANUEL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6859193">
            <text:p>16859193</text:p>
          </table:table-cell>
          <table:table-cell table:style-name="ce30" office:value-type="string">
            <text:p>ROA MEZA YUNERIS TERES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814424">
            <text:p>19814424</text:p>
          </table:table-cell>
          <table:table-cell table:style-name="ce29" office:value-type="string">
            <text:p>RODRIGUEZ MONTERO CARLOS EDUARD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0240708">
            <text:p>10240708</text:p>
          </table:table-cell>
          <table:table-cell table:style-name="ce30" office:value-type="string">
            <text:p>RODRIGUEZ UZCATEGUI MARIA DOLORES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670994">
            <text:p>15670994</text:p>
          </table:table-cell>
          <table:table-cell table:style-name="ce28" office:value-type="string">
            <text:p>ROJAS PERNIA DIGNA NERY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409616">
            <text:p>11409616</text:p>
          </table:table-cell>
          <table:table-cell table:style-name="ce28" office:value-type="string">
            <text:p>ROMERO PEREZ NINIVETH NOHEMI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5463314">
            <text:p>15463314</text:p>
          </table:table-cell>
          <table:table-cell table:style-name="ce28" office:value-type="string">
            <text:p>RUMBOS YINE DEL REAL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2650">
            <text:p>11712650</text:p>
          </table:table-cell>
          <table:table-cell table:style-name="ce29" office:value-type="string">
            <text:p>SOLIS NEREIDA COROMOT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7328009">
            <text:p>17328009</text:p>
          </table:table-cell>
          <table:table-cell table:style-name="ce30" office:value-type="string">
            <text:p>SULVARAN BRAVO RAYSA <text:s/>LUCI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0406308">
            <text:p>20406308</text:p>
          </table:table-cell>
          <table:table-cell table:style-name="ce30" office:value-type="string">
            <text:p>TORO VALERA NERSIN GABRIEL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254902">
            <text:p>9254902</text:p>
          </table:table-cell>
          <table:table-cell table:style-name="ce29" office:value-type="string">
            <text:p>TOVAR DE DIAZ NELLY LETICI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712899">
            <text:p>14712899</text:p>
          </table:table-cell>
          <table:table-cell table:style-name="ce29" office:value-type="string">
            <text:p>TOVAR SOLIS ROLANDO ENRIQUE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138872">
            <text:p>13138872</text:p>
          </table:table-cell>
          <table:table-cell table:style-name="ce29" office:value-type="string">
            <text:p>TOVAR ZULETA YOLI JOSEF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6384570">
            <text:p>6384570</text:p>
          </table:table-cell>
          <table:table-cell table:style-name="ce28" office:value-type="string">
            <text:p>URQUIOLA RAMONA DEL CARMEN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4172805">
            <text:p>14172805</text:p>
          </table:table-cell>
          <table:table-cell table:style-name="ce31" office:value-type="string">
            <text:p>VALERA CAMACHO GEOMAR ANTONI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791770">
            <text:p>16791770</text:p>
          </table:table-cell>
          <table:table-cell table:style-name="ce28" office:value-type="string">
            <text:p>VASQUEZ SAAVEDRA NAHUYA DEL VALLE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791771">
            <text:p>16791771</text:p>
          </table:table-cell>
          <table:table-cell table:style-name="ce28" office:value-type="string">
            <text:p>VASQUEZ SAAVEDRA MARLY KAR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247628">
            <text:p>4247628</text:p>
          </table:table-cell>
          <table:table-cell table:style-name="ce28" office:value-type="string">
            <text:p>VELASQUEZ SAYAGO JOSE HERMELIND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463258">
            <text:p>15463258</text:p>
          </table:table-cell>
          <table:table-cell table:style-name="ce29" office:value-type="string">
            <text:p>VENAVENTA FERNANDEZ DIANA DEL ROCIO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828563">
            <text:p>15828563</text:p>
          </table:table-cell>
          <table:table-cell table:style-name="ce29" office:value-type="string">
            <text:p>VIERA ALTUVE NANCY RAMO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9057978">
            <text:p>19057978</text:p>
          </table:table-cell>
          <table:table-cell table:style-name="ce30" office:value-type="string">
            <text:p>ZAMBRANO VARILLAS MARIA SABRINA</text:p>
          </table:table-cell>
          <table:table-cell table:style-name="ce34" office:value-type="string">
            <text:p>PLANIFICACION DE PROGRAMAS SOCIOCOMUNITARIOS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3" office:value-type="float" office:value="15326844">
            <text:p>15326844</text:p>
          </table:table-cell>
          <table:table-cell table:style-name="ce14" office:value-type="string">
            <text:p>AL BARBOUR AL BARBOUR CHAVIER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3591809">
            <text:p>13591809</text:p>
          </table:table-cell>
          <table:table-cell table:style-name="ce14" office:value-type="string">
            <text:p>ALBARRAN ARIAS ALEXI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557570">
            <text:p>10557570</text:p>
          </table:table-cell>
          <table:table-cell table:style-name="ce15" office:value-type="string">
            <text:p>ALBARRAN QUINTERO CONSUELO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1374523">
            <text:p>11374523</text:p>
          </table:table-cell>
          <table:table-cell table:style-name="ce15" office:value-type="string">
            <text:p>ALBORNOZ MORILLO YESMAR ALEYDI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329072">
            <text:p>15329072</text:p>
          </table:table-cell>
          <table:table-cell table:style-name="ce15" office:value-type="string">
            <text:p>ALDANA OMAIRA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906710">
            <text:p>18906710</text:p>
          </table:table-cell>
          <table:table-cell table:style-name="ce15" office:value-type="string">
            <text:p>ALTUBE VALERO ARNALDO JOS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2930424">
            <text:p>12930424</text:p>
          </table:table-cell>
          <table:table-cell table:style-name="ce15" office:value-type="string">
            <text:p>ALVAREZ CENTENO EMIR RAFA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6073997">
            <text:p>16073997</text:p>
          </table:table-cell>
          <table:table-cell table:style-name="ce15" office:value-type="string">
            <text:p>ANGEL VERA JULIO CESAR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556290">
            <text:p>10556290</text:p>
          </table:table-cell>
          <table:table-cell table:style-name="ce15" office:value-type="string">
            <text:p>ANGULO VALERO COSKY ORLEAN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9802083">
            <text:p>19802083</text:p>
          </table:table-cell>
          <table:table-cell table:style-name="ce14" office:value-type="string">
            <text:p>ANTUNEZ PEREZ GLENDYS CAROL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5131759">
            <text:p>5131759</text:p>
          </table:table-cell>
          <table:table-cell table:style-name="ce15" office:value-type="string">
            <text:p>AÑEZ CARMONA ITALO JOS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6635413">
            <text:p>16635413</text:p>
          </table:table-cell>
          <table:table-cell table:style-name="ce15" office:value-type="string">
            <text:p>ARANGUIBEL VERGARA PEDRO LUI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9383724">
            <text:p>9383724</text:p>
          </table:table-cell>
          <table:table-cell table:style-name="ce15" office:value-type="string">
            <text:p>ARAQUE SIRIA VIOLET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8185258">
            <text:p>8185258</text:p>
          </table:table-cell>
          <table:table-cell table:style-name="ce15" office:value-type="string">
            <text:p>ARAQUE ARAQUE CESAR ENRIQU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046806">
            <text:p>18046806</text:p>
          </table:table-cell>
          <table:table-cell table:style-name="ce15" office:value-type="string">
            <text:p>ARAQUE DIAZ ADONAI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3105435">
            <text:p>13105435</text:p>
          </table:table-cell>
          <table:table-cell table:style-name="ce14" office:value-type="string">
            <text:p>ARAUJO ALVARADO BETSY MARYU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3" office:value-type="float" office:value="8144619">
            <text:p>8144619</text:p>
          </table:table-cell>
          <table:table-cell table:style-name="ce13" office:value-type="string">
            <text:p>ARAUJO GRATEROL PEDRO RAMO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556178">
            <text:p>10556178</text:p>
          </table:table-cell>
          <table:table-cell table:style-name="ce15" office:value-type="string">
            <text:p>ARELLANO ROJAS SAMU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150641">
            <text:p>10150641</text:p>
          </table:table-cell>
          <table:table-cell table:style-name="ce15" office:value-type="string">
            <text:p>AREVALO DE DURAN NELQUIS YAQUELIN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724506">
            <text:p>14724506</text:p>
          </table:table-cell>
          <table:table-cell table:style-name="ce15" office:value-type="string">
            <text:p>ARGUELLO DIAZ YENNI YENITZ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4067538">
            <text:p>14067538</text:p>
          </table:table-cell>
          <table:table-cell table:style-name="ce14" office:value-type="string">
            <text:p>ARRAIZ DIAZ YOLIMAR COROMO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2554776">
            <text:p>12554776</text:p>
          </table:table-cell>
          <table:table-cell table:style-name="ce16" office:value-type="string">
            <text:p>AYALA DE RIVAS NORA BEATRIZ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1709253">
            <text:p>11709253</text:p>
          </table:table-cell>
          <table:table-cell table:style-name="ce16" office:value-type="string">
            <text:p>AYALA MANRIQUE CLAUD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555019">
            <text:p>10555019</text:p>
          </table:table-cell>
          <table:table-cell table:style-name="ce15" office:value-type="string">
            <text:p>AYALA PAREDES JESUS ARNOLD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20600635">
            <text:p>20600635</text:p>
          </table:table-cell>
          <table:table-cell table:style-name="ce15" office:value-type="string">
            <text:p>AYALA PARRA PEDRO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7941931">
            <text:p>7941931</text:p>
          </table:table-cell>
          <table:table-cell table:style-name="ce15" office:value-type="string">
            <text:p>AZUAJE OCHOA JOSE GREGOR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6514025">
            <text:p>16514025</text:p>
          </table:table-cell>
          <table:table-cell table:style-name="ce15" office:value-type="string">
            <text:p>BARRIOS CONTRERAS CRISBELLI CAROL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8183334">
            <text:p>8183334</text:p>
          </table:table-cell>
          <table:table-cell table:style-name="ce15" office:value-type="string">
            <text:p>BAUTISTA ALI EUCLID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11185907">
            <text:p>11185907</text:p>
          </table:table-cell>
          <table:table-cell table:style-name="ce17" office:value-type="string">
            <text:p>BERNAL CASTRO TIMARY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551182">
            <text:p>14551182</text:p>
          </table:table-cell>
          <table:table-cell table:style-name="ce15" office:value-type="string">
            <text:p>BERNAL PEREZ LUIS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3917135">
            <text:p>3917135</text:p>
          </table:table-cell>
          <table:table-cell table:style-name="ce15" office:value-type="string">
            <text:p>BERRIOS JOSE FABRIC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20011058">
            <text:p>20011058</text:p>
          </table:table-cell>
          <table:table-cell table:style-name="ce17" office:value-type="string">
            <text:p>BERRIOS GARRIDO LIGIA DEL VAL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121966">
            <text:p>15121966</text:p>
          </table:table-cell>
          <table:table-cell table:style-name="ce15" office:value-type="string">
            <text:p>BETANCOUR SANABRIA WILMER ABELARD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5972805">
            <text:p>5972805</text:p>
          </table:table-cell>
          <table:table-cell table:style-name="ce15" office:value-type="string">
            <text:p>BLANCO TRIBIÑO DUGLAS MANU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1194058">
            <text:p>11194058</text:p>
          </table:table-cell>
          <table:table-cell table:style-name="ce15" office:value-type="string">
            <text:p>BONIFORTTY GONZALEZ JORGE LUI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0266147">
            <text:p>10266147</text:p>
          </table:table-cell>
          <table:table-cell table:style-name="ce16" office:value-type="string">
            <text:p>BRAVO JESUS ALBER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8" office:value-type="float" office:value="9385361">
            <text:p>9385361</text:p>
          </table:table-cell>
          <table:table-cell table:style-name="ce18" office:value-type="string">
            <text:p>BRICEÑO JOSE GREGOR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4094387">
            <text:p>4094387</text:p>
          </table:table-cell>
          <table:table-cell table:style-name="ce15" office:value-type="string">
            <text:p>BRICEÑO PALENCIA JOSE ATIL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7766328">
            <text:p>17766328</text:p>
          </table:table-cell>
          <table:table-cell table:style-name="ce16" office:value-type="string">
            <text:p>BRICEÑO SERRANO LUZ MAR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4712596">
            <text:p>14712596</text:p>
          </table:table-cell>
          <table:table-cell table:style-name="ce14" office:value-type="string">
            <text:p>BUITRAGO MENDOZA CARLOS ALBER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7290628">
            <text:p>17290628</text:p>
          </table:table-cell>
          <table:table-cell table:style-name="ce15" office:value-type="string">
            <text:p>CAILE FLORES ANGEL EDUARD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20012536">
            <text:p>20012536</text:p>
          </table:table-cell>
          <table:table-cell table:style-name="ce14" office:value-type="string">
            <text:p>CAMACHO VARGAS NAYARI GABRIEL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157619">
            <text:p>15157619</text:p>
          </table:table-cell>
          <table:table-cell table:style-name="ce15" office:value-type="string">
            <text:p>CAMARGO VERA VALENTI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041404">
            <text:p>13041404</text:p>
          </table:table-cell>
          <table:table-cell table:style-name="ce15" office:value-type="string">
            <text:p>CARDENAS PARRA AIDA COROMO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2476431">
            <text:p>2476431</text:p>
          </table:table-cell>
          <table:table-cell table:style-name="ce16" office:value-type="string">
            <text:p>CARMEN ISBELIA MARTINEZ DE MENDOZ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9069363">
            <text:p>19069363</text:p>
          </table:table-cell>
          <table:table-cell table:style-name="ce14" office:value-type="string">
            <text:p>CASTAÑEDA RODRIGUEZ YULIMAR MARILUZ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8039251">
            <text:p>8039251</text:p>
          </table:table-cell>
          <table:table-cell table:style-name="ce17" office:value-type="string">
            <text:p>CERRADA CAMACHO SILVINA YUDIHT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3" office:value-type="float" office:value="19881795">
            <text:p>19881795</text:p>
          </table:table-cell>
          <table:table-cell table:style-name="ce13" office:value-type="string">
            <text:p>COIRAN NUÑEZ MARLI MAYELI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0624632">
            <text:p>10624632</text:p>
          </table:table-cell>
          <table:table-cell table:style-name="ce16" office:value-type="string">
            <text:p>COLINA ROSA ZORAID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613397">
            <text:p>19613397</text:p>
          </table:table-cell>
          <table:table-cell table:style-name="ce15" office:value-type="string">
            <text:p>COLMENARES FRIAS ERIKA DANIEL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2008334">
            <text:p>12008334</text:p>
          </table:table-cell>
          <table:table-cell table:style-name="ce14" office:value-type="string">
            <text:p>COLMENARES ROBLES GREGORIA MAR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7259721">
            <text:p>17259721</text:p>
          </table:table-cell>
          <table:table-cell table:style-name="ce15" office:value-type="string">
            <text:p>COLMENAREZ NUBIA COROMO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172323">
            <text:p>14172323</text:p>
          </table:table-cell>
          <table:table-cell table:style-name="ce15" office:value-type="string">
            <text:p>CONTRERAS SANCHEZ ENEIDA CAROL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17644390">
            <text:p>17644390</text:p>
          </table:table-cell>
          <table:table-cell table:style-name="ce17" office:value-type="string">
            <text:p>CONTRERAS SANCHEZ ANNEY ESMARELSY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8560671">
            <text:p>18560671</text:p>
          </table:table-cell>
          <table:table-cell table:style-name="ce16" office:value-type="string">
            <text:p>CORSO VERGARA YENNI ISAMAR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8838900">
            <text:p>18838900</text:p>
          </table:table-cell>
          <table:table-cell table:style-name="ce14" office:value-type="string">
            <text:p>CURIEL LAGUNA JACKELINE COROMO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4201776">
            <text:p>4201776</text:p>
          </table:table-cell>
          <table:table-cell table:style-name="ce15" office:value-type="string">
            <text:p>DAVILA JOSE MANU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18906064">
            <text:p>18906064</text:p>
          </table:table-cell>
          <table:table-cell table:style-name="ce17" office:value-type="string">
            <text:p>DELGADO CONTRERAS FRAILENY MAIRI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19619588">
            <text:p>19619588</text:p>
          </table:table-cell>
          <table:table-cell table:style-name="ce17" office:value-type="string">
            <text:p>DIAZ DUARTE WILMARY YELITZ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712572">
            <text:p>14712572</text:p>
          </table:table-cell>
          <table:table-cell table:style-name="ce15" office:value-type="string">
            <text:p>DIAZ GARCIA CARMEN BEL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227656">
            <text:p>10227656</text:p>
          </table:table-cell>
          <table:table-cell table:style-name="ce15" office:value-type="string">
            <text:p>DIAZ YBAÑEZ MARIO JOS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023477">
            <text:p>18023477</text:p>
          </table:table-cell>
          <table:table-cell table:style-name="ce15" office:value-type="string">
            <text:p>DURAN CAMARGO JACHSON EFIGE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6155711">
            <text:p>16155711</text:p>
          </table:table-cell>
          <table:table-cell table:style-name="ce15" office:value-type="string">
            <text:p>DURAN DE AGUIRRE INGRID JOHA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550014">
            <text:p>14550014</text:p>
          </table:table-cell>
          <table:table-cell table:style-name="ce15" office:value-type="string">
            <text:p>ESCALONA ESCORCHA RAFAEL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1192656">
            <text:p>11192656</text:p>
          </table:table-cell>
          <table:table-cell table:style-name="ce15" office:value-type="string">
            <text:p>ESPECIER RAMON DE JESU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16980510">
            <text:p>16980510</text:p>
          </table:table-cell>
          <table:table-cell table:style-name="ce17" office:value-type="string">
            <text:p>FANDIÑO DAVELIN DANIEL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559806">
            <text:p>10559806</text:p>
          </table:table-cell>
          <table:table-cell table:style-name="ce15" office:value-type="string">
            <text:p>FANDIÑO PUERTA GIAMELIS EVELI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9405802">
            <text:p>9405802</text:p>
          </table:table-cell>
          <table:table-cell table:style-name="ce15" office:value-type="string">
            <text:p>FERMIN RODRIGUEZ HERMINIA MAR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5799790">
            <text:p>15799790</text:p>
          </table:table-cell>
          <table:table-cell table:style-name="ce14" office:value-type="string">
            <text:p>FERNADEZ DENNYS CAROL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4662664">
            <text:p>14662664</text:p>
          </table:table-cell>
          <table:table-cell table:style-name="ce16" office:value-type="string">
            <text:p>FERNANDEZ CARMEN ALV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20099049">
            <text:p>20099049</text:p>
          </table:table-cell>
          <table:table-cell table:style-name="ce15" office:value-type="string">
            <text:p>FERNANDEZ DELGADO AIDEE CAROL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069687">
            <text:p>19069687</text:p>
          </table:table-cell>
          <table:table-cell table:style-name="ce15" office:value-type="string">
            <text:p>FERNANDEZ MORA LINDA MILEXY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8117663">
            <text:p>18117663</text:p>
          </table:table-cell>
          <table:table-cell table:style-name="ce14" office:value-type="string">
            <text:p>FERNANDEZ ROJAS JESUS MANU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9388396">
            <text:p>9388396</text:p>
          </table:table-cell>
          <table:table-cell table:style-name="ce15" office:value-type="string">
            <text:p>FLORES MIGDALIA COROMO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4261252">
            <text:p>4261252</text:p>
          </table:table-cell>
          <table:table-cell table:style-name="ce14" office:value-type="string">
            <text:p>FLORES CACERES RAFAEL RAMO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783090">
            <text:p>15783090</text:p>
          </table:table-cell>
          <table:table-cell table:style-name="ce15" office:value-type="string">
            <text:p>FLORES RAMOS JOSE ALEXI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9183091">
            <text:p>9183091</text:p>
          </table:table-cell>
          <table:table-cell table:style-name="ce16" office:value-type="string">
            <text:p>FLORES RUIZ NANCY YOLIVER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14408805">
            <text:p>14408805</text:p>
          </table:table-cell>
          <table:table-cell table:style-name="ce17" office:value-type="string">
            <text:p>FUENTES DAYCIS SIBAID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712898">
            <text:p>15712898</text:p>
          </table:table-cell>
          <table:table-cell table:style-name="ce15" office:value-type="string">
            <text:p>GALINDEZ MARTINEZ CESAR EDUARD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4927438">
            <text:p>4927438</text:p>
          </table:table-cell>
          <table:table-cell table:style-name="ce14" office:value-type="string">
            <text:p>GARCES LEAL ELADIO DE JESU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534893">
            <text:p>15534893</text:p>
          </table:table-cell>
          <table:table-cell table:style-name="ce15" office:value-type="string">
            <text:p>GARCIA ANGULO MARILU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740517">
            <text:p>13740517</text:p>
          </table:table-cell>
          <table:table-cell table:style-name="ce15" office:value-type="string">
            <text:p>GARCIA GARCIA AVILIO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9349752">
            <text:p>19349752</text:p>
          </table:table-cell>
          <table:table-cell table:style-name="ce14" office:value-type="string">
            <text:p>GARCIA MONTILLA GERMAN ALBER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213249">
            <text:p>13213249</text:p>
          </table:table-cell>
          <table:table-cell table:style-name="ce15" office:value-type="string">
            <text:p>GARCIA RAMIREZ NUVIA XIOMAR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8" office:value-type="float" office:value="11712539">
            <text:p>11712539</text:p>
          </table:table-cell>
          <table:table-cell table:style-name="ce18" office:value-type="string">
            <text:p>GARRIDO ALZURU LUZ DEL VAL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9990490">
            <text:p>9990490</text:p>
          </table:table-cell>
          <table:table-cell table:style-name="ce15" office:value-type="string">
            <text:p>GARZON HERNANDEZ LEANDR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883605">
            <text:p>13883605</text:p>
          </table:table-cell>
          <table:table-cell table:style-name="ce32" office:value-type="string">
            <text:p>GODOY MEJIAS EIDRY MELISS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0013542">
            <text:p>10013542</text:p>
          </table:table-cell>
          <table:table-cell table:style-name="ce16" office:value-type="string">
            <text:p>GOMEZ JOSE GREGOR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2367914">
            <text:p>12367914</text:p>
          </table:table-cell>
          <table:table-cell table:style-name="ce15" office:value-type="string">
            <text:p>GOMEZ BARRETO MILEXI MARIB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9382436">
            <text:p>9382436</text:p>
          </table:table-cell>
          <table:table-cell table:style-name="ce15" office:value-type="string">
            <text:p>GONZALEZ CARVALLO RAFAELA MARIB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7661586">
            <text:p>17661586</text:p>
          </table:table-cell>
          <table:table-cell table:style-name="ce15" office:value-type="string">
            <text:p>GONZALEZ CRUCES ANNY YUDERKY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555520">
            <text:p>10555520</text:p>
          </table:table-cell>
          <table:table-cell table:style-name="ce15" office:value-type="string">
            <text:p>GONZALEZ DAVILA ENEIDA JOSEF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8" office:value-type="float" office:value="9385183">
            <text:p>9385183</text:p>
          </table:table-cell>
          <table:table-cell table:style-name="ce18" office:value-type="string">
            <text:p>GONZALEZ ESCOLCHA LUMILA FRONILD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6189019">
            <text:p>16189019</text:p>
          </table:table-cell>
          <table:table-cell table:style-name="ce15" office:value-type="string">
            <text:p>GONZALEZ NIEVES KARLA CRISAL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7661532">
            <text:p>17661532</text:p>
          </table:table-cell>
          <table:table-cell table:style-name="ce15" office:value-type="string">
            <text:p>GONZALEZ TORREYES MORAIMA DEL VAL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7724777">
            <text:p>17724777</text:p>
          </table:table-cell>
          <table:table-cell table:style-name="ce15" office:value-type="string">
            <text:p>GUERRERO ALETA NERIO GREGOR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802475">
            <text:p>19802475</text:p>
          </table:table-cell>
          <table:table-cell table:style-name="ce15" office:value-type="string">
            <text:p>GUERRERO ESCALANTE JOHANA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8158503">
            <text:p>8158503</text:p>
          </table:table-cell>
          <table:table-cell table:style-name="ce15" office:value-type="string">
            <text:p>GUERRERO RAMIREZ FRANCISCA DEL SOCORR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9784246">
            <text:p>19784246</text:p>
          </table:table-cell>
          <table:table-cell table:style-name="ce14" office:value-type="string">
            <text:p>GUILLEN MONTILLA NELLYS ZULAY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8141707">
            <text:p>8141707</text:p>
          </table:table-cell>
          <table:table-cell table:style-name="ce15" office:value-type="string">
            <text:p>GUTIERREZ DE DELGADO ISOLDA DEL VAL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9612344">
            <text:p>19612344</text:p>
          </table:table-cell>
          <table:table-cell table:style-name="ce14" office:value-type="string">
            <text:p>GUTIERREZ PERNIA OMAIRA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771416">
            <text:p>18771416</text:p>
          </table:table-cell>
          <table:table-cell table:style-name="ce15" office:value-type="string">
            <text:p>HERNANDEZ FUENTES HECTOR ELIA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278935">
            <text:p>19278935</text:p>
          </table:table-cell>
          <table:table-cell table:style-name="ce15" office:value-type="string">
            <text:p>HERNANDEZ PALENCIA RAIGER JOS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720112">
            <text:p>10720112</text:p>
          </table:table-cell>
          <table:table-cell table:style-name="ce15" office:value-type="string">
            <text:p>HERNANDEZ UZCATEGUI ELSY MAR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546378">
            <text:p>15546378</text:p>
          </table:table-cell>
          <table:table-cell table:style-name="ce15" office:value-type="string">
            <text:p>HERRERA JAIMES WILSON FERNEY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3751575">
            <text:p>3751575</text:p>
          </table:table-cell>
          <table:table-cell table:style-name="ce15" office:value-type="string">
            <text:p>JAEN NAVAS MANUEL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846471">
            <text:p>18846471</text:p>
          </table:table-cell>
          <table:table-cell table:style-name="ce15" office:value-type="string">
            <text:p>JARA LUQUE YEXIS ANDRE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1075620">
            <text:p>11075620</text:p>
          </table:table-cell>
          <table:table-cell table:style-name="ce15" office:value-type="string">
            <text:p>JIMENEZ CARMONA NEIDA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040477">
            <text:p>13040477</text:p>
          </table:table-cell>
          <table:table-cell table:style-name="ce15" office:value-type="string">
            <text:p>JIMENEZ MUÑOZ EVA PATRIC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9384318">
            <text:p>9384318</text:p>
          </table:table-cell>
          <table:table-cell table:style-name="ce14" office:value-type="string">
            <text:p>JIMENEZ RAMIREZ RUBEN DAR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3" office:value-type="float" office:value="15329757">
            <text:p>15329757</text:p>
          </table:table-cell>
          <table:table-cell table:style-name="ce13" office:value-type="string">
            <text:p>JOSE ANTONIO BUITRAGO MENDOZ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22984498">
            <text:p>22984498</text:p>
          </table:table-cell>
          <table:table-cell table:style-name="ce15" office:value-type="string">
            <text:p>JOYO LAGUNA ALEXIS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9387150">
            <text:p>9387150</text:p>
          </table:table-cell>
          <table:table-cell table:style-name="ce14" office:value-type="string">
            <text:p>LA CRUZ MARIA AMAD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4929877">
            <text:p>4929877</text:p>
          </table:table-cell>
          <table:table-cell table:style-name="ce15" office:value-type="string">
            <text:p>LA CRUZ MATHEUS ORLANDO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string">
            <text:p>E84324504</text:p>
          </table:table-cell>
          <table:table-cell table:style-name="ce15" office:value-type="string">
            <text:p>LADINO HERRERA RUTH JHIOMAR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6526748">
            <text:p>6526748</text:p>
          </table:table-cell>
          <table:table-cell table:style-name="ce14" office:value-type="string">
            <text:p>LIMA RODRIGUEZ EDUARDO MANU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883232">
            <text:p>13883232</text:p>
          </table:table-cell>
          <table:table-cell table:style-name="ce15" office:value-type="string">
            <text:p>LOPEZ PABLOS BETTIS YAQUELI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4484880">
            <text:p>14484880</text:p>
          </table:table-cell>
          <table:table-cell table:style-name="ce16" office:value-type="string">
            <text:p>LUGO MORA JOVAN ENRIQU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3595375">
            <text:p>3595375</text:p>
          </table:table-cell>
          <table:table-cell table:style-name="ce14" office:value-type="string">
            <text:p>MANRRIQUE ABAL JOS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187868">
            <text:p>18187868</text:p>
          </table:table-cell>
          <table:table-cell table:style-name="ce15" office:value-type="string">
            <text:p>MARCANO TORRES ANGIE DINOR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8" office:value-type="float" office:value="16979619">
            <text:p>16979619</text:p>
          </table:table-cell>
          <table:table-cell table:style-name="ce18" office:value-type="string">
            <text:p>MARCIALES RINCON ESTELIT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192775">
            <text:p>18192775</text:p>
          </table:table-cell>
          <table:table-cell table:style-name="ce15" office:value-type="string">
            <text:p>MARQUEZ MOLINA ALBERT ANDREVANY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4371921">
            <text:p>14371921</text:p>
          </table:table-cell>
          <table:table-cell table:style-name="ce14" office:value-type="string">
            <text:p>MARQUEZ PULIDO YORCLEY CAROL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2836667">
            <text:p>12836667</text:p>
          </table:table-cell>
          <table:table-cell table:style-name="ce15" office:value-type="string">
            <text:p>MARQUINA DAVILA WILMER ALI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20866687">
            <text:p>20866687</text:p>
          </table:table-cell>
          <table:table-cell table:style-name="ce15" office:value-type="string">
            <text:p>MARQUINA MOLINA LEIDY NORAIZ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3914018">
            <text:p>3914018</text:p>
          </table:table-cell>
          <table:table-cell table:style-name="ce15" office:value-type="string">
            <text:p>MARTINEZ JOSE FRANCISC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591663">
            <text:p>13591663</text:p>
          </table:table-cell>
          <table:table-cell table:style-name="ce15" office:value-type="string">
            <text:p>MARTINEZ MORALES TONY KLEN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4260885">
            <text:p>4260885</text:p>
          </table:table-cell>
          <table:table-cell table:style-name="ce15" office:value-type="string">
            <text:p>MEDINA CAMACHO ELS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024010">
            <text:p>10024010</text:p>
          </table:table-cell>
          <table:table-cell table:style-name="ce15" office:value-type="string">
            <text:p>MEDINA YUAVI VICTOR ALFRED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672826">
            <text:p>15672826</text:p>
          </table:table-cell>
          <table:table-cell table:style-name="ce15" office:value-type="string">
            <text:p>MEJIA CIFUENTES ANGEL GONZAL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025964">
            <text:p>19025964</text:p>
          </table:table-cell>
          <table:table-cell table:style-name="ce15" office:value-type="string">
            <text:p>MEJIAS CARLOS ALIR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9261412">
            <text:p>9261412</text:p>
          </table:table-cell>
          <table:table-cell table:style-name="ce15" office:value-type="string">
            <text:p>MEJIAS RAMOS CLARA LAYDETT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675033">
            <text:p>13675033</text:p>
          </table:table-cell>
          <table:table-cell table:style-name="ce15" office:value-type="string">
            <text:p>MENDEZ DUARTE YIMMY DANNY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2462691">
            <text:p>12462691</text:p>
          </table:table-cell>
          <table:table-cell table:style-name="ce14" office:value-type="string">
            <text:p>MENDEZ MOLINA NILSON ENRIQU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9" office:value-type="float" office:value="19243499">
            <text:p>19243499</text:p>
          </table:table-cell>
          <table:table-cell table:style-name="ce15" office:value-type="string">
            <text:p>MENDEZ PULIDO SARAI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20100739">
            <text:p>20100739</text:p>
          </table:table-cell>
          <table:table-cell table:style-name="ce15" office:value-type="string">
            <text:p>MERCADO ESCOBAR JOSMERY DEL MAR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5386875">
            <text:p>5386875</text:p>
          </table:table-cell>
          <table:table-cell table:style-name="ce14" office:value-type="string">
            <text:p>MIRANDA TANIA MIREY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7768703">
            <text:p>17768703</text:p>
          </table:table-cell>
          <table:table-cell table:style-name="ce15" office:value-type="string">
            <text:p>MOLINA GIL YILBERT ALBER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6070187">
            <text:p>16070187</text:p>
          </table:table-cell>
          <table:table-cell table:style-name="ce15" office:value-type="string">
            <text:p>MOLINA GUERRERO MARIB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0873667">
            <text:p>10873667</text:p>
          </table:table-cell>
          <table:table-cell table:style-name="ce16" office:value-type="string">
            <text:p>MONROY QUINTERO FERNAND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7989666">
            <text:p>17989666</text:p>
          </table:table-cell>
          <table:table-cell table:style-name="ce15" office:value-type="string">
            <text:p>MONSALVE CASTILLO AGUSTINA RAMO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784563">
            <text:p>19784563</text:p>
          </table:table-cell>
          <table:table-cell table:style-name="ce15" office:value-type="string">
            <text:p>MONSALVE RUIZ ROBERTO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557851">
            <text:p>10557851</text:p>
          </table:table-cell>
          <table:table-cell table:style-name="ce15" office:value-type="string">
            <text:p>MONTERO LEON MAR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501733">
            <text:p>13501733</text:p>
          </table:table-cell>
          <table:table-cell table:style-name="ce15" office:value-type="string">
            <text:p>MONTES GUERRERO MARISO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20012516">
            <text:p>20012516</text:p>
          </table:table-cell>
          <table:table-cell table:style-name="ce15" office:value-type="string">
            <text:p>MONTILLA DANNYS REYNALD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3" office:value-type="float" office:value="11190432">
            <text:p>11190432</text:p>
          </table:table-cell>
          <table:table-cell table:style-name="ce13" office:value-type="string">
            <text:p>MONTILLA LAGUNA ANTONIO JOS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8290626">
            <text:p>18290626</text:p>
          </table:table-cell>
          <table:table-cell table:style-name="ce14" office:value-type="string">
            <text:p>MONTILLA MONTILLA RAQUEL MAR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289182">
            <text:p>18289182</text:p>
          </table:table-cell>
          <table:table-cell table:style-name="ce15" office:value-type="string">
            <text:p>MONTILLA PEÑA YUSNELLY BEATRIZ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052015">
            <text:p>10052015</text:p>
          </table:table-cell>
          <table:table-cell table:style-name="ce15" office:value-type="string">
            <text:p>MONTILLA YEPEZ AMALIA ROS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1243020">
            <text:p>11243020</text:p>
          </table:table-cell>
          <table:table-cell table:style-name="ce15" office:value-type="string">
            <text:p>MORA PASTOR RAU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2463342">
            <text:p>12463342</text:p>
          </table:table-cell>
          <table:table-cell table:style-name="ce15" office:value-type="string">
            <text:p>MORA CARDOZA ROMMEL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0725237">
            <text:p>10725237</text:p>
          </table:table-cell>
          <table:table-cell table:style-name="ce14" office:value-type="string">
            <text:p>MORENO ZANDRA DEL VAL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5449086">
            <text:p>5449086</text:p>
          </table:table-cell>
          <table:table-cell table:style-name="ce15" office:value-type="string">
            <text:p>MORENO ARAQUE BAUDILIO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5537930">
            <text:p>15537930</text:p>
          </table:table-cell>
          <table:table-cell table:style-name="ce14" office:value-type="string">
            <text:p>MORENO BETANCOURT LINDER YASMI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1708012">
            <text:p>11708012</text:p>
          </table:table-cell>
          <table:table-cell table:style-name="ce14" office:value-type="string">
            <text:p>MORENO GOMEZ DALIA DANAE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2201463">
            <text:p>12201463</text:p>
          </table:table-cell>
          <table:table-cell table:style-name="ce14" office:value-type="string">
            <text:p>MORENO RODRIGUEZ VIRGINIA MAGDALE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7661677">
            <text:p>17661677</text:p>
          </table:table-cell>
          <table:table-cell table:style-name="ce14" office:value-type="string">
            <text:p>MORILLO CADENAS JOSE LORENZ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244804">
            <text:p>19244804</text:p>
          </table:table-cell>
          <table:table-cell table:style-name="ce15" office:value-type="string">
            <text:p>MUCHACHO BERGARA YANET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8141007">
            <text:p>8141007</text:p>
          </table:table-cell>
          <table:table-cell table:style-name="ce17" office:value-type="string">
            <text:p>NIETO LIENDO MARIA ELVIR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8147583">
            <text:p>8147583</text:p>
          </table:table-cell>
          <table:table-cell table:style-name="ce15" office:value-type="string">
            <text:p>NIEVES LUIS ALBER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5745004">
            <text:p>5745004</text:p>
          </table:table-cell>
          <table:table-cell table:style-name="ce15" office:value-type="string">
            <text:p>OBISPO DOMINGO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521377">
            <text:p>14521377</text:p>
          </table:table-cell>
          <table:table-cell table:style-name="ce15" office:value-type="string">
            <text:p>PABON FABIAN ENRIQU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9267612">
            <text:p>9267612</text:p>
          </table:table-cell>
          <table:table-cell table:style-name="ce17" office:value-type="string">
            <text:p>PALENCIA GUTIERREZ JAVIER ENRIQU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591810">
            <text:p>13591810</text:p>
          </table:table-cell>
          <table:table-cell table:style-name="ce15" office:value-type="string">
            <text:p>PARRA SALAS YANETH DEL VAL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6333943">
            <text:p>16333943</text:p>
          </table:table-cell>
          <table:table-cell table:style-name="ce15" office:value-type="string">
            <text:p>PEÑA ESCALONA LAURA MARIB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611243">
            <text:p>18611243</text:p>
          </table:table-cell>
          <table:table-cell table:style-name="ce15" office:value-type="string">
            <text:p>PEÑA GONZALEZ JESUS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6" office:value-type="float" office:value="18838146">
            <text:p>18838146</text:p>
          </table:table-cell>
          <table:table-cell table:style-name="ce16" office:value-type="string">
            <text:p>PEÑA GUTIERREZ LAURA ANDRE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9243106">
            <text:p>19243106</text:p>
          </table:table-cell>
          <table:table-cell table:style-name="ce14" office:value-type="string">
            <text:p>PEÑA SANCHEZ DAVID MIGU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1192791">
            <text:p>11192791</text:p>
          </table:table-cell>
          <table:table-cell table:style-name="ce15" office:value-type="string">
            <text:p>PEREZ DIAZ MAYERLIN DEL VAL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959873">
            <text:p>13959873</text:p>
          </table:table-cell>
          <table:table-cell table:style-name="ce15" office:value-type="string">
            <text:p>PEREZ FRIAS HENNYS NOEL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2464389">
            <text:p>12464389</text:p>
          </table:table-cell>
          <table:table-cell table:style-name="ce15" office:value-type="string">
            <text:p>PEREZ PEREIRA EUDES JARVI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990076">
            <text:p>14990076</text:p>
          </table:table-cell>
          <table:table-cell table:style-name="ce15" office:value-type="string">
            <text:p>PINTO GARCIA CRUZ LEONEL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383447">
            <text:p>15383447</text:p>
          </table:table-cell>
          <table:table-cell table:style-name="ce15" office:value-type="string">
            <text:p>PIÑERO ROSAURA COROMO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8147715">
            <text:p>8147715</text:p>
          </table:table-cell>
          <table:table-cell table:style-name="ce14" office:value-type="string">
            <text:p>QUINTERO ANGEL JOSE PASTOR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1191927">
            <text:p>11191927</text:p>
          </table:table-cell>
          <table:table-cell table:style-name="ce14" office:value-type="string">
            <text:p>RAMIREZ PEÑA RICHARD DOMING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0562912">
            <text:p>10562912</text:p>
          </table:table-cell>
          <table:table-cell table:style-name="ce14" office:value-type="string">
            <text:p>RAMIREZ QUINTERO CARLOS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826711">
            <text:p>19826711</text:p>
          </table:table-cell>
          <table:table-cell table:style-name="ce15" office:value-type="string">
            <text:p>RAMIREZ RANGEL CRISALIDA ARIANNY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120204">
            <text:p>15120204</text:p>
          </table:table-cell>
          <table:table-cell table:style-name="ce15" office:value-type="string">
            <text:p>RAMIREZ ROA WILLIAM ALFONZ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4264263">
            <text:p>4264263</text:p>
          </table:table-cell>
          <table:table-cell table:style-name="ce14" office:value-type="string">
            <text:p>RAMIREZ SANTAMARIA JESUS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061380">
            <text:p>13061380</text:p>
          </table:table-cell>
          <table:table-cell table:style-name="ce15" office:value-type="string">
            <text:p>RAMOS BARRIOS JOSE GREGOR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947863">
            <text:p>14947863</text:p>
          </table:table-cell>
          <table:table-cell table:style-name="ce15" office:value-type="string">
            <text:p>RATTIA DONADO ELOY FEDERIC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2759226">
            <text:p>12759226</text:p>
          </table:table-cell>
          <table:table-cell table:style-name="ce15" office:value-type="string">
            <text:p>REVEROL DE ALCILA MIRVA MAR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4931715">
            <text:p>4931715</text:p>
          </table:table-cell>
          <table:table-cell table:style-name="ce15" office:value-type="string">
            <text:p>RIVAS DE RODRIGUEZ BARBARA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8907083">
            <text:p>18907083</text:p>
          </table:table-cell>
          <table:table-cell table:style-name="ce14" office:value-type="string">
            <text:p>RIVAS PEÑA COR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4261461">
            <text:p>4261461</text:p>
          </table:table-cell>
          <table:table-cell table:style-name="ce15" office:value-type="string">
            <text:p>RIVAS UVIEDO ANTONIO COROMO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045269">
            <text:p>18045269</text:p>
          </table:table-cell>
          <table:table-cell table:style-name="ce15" office:value-type="string">
            <text:p>ROA GUILLEN ARMINDA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8226621">
            <text:p>18226621</text:p>
          </table:table-cell>
          <table:table-cell table:style-name="ce14" office:value-type="string">
            <text:p>ROA RANGEL TOMAS ALEXI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23152267">
            <text:p>23152267</text:p>
          </table:table-cell>
          <table:table-cell table:style-name="ce14" office:value-type="string">
            <text:p>RODRIGUEZ ALBARRACIN NEYL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3062563">
            <text:p>13062563</text:p>
          </table:table-cell>
          <table:table-cell table:style-name="ce15" office:value-type="string">
            <text:p>RODRIGUEZ DE DIAZ MARIA ALEXAID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564319">
            <text:p>10564319</text:p>
          </table:table-cell>
          <table:table-cell table:style-name="ce15" office:value-type="string">
            <text:p>RODRIGUEZ GARCIA MIRTA MARLEN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224523">
            <text:p>18224523</text:p>
          </table:table-cell>
          <table:table-cell table:style-name="ce15" office:value-type="string">
            <text:p>ROJAS HERNANDEZ RANDRY JESUS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670099">
            <text:p>15670099</text:p>
          </table:table-cell>
          <table:table-cell table:style-name="ce15" office:value-type="string">
            <text:p>ROMERO VARGAS ANIBAL JOS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4262907">
            <text:p>4262907</text:p>
          </table:table-cell>
          <table:table-cell table:style-name="ce15" office:value-type="string">
            <text:p>RONDON MARIA ELE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7541491">
            <text:p>7541491</text:p>
          </table:table-cell>
          <table:table-cell table:style-name="ce15" office:value-type="string">
            <text:p>RONDON MEJIAS JOSE ALBER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069421">
            <text:p>19069421</text:p>
          </table:table-cell>
          <table:table-cell table:style-name="ce15" office:value-type="string">
            <text:p>SALAS CARRASCO REINY SUANNY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2836087">
            <text:p>12836087</text:p>
          </table:table-cell>
          <table:table-cell table:style-name="ce15" office:value-type="string">
            <text:p>SALAS VARGAS JOSE FELIP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2204670">
            <text:p>12204670</text:p>
          </table:table-cell>
          <table:table-cell table:style-name="ce14" office:value-type="string">
            <text:p>SANCHEZ MENDOZA ROSANA DEL VAL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8226378">
            <text:p>18226378</text:p>
          </table:table-cell>
          <table:table-cell table:style-name="ce14" office:value-type="string">
            <text:p>SARMIENTO RUZA NELLYS JOSEF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8147052">
            <text:p>8147052</text:p>
          </table:table-cell>
          <table:table-cell table:style-name="ce14" office:value-type="string">
            <text:p>SAYAGO MONSALVE DORIS DEL CARME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20012147">
            <text:p>20012147</text:p>
          </table:table-cell>
          <table:table-cell table:style-name="ce15" office:value-type="string">
            <text:p>SOTO FRIAS TAHUGUASY YATACONY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560838">
            <text:p>18560838</text:p>
          </table:table-cell>
          <table:table-cell table:style-name="ce15" office:value-type="string">
            <text:p>SUAREZ CASTELLANOS SAIMON YOHERMA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5270774">
            <text:p>15270774</text:p>
          </table:table-cell>
          <table:table-cell table:style-name="ce15" office:value-type="string">
            <text:p>SUAREZ GALVAN LORENA YAMILETH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024170">
            <text:p>19024170</text:p>
          </table:table-cell>
          <table:table-cell table:style-name="ce15" office:value-type="string">
            <text:p>SUESCUN FRANCO NELVY DEL VAL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9388787">
            <text:p>9388787</text:p>
          </table:table-cell>
          <table:table-cell table:style-name="ce15" office:value-type="string">
            <text:p>TERRERO CUBILLAN LUIS RAMO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348816">
            <text:p>10348816</text:p>
          </table:table-cell>
          <table:table-cell table:style-name="ce15" office:value-type="string">
            <text:p>TORRES RIVAS ALEXIS JOS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332299">
            <text:p>14332299</text:p>
          </table:table-cell>
          <table:table-cell table:style-name="ce15" office:value-type="string">
            <text:p>TOVAR QUERALES DOMINGO RAMO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3916514">
            <text:p>3916514</text:p>
          </table:table-cell>
          <table:table-cell table:style-name="ce14" office:value-type="string">
            <text:p>TREJO GOMEZ RAFAEL AMAD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6190997">
            <text:p>16190997</text:p>
          </table:table-cell>
          <table:table-cell table:style-name="ce15" office:value-type="string">
            <text:p>TREJO VASQUEZ ROGER ALEXANDER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3" office:value-type="float" office:value="16978401">
            <text:p>16978401</text:p>
          </table:table-cell>
          <table:table-cell table:style-name="ce13" office:value-type="string">
            <text:p>URQUIOLA BRICEÑO DAIVE FRANK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933125">
            <text:p>14933125</text:p>
          </table:table-cell>
          <table:table-cell table:style-name="ce15" office:value-type="string">
            <text:p>VALERO ALBARRAN VICTNER JOS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20965427">
            <text:p>20965427</text:p>
          </table:table-cell>
          <table:table-cell table:style-name="ce15" office:value-type="string">
            <text:p>VALERO APONTES MARIELIS CAROL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050361">
            <text:p>19050361</text:p>
          </table:table-cell>
          <table:table-cell table:style-name="ce15" office:value-type="string">
            <text:p>VALERO CABRILES MARYURI ENDRI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8289985">
            <text:p>18289985</text:p>
          </table:table-cell>
          <table:table-cell table:style-name="ce15" office:value-type="string">
            <text:p>VALLADARES NIEVES DARVIN SEBASTIA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7" office:value-type="float" office:value="4264027">
            <text:p>4264027</text:p>
          </table:table-cell>
          <table:table-cell table:style-name="ce17" office:value-type="string">
            <text:p>VASQUEZ ANGULO PILAR TERES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20600113">
            <text:p>20600113</text:p>
          </table:table-cell>
          <table:table-cell table:style-name="ce14" office:value-type="string">
            <text:p>VASQUEZ HERNANDEZ YOSELI MARILIN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4867914">
            <text:p>14867914</text:p>
          </table:table-cell>
          <table:table-cell table:style-name="ce15" office:value-type="string">
            <text:p>VELASCO RUJANO MARCOS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3" office:value-type="float" office:value="19732761">
            <text:p>19732761</text:p>
          </table:table-cell>
          <table:table-cell table:style-name="ce13" office:value-type="string">
            <text:p>VIDES JIMENEZ YUSMELIS YULIBETT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3213978">
            <text:p>13213978</text:p>
          </table:table-cell>
          <table:table-cell table:style-name="ce14" office:value-type="string">
            <text:p>VIELMA MORA ELI JAVIER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8140774">
            <text:p>8140774</text:p>
          </table:table-cell>
          <table:table-cell table:style-name="ce15" office:value-type="string">
            <text:p>VILLANUEVA RODRIGUEZ EUSTORGIO SINEC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6635152">
            <text:p>16635152</text:p>
          </table:table-cell>
          <table:table-cell table:style-name="ce14" office:value-type="string">
            <text:p>VILLEGAS MONTILLA ISMAEL ENRRIQU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9612325">
            <text:p>19612325</text:p>
          </table:table-cell>
          <table:table-cell table:style-name="ce15" office:value-type="string">
            <text:p>VIVAS GOMEZ YULY YOHAN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9405110">
            <text:p>9405110</text:p>
          </table:table-cell>
          <table:table-cell table:style-name="ce14" office:value-type="string">
            <text:p>YEPEZ ELIZABETH COROMO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0558607">
            <text:p>10558607</text:p>
          </table:table-cell>
          <table:table-cell table:style-name="ce15" office:value-type="string">
            <text:p>ZAMBRANO CASTILLO BRIGIDA GRACIEL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3" office:value-type="float" office:value="10564884">
            <text:p>10564884</text:p>
          </table:table-cell>
          <table:table-cell table:style-name="ce13" office:value-type="string">
            <text:p>ZAMBRANO CESAR RAFAEL ALBERT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4" office:value-type="float" office:value="18192947">
            <text:p>18192947</text:p>
          </table:table-cell>
          <table:table-cell table:style-name="ce14" office:value-type="string">
            <text:p>ZAMBRANO MARQUEZ ANA MARI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3" office:value-type="float" office:value="16637296">
            <text:p>16637296</text:p>
          </table:table-cell>
          <table:table-cell table:style-name="ce13" office:value-type="string">
            <text:p>ZAMORA MOGOLLON CARMEN MARITZA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2203715">
            <text:p>12203715</text:p>
          </table:table-cell>
          <table:table-cell table:style-name="ce15" office:value-type="string">
            <text:p>ZERPA SANCHEZ JONNY ANTONIO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5" office:value-type="float" office:value="16979510">
            <text:p>16979510</text:p>
          </table:table-cell>
          <table:table-cell table:style-name="ce15" office:value-type="string">
            <text:p>ZUÑIGA PEROZA YNGRI YAMILE</text:p>
          </table:table-cell>
          <table:table-cell table:style-name="ce14" office:value-type="string">
            <text:p>ABOGADO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2837917">
            <text:p>12837917</text:p>
          </table:table-cell>
          <table:table-cell table:style-name="ce27" office:value-type="string">
            <text:p>ALVAREZ MENDOZA RAFAEL ALFONZO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3133426">
            <text:p>3133426</text:p>
          </table:table-cell>
          <table:table-cell table:style-name="ce27" office:value-type="string">
            <text:p>ARTEAGA RAMON DEL CARMEN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4172254">
            <text:p>14172254</text:p>
          </table:table-cell>
          <table:table-cell table:style-name="ce27" office:value-type="string">
            <text:p>BENAVENTE CAMUAN JONATHAN JOSE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962424">
            <text:p>20962424</text:p>
          </table:table-cell>
          <table:table-cell table:style-name="ce27" office:value-type="string">
            <text:p>BERROS PEÑA FRANCYS CAROLI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8046285">
            <text:p>18046285</text:p>
          </table:table-cell>
          <table:table-cell table:style-name="ce27" office:value-type="string">
            <text:p>BERTEL MARQUEZ MARIA YOLEID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8906753">
            <text:p>18906753</text:p>
          </table:table-cell>
          <table:table-cell table:style-name="ce27" office:value-type="string">
            <text:p>CAMEJO MANSILLA MARIA DANIEL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6394848">
            <text:p>6394848</text:p>
          </table:table-cell>
          <table:table-cell table:style-name="ce27" office:value-type="string">
            <text:p>CASTRO MEJIAS ANGELA ANTONI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2836259">
            <text:p>12836259</text:p>
          </table:table-cell>
          <table:table-cell table:style-name="ce27" office:value-type="string">
            <text:p>COLMENARES RODRIGUEZ JOSE DAVID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8839322">
            <text:p>18839322</text:p>
          </table:table-cell>
          <table:table-cell table:style-name="ce27" office:value-type="string">
            <text:p>CONTRERAS VILLAMIZAR YENIFER MARI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8878566">
            <text:p>8878566</text:p>
          </table:table-cell>
          <table:table-cell table:style-name="ce27" office:value-type="string">
            <text:p>DIAZ LOPEZ ARIAMNA POMPILI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600687">
            <text:p>20600687</text:p>
          </table:table-cell>
          <table:table-cell table:style-name="ce27" office:value-type="string">
            <text:p>ESCOBAR PEREZ LEISVING ADRIA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962708">
            <text:p>20962708</text:p>
          </table:table-cell>
          <table:table-cell table:style-name="ce27" office:value-type="string">
            <text:p>FIGUEROA CORRALES ANGELLY JOSELIN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191657">
            <text:p>19191657</text:p>
          </table:table-cell>
          <table:table-cell table:style-name="ce27" office:value-type="string">
            <text:p>GARCIAS ANDUEZA YOSELIN DANIEL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6792939">
            <text:p>16792939</text:p>
          </table:table-cell>
          <table:table-cell table:style-name="ce27" office:value-type="string">
            <text:p>GARRIDO MORENO MARISEL ANGELI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024126">
            <text:p>19024126</text:p>
          </table:table-cell>
          <table:table-cell table:style-name="ce27" office:value-type="string">
            <text:p>HENRIQUEZ MENDOZA ANDRES ALEJANDRO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239299">
            <text:p>20239299</text:p>
          </table:table-cell>
          <table:table-cell table:style-name="ce27" office:value-type="string">
            <text:p>HERRERA GONZALEZ RICARDO JOSE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4551012">
            <text:p>14551012</text:p>
          </table:table-cell>
          <table:table-cell table:style-name="ce27" office:value-type="string">
            <text:p>HIDALGO MENA HAIRTH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882246">
            <text:p>19882246</text:p>
          </table:table-cell>
          <table:table-cell table:style-name="ce27" office:value-type="string">
            <text:p>HURTADO RONDON HOGLY KAROLI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8224885">
            <text:p>18224885</text:p>
          </table:table-cell>
          <table:table-cell table:style-name="ce27" office:value-type="string">
            <text:p>JIMENEZ SEVILLA YOHANNA DEL VALLE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528746">
            <text:p>19528746</text:p>
          </table:table-cell>
          <table:table-cell table:style-name="ce27" office:value-type="string">
            <text:p>LAMAS DIAZ RAFAEL ARNALDO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602433">
            <text:p>20602433</text:p>
          </table:table-cell>
          <table:table-cell table:style-name="ce27" office:value-type="string">
            <text:p>LARA CASTILLO AURISMAR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8117161">
            <text:p>18117161</text:p>
          </table:table-cell>
          <table:table-cell table:style-name="ce27" office:value-type="string">
            <text:p>LEAL PEREIRA RONALD DARIO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408459">
            <text:p>20408459</text:p>
          </table:table-cell>
          <table:table-cell table:style-name="ce27" office:value-type="string">
            <text:p>LINARES MEJIAS ZULEIDY DEL VALLE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517999">
            <text:p>20517999</text:p>
          </table:table-cell>
          <table:table-cell table:style-name="ce27" office:value-type="string">
            <text:p>LOPEZ PALLARES GENESIS ESTEFANI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868976">
            <text:p>20868976</text:p>
          </table:table-cell>
          <table:table-cell table:style-name="ce27" office:value-type="string">
            <text:p>MANZANILLA MENDEZ YULEIDY CAROLI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1022029">
            <text:p>21022029</text:p>
          </table:table-cell>
          <table:table-cell table:style-name="ce27" office:value-type="string">
            <text:p>MARQUEZ AGUILAR JESSICA CAROLI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632203">
            <text:p>19632203</text:p>
          </table:table-cell>
          <table:table-cell table:style-name="ce27" office:value-type="string">
            <text:p>MARQUEZ MONTES GERMAN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4255072">
            <text:p>4255072</text:p>
          </table:table-cell>
          <table:table-cell table:style-name="ce27" office:value-type="string">
            <text:p>MARTINEZ FRANCISCO RAMON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753566">
            <text:p>20753566</text:p>
          </table:table-cell>
          <table:table-cell table:style-name="ce27" office:value-type="string">
            <text:p>MATERAN CASIQUE LEIDY ROSA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2553509">
            <text:p>12553509</text:p>
          </table:table-cell>
          <table:table-cell table:style-name="ce27" office:value-type="string">
            <text:p>MEDINA RODRIGUEZ LISYET ANUSKIS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599727">
            <text:p>20599727</text:p>
          </table:table-cell>
          <table:table-cell table:style-name="ce27" office:value-type="string">
            <text:p>MENDOZA ALDANA SAMUEL JOSE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101816">
            <text:p>20101816</text:p>
          </table:table-cell>
          <table:table-cell table:style-name="ce27" office:value-type="string">
            <text:p>MEZA HURTADO YENNY MARI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8116069">
            <text:p>18116069</text:p>
          </table:table-cell>
          <table:table-cell table:style-name="ce27" office:value-type="string">
            <text:p>MOLINA MORENO LILIANA DEL VALLE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409428">
            <text:p>20409428</text:p>
          </table:table-cell>
          <table:table-cell table:style-name="ce27" office:value-type="string">
            <text:p>MORENO BRICEÑO ANDRES ALEXANDER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string">
            <text:p>E-83984076</text:p>
          </table:table-cell>
          <table:table-cell table:style-name="ce27" office:value-type="string">
            <text:p>PACHECO LASSO MARIEL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011888">
            <text:p>20011888</text:p>
          </table:table-cell>
          <table:table-cell table:style-name="ce27" office:value-type="string">
            <text:p>PADILLA SOLVIA SIRIMAR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6372171">
            <text:p>16372171</text:p>
          </table:table-cell>
          <table:table-cell table:style-name="ce27" office:value-type="string">
            <text:p>PEREZ MEJIAS LUZ MILEX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5967131">
            <text:p>15967131</text:p>
          </table:table-cell>
          <table:table-cell table:style-name="ce27" office:value-type="string">
            <text:p>PEROZO NEREYDA DEL PILAR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599166">
            <text:p>20599166</text:p>
          </table:table-cell>
          <table:table-cell table:style-name="ce27" office:value-type="string">
            <text:p>RAMIREZ TERAN RAQUEL ANDREI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867915">
            <text:p>20867915</text:p>
          </table:table-cell>
          <table:table-cell table:style-name="ce27" office:value-type="string">
            <text:p>RIVAS MARIA BENILDE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826095">
            <text:p>19826095</text:p>
          </table:table-cell>
          <table:table-cell table:style-name="ce27" office:value-type="string">
            <text:p>RODRIGUEZ ARIAS GENESIS COROMOTO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881289">
            <text:p>19881289</text:p>
          </table:table-cell>
          <table:table-cell table:style-name="ce27" office:value-type="string">
            <text:p>RODRIGUEZ LOPEZ DANIEL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963336">
            <text:p>20963336</text:p>
          </table:table-cell>
          <table:table-cell table:style-name="ce27" office:value-type="string">
            <text:p>RUIZ GONZALEZ ALICEE CAROLI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518872">
            <text:p>19518872</text:p>
          </table:table-cell>
          <table:table-cell table:style-name="ce27" office:value-type="string">
            <text:p>RUIZ QUINTERO MARIA DANIEL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620668">
            <text:p>19620668</text:p>
          </table:table-cell>
          <table:table-cell table:style-name="ce27" office:value-type="string">
            <text:p>SANTANA RUIZ LIZZ CAROLI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612506">
            <text:p>19612506</text:p>
          </table:table-cell>
          <table:table-cell table:style-name="ce27" office:value-type="string">
            <text:p>SANTIAGO TERAN ROGER DAVID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6532857">
            <text:p>6532857</text:p>
          </table:table-cell>
          <table:table-cell table:style-name="ce27" office:value-type="string">
            <text:p>TRIBIÑO VASQUEZ VICTOR JOSE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20101549">
            <text:p>20101549</text:p>
          </table:table-cell>
          <table:table-cell table:style-name="ce27" office:value-type="string">
            <text:p>VIEIRA ARIAS FATIMA ELENA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19620282">
            <text:p>19620282</text:p>
          </table:table-cell>
          <table:table-cell table:style-name="ce27" office:value-type="string">
            <text:p>VILLAMIZAR RIVAS ISABEL ANDRIMAR</text:p>
          </table:table-cell>
          <table:table-cell table:style-name="ce34" office:value-type="string">
            <text:p>LICENCIADO EN COMUNICAC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702178">
            <text:p>10702178</text:p>
          </table:table-cell>
          <table:table-cell table:style-name="ce28" office:value-type="string">
            <text:p>ALVAREZ GARCIA ALEXANDER JOS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721505">
            <text:p>8721505</text:p>
          </table:table-cell>
          <table:table-cell table:style-name="ce28" office:value-type="string">
            <text:p>ANDARA DE ALBARRAN ELENA DEL CARME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950070">
            <text:p>13950070</text:p>
          </table:table-cell>
          <table:table-cell table:style-name="ce28" office:value-type="string">
            <text:p>ANGEL MONTILLA GORGONIA COROMOT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2684831">
            <text:p>22684831</text:p>
          </table:table-cell>
          <table:table-cell table:style-name="ce28" office:value-type="string">
            <text:p>ANTE VALENCIA FABIOLA EDID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926370">
            <text:p>4926370</text:p>
          </table:table-cell>
          <table:table-cell table:style-name="ce28" office:value-type="string">
            <text:p>AROCHA PEREZ ANGEL VICENT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192161">
            <text:p>19192161</text:p>
          </table:table-cell>
          <table:table-cell table:style-name="ce28" office:value-type="string">
            <text:p>AVENDAÑO ANA TERES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549594">
            <text:p>14549594</text:p>
          </table:table-cell>
          <table:table-cell table:style-name="ce28" office:value-type="string">
            <text:p>BASTIDAS BASTIDAS JESUS CLARET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933684">
            <text:p>14933684</text:p>
          </table:table-cell>
          <table:table-cell table:style-name="ce28" office:value-type="string">
            <text:p>BASTIDAS BRICEÑO NELLY YADIR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822886">
            <text:p>13822886</text:p>
          </table:table-cell>
          <table:table-cell table:style-name="ce28" office:value-type="string">
            <text:p>BERRIO WILCHES RUBE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350432">
            <text:p>19350432</text:p>
          </table:table-cell>
          <table:table-cell table:style-name="ce28" office:value-type="string">
            <text:p>BERRIOS BASTIDAS DIOCELIS DEL VALL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551754">
            <text:p>12551754</text:p>
          </table:table-cell>
          <table:table-cell table:style-name="ce28" office:value-type="string">
            <text:p>BERRIOS MONTILLA JORG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659561">
            <text:p>17659561</text:p>
          </table:table-cell>
          <table:table-cell table:style-name="ce28" office:value-type="string">
            <text:p>BOCANEGRA QUINTERO YANNE YACKELI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501731">
            <text:p>13501731</text:p>
          </table:table-cell>
          <table:table-cell table:style-name="ce28" office:value-type="string">
            <text:p>BRACHE SANTOS JOSE CIPRIAN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243633">
            <text:p>16243633</text:p>
          </table:table-cell>
          <table:table-cell table:style-name="ce28" office:value-type="string">
            <text:p>BRICEÑO DURANT EMIDIO JOS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433100">
            <text:p>15433100</text:p>
          </table:table-cell>
          <table:table-cell table:style-name="ce28" office:value-type="string">
            <text:p>BRICEÑO GARCIA CARMEN SORAID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024330">
            <text:p>19024330</text:p>
          </table:table-cell>
          <table:table-cell table:style-name="ce28" office:value-type="string">
            <text:p>BRICEÑO RIVAS VIVIANA DEL CARME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551047">
            <text:p>14551047</text:p>
          </table:table-cell>
          <table:table-cell table:style-name="ce28" office:value-type="string">
            <text:p>BRICEÑO ROA BLANCA AIDE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732318">
            <text:p>14732318</text:p>
          </table:table-cell>
          <table:table-cell table:style-name="ce28" office:value-type="string">
            <text:p>BRICEÑO TORREYES CARMEN ELE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616664">
            <text:p>17616664</text:p>
          </table:table-cell>
          <table:table-cell table:style-name="ce28" office:value-type="string">
            <text:p>BRICEÑO TORREYES CARLOS JOS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383474">
            <text:p>15383474</text:p>
          </table:table-cell>
          <table:table-cell table:style-name="ce28" office:value-type="string">
            <text:p>BURGOS PEREZ CARMEN ELE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291247">
            <text:p>15291247</text:p>
          </table:table-cell>
          <table:table-cell table:style-name="ce28" office:value-type="string">
            <text:p>CADENAS NIÑO ROSA MAR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986122">
            <text:p>9986122</text:p>
          </table:table-cell>
          <table:table-cell table:style-name="ce28" office:value-type="string">
            <text:p>CAMACHO REINA CONSUEL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554883">
            <text:p>12554883</text:p>
          </table:table-cell>
          <table:table-cell table:style-name="ce28" office:value-type="string">
            <text:p>CARRASCO DIAZ MIRIAN ALEID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947538">
            <text:p>13947538</text:p>
          </table:table-cell>
          <table:table-cell table:style-name="ce28" office:value-type="string">
            <text:p>CASTILLO CASTILLO BARBARA ELE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126949">
            <text:p>16126949</text:p>
          </table:table-cell>
          <table:table-cell table:style-name="ce28" office:value-type="string">
            <text:p>CEGARRA CALDERON YOSELIS COROMOT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5816">
            <text:p>11715816</text:p>
          </table:table-cell>
          <table:table-cell table:style-name="ce29" office:value-type="string">
            <text:p>CHACON CASTILLO YILBER ALFONS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549368">
            <text:p>17549368</text:p>
          </table:table-cell>
          <table:table-cell table:style-name="ce28" office:value-type="string">
            <text:p>CONTRERAS TERAN YENNY DEL CARME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433640">
            <text:p>14433640</text:p>
          </table:table-cell>
          <table:table-cell table:style-name="ce28" office:value-type="string">
            <text:p>CONTRERAS TRIVIÑO ANA LUC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829606">
            <text:p>15829606</text:p>
          </table:table-cell>
          <table:table-cell table:style-name="ce28" office:value-type="string">
            <text:p>CORDERO MENDOZA ALVARO JOS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166214">
            <text:p>23166214</text:p>
          </table:table-cell>
          <table:table-cell table:style-name="ce28" office:value-type="string">
            <text:p>CORDOBA HERMENC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802476">
            <text:p>19802476</text:p>
          </table:table-cell>
          <table:table-cell table:style-name="ce28" office:value-type="string">
            <text:p>CRIOLLO ESCALANTE LEOMAR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672152">
            <text:p>15672152</text:p>
          </table:table-cell>
          <table:table-cell table:style-name="ce28" office:value-type="string">
            <text:p>CUEVAS JESUS DAVID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559191">
            <text:p>18559191</text:p>
          </table:table-cell>
          <table:table-cell table:style-name="ce28" office:value-type="string">
            <text:p>DE LOS SANTOS ANGELA MAR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190576">
            <text:p>16190576</text:p>
          </table:table-cell>
          <table:table-cell table:style-name="ce28" office:value-type="string">
            <text:p>GALLARDO GOMEZ DIGNA YATNELLIS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463360">
            <text:p>15463360</text:p>
          </table:table-cell>
          <table:table-cell table:style-name="ce29" office:value-type="string">
            <text:p>GALLARDO PERAZA DUANY MAR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204995">
            <text:p>17204995</text:p>
          </table:table-cell>
          <table:table-cell table:style-name="ce28" office:value-type="string">
            <text:p>GALLARDO PERAZA ROSA AIDA PASTOR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161409">
            <text:p>10161409</text:p>
          </table:table-cell>
          <table:table-cell table:style-name="ce28" office:value-type="string">
            <text:p>GAMBOA GUERRERO ROSA AMEL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592188">
            <text:p>13592188</text:p>
          </table:table-cell>
          <table:table-cell table:style-name="ce28" office:value-type="string">
            <text:p>GARCES MIRIAN DEL CARME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883922">
            <text:p>13883922</text:p>
          </table:table-cell>
          <table:table-cell table:style-name="ce28" office:value-type="string">
            <text:p>GARRIDO GUEVARA DARLYN SILEYD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6842293">
            <text:p>6842293</text:p>
          </table:table-cell>
          <table:table-cell table:style-name="ce28" office:value-type="string">
            <text:p>GIRAUD MUJICA ELEAZAR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239392">
            <text:p>20239392</text:p>
          </table:table-cell>
          <table:table-cell table:style-name="ce28" office:value-type="string">
            <text:p>GRATEROL BRAQUE MIRIAN LILIA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997194">
            <text:p>9997194</text:p>
          </table:table-cell>
          <table:table-cell table:style-name="ce28" office:value-type="string">
            <text:p>GUILLEN RODRIGUEZ CORI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424829">
            <text:p>18424829</text:p>
          </table:table-cell>
          <table:table-cell table:style-name="ce28" office:value-type="string">
            <text:p>GUTIERREZ PINEDA LEONARD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280439">
            <text:p>19280439</text:p>
          </table:table-cell>
          <table:table-cell table:style-name="ce28" office:value-type="string">
            <text:p>HENRIQUEZ GUERRA YUDITH MAR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278863">
            <text:p>19278863</text:p>
          </table:table-cell>
          <table:table-cell table:style-name="ce28" office:value-type="string">
            <text:p>HERNANDEZ AGUILAR ADOLFO JOS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013550">
            <text:p>23013550</text:p>
          </table:table-cell>
          <table:table-cell table:style-name="ce28" office:value-type="string">
            <text:p>HERNANDEZ MENDOZA SANDRA MILE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059707">
            <text:p>10059707</text:p>
          </table:table-cell>
          <table:table-cell table:style-name="ce28" office:value-type="string">
            <text:p>HERNANDEZ PIMENTEL DULCE MAR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0" office:value-type="float" office:value="9989517">
            <text:p>9989517</text:p>
          </table:table-cell>
          <table:table-cell table:style-name="ce28" office:value-type="string">
            <text:p>HOYO ANGEL ALEXI DE JESUS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4534">
            <text:p>11714534</text:p>
          </table:table-cell>
          <table:table-cell table:style-name="ce28" office:value-type="string">
            <text:p>HOYO VALLADARES MARIA MIRL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239352">
            <text:p>20239352</text:p>
          </table:table-cell>
          <table:table-cell table:style-name="ce28" office:value-type="string">
            <text:p>JARA GALLARDO ADRIANA ANDREI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262789">
            <text:p>9262789</text:p>
          </table:table-cell>
          <table:table-cell table:style-name="ce28" office:value-type="string">
            <text:p>JIMENEZ DE PEREZ HERMELINDA DEL CARME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062654">
            <text:p>13062654</text:p>
          </table:table-cell>
          <table:table-cell table:style-name="ce28" office:value-type="string">
            <text:p>JIMENEZ JIMENEZ NAYIBE DEL CARME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464274">
            <text:p>12464274</text:p>
          </table:table-cell>
          <table:table-cell table:style-name="ce28" office:value-type="string">
            <text:p>LABRADOR DE MENDEZ SOLVEY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5735915">
            <text:p>5735915</text:p>
          </table:table-cell>
          <table:table-cell table:style-name="ce28" office:value-type="string">
            <text:p>LANDA EYISTA JUDIT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417131">
            <text:p>9417131</text:p>
          </table:table-cell>
          <table:table-cell table:style-name="ce28" office:value-type="string">
            <text:p>LEON DE LINARES REYNA OSMALY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683851">
            <text:p>13683851</text:p>
          </table:table-cell>
          <table:table-cell table:style-name="ce28" office:value-type="string">
            <text:p>LINARES CASTILLO ANDROMEDA GINETH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825010">
            <text:p>19825010</text:p>
          </table:table-cell>
          <table:table-cell table:style-name="ce28" office:value-type="string">
            <text:p>LINARES RANGEL ERIMAR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019405">
            <text:p>14019405</text:p>
          </table:table-cell>
          <table:table-cell table:style-name="ce28" office:value-type="string">
            <text:p>MANTILLA RONDON CONSUELO BERENIC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963337">
            <text:p>20963337</text:p>
          </table:table-cell>
          <table:table-cell table:style-name="ce28" office:value-type="string">
            <text:p>MANZANILLA CARBALLO KAREN ROELIS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785703">
            <text:p>14785703</text:p>
          </table:table-cell>
          <table:table-cell table:style-name="ce28" office:value-type="string">
            <text:p>MARQUEZ AGRIMAN BLANCA MARLENY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226117">
            <text:p>20226117</text:p>
          </table:table-cell>
          <table:table-cell table:style-name="ce28" office:value-type="string">
            <text:p>MARQUEZ RIVAS YOHANA YUSMAY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885195">
            <text:p>4885195</text:p>
          </table:table-cell>
          <table:table-cell table:style-name="ce29" office:value-type="string">
            <text:p>MATA GONZALEZ INIRIDA MAGDALE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926966">
            <text:p>4926966</text:p>
          </table:table-cell>
          <table:table-cell table:style-name="ce28" office:value-type="string">
            <text:p>MENDEZ ELIZABETH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967593">
            <text:p>15967593</text:p>
          </table:table-cell>
          <table:table-cell table:style-name="ce28" office:value-type="string">
            <text:p>MENDEZ GOMEZ SANDY CAROLI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45457">
            <text:p>8145457</text:p>
          </table:table-cell>
          <table:table-cell table:style-name="ce28" office:value-type="string">
            <text:p>MENDEZ RANGEL JULIO ARNOLD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383294">
            <text:p>9383294</text:p>
          </table:table-cell>
          <table:table-cell table:style-name="ce28" office:value-type="string">
            <text:p>MEZA JESUS ANTONI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002392">
            <text:p>14002392</text:p>
          </table:table-cell>
          <table:table-cell table:style-name="ce28" office:value-type="string">
            <text:p>MOLINA RUJANO HENRY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869307">
            <text:p>20869307</text:p>
          </table:table-cell>
          <table:table-cell table:style-name="ce28" office:value-type="string">
            <text:p>MONTERROSA ZAPATA WINTON ELIAS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191482">
            <text:p>19191482</text:p>
          </table:table-cell>
          <table:table-cell table:style-name="ce28" office:value-type="string">
            <text:p>MONTILLA MORENO DARBIN IVA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660210">
            <text:p>17660210</text:p>
          </table:table-cell>
          <table:table-cell table:style-name="ce28" office:value-type="string">
            <text:p>MORA MENDEZ MARIA ELE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659048">
            <text:p>17659048</text:p>
          </table:table-cell>
          <table:table-cell table:style-name="ce28" office:value-type="string">
            <text:p>MORENO RONDON MARIBY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710317">
            <text:p>14710317</text:p>
          </table:table-cell>
          <table:table-cell table:style-name="ce28" office:value-type="string">
            <text:p>MUJICA LOPEZ YAJAIRA BANNES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600943">
            <text:p>20600943</text:p>
          </table:table-cell>
          <table:table-cell table:style-name="ce28" office:value-type="string">
            <text:p>ORTIZ MORILLO EDBERG JOHA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4824964">
            <text:p>24824964</text:p>
          </table:table-cell>
          <table:table-cell table:style-name="ce28" office:value-type="string">
            <text:p>ORTIZ RODRIGUEZ DIANA ROS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784937">
            <text:p>19784937</text:p>
          </table:table-cell>
          <table:table-cell table:style-name="ce28" office:value-type="string">
            <text:p>PALENCIA PAREDES JOSE ANTONI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278377">
            <text:p>19278377</text:p>
          </table:table-cell>
          <table:table-cell table:style-name="ce28" office:value-type="string">
            <text:p>PAREDES IRMA ROS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858163">
            <text:p>16858163</text:p>
          </table:table-cell>
          <table:table-cell table:style-name="ce28" office:value-type="string">
            <text:p>PEREZ JIMENEZ MARIA VIRGIN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838259">
            <text:p>12838259</text:p>
          </table:table-cell>
          <table:table-cell table:style-name="ce28" office:value-type="string">
            <text:p>PEREZ SOLIZ MIRTHA MARGARIT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3985">
            <text:p>11713985</text:p>
          </table:table-cell>
          <table:table-cell table:style-name="ce28" office:value-type="string">
            <text:p>QUINTANA ROMERO JOSE RAFAEL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127679">
            <text:p>16127679</text:p>
          </table:table-cell>
          <table:table-cell table:style-name="ce28" office:value-type="string">
            <text:p>RAMIREZ QUINTERO NEIDYS CAROLI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192342">
            <text:p>11192342</text:p>
          </table:table-cell>
          <table:table-cell table:style-name="ce28" office:value-type="string">
            <text:p>RAMIREZ RODRIGUEZ PABLO JOS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600871">
            <text:p>20600871</text:p>
          </table:table-cell>
          <table:table-cell table:style-name="ce28" office:value-type="string">
            <text:p>RANGEL CABEZAS LUIS ORTILI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48438">
            <text:p>8148438</text:p>
          </table:table-cell>
          <table:table-cell table:style-name="ce29" office:value-type="string">
            <text:p>RIVAS SILVESTRE ANTONI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767419">
            <text:p>17767419</text:p>
          </table:table-cell>
          <table:table-cell table:style-name="ce28" office:value-type="string">
            <text:p>RIVAS QUEVEDO MARIA DEBOR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528560">
            <text:p>19528560</text:p>
          </table:table-cell>
          <table:table-cell table:style-name="ce28" office:value-type="string">
            <text:p>RODRIGUEZ ARROYO NORBER JAVIER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210481">
            <text:p>15210481</text:p>
          </table:table-cell>
          <table:table-cell table:style-name="ce28" office:value-type="string">
            <text:p>RODRIGUEZ PRADA GREYDIS YUSDAY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069609">
            <text:p>19069609</text:p>
          </table:table-cell>
          <table:table-cell table:style-name="ce28" office:value-type="string">
            <text:p>RODRIGUEZ TORRES BELKIM CAROLI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207710">
            <text:p>12207710</text:p>
          </table:table-cell>
          <table:table-cell table:style-name="ce28" office:value-type="string">
            <text:p>ROJO MORENO MILANGELA NACARI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551648">
            <text:p>12551648</text:p>
          </table:table-cell>
          <table:table-cell table:style-name="ce28" office:value-type="string">
            <text:p>RONDON BENCOMO ANA VICTOR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063718">
            <text:p>13063718</text:p>
          </table:table-cell>
          <table:table-cell table:style-name="ce28" office:value-type="string">
            <text:p>SANCHEZ CARMONA ALEXANDER NEPTALI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839579">
            <text:p>18839579</text:p>
          </table:table-cell>
          <table:table-cell table:style-name="ce28" office:value-type="string">
            <text:p>SANTANA YOHANA JOSEFI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349375">
            <text:p>19349375</text:p>
          </table:table-cell>
          <table:table-cell table:style-name="ce28" office:value-type="string">
            <text:p>SANTANA EDGAR JOS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766548">
            <text:p>17766548</text:p>
          </table:table-cell>
          <table:table-cell table:style-name="ce28" office:value-type="string">
            <text:p>SILVA COLMENARES DELVIA MARIANNY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207349">
            <text:p>12207349</text:p>
          </table:table-cell>
          <table:table-cell table:style-name="ce28" office:value-type="string">
            <text:p>TAQUIVA PEREZ JOSE GREGORI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661660">
            <text:p>17661660</text:p>
          </table:table-cell>
          <table:table-cell table:style-name="ce28" office:value-type="string">
            <text:p>TERAN APONTE FRANCY ALEJANDR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992714">
            <text:p>9992714</text:p>
          </table:table-cell>
          <table:table-cell table:style-name="ce28" office:value-type="string">
            <text:p>TERAN MARQUEZ ALCIDES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187473">
            <text:p>11187473</text:p>
          </table:table-cell>
          <table:table-cell table:style-name="ce28" office:value-type="string">
            <text:p>TORO DE CONTRERAS RUD ESTHER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024400">
            <text:p>19024400</text:p>
          </table:table-cell>
          <table:table-cell table:style-name="ce28" office:value-type="string">
            <text:p>TORO TORRES ANDREINA CAROLI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383272">
            <text:p>15383272</text:p>
          </table:table-cell>
          <table:table-cell table:style-name="ce28" office:value-type="string">
            <text:p>TORREYES CASTILLO ALICIA DEL CARME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983833">
            <text:p>9983833</text:p>
          </table:table-cell>
          <table:table-cell table:style-name="ce28" office:value-type="string">
            <text:p>TRUJILLO HERNANDEZ LUZ DEL VALL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225464">
            <text:p>18225464</text:p>
          </table:table-cell>
          <table:table-cell table:style-name="ce28" office:value-type="string">
            <text:p>UZCATEGUI CARMONA MARIELA YURIMAR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550926">
            <text:p>17550926</text:p>
          </table:table-cell>
          <table:table-cell table:style-name="ce28" office:value-type="string">
            <text:p>VALDES LAGUNA YURBELIS ELIZABETH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515164">
            <text:p>16515164</text:p>
          </table:table-cell>
          <table:table-cell table:style-name="ce28" office:value-type="string">
            <text:p>VAZQUEZ MONTERO FELIX RAMON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100666">
            <text:p>20100666</text:p>
          </table:table-cell>
          <table:table-cell table:style-name="ce28" office:value-type="string">
            <text:p>VILLAMIZAR FLORES NEIKER EDUARD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635229">
            <text:p>10635229</text:p>
          </table:table-cell>
          <table:table-cell table:style-name="ce28" office:value-type="string">
            <text:p>VILLEGAS MENDEZ EDDER MALAQUI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189115">
            <text:p>16189115</text:p>
          </table:table-cell>
          <table:table-cell table:style-name="ce28" office:value-type="string">
            <text:p>VIVAS AVILA DAYANA DEL VALL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551972">
            <text:p>12551972</text:p>
          </table:table-cell>
          <table:table-cell table:style-name="ce28" office:value-type="string">
            <text:p>VIZCAYA GALLARDO INGRID MIGDALIS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034519">
            <text:p>23034519</text:p>
          </table:table-cell>
          <table:table-cell table:style-name="ce28" office:value-type="string">
            <text:p>ZAMBRANO BETANCOURT LUIS ALFREDO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034520">
            <text:p>23034520</text:p>
          </table:table-cell>
          <table:table-cell table:style-name="ce28" office:value-type="string">
            <text:p>ZAMBRANO BETANCOURT FELIX JOSE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549822">
            <text:p>17549822</text:p>
          </table:table-cell>
          <table:table-cell table:style-name="ce28" office:value-type="string">
            <text:p>ZAMUDIA GODOY JOHANNA ANDREINA</text:p>
          </table:table-cell>
          <table:table-cell table:style-name="ce34" office:value-type="string">
            <text:p>LICENCIADO EN GESTION AMBIENT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670805">
            <text:p>15670805</text:p>
          </table:table-cell>
          <table:table-cell table:style-name="ce28" office:value-type="string">
            <text:p>ALVARADO MARIA DE LOS ANGELES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204121">
            <text:p>17204121</text:p>
          </table:table-cell>
          <table:table-cell table:style-name="ce28" office:value-type="string">
            <text:p>ALVARADO USECHE JURADIS YESEN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024064">
            <text:p>19024064</text:p>
          </table:table-cell>
          <table:table-cell table:style-name="ce28" office:value-type="string">
            <text:p>ALVARADO USECHE EDDY JOSEF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3166101">
            <text:p>23166101</text:p>
          </table:table-cell>
          <table:table-cell table:style-name="ce30" office:value-type="string">
            <text:p>ARAGON DE GAVIRIA NID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663320">
            <text:p>17663320</text:p>
          </table:table-cell>
          <table:table-cell table:style-name="ce28" office:value-type="string">
            <text:p>ARAQUE ARAQUE ARCELIS COROMOT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179527">
            <text:p>9179527</text:p>
          </table:table-cell>
          <table:table-cell table:style-name="ce28" office:value-type="string">
            <text:p>ARAUJO TERAN ELDA MARGARIT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82897">
            <text:p>8182897</text:p>
          </table:table-cell>
          <table:table-cell table:style-name="ce28" office:value-type="string">
            <text:p>ARCINIEGAS CHINGATE ALIRI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549370">
            <text:p>17549370</text:p>
          </table:table-cell>
          <table:table-cell table:style-name="ce28" office:value-type="string">
            <text:p>ARO MEZA YESICA KAR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406173">
            <text:p>9406173</text:p>
          </table:table-cell>
          <table:table-cell table:style-name="ce28" office:value-type="string">
            <text:p>AZUAJE DE RODRIGUEZ LIDIA COROMOT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620277">
            <text:p>19620277</text:p>
          </table:table-cell>
          <table:table-cell table:style-name="ce28" office:value-type="string">
            <text:p>BERRIOS MORENO YUNGER ANTONI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8187035">
            <text:p>8187035</text:p>
          </table:table-cell>
          <table:table-cell table:style-name="ce30" office:value-type="string">
            <text:p>BLANCO RIVAS LUVIA MARISOL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6189817">
            <text:p>16189817</text:p>
          </table:table-cell>
          <table:table-cell table:style-name="ce30" office:value-type="string">
            <text:p>BRICEÑO ALDANA YUDIT COROMOT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988405">
            <text:p>9988405</text:p>
          </table:table-cell>
          <table:table-cell table:style-name="ce28" office:value-type="string">
            <text:p>CAMACHO VALERO FLORENTINA DEL CARMEN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965775">
            <text:p>11965775</text:p>
          </table:table-cell>
          <table:table-cell table:style-name="ce28" office:value-type="string">
            <text:p>CANCINES DEIDCIS MARCIEL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260826">
            <text:p>4260826</text:p>
          </table:table-cell>
          <table:table-cell table:style-name="ce28" office:value-type="string">
            <text:p>CARBALLO SONIA DE LA PAZ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989958">
            <text:p>9989958</text:p>
          </table:table-cell>
          <table:table-cell table:style-name="ce28" office:value-type="string">
            <text:p>CASTELLANO MATHEUS ANA MERCEDES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189974">
            <text:p>11189974</text:p>
          </table:table-cell>
          <table:table-cell table:style-name="ce28" office:value-type="string">
            <text:p>CASTRO VERGARA ADELAID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154187">
            <text:p>23154187</text:p>
          </table:table-cell>
          <table:table-cell table:style-name="ce28" office:value-type="string">
            <text:p>CAYAPU FERNANDEZ IRENE LORE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5566327">
            <text:p>15566327</text:p>
          </table:table-cell>
          <table:table-cell table:style-name="ce30" office:value-type="string">
            <text:p>CHACON RUIZ YSMERCY YACEN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8685376">
            <text:p>18685376</text:p>
          </table:table-cell>
          <table:table-cell table:style-name="ce30" office:value-type="string">
            <text:p>COLMENAREZ DIANA CAROL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372214">
            <text:p>11372214</text:p>
          </table:table-cell>
          <table:table-cell table:style-name="ce28" office:value-type="string">
            <text:p>CONTRERAS EMERIT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384352">
            <text:p>9384352</text:p>
          </table:table-cell>
          <table:table-cell table:style-name="ce28" office:value-type="string">
            <text:p>CORTEZ MORENO ESTRELLA DEL VALLE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946930">
            <text:p>13946930</text:p>
          </table:table-cell>
          <table:table-cell table:style-name="ce29" office:value-type="string">
            <text:p>CUEVAS LOBO MARIA YURAIM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5734597">
            <text:p>5734597</text:p>
          </table:table-cell>
          <table:table-cell table:style-name="ce28" office:value-type="string">
            <text:p>DIAZ LILIA BEATRIZ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395915">
            <text:p>11395915</text:p>
          </table:table-cell>
          <table:table-cell table:style-name="ce28" office:value-type="string">
            <text:p>ESCALONA TREJO YIRVE ROGELI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730085">
            <text:p>10730085</text:p>
          </table:table-cell>
          <table:table-cell table:style-name="ce28" office:value-type="string">
            <text:p>ESCOBAR CARMEN EL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462844">
            <text:p>15462844</text:p>
          </table:table-cell>
          <table:table-cell table:style-name="ce28" office:value-type="string">
            <text:p>FALCON BANDERELA YEILYN YEDILAY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5987651">
            <text:p>5987651</text:p>
          </table:table-cell>
          <table:table-cell table:style-name="ce28" office:value-type="string">
            <text:p>FIGUEREDO BEISI CONSUEL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553386">
            <text:p>12553386</text:p>
          </table:table-cell>
          <table:table-cell table:style-name="ce28" office:value-type="string">
            <text:p>FIGUEREDO COLMENARES ALEXIS OMAR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766303">
            <text:p>17766303</text:p>
          </table:table-cell>
          <table:table-cell table:style-name="ce28" office:value-type="string">
            <text:p>FLORES GONZALEZ DAXY CAROL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828192">
            <text:p>15828192</text:p>
          </table:table-cell>
          <table:table-cell table:style-name="ce28" office:value-type="string">
            <text:p>GIRALDO RAMIREZ MARLENY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2579922">
            <text:p>12579922</text:p>
          </table:table-cell>
          <table:table-cell table:style-name="ce30" office:value-type="string">
            <text:p>GOMEZ ELCIDA MAR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160238">
            <text:p>23160238</text:p>
          </table:table-cell>
          <table:table-cell table:style-name="ce28" office:value-type="string">
            <text:p>GOMEZ DE BARVUENA GLADIZ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266834">
            <text:p>9266834</text:p>
          </table:table-cell>
          <table:table-cell table:style-name="ce28" office:value-type="string">
            <text:p>GONZALES VILLA BETANIA ZULAY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546737">
            <text:p>15546737</text:p>
          </table:table-cell>
          <table:table-cell table:style-name="ce28" office:value-type="string">
            <text:p>GONZALEZ ALVAREZ ESTHER YURAIM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3062433">
            <text:p>13062433</text:p>
          </table:table-cell>
          <table:table-cell table:style-name="ce30" office:value-type="string">
            <text:p>GUEDEZ SOLANDA CHIQUINQUIR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068098">
            <text:p>14068098</text:p>
          </table:table-cell>
          <table:table-cell table:style-name="ce28" office:value-type="string">
            <text:p>GUERRA ESCALONA FELIX ANTONI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7725865">
            <text:p>17725865</text:p>
          </table:table-cell>
          <table:table-cell table:style-name="ce28" office:value-type="string">
            <text:p>GUERRERO LEIDY TERES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0651">
            <text:p>11710651</text:p>
          </table:table-cell>
          <table:table-cell table:style-name="ce28" office:value-type="string">
            <text:p>GUTIERREZ GAUDI XIOMAR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3148220">
            <text:p>23148220</text:p>
          </table:table-cell>
          <table:table-cell table:style-name="ce28" office:value-type="string">
            <text:p>HENAO DE POSSO MARIA SON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555349">
            <text:p>10555349</text:p>
          </table:table-cell>
          <table:table-cell table:style-name="ce28" office:value-type="string">
            <text:p>HERNANDEZ GUILBER AMALI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329967">
            <text:p>15329967</text:p>
          </table:table-cell>
          <table:table-cell table:style-name="ce28" office:value-type="string">
            <text:p>HERNANDEZ HOYO BLANCA ROS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6575132">
            <text:p>16575132</text:p>
          </table:table-cell>
          <table:table-cell table:style-name="ce28" office:value-type="string">
            <text:p>HERNANDEZ QUINTERO JENNIFER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380130">
            <text:p>9380130</text:p>
          </table:table-cell>
          <table:table-cell table:style-name="ce28" office:value-type="string">
            <text:p>HERNANDEZ SUPERLANO NANCY ANTON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262296">
            <text:p>10262296</text:p>
          </table:table-cell>
          <table:table-cell table:style-name="ce28" office:value-type="string">
            <text:p>HERNANDEZ UZCATEGUI YADIRA JOSEF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196121">
            <text:p>12196121</text:p>
          </table:table-cell>
          <table:table-cell table:style-name="ce28" office:value-type="string">
            <text:p>HIDALGO CARMEN MARITZ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0814458">
            <text:p>20814458</text:p>
          </table:table-cell>
          <table:table-cell table:style-name="ce28" office:value-type="string">
            <text:p>LARA DE LA CERDA YAMILE ELE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073860">
            <text:p>15073860</text:p>
          </table:table-cell>
          <table:table-cell table:style-name="ce28" office:value-type="string">
            <text:p>LEON LEANDRO JOSE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333146">
            <text:p>13333146</text:p>
          </table:table-cell>
          <table:table-cell table:style-name="ce28" office:value-type="string">
            <text:p>LIRA CHIRINOS NECDYS YADNET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1429">
            <text:p>11711429</text:p>
          </table:table-cell>
          <table:table-cell table:style-name="ce28" office:value-type="string">
            <text:p>LOZADA ALVARADO JOSE MAR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547774">
            <text:p>9547774</text:p>
          </table:table-cell>
          <table:table-cell table:style-name="ce28" office:value-type="string">
            <text:p>LOZADA MIRABAL MAGALIS DEL CARMEN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301457">
            <text:p>8301457</text:p>
          </table:table-cell>
          <table:table-cell table:style-name="ce28" office:value-type="string">
            <text:p>LUNA JUANA AUREL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25409577">
            <text:p>25409577</text:p>
          </table:table-cell>
          <table:table-cell table:style-name="ce28" office:value-type="string">
            <text:p>MALDONADO PEÑA MARIA LEONILDE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2811156">
            <text:p>12811156</text:p>
          </table:table-cell>
          <table:table-cell table:style-name="ce28" office:value-type="string">
            <text:p>MARTINEZ NANCY COROMOT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042242">
            <text:p>16042242</text:p>
          </table:table-cell>
          <table:table-cell table:style-name="ce28" office:value-type="string">
            <text:p>MARTINEZ BETANCOURT YULIA DEL CARMEN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34809">
            <text:p>8134809</text:p>
          </table:table-cell>
          <table:table-cell table:style-name="ce28" office:value-type="string">
            <text:p>MEJIAS FANNY YADIR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3749817">
            <text:p>3749817</text:p>
          </table:table-cell>
          <table:table-cell table:style-name="ce28" office:value-type="string">
            <text:p>MILANO GARRIDO CARMEN ALIC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9213629">
            <text:p>9213629</text:p>
          </table:table-cell>
          <table:table-cell table:style-name="ce30" office:value-type="string">
            <text:p>MOLINA SIMEON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558503">
            <text:p>18558503</text:p>
          </table:table-cell>
          <table:table-cell table:style-name="ce28" office:value-type="string">
            <text:p>MOLINA HERRERA VANESSA KAR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5657564">
            <text:p>5657564</text:p>
          </table:table-cell>
          <table:table-cell table:style-name="ce28" office:value-type="string">
            <text:p>MONCADA URBINA JUAN DE JESUS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933711">
            <text:p>14933711</text:p>
          </table:table-cell>
          <table:table-cell table:style-name="ce28" office:value-type="string">
            <text:p>MONTERO ARAUJO ERIKA DEL PILAR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9613486">
            <text:p>19613486</text:p>
          </table:table-cell>
          <table:table-cell table:style-name="ce28" office:value-type="string">
            <text:p>MONTILLA ESCALONA ELIANA CAROL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926516">
            <text:p>4926516</text:p>
          </table:table-cell>
          <table:table-cell table:style-name="ce28" office:value-type="string">
            <text:p>MORALES BENESITA RAMO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9243502">
            <text:p>9243502</text:p>
          </table:table-cell>
          <table:table-cell table:style-name="ce30" office:value-type="string">
            <text:p>MORENO BELTRAN DIOMAR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2102">
            <text:p>11712102</text:p>
          </table:table-cell>
          <table:table-cell table:style-name="ce28" office:value-type="string">
            <text:p>MORENO HERNANDEZ MIRLA COROMOT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6487734">
            <text:p>16487734</text:p>
          </table:table-cell>
          <table:table-cell table:style-name="ce28" office:value-type="string">
            <text:p>MORENO TAVERA LEONOR JASMIN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9192585">
            <text:p>19192585</text:p>
          </table:table-cell>
          <table:table-cell table:style-name="ce28" office:value-type="string">
            <text:p>MUJICA LEON WILLIANA YASEN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947041">
            <text:p>14947041</text:p>
          </table:table-cell>
          <table:table-cell table:style-name="ce28" office:value-type="string">
            <text:p>NEIRA VALDEZ OMAIRA YELITZ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9976562">
            <text:p>19976562</text:p>
          </table:table-cell>
          <table:table-cell table:style-name="ce30" office:value-type="string">
            <text:p>OSORIO PEREZ COROMOT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8118141">
            <text:p>18118141</text:p>
          </table:table-cell>
          <table:table-cell table:style-name="ce30" office:value-type="string">
            <text:p>OSUNA MONTILLA YILDA MARLEN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1711052">
            <text:p>11711052</text:p>
          </table:table-cell>
          <table:table-cell table:style-name="ce28" office:value-type="string">
            <text:p>PALMAS VILLA MARIA ALEJANDR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101702">
            <text:p>20101702</text:p>
          </table:table-cell>
          <table:table-cell table:style-name="ce28" office:value-type="string">
            <text:p>PAREDES CABEZA LINDOMAR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38369">
            <text:p>8138369</text:p>
          </table:table-cell>
          <table:table-cell table:style-name="ce28" office:value-type="string">
            <text:p>PARRA MONTILLA WILFREDO EDUARD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383778">
            <text:p>15383778</text:p>
          </table:table-cell>
          <table:table-cell table:style-name="ce28" office:value-type="string">
            <text:p>PEÑA BAMBEL MIGUEL ANGEL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3063652">
            <text:p>13063652</text:p>
          </table:table-cell>
          <table:table-cell table:style-name="ce30" office:value-type="string">
            <text:p>PEÑA DE SULBARAN ZAIDA ROS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70206">
            <text:p>8170206</text:p>
          </table:table-cell>
          <table:table-cell table:style-name="ce28" office:value-type="string">
            <text:p>PEREZ MAGALIS COROMOT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055848">
            <text:p>10055848</text:p>
          </table:table-cell>
          <table:table-cell table:style-name="ce28" office:value-type="string">
            <text:p>PEREZ FANNY DOLORES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7997125">
            <text:p>17997125</text:p>
          </table:table-cell>
          <table:table-cell table:style-name="ce28" office:value-type="string">
            <text:p>PEREZ MENDOZA ANA ROS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0409875">
            <text:p>10409875</text:p>
          </table:table-cell>
          <table:table-cell table:style-name="ce28" office:value-type="string">
            <text:p>PLATA PRADA LUZ MARI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47197">
            <text:p>8147197</text:p>
          </table:table-cell>
          <table:table-cell table:style-name="ce28" office:value-type="string">
            <text:p>QUINTERO LOZADA SARAY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2464862">
            <text:p>12464862</text:p>
          </table:table-cell>
          <table:table-cell table:style-name="ce28" office:value-type="string">
            <text:p>QUIÑONES ESTUPIÑAN ANDREA DE JESUS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199227">
            <text:p>12199227</text:p>
          </table:table-cell>
          <table:table-cell table:style-name="ce28" office:value-type="string">
            <text:p>RAMIREZ PAREDES JESUS ORLAND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8117826">
            <text:p>18117826</text:p>
          </table:table-cell>
          <table:table-cell table:style-name="ce28" office:value-type="string">
            <text:p>RAMIREZ VALLADARES JESUS JAVIER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829495">
            <text:p>15829495</text:p>
          </table:table-cell>
          <table:table-cell table:style-name="ce28" office:value-type="string">
            <text:p>RANGEL GONZALEZ CARMEN BELEN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031026">
            <text:p>8031026</text:p>
          </table:table-cell>
          <table:table-cell table:style-name="ce28" office:value-type="string">
            <text:p>RANGEL MEDINA ANA EDIL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073069">
            <text:p>15073069</text:p>
          </table:table-cell>
          <table:table-cell table:style-name="ce28" office:value-type="string">
            <text:p>RATTIA MARLENIS MELIS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062239">
            <text:p>13062239</text:p>
          </table:table-cell>
          <table:table-cell table:style-name="ce28" office:value-type="string">
            <text:p>RIVAS PEREZ YAMILEX DEL CARMEN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5601129">
            <text:p>5601129</text:p>
          </table:table-cell>
          <table:table-cell table:style-name="ce28" office:value-type="string">
            <text:p>ROA HILDA MARITZ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062199">
            <text:p>13062199</text:p>
          </table:table-cell>
          <table:table-cell table:style-name="ce28" office:value-type="string">
            <text:p>RODRIGUEZ BASTIDAS YAMILE RAMO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837957">
            <text:p>9837957</text:p>
          </table:table-cell>
          <table:table-cell table:style-name="ce28" office:value-type="string">
            <text:p>RODRIGUEZ GONZALEZ GLORIA COROMOTO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4933209">
            <text:p>14933209</text:p>
          </table:table-cell>
          <table:table-cell table:style-name="ce28" office:value-type="string">
            <text:p>ROMAN ALVAREZ TABATHA MERCEDES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5535182">
            <text:p>15535182</text:p>
          </table:table-cell>
          <table:table-cell table:style-name="ce28" office:value-type="string">
            <text:p>SANABRIA PINEDA ALEIDA DEL CARMEN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127954">
            <text:p>16127954</text:p>
          </table:table-cell>
          <table:table-cell table:style-name="ce28" office:value-type="string">
            <text:p>SANCHEZ COLMENARES JOSE ALCIDES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205299">
            <text:p>12205299</text:p>
          </table:table-cell>
          <table:table-cell table:style-name="ce28" office:value-type="string">
            <text:p>SANGUINO LENNY YOLYT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30292">
            <text:p>8130292</text:p>
          </table:table-cell>
          <table:table-cell table:style-name="ce28" office:value-type="string">
            <text:p>SERRANO GALINDEZ ELIZABETH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6476353">
            <text:p>16476353</text:p>
          </table:table-cell>
          <table:table-cell table:style-name="ce28" office:value-type="string">
            <text:p>SILVA MUJICA DORMELLIS MORELIS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3591874">
            <text:p>3591874</text:p>
          </table:table-cell>
          <table:table-cell table:style-name="ce28" office:value-type="string">
            <text:p>SUPERLANO ANGARITA MARIA TERES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3279345">
            <text:p>13279345</text:p>
          </table:table-cell>
          <table:table-cell table:style-name="ce28" office:value-type="string">
            <text:p>TARACHE LOMBANA MARIA EDILM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2204456">
            <text:p>12204456</text:p>
          </table:table-cell>
          <table:table-cell table:style-name="ce28" office:value-type="string">
            <text:p>TERAN MARIBEL TERES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8155083">
            <text:p>8155083</text:p>
          </table:table-cell>
          <table:table-cell table:style-name="ce28" office:value-type="string">
            <text:p>TORRES BOHORQUEZ PEDRO NEL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2" office:value-type="float" office:value="13501421">
            <text:p>13501421</text:p>
          </table:table-cell>
          <table:table-cell table:style-name="ce30" office:value-type="string">
            <text:p>UYABAN CHIVATA DORA YUDITH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15906145">
            <text:p>15906145</text:p>
          </table:table-cell>
          <table:table-cell table:style-name="ce28" office:value-type="string">
            <text:p>VELOZ VIZCAYA ELIMAR DAYAN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9987326">
            <text:p>9987326</text:p>
          </table:table-cell>
          <table:table-cell table:style-name="ce28" office:value-type="string">
            <text:p>VERA ROJAS YURAIM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4927031">
            <text:p>4927031</text:p>
          </table:table-cell>
          <table:table-cell table:style-name="ce28" office:value-type="string">
            <text:p>VILLEGAS BRICEÑO MORELIA ESBELTIZ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>
          <table:table-cell table:style-name="ce11" office:value-type="float" office:value="20601076">
            <text:p>20601076</text:p>
          </table:table-cell>
          <table:table-cell table:style-name="ce28" office:value-type="string">
            <text:p>ZAMAR LORAN MARYURI MARIA</text:p>
          </table:table-cell>
          <table:table-cell table:style-name="ce34" office:value-type="string">
            <text:p>LICENCIADO EN GESTION SOCIAL</text:p>
          </table:table-cell>
          <table:table-cell office:value-type="string">
            <text:p>2012-II</text:p>
          </table:table-cell>
          <table:table-cell table:style-name="ce2" office:value-type="string">
            <text:p>BARINAS</text:p>
          </table:table-cell>
          <table:table-cell table:style-name="ce35" office:value-type="string">
            <text:p>BARINAS </text:p>
          </table:table-cell>
        </table:table-row>
        <table:table-row table:style-name="ro1" table:number-rows-repeated="1046266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Bs.Fl </number:text>
      <number:number number:decimal-places="0" number:min-integer-digits="1" number:grouping="true"/>
    </number:number-style>
    <number:number-style style:name="N111">
      <number:text>Bs.Fl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Bs.Fl </number:text>
      <number:number number:decimal-places="0" number:min-integer-digits="1" number:grouping="true"/>
    </number:number-style>
    <number:number-style style:name="N112">
      <style:text-properties fo:color="#ff0000"/>
      <number:text>Bs.Fl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Bs.Fl </number:text>
      <number:number number:decimal-places="2" number:min-integer-digits="1" number:grouping="true"/>
    </number:number-style>
    <number:number-style style:name="N114">
      <number:text>Bs.Fl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Bs.Fl </number:text>
      <number:number number:decimal-places="2" number:min-integer-digits="1" number:grouping="true"/>
    </number:number-style>
    <number:number-style style:name="N115">
      <style:text-properties fo:color="#ff0000"/>
      <number:text>Bs.Fl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Bs.Fl </number:text>
      <number:number number:decimal-places="0" number:min-integer-digits="1" number:grouping="true"/>
      <number:text> </number:text>
    </number:number-style>
    <number:number-style style:name="N127P1" style:volatile="true">
      <number:text> Bs.Fl -</number:text>
      <number:number number:decimal-places="0" number:min-integer-digits="1" number:grouping="true"/>
      <number:text> </number:text>
    </number:number-style>
    <number:number-style style:name="N127P2" style:volatile="true">
      <number:text> Bs.Fl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Bs.Fl </number:text>
      <number:number number:decimal-places="2" number:min-integer-digits="1" number:grouping="true"/>
      <number:text> </number:text>
    </number:number-style>
    <number:number-style style:name="N135P1" style:volatile="true">
      <number:text> Bs.Fl -</number:text>
      <number:number number:decimal-places="2" number:min-integer-digits="1" number:grouping="true"/>
      <number:text> </number:text>
    </number:number-style>
    <number:number-style style:name="N135P2" style:volatile="true">
      <number:text> Bs.Fl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 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 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 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 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Bs </number:text>
      <number:number number:decimal-places="0" number:min-integer-digits="1" number:grouping="true"/>
    </number:number-style>
    <number:number-style style:name="N163">
      <number:text>Bs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Bs </number:text>
      <number:number number:decimal-places="0" number:min-integer-digits="1" number:grouping="true"/>
    </number:number-style>
    <number:number-style style:name="N164">
      <style:text-properties fo:color="#ff0000"/>
      <number:text>Bs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Bs </number:text>
      <number:number number:decimal-places="2" number:min-integer-digits="1" number:grouping="true"/>
    </number:number-style>
    <number:number-style style:name="N166">
      <number:text>Bs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Bs </number:text>
      <number:number number:decimal-places="2" number:min-integer-digits="1" number:grouping="true"/>
    </number:number-style>
    <number:number-style style:name="N167">
      <style:text-properties fo:color="#ff0000"/>
      <number:text>Bs -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Bs </number:text>
      <number:number number:decimal-places="0" number:min-integer-digits="1" number:grouping="true"/>
      <number:text> </number:text>
    </number:number-style>
    <number:number-style style:name="N171P1" style:volatile="true">
      <number:text> Bs -</number:text>
      <number:number number:decimal-places="0" number:min-integer-digits="1" number:grouping="true"/>
      <number:text> </number:text>
    </number:number-style>
    <number:number-style style:name="N171P2" style:volatile="true">
      <number:text> Bs 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Bs </number:text>
      <number:number number:decimal-places="2" number:min-integer-digits="1" number:grouping="true"/>
      <number:text> </number:text>
    </number:number-style>
    <number:number-style style:name="N175P1" style:volatile="true">
      <number:text> Bs -</number:text>
      <number:number number:decimal-places="2" number:min-integer-digits="1" number:grouping="true"/>
      <number:text> </number:text>
    </number:number-style>
    <number:number-style style:name="N175P2" style:volatile="true">
      <number:text> Bs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text>$ </number:text>
      <number:number number:decimal-places="0" number:min-integer-digits="1" number:grouping="true"/>
    </number:number-style>
    <number:number-style style:name="N177">
      <number:text>$ 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$ </number:text>
      <number:number number:decimal-places="0" number:min-integer-digits="1" number:grouping="true"/>
    </number:number-style>
    <number:number-style style:name="N178">
      <style:text-properties fo:color="#ff0000"/>
      <number:text>$ -</number:text>
      <number:number number:decimal-places="0" number:min-integer-digits="1" number:grouping="true"/>
      <style:map style:condition="value()&gt;=0" style:apply-style-name="N178P0"/>
    </number:number-style>
    <number:number-style style:name="N180P0" style:volatile="true">
      <number:text>$ </number:text>
      <number:number number:decimal-places="2" number:min-integer-digits="1" number:grouping="true"/>
    </number:number-style>
    <number:number-style style:name="N180">
      <number:text>$ -</number:text>
      <number:number number:decimal-places="2" number:min-integer-digits="1" number:grouping="true"/>
      <style:map style:condition="value()&gt;=0" style:apply-style-name="N180P0"/>
    </number:number-style>
    <number:number-style style:name="N181P0" style:volatile="true">
      <number:text>$ </number:text>
      <number:number number:decimal-places="2" number:min-integer-digits="1" number:grouping="true"/>
    </number:number-style>
    <number:number-style style:name="N181">
      <style:text-properties fo:color="#ff0000"/>
      <number:text>$ -</number:text>
      <number:number number:decimal-places="2" number:min-integer-digits="1" number:grouping="true"/>
      <style:map style:condition="value()&gt;=0" style:apply-style-name="N181P0"/>
    </number:number-style>
    <number:number-style style:name="N185P0" style:volatile="true">
      <number:text> $ </number:text>
      <number:number number:decimal-places="0" number:min-integer-digits="1" number:grouping="true"/>
      <number:text> </number:text>
    </number:number-style>
    <number:number-style style:name="N185P1" style:volatile="true">
      <number:text> $ -</number:text>
      <number:number number:decimal-places="0" number:min-integer-digits="1" number:grouping="true"/>
      <number:text> </number:text>
    </number:number-style>
    <number:number-style style:name="N185P2" style:volatile="true">
      <number:text> $ 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 </number:text>
      <number:number number:decimal-places="2" number:min-integer-digits="1" number:grouping="true"/>
      <number:text> </number:text>
    </number:number-style>
    <number:number-style style:name="N189P1" style:volatile="true">
      <number:text> $ -</number:text>
      <number:number number:decimal-places="2" number:min-integer-digits="1" number:grouping="true"/>
      <number:text> </number:text>
    </number:number-style>
    <number:number-style style:name="N189P2" style:volatile="true">
      <number:text> $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text>Bs. l </number:text>
      <number:number number:decimal-places="0" number:min-integer-digits="1" number:grouping="true"/>
    </number:number-style>
    <number:number-style style:name="N191">
      <number:text>Bs. l -</number:text>
      <number:number number:decimal-places="0" number:min-integer-digits="1" number:grouping="true"/>
      <style:map style:condition="value()&gt;=0" style:apply-style-name="N191P0"/>
    </number:number-style>
    <number:number-style style:name="N192P0" style:volatile="true">
      <number:text>Bs. l </number:text>
      <number:number number:decimal-places="0" number:min-integer-digits="1" number:grouping="true"/>
    </number:number-style>
    <number:number-style style:name="N192">
      <style:text-properties fo:color="#ff0000"/>
      <number:text>Bs. l -</number:text>
      <number:number number:decimal-places="0" number:min-integer-digits="1" number:grouping="true"/>
      <style:map style:condition="value()&gt;=0" style:apply-style-name="N192P0"/>
    </number:number-style>
    <number:number-style style:name="N194P0" style:volatile="true">
      <number:text>Bs. l </number:text>
      <number:number number:decimal-places="2" number:min-integer-digits="1" number:grouping="true"/>
    </number:number-style>
    <number:number-style style:name="N194">
      <number:text>Bs. l -</number:text>
      <number:number number:decimal-places="2" number:min-integer-digits="1" number:grouping="true"/>
      <style:map style:condition="value()&gt;=0" style:apply-style-name="N194P0"/>
    </number:number-style>
    <number:number-style style:name="N195P0" style:volatile="true">
      <number:text>Bs. l </number:text>
      <number:number number:decimal-places="2" number:min-integer-digits="1" number:grouping="true"/>
    </number:number-style>
    <number:number-style style:name="N195">
      <style:text-properties fo:color="#ff0000"/>
      <number:text>Bs. l -</number:text>
      <number:number number:decimal-places="2" number:min-integer-digits="1" number:grouping="true"/>
      <style:map style:condition="value()&gt;=0" style:apply-style-name="N195P0"/>
    </number:number-style>
    <number:number-style style:name="N199P0" style:volatile="true">
      <number:text> Bs. l </number:text>
      <number:number number:decimal-places="0" number:min-integer-digits="1" number:grouping="true"/>
      <number:text> </number:text>
    </number:number-style>
    <number:number-style style:name="N199P1" style:volatile="true">
      <number:text> Bs. l -</number:text>
      <number:number number:decimal-places="0" number:min-integer-digits="1" number:grouping="true"/>
      <number:text> </number:text>
    </number:number-style>
    <number:number-style style:name="N199P2" style:volatile="true">
      <number:text> Bs. l 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text> Bs. l </number:text>
      <number:number number:decimal-places="2" number:min-integer-digits="1" number:grouping="true"/>
      <number:text> </number:text>
    </number:number-style>
    <number:number-style style:name="N203P1" style:volatile="true">
      <number:text> Bs. l -</number:text>
      <number:number number:decimal-places="2" number:min-integer-digits="1" number:grouping="true"/>
      <number:text> </number:text>
    </number:number-style>
    <number:number-style style:name="N203P2" style:volatile="true">
      <number:text> Bs. l -</number:text>
      <number:number number: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number:number number:decimal-places="2" number:min-integer-digits="1" number:grouping="true"/>
      <number:text> </number:text>
    </number:number-style>
    <number:number-style style:name="N205P1" style:volatile="true">
      <number:text> (</number:text>
      <number:number number:decimal-places="2" number:min-integer-digits="1" number:grouping="true"/>
      <number:text>)</number:text>
    </number:number-style>
    <number:number-style style:name="N205P2" style:volatile="true">
      <number:text> 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number number:decimal-places="0" number:min-integer-digits="1" number:grouping="true"/>
      <number:text> </number:text>
    </number:number-style>
    <number:number-style style:name="N207P1" style:volatile="true">
      <number:text> (</number:text>
      <number:number number:decimal-places="0" number:min-integer-digits="1" number:grouping="true"/>
      <number:text>)</number:text>
    </number:number-style>
    <number:number-style style:name="N207P2" style:volatile="true">
      <number:text> -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text> $</number:text>
      <number:number number:decimal-places="2" number:min-integer-digits="1" number:grouping="true"/>
      <number:text> </number:text>
    </number:number-style>
    <number:number-style style:name="N211P1" style:volatile="true">
      <number:text> $(</number:text>
      <number:number number:decimal-places="2" number:min-integer-digits="1" number:grouping="true"/>
      <number:text>)</number:text>
    </number:number-style>
    <number:number-style style:name="N211P2" style:volatile="true">
      <number:text> $-</number:text>
      <number:number number:decimal-places="0" number:min-integer-digits="0"/>
      <number:text>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text> $</number:text>
      <number:number number:decimal-places="0" number:min-integer-digits="1" number:grouping="true"/>
      <number:text> </number:text>
    </number:number-style>
    <number:number-style style:name="N215P1" style:volatile="true">
      <number:text> $(</number:text>
      <number:number number:decimal-places="0" number:min-integer-digits="1" number:grouping="true"/>
      <number:text>)</number:text>
    </number:number-style>
    <number:number-style style:name="N215P2" style:volatile="true">
      <number:text> $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date-style style:name="N216">
      <number:month number:textual="true"/>
      <number:text>-</number:text>
      <number:year number:style="long"/>
    </number:date-style>
    <number:number-style style:name="N217P0" style:volatile="true">
      <number:number number:decimal-places="0" number:min-integer-digits="1"/>
    </number:number-style>
    <number:number-style style:name="N217">
      <style:text-properties fo:color="#ff0000"/>
      <number:number number:decimal-places="0" number:min-integer-digits="1"/>
      <style:map style:condition="value()&gt;=0" style:apply-style-name="N217P0"/>
    </number:number-style>
    <number:number-style style:name="N219P0" style:volatile="true">
      <number:text>Sí</number:text>
    </number:number-style>
    <number:number-style style:name="N219P1" style:volatile="true">
      <number:text>Sí</number:text>
    </number:number-style>
    <number:number-style style:name="N219">
      <number:text>No</number:text>
      <style:map style:condition="value()&gt;0" style:apply-style-name="N219P0"/>
      <style:map style:condition="value()&lt;0" style:apply-style-name="N219P1"/>
    </number:number-style>
    <number:number-style style:name="N221P0" style:volatile="true">
      <number:text>Verdadero</number:text>
    </number:number-style>
    <number:number-style style:name="N221P1" style:volatile="true">
      <number:text>Verdadero</number:text>
    </number:number-style>
    <number:number-style style:name="N221">
      <number:text>Falso</number:text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Activado</number:text>
    </number:number-style>
    <number:number-style style:name="N223P1" style:volatile="true">
      <number:text>Activado</number:text>
    </number:number-style>
    <number:number-style style:name="N223">
      <number:text>Desactivado</number:text>
      <style:map style:condition="value()&gt;0" style:apply-style-name="N223P0"/>
      <style:map style:condition="value()&lt;0" style:apply-style-name="N223P1"/>
    </number:number-style>
    <number:currency-style style:name="N22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25P0"/>
    </number:currency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23/10/2013</text:date>, <text:time>08:4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date>2013-10-23T08:47:45</dc:date>
    <dc:creator>root </dc:creator>
    <meta:editing-duration>PT00H02M15S</meta:editing-duration>
    <meta:editing-cycles>2</meta:editing-cycles>
    <meta:document-statistic meta:table-count="1" meta:cell-count="13854" meta:object-count="0"/>
  </office:meta>
</office:document-meta>
</file>